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4.98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5.8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43.57mm"/>
    </style:style>
    <style:style style:name="co11" style:family="table-column">
      <style:table-column-properties fo:break-before="auto" style:column-width="30.13mm"/>
    </style:style>
    <style:style style:name="co12" style:family="table-column">
      <style:table-column-properties fo:break-before="auto" style:column-width="11.22mm"/>
    </style:style>
    <style:style style:name="co13" style:family="table-column">
      <style:table-column-properties fo:break-before="auto" style:column-width="44.29mm"/>
    </style:style>
    <style:style style:name="co14" style:family="table-column">
      <style:table-column-properties fo:break-before="auto" style:column-width="41.84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52.28mm"/>
    </style:style>
    <style:style style:name="co17" style:family="table-column">
      <style:table-column-properties fo:break-before="auto" style:column-width="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109">
      <style:table-cell-properties fo:border-bottom="none" fo:background-color="transparent" fo:border-left="0.06pt solid #000000" fo:border-right="0.06pt solid #000000" fo:border-top="none"/>
    </style:style>
    <style:style style:name="ce12" style:family="table-cell" style:parent-style-name="Default" style:data-style-name="N109">
      <style:table-cell-properties fo:border-bottom="0.06pt solid #000000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end" fo:margin-left="0mm"/>
    </style:style>
    <style:style style:name="ce18" style:family="table-cell" style:parent-style-name="Default" style:data-style-name="N109">
      <style:table-cell-properties style:text-align-source="fix" style:repeat-content="false" fo:background-color="transparent" fo:border="none" style:vertical-align="middle"/>
      <style:paragraph-properties fo:text-align="end" fo:margin-left="0mm"/>
    </style:style>
    <style:style style:name="ce19" style:family="table-cell" style:parent-style-name="Default" style:data-style-name="N109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25" style:family="table-cell" style:parent-style-name="Default" style:data-style-name="N117">
      <style:table-cell-properties fo:border-bottom="0.06pt solid #000000" fo:border-left="none" fo:border-right="none" fo:border-top="0.06pt solid #000000" style:vertical-align="middle"/>
    </style:style>
    <style:style style:name="ce26" style:family="table-cell" style:parent-style-name="Default" style:data-style-name="N117">
      <style:table-cell-properties style:vertical-align="middle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 style:vertical-align="middle"/>
    </style:style>
    <style:style style:name="ce28" style:family="table-cell" style:parent-style-name="Default">
      <style:table-cell-properties fo:background-color="#ffffff" style:vertical-align="middle"/>
    </style:style>
    <style:style style:name="ce29" style:family="table-cell" style:parent-style-name="Default" style:data-style-name="N117">
      <style:table-cell-properties fo:border-bottom="0.06pt solid #000000" fo:border-left="0.06pt solid #000000" fo:border-right="none" fo:border-top="0.06pt solid #000000" style:vertical-align="middle"/>
    </style:style>
    <style:style style:name="ce30" style:family="table-cell" style:parent-style-name="Default" style:data-style-name="N117">
      <style:table-cell-properties fo:background-color="#ffffff" style:vertical-align="middle"/>
    </style:style>
    <style:style style:name="ce31" style:family="table-cell" style:parent-style-name="Default" style:data-style-name="N11">
      <style:table-cell-properties style:vertical-align="middle"/>
    </style:style>
    <style:style style:name="ce32" style:family="table-cell" style:parent-style-name="Default">
      <style:table-cell-properties fo:border="0.06pt solid #000000" style:vertical-align="middle"/>
    </style:style>
    <style:style style:name="ce33" style:family="table-cell" style:parent-style-name="Default">
      <style:table-cell-properties fo:background-color="#dddddd" fo:border="0.06pt solid #000000"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117">
      <style:table-cell-properties fo:border="0.06pt solid #000000" style:vertical-align="middle"/>
    </style:style>
    <style:style style:name="ce35" style:family="table-cell" style:parent-style-name="Default" style:data-style-name="N117">
      <style:table-cell-properties fo:background-color="#dddddd" fo:border="0.06pt solid #00000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37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dddddd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ff" fo:border="none" style:vertical-align="middle"/>
      <style:text-properties fo:font-weight="bold" style:font-weight-asian="bold" style:font-weight-complex="bold"/>
    </style:style>
    <style:style style:name="ce41" style:family="table-cell" style:parent-style-name="Default" style:data-style-name="N117">
      <style:table-cell-properties fo:border-bottom="none" fo:border-left="0.06pt solid #000000" fo:border-right="0.06pt solid #000000" fo:border-top="0.06pt solid #000000" style:vertical-align="middle"/>
    </style:style>
    <style:style style:name="ce42" style:family="table-cell" style:parent-style-name="Default" style:data-style-name="N117">
      <style:table-cell-properties fo:border-bottom="none" fo:border-left="0.06pt solid #000000" fo:border-right="0.06pt solid #000000" fo:border-top="none" style:vertical-align="middle"/>
    </style:style>
    <style:style style:name="ce43" style:family="table-cell" style:parent-style-name="Default" style:data-style-name="N117">
      <style:table-cell-properties fo:border-bottom="0.06pt solid #000000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117">
      <style:table-cell-properties fo:border-bottom="0.06pt solid #000000" fo:background-color="#dddddd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45" style:family="table-cell" style:parent-style-name="Default" style:data-style-name="N117">
      <style:table-cell-properties fo:background-color="#ffffff" fo:border="none" style:vertical-align="middle"/>
      <style:text-properties fo:font-weight="bold" style:font-weight-asian="bold" style:font-weight-complex="bold"/>
    </style:style>
    <style:style style:name="ce46" style:family="table-cell" style:parent-style-name="Default" style:data-style-name="N117">
      <style:table-cell-properties fo:border="0.06pt solid #000000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ddddd" fo:border="0.06pt solid #000000" style:vertical-align="middle"/>
    </style:style>
    <style:style style:name="ce48" style:family="table-cell" style:parent-style-name="Default" style:data-style-name="N117">
      <style:table-cell-properties fo:border-bottom="none" fo:border-left="0.06pt solid #000000" fo:border-right="none" fo:border-top="0.06pt solid #000000" style:vertical-align="middle"/>
    </style:style>
    <style:style style:name="ce49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50" style:family="table-cell" style:parent-style-name="Default" style:data-style-name="N117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117"/>
    <style:style style:name="ce52" style:family="table-cell" style:parent-style-name="Default" style:data-style-name="N117">
      <style:text-properties fo:font-weight="bold" style:font-weight-asian="bold" style:font-weight-complex="bold"/>
    </style:style>
    <style:style style:name="ce53" style:family="table-cell" style:parent-style-name="Default" style:data-style-name="N117">
      <style:table-cell-properties fo:border-bottom="none" fo:background-color="transparent" fo:border-left="0.06pt solid #000000" fo:border-right="none" fo:border-top="0.06pt solid #000000" style:vertical-align="middle"/>
    </style:style>
    <style:style style:name="ce54" style:family="table-cell" style:parent-style-name="Default" style:data-style-name="N117">
      <style:table-cell-properties fo:border-bottom="none" fo:background-color="transparent" fo:border-left="0.06pt solid #000000" fo:border-right="none" fo:border-top="none" style:vertical-align="middle"/>
    </style:style>
    <style:style style:name="ce55" style:family="table-cell" style:parent-style-name="Default" style:data-style-name="N117">
      <style:table-cell-properties fo:border-bottom="none" fo:border-left="0.06pt solid #000000" fo:border-right="none" fo:border-top="none" style:vertical-align="middle"/>
    </style:style>
    <style:style style:name="ce56" style:family="table-cell" style:parent-style-name="Default" style:data-style-name="N117">
      <style:table-cell-properties fo:border-bottom="none" fo:border-left="0.06pt solid #000000" fo:border-right="0.06pt solid #000000" fo:border-top="none"/>
    </style:style>
    <style:style style:name="ce57" style:family="table-cell" style:parent-style-name="Default" style:data-style-name="N117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58" style:family="table-cell" style:parent-style-name="Default" style:data-style-name="N117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117">
      <style:table-cell-properties fo:border-bottom="none" fo:background-color="transparent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7">
      <style:table-cell-properties fo:border-bottom="none" fo:background-color="transparent" fo:border-left="0.06pt solid #000000" fo:border-right="0.06pt solid #000000" fo:border-top="none" style:vertical-align="middle"/>
    </style:style>
    <style:style style:name="ce61" style:family="table-cell" style:parent-style-name="Default" style:data-style-name="N117">
      <style:table-cell-properties fo:border="none" style:vertical-align="middle"/>
    </style:style>
    <style:style style:name="ce62" style:family="table-cell" style:parent-style-name="Default" style:data-style-name="N117">
      <style:table-cell-properties fo:border-bottom="none" fo:border-left="none" fo:border-right="none" fo:border-top="0.06pt solid #000000" style:vertical-align="middle"/>
    </style:style>
    <style:style style:name="ce63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 style:data-style-name="N117">
      <style:table-cell-properties fo:border-bottom="none" fo:background-color="transparent" fo:border-left="none" fo:border-right="none" fo:border-top="0.06pt solid #000000" style:vertical-align="middle"/>
    </style:style>
    <style:style style:name="ce65" style:family="table-cell" style:parent-style-name="Default" style:data-style-name="N117">
      <style:table-cell-properties fo:background-color="transparent" style:vertical-align="middle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</style:style>
    <style:style style:name="ce67" style:family="table-cell" style:parent-style-name="Default">
      <style:table-cell-properties fo:border-bottom="none" fo:background-color="#eeeeee" fo:border-left="0.06pt solid #000000" fo:border-right="0.06pt solid #000000" fo:border-top="0.06pt solid #000000" style:vertical-align="middle"/>
    </style:style>
    <style:style style:name="ce68" style:family="table-cell" style:parent-style-name="Default">
      <style:table-cell-properties fo:border-bottom="none" fo:background-color="transparent" fo:border-left="0.06pt solid #000000" fo:border-right="0.06pt solid #000000" fo:border-top="none" style:vertical-align="middle"/>
    </style:style>
    <style:style style:name="ce69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70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71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73" style:family="table-cell" style:parent-style-name="Default">
      <style:table-cell-properties fo:border-bottom="none" fo:border-left="0.06pt solid #000000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5" style:family="table-cell" style:parent-style-name="Default">
      <style:table-cell-properties fo:background-color="#eeeeee" fo:border="0.06pt solid #000000" style:vertical-align="middle"/>
    </style:style>
    <style:style style:name="ce76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77" style:family="table-cell" style:parent-style-name="Default">
      <style:table-cell-properties fo:background-color="#dddddd" style:vertical-align="middle"/>
    </style:style>
    <style:style style:name="ce78" style:family="table-cell" style:parent-style-name="Default">
      <style:table-cell-properties fo:background-color="#dddddd"/>
    </style:style>
    <style:style style:name="ce79" style:family="table-cell" style:parent-style-name="Default">
      <style:table-cell-properties fo:background-color="#eeeeee"/>
    </style:style>
    <style:style style:name="ce80" style:family="table-cell" style:parent-style-name="Default">
      <style:table-cell-properties fo:border-bottom="none" fo:background-color="#eeeeee" fo:border-left="0.06pt solid #000000" fo:border-right="none" fo:border-top="0.06pt solid #000000" style:vertical-align="middle"/>
    </style:style>
    <style:style style:name="ce81" style:family="table-cell" style:parent-style-name="Default">
      <style:table-cell-properties fo:border-bottom="none" fo:background-color="#eeeeee" fo:border-left="0.06pt solid #000000" fo:border-right="none" fo:border-top="none" style:vertical-align="middle"/>
    </style:style>
    <style:style style:name="ce82" style:family="table-cell" style:parent-style-name="Default">
      <style:table-cell-properties fo:border-bottom="0.06pt solid #000000" fo:background-color="#eeeee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eeeeee" fo:border-left="none" fo:border-right="none" fo:border-top="0.06pt solid #000000" style:vertical-align="middle"/>
    </style:style>
    <style:style style:name="ce85" style:family="table-cell" style:parent-style-name="Default">
      <style:table-cell-properties fo:background-color="#eeeeee" fo:border="none" style:vertical-align="middle"/>
    </style:style>
    <style:style style:name="ce86" style:family="table-cell" style:parent-style-name="Default">
      <style:table-cell-properties fo:border-bottom="0.06pt solid #000000" fo:background-color="#eeeeee" fo:border-left="none" fo:border-right="none" fo:border-top="none" style:vertical-align="middle"/>
    </style:style>
    <style:style style:name="ce8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88" style:family="table-cell" style:parent-style-name="Default" style:data-style-name="N117">
      <style:table-cell-properties style:vertical-align="middle"/>
      <style:text-properties fo:font-weight="bold" style:font-weight-asian="bold" style:font-weight-complex="bold"/>
    </style:style>
    <style:style style:name="ce89" style:family="table-cell" style:parent-style-name="Default" style:data-style-name="N117">
      <style:table-cell-properties fo:border-bottom="none" fo:background-color="#eeeeee" fo:border-left="none" fo:border-right="none" fo:border-top="0.06pt solid #000000" style:vertical-align="middle"/>
    </style:style>
    <style:style style:name="ce90" style:family="table-cell" style:parent-style-name="Default" style:data-style-name="N117">
      <style:table-cell-properties fo:background-color="#eeeeee" fo:border="none" style:vertical-align="middle"/>
    </style:style>
    <style:style style:name="ce91" style:family="table-cell" style:parent-style-name="Default" style:data-style-name="N117">
      <style:table-cell-properties fo:border-bottom="0.06pt solid #000000" fo:background-color="#eeeeee" fo:border-left="none" fo:border-right="none" fo:border-top="none" style:vertical-align="middle"/>
    </style:style>
    <style:style style:name="ce92" style:family="table-cell" style:parent-style-name="Default" style:data-style-name="N117">
      <style:table-cell-properties fo:border-bottom="0.06pt solid #000000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93" style:family="table-cell" style:parent-style-name="Default" style:data-style-name="N117">
      <style:table-cell-properties fo:border-bottom="0.06pt solid #000000" fo:background-color="#eeeeee" fo:border-left="none" fo:border-right="none" fo:border-top="none" style:vertical-align="middle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dddddd" fo:border="none" style:vertical-align="middle"/>
    </style:style>
    <style:style style:name="ce95" style:family="table-cell" style:parent-style-name="Default">
      <style:table-cell-properties fo:border="none" style:vertical-align="middle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97" style:family="table-cell" style:parent-style-name="Default" style:data-style-name="N117">
      <style:table-cell-properties fo:border-bottom="none" fo:background-color="#eeeeee" fo:border-left="none" fo:border-right="0.06pt solid #000000" fo:border-top="0.06pt solid #000000" style:vertical-align="middle"/>
    </style:style>
    <style:style style:name="ce98" style:family="table-cell" style:parent-style-name="Default" style:data-style-name="N117">
      <style:table-cell-properties fo:border-bottom="none" fo:background-color="#eeeeee" fo:border-left="none" fo:border-right="0.06pt solid #000000" fo:border-top="none" style:vertical-align="middle"/>
    </style:style>
    <style:style style:name="ce99" style:family="table-cell" style:parent-style-name="Default" style:data-style-name="N117">
      <style:table-cell-properties fo:border-bottom="0.06pt solid #000000" fo:background-color="#eeeeee" fo:border-left="none" fo:border-right="0.06pt solid #000000" fo:border-top="none" style:vertical-align="middle"/>
    </style:style>
    <style:style style:name="ce100" style:family="table-cell" style:parent-style-name="Default" style:data-style-name="N117">
      <style:table-cell-properties fo:border-bottom="0.06pt solid #00000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01" style:family="table-cell" style:parent-style-name="Default" style:data-style-name="N117">
      <style:table-cell-properties fo:border-bottom="0.06pt solid #000000" fo:background-color="#eeeee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3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105" style:family="table-cell" style:parent-style-name="Default" style:data-style-name="N117">
      <style:table-cell-properties fo:border-bottom="none" fo:background-color="#eeeee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 fo:border="none"/>
    </style:style>
    <style:style style:name="ce108" style:family="table-cell" style:parent-style-name="Default">
      <style:table-cell-properties fo:background-color="transparent" style:vertical-align="middle"/>
    </style:style>
    <style:style style:name="ce10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eeeee" style:vertical-align="middle"/>
    </style:style>
    <style:style style:name="ce112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13" style:family="table-cell" style:parent-style-name="Default" style:data-style-name="N117">
      <style:table-cell-properties fo:border-bottom="none" fo:background-color="#eeeeee" fo:border-left="0.06pt solid #000000" fo:border-right="none" fo:border-top="0.06pt solid #000000" style:vertical-align="middle"/>
    </style:style>
    <style:style style:name="ce114" style:family="table-cell" style:parent-style-name="Default" style:data-style-name="N117">
      <style:table-cell-properties fo:border-bottom="none" fo:background-color="#eeeeee" fo:border-left="0.06pt solid #000000" fo:border-right="none" fo:border-top="none" style:vertical-align="middle"/>
    </style:style>
    <style:style style:name="ce115" style:family="table-cell" style:parent-style-name="Default" style:data-style-name="N117">
      <style:table-cell-properties fo:border-bottom="0.06pt solid #000000" fo:background-color="#eeeeee" fo:border-left="0.06pt solid #000000" fo:border-right="none" fo:border-top="none" style:vertical-align="middle"/>
    </style:style>
    <style:style style:name="ce116" style:family="table-cell" style:parent-style-name="Default">
      <style:table-cell-properties fo:background-color="#eeeeee" fo:border="none"/>
    </style:style>
    <style:style style:name="ce117" style:family="table-cell" style:parent-style-name="Default">
      <style:table-cell-properties fo:background-color="transparent" fo:border="none" style:vertical-align="middle"/>
    </style:style>
    <style:style style:name="ce118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end" fo:margin-left="0mm"/>
    </style:style>
    <style:style style:name="ce119" style:family="table-cell" style:parent-style-name="Default" style:data-style-name="N117">
      <style:table-cell-properties fo:border="none" style:vertical-align="middle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121" style:family="table-cell" style:parent-style-name="Default">
      <style:table-cell-properties fo:border="none"/>
    </style:style>
    <style:style style:name="ce122" style:family="table-cell" style:parent-style-name="Default" style:data-style-name="N116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3" style:family="table-cell" style:parent-style-name="Default" style:data-style-name="N116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16">
      <style:table-cell-properties fo:border="none"/>
      <style:text-properties fo:font-weight="bold" style:font-weight-asian="bold" style:font-weight-complex="bold"/>
    </style:style>
    <style:style style:name="ce125" style:family="table-cell" style:parent-style-name="Default" style:data-style-name="N116">
      <style:table-cell-properties fo:border-bottom="none" fo:background-color="#eeeee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6" style:family="table-cell" style:parent-style-name="Default" style:data-style-name="N116">
      <style:table-cell-properties fo:border-bottom="none" fo:background-color="#eeeeee" fo:border-left="0.06pt solid #000000" fo:border-right="0.06pt solid #000000" fo:border-top="none"/>
      <style:text-properties fo:font-weight="bold" style:font-weight-asian="bold" style:font-weight-complex="bold"/>
    </style:style>
    <style:style style:name="ce127" style:family="table-cell" style:parent-style-name="Default" style:data-style-name="N116">
      <style:table-cell-properties fo:border-bottom="0.06pt solid #000000" fo:background-color="#eeeeee" fo:border-left="0.06pt solid #000000" fo:border-right="0.06pt solid #000000" fo:border-top="none"/>
      <style:text-properties fo:font-weight="bold" style:font-weight-asian="bold" style:font-weight-complex="bold"/>
    </style:style>
    <style:style style:name="ce128" style:family="table-cell" style:parent-style-name="Default" style:data-style-name="N116">
      <style:table-cell-properties fo:background-color="transparent" fo:border="none"/>
      <style:text-properties fo:font-weight="bold" style:font-weight-asian="bold" style:font-weight-complex="bold"/>
    </style:style>
    <style:style style:name="ce129" style:family="table-cell" style:parent-style-name="Default" style:data-style-name="N116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30" style:family="table-cell" style:parent-style-name="Default" style:data-style-name="N116">
      <style:text-properties fo:font-weight="bold" style:font-weight-asian="bold" style:font-weight-complex="bold"/>
    </style:style>
    <style:style style:name="ce131" style:family="table-cell" style:parent-style-name="Default" style:data-style-name="N116">
      <style:table-cell-properties fo:background-color="#eeeeee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cccccc" style:vertical-align="middle"/>
    </style:style>
    <style:style style:name="ce133" style:family="table-cell" style:parent-style-name="Default">
      <style:table-cell-properties fo:background-color="#cccccc"/>
    </style:style>
    <style:style style:name="ce134" style:family="table-cell" style:parent-style-name="Default">
      <style:table-cell-properties fo:border-bottom="none" fo:background-color="#cccccc" fo:border-left="0.06pt solid #000000" fo:border-right="none" fo:border-top="0.06pt solid #000000" style:vertical-align="middle"/>
    </style:style>
    <style:style style:name="ce135" style:family="table-cell" style:parent-style-name="Default">
      <style:table-cell-properties fo:border-bottom="none" fo:background-color="#cccccc" fo:border-left="0.06pt solid #000000" fo:border-right="none" fo:border-top="none" style:vertical-align="middle"/>
    </style:style>
    <style:style style:name="ce136" style:family="table-cell" style:parent-style-name="Default" style:data-style-name="N117">
      <style:table-cell-properties fo:border-bottom="0.06pt solid #000000" fo:background-color="#cccccc" fo:border-left="none" fo:border-right="none" fo:border-top="none" style:vertical-align="middle"/>
      <style:text-properties fo:font-weight="bold" style:font-weight-asian="bold" style:font-weight-complex="bold"/>
    </style:style>
    <style:style style:name="ce137" style:family="table-cell" style:parent-style-name="Default" style:data-style-name="N117">
      <style:table-cell-properties fo:border-bottom="none" fo:background-color="#cccccc" fo:border-left="0.06pt solid #000000" fo:border-right="none" fo:border-top="0.06pt solid #000000" style:vertical-align="middle"/>
    </style:style>
    <style:style style:name="ce138" style:family="table-cell" style:parent-style-name="Default" style:data-style-name="N117">
      <style:table-cell-properties fo:border-bottom="none" fo:background-color="#cccccc" fo:border-left="0.06pt solid #000000" fo:border-right="none" fo:border-top="none" style:vertical-align="middle"/>
    </style:style>
    <style:style style:name="ce139" style:family="table-cell" style:parent-style-name="Default" style:data-style-name="N117">
      <style:table-cell-properties fo:border-bottom="0.06pt solid #000000" fo:background-color="#cccccc" fo:border-left="0.06pt solid #000000" fo:border-right="none" fo:border-top="none" style:vertical-align="middle"/>
    </style:style>
    <style:style style:name="ce140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41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2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3" style:family="table-cell" style:parent-style-name="Default" style:data-style-name="N117">
      <style:table-cell-properties fo:border-bottom="none" fo:background-color="#cccccc" fo:border-left="none" fo:border-right="none" fo:border-top="0.06pt solid #000000" style:vertical-align="middle"/>
    </style:style>
    <style:style style:name="ce144" style:family="table-cell" style:parent-style-name="Default" style:data-style-name="N117">
      <style:table-cell-properties fo:background-color="#cccccc" fo:border="none" style:vertical-align="middle"/>
    </style:style>
    <style:style style:name="ce145" style:family="table-cell" style:parent-style-name="Default">
      <style:table-cell-properties fo:border-bottom="none" fo:background-color="#cccccc" fo:border-left="none" fo:border-right="none" fo:border-top="0.06pt solid #000000" style:vertical-align="middle"/>
    </style:style>
    <style:style style:name="ce146" style:family="table-cell" style:parent-style-name="Default" style:data-style-name="N117">
      <style:table-cell-properties fo:border-bottom="none" fo:background-color="#cccccc" fo:border-left="none" fo:border-right="0.06pt solid #000000" fo:border-top="0.06pt solid #000000" style:vertical-align="middle"/>
    </style:style>
    <style:style style:name="ce147" style:family="table-cell" style:parent-style-name="Default" style:data-style-name="N117">
      <style:table-cell-properties fo:border-bottom="none" fo:background-color="#cccccc" fo:border-left="none" fo:border-right="0.06pt solid #000000" fo:border-top="none" style:vertical-align="middle"/>
    </style:style>
    <style:style style:name="ce148" style:family="table-cell" style:parent-style-name="Default" style:data-style-name="N116">
      <style:table-cell-properties fo:background-color="#cccccc"/>
      <style:text-properties fo:font-weight="bold" style:font-weight-asian="bold" style:font-weight-complex="bold"/>
    </style:style>
    <style:style style:name="ce149" style:family="table-cell" style:parent-style-name="Default" style:data-style-name="N116">
      <style:table-cell-properties fo:border-bottom="none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116">
      <style:table-cell-properties fo:border-bottom="none" fo:background-color="#cccccc" fo:border-left="0.06pt solid #000000" fo:border-right="0.06pt solid #000000" fo:border-top="none"/>
      <style:text-properties fo:font-weight="bold" style:font-weight-asian="bold" style:font-weight-complex="bold"/>
    </style:style>
    <style:style style:name="ce151" style:family="table-cell" style:parent-style-name="Default" style:data-style-name="N116">
      <style:table-cell-properties fo:border-bottom="0.06pt solid #000000" fo:background-color="#cccccc" fo:border-left="0.06pt solid #000000" fo:border-right="0.06pt solid #000000" fo:border-top="none"/>
      <style:text-properties fo:font-weight="bold" style:font-weight-asian="bold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le 5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ombre relations</text:p>
          </table:table-cell>
          <table:table-cell table:style-name="Default" table:formula="of:=6649-31" office:value-type="float" office:value="6618" calcext:value-type="float">
            <text:p>6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bre mentions</text:p>
          </table:table-cell>
          <table:table-cell table:style-name="Default" office:value-type="float" office:value="12140" calcext:value-type="float">
            <text:p>12140</text:p>
          </table:table-cell>
          <table:table-cell table:number-columns-repeated="2"/>
          <table:table-cell table:style-name="ce10" office:value-type="string" calcext:value-type="string">
            <text:p>tail -n +2 13_04_18_15H05_GOLD.txt |head -n -1 | wc -l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ombre chaines + sing GOLD</text:p>
          </table:table-cell>
          <table:table-cell table:style-name="Default" office:value-type="float" office:value="8184" calcext:value-type="float">
            <text:p>8184</text:p>
          </table:table-cell>
          <table:table-cell/>
          <table:table-cell office:value-type="string" calcext:value-type="string">
            <text:p>nombre chaines</text:p>
          </table:table-cell>
          <table:table-cell office:value-type="string" calcext:value-type="string" table:number-columns-spanned="6" table:number-rows-spanned="1">
            <text:p>tail -n +2 13_04_18_15H05_GOLD.txt |head -n -1 | cut -f 2 | uniq -c | sort -n | wc -l</text:p>
          </table:table-cell>
          <table:covered-table-cell table:number-columns-repeated="5"/>
        </table:table-row>
        <table:table-row table:style-name="ro3">
          <table:table-cell table:style-name="ce1" office:value-type="string" calcext:value-type="string">
            <text:p>nombre chaines + sing SYSTEM</text:p>
          </table:table-cell>
          <table:table-cell table:style-name="Default" office:value-type="float" office:value="7978" calcext:value-type="float">
            <text:p>7978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Training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string" calcext:value-type="string">
            <text:p>Big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1" table:number-rows-spanned="6">
            <text:p>j48</text:p>
          </table:table-cell>
          <table:table-cell table:style-name="ce4" office:value-type="string" calcext:value-type="string" table:number-columns-spanned="1" table:number-rows-spanned="3">
            <text:p>MUC</text:p>
          </table:table-cell>
          <table:table-cell table:style-name="ce8" office:value-type="string" calcext:value-type="string">
            <text:p>Recall</text:p>
          </table:table-cell>
          <table:table-cell table:style-name="ce11" office:value-type="float" office:value="0.903" calcext:value-type="float">
            <text:p>0,903</text:p>
          </table:table-cell>
          <table:table-cell table:style-name="ce17" office:value-type="float" office:value="0.884" calcext:value-type="float">
            <text:p>0,884</text:p>
          </table:table-cell>
          <table:table-cell table:style-name="ce20" office:value-type="float" office:value="0.891" calcext:value-type="float">
            <text:p>0,891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1" office:value-type="float" office:value="0.861" calcext:value-type="float">
            <text:p>0,861</text:p>
          </table:table-cell>
          <table:table-cell table:style-name="ce18" office:value-type="float" office:value="0.875" calcext:value-type="float">
            <text:p>0,875</text:p>
          </table:table-cell>
          <table:table-cell table:style-name="ce21" office:value-type="float" office:value="0.891" calcext:value-type="float">
            <text:p>0,891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2" office:value-type="float" office:value="0.881" calcext:value-type="float">
            <text:p>0,881</text:p>
          </table:table-cell>
          <table:table-cell table:style-name="ce19" office:value-type="float" office:value="0.88" calcext:value-type="float">
            <text:p>0,880</text:p>
          </table:table-cell>
          <table:table-cell table:style-name="ce22" office:value-type="float" office:value="0.891" calcext:value-type="float">
            <text:p>0,891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table-cell table:style-name="ce4" office:value-type="string" calcext:value-type="string" table:number-columns-spanned="1" table:number-rows-spanned="3">
            <text:p>B3</text:p>
          </table:table-cell>
          <table:table-cell table:style-name="ce8" office:value-type="string" calcext:value-type="string">
            <text:p>Recall</text:p>
          </table:table-cell>
          <table:table-cell table:style-name="ce11" office:value-type="float" office:value="0.886" calcext:value-type="float">
            <text:p>0,886</text:p>
          </table:table-cell>
          <table:table-cell table:style-name="ce17" office:value-type="float" office:value="0.869" calcext:value-type="float">
            <text:p>0,869</text:p>
          </table:table-cell>
          <table:table-cell table:style-name="ce20" office:value-type="float" office:value="0.866" calcext:value-type="float">
            <text:p>0,866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1" office:value-type="float" office:value="0.881" calcext:value-type="float">
            <text:p>0,881</text:p>
          </table:table-cell>
          <table:table-cell table:style-name="ce18" office:value-type="float" office:value="0.878" calcext:value-type="float">
            <text:p>0,878</text:p>
          </table:table-cell>
          <table:table-cell table:style-name="ce21" office:value-type="float" office:value="0.887" calcext:value-type="float">
            <text:p>0,887</text:p>
          </table:table-cell>
          <table:table-cell table:style-name="ce2"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2" office:value-type="float" office:value="0.884" calcext:value-type="float">
            <text:p>0,884</text:p>
          </table:table-cell>
          <table:table-cell table:style-name="ce19" office:value-type="float" office:value="0.874" calcext:value-type="float">
            <text:p>0,874</text:p>
          </table:table-cell>
          <table:table-cell table:style-name="ce22" office:value-type="float" office:value="0.876" calcext:value-type="float">
            <text:p>0,876</text:p>
          </table:table-cell>
          <table:table-cell table:style-name="ce2"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6">
            <text:p>SMO</text:p>
          </table:table-cell>
          <table:table-cell table:style-name="ce4" office:value-type="string" calcext:value-type="string" table:number-columns-spanned="1" table:number-rows-spanned="3">
            <text:p>MUC</text:p>
          </table:table-cell>
          <table:table-cell table:style-name="ce8" office:value-type="string" calcext:value-type="string">
            <text:p>Recall</text:p>
          </table:table-cell>
          <table:table-cell table:style-name="ce13" office:value-type="float" office:value="0.877" calcext:value-type="float">
            <text:p>0,877</text:p>
          </table:table-cell>
          <table:table-cell table:number-columns-repeated="2" table:style-name="ce13" office:value-type="float" office:value="0.866" calcext:value-type="float">
            <text:p>0,866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4" office:value-type="float" office:value="0.832" calcext:value-type="float">
            <text:p>0,832</text:p>
          </table:table-cell>
          <table:table-cell table:style-name="ce14" office:value-type="float" office:value="0.853" calcext:value-type="float">
            <text:p>0,853</text:p>
          </table:table-cell>
          <table:table-cell table:style-name="ce14" office:value-type="float" office:value="0.871" calcext:value-type="float">
            <text:p>0,871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5" office:value-type="float" office:value="0.854" calcext:value-type="float">
            <text:p>0,854</text:p>
          </table:table-cell>
          <table:table-cell table:style-name="ce15" office:value-type="float" office:value="0.859" calcext:value-type="float">
            <text:p>0,859</text:p>
          </table:table-cell>
          <table:table-cell table:style-name="ce15" office:value-type="float" office:value="0.869" calcext:value-type="float">
            <text:p>0,869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4" office:value-type="string" calcext:value-type="string" table:number-columns-spanned="1" table:number-rows-spanned="3">
            <text:p>B3</text:p>
          </table:table-cell>
          <table:table-cell table:style-name="ce8" office:value-type="string" calcext:value-type="string">
            <text:p>Recall</text:p>
          </table:table-cell>
          <table:table-cell table:style-name="ce14" office:value-type="float" office:value="0.858" calcext:value-type="float">
            <text:p>0,858</text:p>
          </table:table-cell>
          <table:table-cell table:style-name="ce14" office:value-type="float" office:value="0.85" calcext:value-type="float">
            <text:p>0,85</text:p>
          </table:table-cell>
          <table:table-cell table:style-name="ce14" office:value-type="float" office:value="0.848" calcext:value-type="float">
            <text:p>0,848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4" office:value-type="float" office:value="0.856" calcext:value-type="float">
            <text:p>0,856</text:p>
          </table:table-cell>
          <table:table-cell table:style-name="ce14" office:value-type="float" office:value="0.87" calcext:value-type="float">
            <text:p>0,87</text:p>
          </table:table-cell>
          <table:table-cell table:style-name="ce14" office:value-type="float" office:value="0.882" calcext:value-type="float">
            <text:p>0,882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6" office:value-type="float" office:value="0.857" calcext:value-type="float">
            <text:p>0,857</text:p>
          </table:table-cell>
          <table:table-cell table:style-name="ce16" office:value-type="float" office:value="0.86" calcext:value-type="float">
            <text:p>0,86</text:p>
          </table:table-cell>
          <table:table-cell table:style-name="ce16" office:value-type="float" office:value="0.864" calcext:value-type="float">
            <text:p>0,8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6">
            <text:p>NB</text:p>
          </table:table-cell>
          <table:table-cell table:style-name="ce4" office:value-type="string" calcext:value-type="string" table:number-columns-spanned="1" table:number-rows-spanned="3">
            <text:p>MUC</text:p>
          </table:table-cell>
          <table:table-cell table:style-name="ce8" office:value-type="string" calcext:value-type="string">
            <text:p>Recall</text:p>
          </table:table-cell>
          <table:table-cell table:style-name="ce13" office:value-type="float" office:value="0.854" calcext:value-type="float">
            <text:p>0,854</text:p>
          </table:table-cell>
          <table:table-cell table:style-name="ce13" office:value-type="float" office:value="0.831" calcext:value-type="float">
            <text:p>0,831</text:p>
          </table:table-cell>
          <table:table-cell table:style-name="ce13" office:value-type="float" office:value="0.819" calcext:value-type="float">
            <text:p>0,819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4" office:value-type="float" office:value="0.836" calcext:value-type="float">
            <text:p>0,836</text:p>
          </table:table-cell>
          <table:table-cell table:style-name="ce14" office:value-type="float" office:value="0.878" calcext:value-type="float">
            <text:p>0,878</text:p>
          </table:table-cell>
          <table:table-cell table:style-name="ce14" office:value-type="float" office:value="0.877" calcext:value-type="float">
            <text:p>0,877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5" office:value-type="float" office:value="0.845" calcext:value-type="float">
            <text:p>0,845</text:p>
          </table:table-cell>
          <table:table-cell table:style-name="ce15" office:value-type="float" office:value="0.854" calcext:value-type="float">
            <text:p>0,854</text:p>
          </table:table-cell>
          <table:table-cell table:style-name="ce15"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4" office:value-type="string" calcext:value-type="string" table:number-columns-spanned="1" table:number-rows-spanned="3">
            <text:p>B3</text:p>
          </table:table-cell>
          <table:table-cell table:style-name="ce8" office:value-type="string" calcext:value-type="string">
            <text:p>Recall</text:p>
          </table:table-cell>
          <table:table-cell table:style-name="ce14" office:value-type="float" office:value="0.846" calcext:value-type="float">
            <text:p>0,846</text:p>
          </table:table-cell>
          <table:table-cell table:style-name="ce14" office:value-type="float" office:value="0.82" calcext:value-type="float">
            <text:p>0,82</text:p>
          </table:table-cell>
          <table:table-cell table:style-name="ce14" office:value-type="float" office:value="0.827" calcext:value-type="float">
            <text:p>0,827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5" office:value-type="string" calcext:value-type="string">
            <text:p>Precision</text:p>
          </table:table-cell>
          <table:table-cell table:style-name="ce14" office:value-type="float" office:value="0.864" calcext:value-type="float">
            <text:p>0,864</text:p>
          </table:table-cell>
          <table:table-cell table:style-name="ce14" office:value-type="float" office:value="0.875" calcext:value-type="float">
            <text:p>0,875</text:p>
          </table:table-cell>
          <table:table-cell table:style-name="ce14" office:value-type="float" office:value="0.89" calcext:value-type="float">
            <text:p>0,89</text:p>
          </table:table-cell>
          <table:table-cell table:number-columns-repeated="3"/>
        </table:table-row>
        <table:table-row table:style-name="ro1">
          <table:table-cell/>
          <table:covered-table-cell/>
          <table:covered-table-cell table:style-name="ce6"/>
          <table:table-cell table:style-name="ce9" office:value-type="string" calcext:value-type="string">
            <text:p>F1</text:p>
          </table:table-cell>
          <table:table-cell table:style-name="ce15" office:value-type="float" office:value="0.855" calcext:value-type="float">
            <text:p>0,855</text:p>
          </table:table-cell>
          <table:table-cell table:style-name="ce15" office:value-type="float" office:value="0.847" calcext:value-type="float">
            <text:p>0,847</text:p>
          </table:table-cell>
          <table:table-cell table:style-name="ce15" office:value-type="float" office:value="0.857" calcext:value-type="float">
            <text:p>0,857</text:p>
          </table:table-cell>
          <table:table-cell table:number-columns-repeated="3"/>
        </table:table-row>
      </table:table>
      <table:table table:name="Table6" table:style-name="ta1">
        <table:table-column table:style-name="co2" table:number-columns-repeated="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2" table:default-cell-style-name="ce23"/>
        <table:table-column table:style-name="co8" table:default-cell-style-name="ce23"/>
        <table:table-column table:style-name="co2" table:number-columns-repeated="1015" table:default-cell-style-name="ce23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 table:number-columns-spanned="2" table:number-rows-spanned="1">
            <text:p>estimation de la marge d’erreur :</text:p>
          </table:table-cell>
          <table:covered-table-cell/>
          <table:table-cell office:value-type="float" office:value="0.05" calcext:value-type="float">
            <text:p>0,05</text:p>
          </table:table-cell>
          <table:table-cell table:number-columns-repeated="1018"/>
        </table:table-row>
        <table:table-row table:style-name="ro1">
          <table:table-cell office:value-type="string" calcext:value-type="string" table:number-columns-spanned="2" table:number-rows-spanned="1">
            <text:p>Corpus COREF</text:p>
          </table:table-cell>
          <table:covered-table-cell table:style-name="Default"/>
          <table:table-cell table:style-name="ce31" office:value-type="percentage" office:value="0.71" calcext:value-type="percentage">
            <text:p>71,00%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ESLO → OTG</text:p>
          </table:table-cell>
          <table:table-cell table:style-name="ce32" office:value-type="string" calcext:value-type="string">
            <text:p>ESLO → UBS</text:p>
          </table:table-cell>
          <table:table-cell table:style-name="ce32" office:value-type="string" calcext:value-type="string">
            <text:p>OTG → ESLO</text:p>
          </table:table-cell>
          <table:table-cell table:style-name="ce32" office:value-type="string" calcext:value-type="string">
            <text:p>OTG → UBS</text:p>
          </table:table-cell>
          <table:table-cell/>
          <table:table-cell table:style-name="ce32" office:value-type="string" calcext:value-type="string" table:number-columns-spanned="2" table:number-rows-spanned="3">
            <text:p>M : nombre de mentions</text:p>
          </table:table-cell>
          <table:covered-table-cell/>
          <table:table-cell table:style-name="ce67" office:value-type="string" calcext:value-type="string">
            <text:p>test1</text:p>
          </table:table-cell>
          <table:table-cell table:style-name="ce67" office:value-type="float" office:value="966" calcext:value-type="float">
            <text:p>966</text:p>
          </table:table-cell>
          <table:table-cell table:style-name="ce67" office:value-type="float" office:value="836" calcext:value-type="float">
            <text:p>836</text:p>
          </table:table-cell>
          <table:table-cell table:style-name="ce67" office:value-type="float" office:value="2154" calcext:value-type="float">
            <text:p>2154</text:p>
          </table:table-cell>
          <table:table-cell table:style-name="ce67" office:value-type="float" office:value="836" calcext:value-type="float">
            <text:p>836</text:p>
          </table:table-cell>
          <table:table-cell table:number-columns-repeated="1008"/>
        </table:table-row>
        <table:table-row table:style-name="ro1">
          <table:table-cell table:style-name="ce24" office:value-type="string" calcext:value-type="string" table:number-columns-spanned="1" table:number-rows-spanned="25">
            <text:p>J48</text:p>
          </table:table-cell>
          <table:table-cell table:style-name="ce27" office:value-type="string" calcext:value-type="string" table:number-columns-spanned="1" table:number-rows-spanned="12">
            <text:p>MUC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935" calcext:value-type="float">
            <text:p>0,935</text:p>
          </table:table-cell>
          <table:table-cell table:style-name="ce36" office:value-type="float" office:value="0.846" calcext:value-type="float">
            <text:p>0,846</text:p>
          </table:table-cell>
          <table:table-cell table:style-name="ce36" office:value-type="float" office:value="0.685" calcext:value-type="float">
            <text:p>0,685</text:p>
          </table:table-cell>
          <table:table-cell table:style-name="ce36" office:value-type="float" office:value="0.841" calcext:value-type="float">
            <text:p>0,841</text:p>
          </table:table-cell>
          <table:table-cell/>
          <table:covered-table-cell table:number-columns-repeated="2"/>
          <table:table-cell table:style-name="ce68" office:value-type="string" calcext:value-type="string">
            <text:p>test2</text:p>
          </table:table-cell>
          <table:table-cell table:style-name="ce68" office:value-type="float" office:value="967" calcext:value-type="float">
            <text:p>967</text:p>
          </table:table-cell>
          <table:table-cell table:style-name="ce68" office:value-type="float" office:value="837" calcext:value-type="float">
            <text:p>837</text:p>
          </table:table-cell>
          <table:table-cell table:style-name="ce68" office:value-type="float" office:value="2154" calcext:value-type="float">
            <text:p>2154</text:p>
          </table:table-cell>
          <table:table-cell table:style-name="ce68" office:value-type="float" office:value="837" calcext:value-type="float">
            <text:p>837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941" calcext:value-type="float">
            <text:p>0,941</text:p>
          </table:table-cell>
          <table:table-cell table:style-name="ce37" office:value-type="float" office:value="0.876" calcext:value-type="float">
            <text:p>0,876</text:p>
          </table:table-cell>
          <table:table-cell table:style-name="ce37" office:value-type="float" office:value="0.724" calcext:value-type="float">
            <text:p>0,724</text:p>
          </table:table-cell>
          <table:table-cell table:style-name="ce37" office:value-type="float" office:value="0.9" calcext:value-type="float">
            <text:p>0,9</text:p>
          </table:table-cell>
          <table:table-cell/>
          <table:covered-table-cell table:number-columns-repeated="2"/>
          <table:table-cell table:style-name="ce69" office:value-type="string" calcext:value-type="string">
            <text:p>test3</text:p>
          </table:table-cell>
          <table:table-cell table:style-name="ce69" office:value-type="float" office:value="1031" calcext:value-type="float">
            <text:p>1031</text:p>
          </table:table-cell>
          <table:table-cell table:style-name="ce69" office:value-type="float" office:value="840" calcext:value-type="float">
            <text:p>840</text:p>
          </table:table-cell>
          <table:table-cell table:style-name="ce69" office:value-type="float" office:value="2988" calcext:value-type="float">
            <text:p>2988</text:p>
          </table:table-cell>
          <table:table-cell table:style-name="ce69" office:value-type="float" office:value="840" calcext:value-type="float">
            <text:p>840</text:p>
          </table:table-cell>
          <table:table-cell table:number-columns-repeated="1008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872" calcext:value-type="float">
            <text:p>0,872</text:p>
          </table:table-cell>
          <table:table-cell table:style-name="ce37" office:value-type="float" office:value="0.894" calcext:value-type="float">
            <text:p>0,894</text:p>
          </table:table-cell>
          <table:table-cell table:style-name="ce37" office:value-type="float" office:value="0.797" calcext:value-type="float">
            <text:p>0,797</text:p>
          </table:table-cell>
          <table:table-cell table:style-name="ce37" office:value-type="float" office:value="0.894" calcext:value-type="float">
            <text:p>0,894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8" office:value-type="string" calcext:value-type="string">
            <text:p>Moyenne</text:p>
          </table:table-cell>
          <table:table-cell table:style-name="ce46" table:formula="of:=([Table6.E13]*[Table6.M$12]+[Table6.E14]*[Table6.M$13]+[Table6.E15]*[Table6.M$14])/SUM([Table6.M$12:.M$14])" office:value-type="float" office:value="0.915043522267207" calcext:value-type="float">
            <text:p>0,915</text:p>
          </table:table-cell>
          <table:table-cell table:style-name="ce46" table:formula="of:=([Table6.F13]*[Table6.N$12]+[Table6.F14]*[Table6.N$13]+[Table6.F15]*[Table6.N$14])/SUM([Table6.N$12:.N$14])" office:value-type="float" office:value="0.872036609629924" calcext:value-type="float">
            <text:p>0,872</text:p>
          </table:table-cell>
          <table:table-cell table:style-name="ce46" table:formula="of:=([Table6.G13]*[Table6.O$12]+[Table6.G14]*[Table6.O$13]+[Table6.G15]*[Table6.O$14])/SUM([Table6.O$12:.O$14])" office:value-type="float" office:value="0.74238240131579" calcext:value-type="float">
            <text:p>0,742</text:p>
          </table:table-cell>
          <table:table-cell table:style-name="ce46" table:formula="of:=([Table6.H13]*[Table6.P$12]+[Table6.H14]*[Table6.P$13]+[Table6.H15]*[Table6.P$14])/SUM([Table6.P$12:.P$14])" office:value-type="float" office:value="0.878366892160764" calcext:value-type="float">
            <text:p>0,878</text:p>
          </table:table-cell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1" table:number-rows-spanned="4">
            <text:p>Precision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728" calcext:value-type="float">
            <text:p>0,728</text:p>
          </table:table-cell>
          <table:table-cell table:style-name="ce36" office:value-type="float" office:value="0.72" calcext:value-type="float">
            <text:p>0,72</text:p>
          </table:table-cell>
          <table:table-cell table:style-name="ce36" office:value-type="float" office:value="0.635" calcext:value-type="float">
            <text:p>0,635</text:p>
          </table:table-cell>
          <table:table-cell table:style-name="ce36" office:value-type="float" office:value="0.828" calcext:value-type="float">
            <text:p>0,828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784" calcext:value-type="float">
            <text:p>0,784</text:p>
          </table:table-cell>
          <table:table-cell table:style-name="ce37" office:value-type="float" office:value="0.703" calcext:value-type="float">
            <text:p>0,703</text:p>
          </table:table-cell>
          <table:table-cell table:style-name="ce37" office:value-type="float" office:value="0.688" calcext:value-type="float">
            <text:p>0,688</text:p>
          </table:table-cell>
          <table:table-cell table:style-name="ce37" office:value-type="float" office:value="0.832" calcext:value-type="float">
            <text:p>0,832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716" calcext:value-type="float">
            <text:p>0,716</text:p>
          </table:table-cell>
          <table:table-cell table:style-name="ce37" office:value-type="float" office:value="0.755" calcext:value-type="float">
            <text:p>0,755</text:p>
          </table:table-cell>
          <table:table-cell table:style-name="ce37" office:value-type="float" office:value="0.728" calcext:value-type="float">
            <text:p>0,728</text:p>
          </table:table-cell>
          <table:table-cell table:style-name="ce37" office:value-type="float" office:value="0.862" calcext:value-type="float">
            <text:p>0,862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8" office:value-type="string" calcext:value-type="string">
            <text:p>Moyenne</text:p>
          </table:table-cell>
          <table:table-cell table:style-name="ce46" table:formula="of:=([Table6.E17]*[Table6.M$12]+[Table6.E18]*[Table6.M$13]+[Table6.E19]*[Table6.M$14])/SUM([Table6.M$12:.M$14])" office:value-type="float" office:value="0.742095816464238" calcext:value-type="float">
            <text:p>0,742</text:p>
          </table:table-cell>
          <table:table-cell table:style-name="ce46" table:formula="of:=([Table6.F17]*[Table6.N$12]+[Table6.F18]*[Table6.N$13]+[Table6.F19]*[Table6.N$14])/SUM([Table6.N$12:.N$14])" office:value-type="float" office:value="0.726037007560685" calcext:value-type="float">
            <text:p>0,726</text:p>
          </table:table-cell>
          <table:table-cell table:style-name="ce46" table:formula="of:=([Table6.G17]*[Table6.O$12]+[Table6.G18]*[Table6.O$13]+[Table6.G19]*[Table6.O$14])/SUM([Table6.O$12:.O$14])" office:value-type="float" office:value="0.688734375" calcext:value-type="float">
            <text:p>0,689</text:p>
          </table:table-cell>
          <table:table-cell table:style-name="ce46" table:formula="of:=([Table6.H17]*[Table6.P$12]+[Table6.H18]*[Table6.P$13]+[Table6.H19]*[Table6.P$14])/SUM([Table6.P$12:.P$14])" office:value-type="float" office:value="0.840697174691604" calcext:value-type="float">
            <text:p>0,841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1" table:number-rows-spanned="4">
            <text:p>F1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819" calcext:value-type="float">
            <text:p>0,819</text:p>
          </table:table-cell>
          <table:table-cell table:style-name="ce36" office:value-type="float" office:value="0.778" calcext:value-type="float">
            <text:p>0,778</text:p>
          </table:table-cell>
          <table:table-cell table:style-name="ce36" office:value-type="float" office:value="0.659" calcext:value-type="float">
            <text:p>0,659</text:p>
          </table:table-cell>
          <table:table-cell table:style-name="ce36" office:value-type="float" office:value="0.835" calcext:value-type="float">
            <text:p>0,835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855" calcext:value-type="float">
            <text:p>0,855</text:p>
          </table:table-cell>
          <table:table-cell table:style-name="ce37" office:value-type="float" office:value="0.78" calcext:value-type="float">
            <text:p>0,78</text:p>
          </table:table-cell>
          <table:table-cell table:style-name="ce37" office:value-type="float" office:value="0.706" calcext:value-type="float">
            <text:p>0,706</text:p>
          </table:table-cell>
          <table:table-cell table:style-name="ce37" office:value-type="float" office:value="0.865" calcext:value-type="float">
            <text:p>0,865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786" calcext:value-type="float">
            <text:p>0,786</text:p>
          </table:table-cell>
          <table:table-cell table:style-name="ce37" office:value-type="float" office:value="0.819" calcext:value-type="float">
            <text:p>0,819</text:p>
          </table:table-cell>
          <table:table-cell table:style-name="ce37" office:value-type="float" office:value="0.761" calcext:value-type="float">
            <text:p>0,761</text:p>
          </table:table-cell>
          <table:table-cell table:style-name="ce37" office:value-type="float" office:value="0.878" calcext:value-type="float">
            <text:p>0,878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9" office:value-type="string" calcext:value-type="string">
            <text:p>Moyenne</text:p>
          </table:table-cell>
          <table:table-cell table:style-name="ce46" table:formula="of:=([Table6.E21]*[Table6.M$12]+[Table6.E22]*[Table6.M$13]+[Table6.E23]*[Table6.M$14])/SUM([Table6.M$12:.M$14])" office:value-type="float" office:value="0.819266194331984" calcext:value-type="float">
            <text:p>0,819</text:p>
          </table:table-cell>
          <table:table-cell table:style-name="ce46" table:formula="of:=([Table6.F21]*[Table6.N$12]+[Table6.F22]*[Table6.N$13]+[Table6.F23]*[Table6.N$14])/SUM([Table6.N$12:.N$14])" office:value-type="float" office:value="0.792370871468364" calcext:value-type="float">
            <text:p>0,792</text:p>
          </table:table-cell>
          <table:table-cell table:style-name="ce46" table:formula="of:=([Table6.G21]*[Table6.O$12]+[Table6.G22]*[Table6.O$13]+[Table6.G23]*[Table6.O$14])/SUM([Table6.O$12:.O$14])" office:value-type="float" office:value="0.71464884868421" calcext:value-type="float">
            <text:p>0,715</text:p>
          </table:table-cell>
          <table:table-cell table:style-name="ce46" table:formula="of:=([Table6.H21]*[Table6.P$12]+[Table6.H22]*[Table6.P$13]+[Table6.H23]*[Table6.P$14])/SUM([Table6.P$12:.P$14])" office:value-type="float" office:value="0.859365300437724" calcext:value-type="float">
            <text:p>0,859</text:p>
          </table:table-cell>
          <table:table-cell table:number-columns-repeated="1016"/>
        </table:table-row>
        <table:table-row table:style-name="ro1">
          <table:covered-table-cell/>
          <table:table-cell table:style-name="ce28" table:number-columns-repeated="2"/>
          <table:table-cell table:style-name="ce40"/>
          <table:table-cell table:style-name="ce45" table:number-columns-repeated="4"/>
          <table:table-cell table:number-columns-repeated="1016"/>
        </table:table-row>
        <table:table-row table:style-name="ro1">
          <table:covered-table-cell/>
          <table:table-cell table:style-name="ce27" office:value-type="string" calcext:value-type="string" table:number-columns-spanned="1" table:number-rows-spanned="12">
            <text:p>B3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921" calcext:value-type="float">
            <text:p>0,921</text:p>
          </table:table-cell>
          <table:table-cell table:style-name="ce36" office:value-type="float" office:value="0.904" calcext:value-type="float">
            <text:p>0,904</text:p>
          </table:table-cell>
          <table:table-cell table:style-name="ce36" office:value-type="float" office:value="0.869" calcext:value-type="float">
            <text:p>0,869</text:p>
          </table:table-cell>
          <table:table-cell table:style-name="ce36" office:value-type="float" office:value="0.909" calcext:value-type="float">
            <text:p>0,909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946" calcext:value-type="float">
            <text:p>0,946</text:p>
          </table:table-cell>
          <table:table-cell table:style-name="ce37" office:value-type="float" office:value="0.9" calcext:value-type="float">
            <text:p>0,9</text:p>
          </table:table-cell>
          <table:table-cell table:style-name="ce37" office:value-type="float" office:value="0.878" calcext:value-type="float">
            <text:p>0,878</text:p>
          </table:table-cell>
          <table:table-cell table:style-name="ce37" office:value-type="float" office:value="0.896" calcext:value-type="float">
            <text:p>0,896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884" calcext:value-type="float">
            <text:p>0,884</text:p>
          </table:table-cell>
          <table:table-cell table:style-name="ce37" office:value-type="float" office:value="0.904" calcext:value-type="float">
            <text:p>0,904</text:p>
          </table:table-cell>
          <table:table-cell table:style-name="ce37" office:value-type="float" office:value="0.92" calcext:value-type="float">
            <text:p>0,92</text:p>
          </table:table-cell>
          <table:table-cell table:style-name="ce37" office:value-type="float" office:value="0.894" calcext:value-type="float">
            <text:p>0,894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8" office:value-type="string" calcext:value-type="string">
            <text:p>Moyenne</text:p>
          </table:table-cell>
          <table:table-cell table:style-name="ce46" table:formula="of:=([Table6.E26]*[Table6.M$12]+[Table6.E27]*[Table6.M$13]+[Table6.E28]*[Table6.M$14])/SUM([Table6.M$12:.M$14])" office:value-type="float" office:value="0.916286099865047" calcext:value-type="float">
            <text:p>0,916</text:p>
          </table:table-cell>
          <table:table-cell table:style-name="ce46" table:formula="of:=([Table6.F26]*[Table6.N$12]+[Table6.F27]*[Table6.N$13]+[Table6.F28]*[Table6.N$14])/SUM([Table6.N$12:.N$14])" office:value-type="float" office:value="0.90266772781536" calcext:value-type="float">
            <text:p>0,903</text:p>
          </table:table-cell>
          <table:table-cell table:style-name="ce46" table:formula="of:=([Table6.G26]*[Table6.O$12]+[Table6.G27]*[Table6.O$13]+[Table6.G28]*[Table6.O$14])/SUM([Table6.O$12:.O$14])" office:value-type="float" office:value="0.892543585526316" calcext:value-type="float">
            <text:p>0,893</text:p>
          </table:table-cell>
          <table:table-cell table:style-name="ce46" table:formula="of:=([Table6.H26]*[Table6.P$12]+[Table6.H27]*[Table6.P$13]+[Table6.H28]*[Table6.P$14])/SUM([Table6.P$12:.P$14])" office:value-type="float" office:value="0.899656187823319" calcext:value-type="float">
            <text:p>0,900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32" office:value-type="string" calcext:value-type="string" table:number-columns-spanned="1" table:number-rows-spanned="4">
            <text:p>Precision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829" calcext:value-type="float">
            <text:p>0,829</text:p>
          </table:table-cell>
          <table:table-cell table:style-name="ce36" office:value-type="float" office:value="0.86" calcext:value-type="float">
            <text:p>0,86</text:p>
          </table:table-cell>
          <table:table-cell table:style-name="ce36" office:value-type="float" office:value="0.854" calcext:value-type="float">
            <text:p>0,854</text:p>
          </table:table-cell>
          <table:table-cell table:style-name="ce36" office:value-type="float" office:value="0.913" calcext:value-type="float">
            <text:p>0,913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888" calcext:value-type="float">
            <text:p>0,888</text:p>
          </table:table-cell>
          <table:table-cell table:style-name="ce37" office:value-type="float" office:value="0.832" calcext:value-type="float">
            <text:p>0,832</text:p>
          </table:table-cell>
          <table:table-cell table:style-name="ce37" office:value-type="float" office:value="0.875" calcext:value-type="float">
            <text:p>0,875</text:p>
          </table:table-cell>
          <table:table-cell table:style-name="ce37" office:value-type="float" office:value="0.883" calcext:value-type="float">
            <text:p>0,883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819" calcext:value-type="float">
            <text:p>0,819</text:p>
          </table:table-cell>
          <table:table-cell table:style-name="ce37" office:value-type="float" office:value="0.854" calcext:value-type="float">
            <text:p>0,854</text:p>
          </table:table-cell>
          <table:table-cell table:style-name="ce37" office:value-type="float" office:value="0.901" calcext:value-type="float">
            <text:p>0,901</text:p>
          </table:table-cell>
          <table:table-cell table:style-name="ce37" office:value-type="float" office:value="0.899" calcext:value-type="float">
            <text:p>0,899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8" office:value-type="string" calcext:value-type="string">
            <text:p>Moyenne</text:p>
          </table:table-cell>
          <table:table-cell table:style-name="ce46" table:formula="of:=([Table6.E30]*[Table6.M$12]+[Table6.E31]*[Table6.M$13]+[Table6.E32]*[Table6.M$14])/SUM([Table6.M$12:.M$14])" office:value-type="float" office:value="0.84477024291498" calcext:value-type="float">
            <text:p>0,845</text:p>
          </table:table-cell>
          <table:table-cell table:style-name="ce46" table:formula="of:=([Table6.F30]*[Table6.N$12]+[Table6.F31]*[Table6.N$13]+[Table6.F32]*[Table6.N$14])/SUM([Table6.N$12:.N$14])" office:value-type="float" office:value="0.84866852367688" calcext:value-type="float">
            <text:p>0,849</text:p>
          </table:table-cell>
          <table:table-cell table:style-name="ce46" table:formula="of:=([Table6.G30]*[Table6.O$12]+[Table6.G31]*[Table6.O$13]+[Table6.G32]*[Table6.O$14])/SUM([Table6.O$12:.O$14])" office:value-type="float" office:value="0.879448190789474" calcext:value-type="float">
            <text:p>0,879</text:p>
          </table:table-cell>
          <table:table-cell table:style-name="ce46" table:formula="of:=([Table6.H30]*[Table6.P$12]+[Table6.H31]*[Table6.P$13]+[Table6.H32]*[Table6.P$14])/SUM([Table6.P$12:.P$14])" office:value-type="float" office:value="0.898328292877039" calcext:value-type="float">
            <text:p>0,898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33" office:value-type="string" calcext:value-type="string" table:number-columns-spanned="1" table:number-rows-spanned="4">
            <text:p>F1</text:p>
          </table:table-cell>
          <table:table-cell table:style-name="ce36" office:value-type="string" calcext:value-type="string">
            <text:p>test1</text:p>
          </table:table-cell>
          <table:table-cell table:style-name="ce36" office:value-type="float" office:value="0.872" calcext:value-type="float">
            <text:p>0,872</text:p>
          </table:table-cell>
          <table:table-cell table:style-name="ce36" office:value-type="float" office:value="0.882" calcext:value-type="float">
            <text:p>0,882</text:p>
          </table:table-cell>
          <table:table-cell table:style-name="ce36" office:value-type="float" office:value="0.861" calcext:value-type="float">
            <text:p>0,861</text:p>
          </table:table-cell>
          <table:table-cell table:style-name="ce36" office:value-type="float" office:value="0.911" calcext:value-type="float">
            <text:p>0,911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2</text:p>
          </table:table-cell>
          <table:table-cell table:style-name="ce37" office:value-type="float" office:value="0.916" calcext:value-type="float">
            <text:p>0,916</text:p>
          </table:table-cell>
          <table:table-cell table:style-name="ce37" office:value-type="float" office:value="0.865" calcext:value-type="float">
            <text:p>0,865</text:p>
          </table:table-cell>
          <table:table-cell table:style-name="ce37" office:value-type="float" office:value="0.876" calcext:value-type="float">
            <text:p>0,876</text:p>
          </table:table-cell>
          <table:table-cell table:style-name="ce37" office:value-type="float" office:value="0.889" calcext:value-type="float">
            <text:p>0,889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7" office:value-type="string" calcext:value-type="string">
            <text:p>test3</text:p>
          </table:table-cell>
          <table:table-cell table:style-name="ce37" office:value-type="float" office:value="0.85" calcext:value-type="float">
            <text:p>0,85</text:p>
          </table:table-cell>
          <table:table-cell table:style-name="ce37" office:value-type="float" office:value="0.878" calcext:value-type="float">
            <text:p>0,878</text:p>
          </table:table-cell>
          <table:table-cell table:style-name="ce37" office:value-type="float" office:value="0.91" calcext:value-type="float">
            <text:p>0,91</text:p>
          </table:table-cell>
          <table:table-cell table:style-name="ce66" office:value-type="float" office:value="0.896" calcext:value-type="float">
            <text:p>0,896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style-name="ce39" office:value-type="string" calcext:value-type="string">
            <text:p>Moyenne</text:p>
          </table:table-cell>
          <table:table-cell table:style-name="ce46" table:formula="of:=([Table6.E34]*[Table6.M$12]+[Table6.E35]*[Table6.M$13]+[Table6.E36]*[Table6.M$14])/SUM([Table6.M$12:.M$14])" office:value-type="float" office:value="0.878702429149798" calcext:value-type="float">
            <text:p>0,879</text:p>
          </table:table-cell>
          <table:table-cell table:style-name="ce46" table:formula="of:=([Table6.F34]*[Table6.N$12]+[Table6.F35]*[Table6.N$13]+[Table6.F36]*[Table6.N$14])/SUM([Table6.N$12:.N$14])" office:value-type="float" office:value="0.87500079586152" calcext:value-type="float">
            <text:p>0,875</text:p>
          </table:table-cell>
          <table:table-cell table:style-name="ce46" table:formula="of:=([Table6.G34]*[Table6.O$12]+[Table6.G35]*[Table6.O$13]+[Table6.G36]*[Table6.O$14])/SUM([Table6.O$12:.O$14])" office:value-type="float" office:value="0.885495888157895" calcext:value-type="float">
            <text:p>0,885</text:p>
          </table:table-cell>
          <table:table-cell table:style-name="ce46" table:formula="of:=([Table6.H34]*[Table6.P$12]+[Table6.H35]*[Table6.P$13]+[Table6.H36]*[Table6.P$14])/SUM([Table6.P$12:.P$14])" office:value-type="float" office:value="0.898658575407879" calcext:value-type="float">
            <text:p>0,899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47" office:value-type="string" calcext:value-type="string">
            <text:p>ESLO → OTG</text:p>
          </table:table-cell>
          <table:table-cell table:style-name="ce47" office:value-type="string" calcext:value-type="string">
            <text:p>ESLO → UBS</text:p>
          </table:table-cell>
          <table:table-cell table:style-name="ce47" office:value-type="string" calcext:value-type="string">
            <text:p>OTG → ESLO</text:p>
          </table:table-cell>
          <table:table-cell table:style-name="ce47" office:value-type="string" calcext:value-type="string">
            <text:p>OTG → UBS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1" table:number-rows-spanned="25">
            <text:p>SMO</text:p>
          </table:table-cell>
          <table:table-cell table:style-name="ce29" office:value-type="string" calcext:value-type="string" table:number-columns-spanned="1" table:number-rows-spanned="13">
            <text:p>MUC</text:p>
          </table:table-cell>
          <table:table-cell table:style-name="ce34" office:value-type="string" calcext:value-type="string" table:number-columns-spanned="1" table:number-rows-spanned="4">
            <text:p>Recall</text:p>
          </table:table-cell>
          <table:table-cell table:style-name="ce41" office:value-type="string" calcext:value-type="string">
            <text:p>test1</text:p>
          </table:table-cell>
          <table:table-cell table:style-name="ce48" office:value-type="float" office:value="0.867" calcext:value-type="float">
            <text:p>0,867</text:p>
          </table:table-cell>
          <table:table-cell table:style-name="ce41" office:value-type="float" office:value="0.841" calcext:value-type="float">
            <text:p>0,841</text:p>
          </table:table-cell>
          <table:table-cell table:style-name="ce62" office:value-type="float" office:value="0.698" calcext:value-type="float">
            <text:p>0,698</text:p>
          </table:table-cell>
          <table:table-cell table:style-name="ce41" office:value-type="float" office:value="0.833" calcext:value-type="float">
            <text:p>0,833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49" office:value-type="float" office:value="0.898" calcext:value-type="float">
            <text:p>0,898</text:p>
          </table:table-cell>
          <table:table-cell table:style-name="ce56" office:value-type="float" office:value="0.88" calcext:value-type="float">
            <text:p>0,880</text:p>
          </table:table-cell>
          <table:table-cell table:style-name="ce51" office:value-type="float" office:value="0.726" calcext:value-type="float">
            <text:p>0,726</text:p>
          </table:table-cell>
          <table:table-cell table:style-name="ce56" office:value-type="float" office:value="0.892" calcext:value-type="float">
            <text:p>0,892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49" office:value-type="float" office:value="0.858" calcext:value-type="float">
            <text:p>0,858</text:p>
          </table:table-cell>
          <table:table-cell table:style-name="ce56" office:value-type="float" office:value="0.872" calcext:value-type="float">
            <text:p>0,872</text:p>
          </table:table-cell>
          <table:table-cell table:style-name="ce51" office:value-type="float" office:value="0.68" calcext:value-type="float">
            <text:p>0,680</text:p>
          </table:table-cell>
          <table:table-cell table:style-name="ce56" office:value-type="float" office:value="0.9094" calcext:value-type="float">
            <text:p>0,90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3" office:value-type="string" calcext:value-type="string">
            <text:p>Moyenne</text:p>
          </table:table-cell>
          <table:table-cell table:style-name="ce50" table:formula="of:=AVERAGE([.E39:.E41])" office:value-type="float" office:value="0.874333333333333" calcext:value-type="float">
            <text:p>0,874</text:p>
          </table:table-cell>
          <table:table-cell table:style-name="ce57" table:formula="of:=AVERAGE([.F39:.F41])" office:value-type="float" office:value="0.864333333333333" calcext:value-type="float">
            <text:p>0,864</text:p>
          </table:table-cell>
          <table:table-cell table:style-name="ce63" table:formula="of:=AVERAGE([.G39:.G41])" office:value-type="float" office:value="0.701333333333333" calcext:value-type="float">
            <text:p>0,701</text:p>
          </table:table-cell>
          <table:table-cell table:style-name="ce57" table:formula="of:=AVERAGE([.H39:.H41])" office:value-type="float" office:value="0.878133333333333" calcext:value-type="float">
            <text:p>0,878</text:p>
          </table:table-cell>
          <table:table-cell table:style-name="ce26" table:number-columns-repeated="1016"/>
        </table:table-row>
        <table:table-row table:style-name="ro1">
          <table:covered-table-cell table:number-columns-repeated="2" table:style-name="ce26"/>
          <table:table-cell table:style-name="ce34" office:value-type="string" calcext:value-type="string" table:number-columns-spanned="1" table:number-rows-spanned="4">
            <text:p>Precision</text:p>
          </table:table-cell>
          <table:table-cell table:style-name="ce41" office:value-type="string" calcext:value-type="string">
            <text:p>test1</text:p>
          </table:table-cell>
          <table:table-cell table:style-name="ce51" office:value-type="float" office:value="0.749" calcext:value-type="float">
            <text:p>0,749</text:p>
          </table:table-cell>
          <table:table-cell table:style-name="ce56" office:value-type="float" office:value="0.753" calcext:value-type="float">
            <text:p>0,753</text:p>
          </table:table-cell>
          <table:table-cell table:style-name="ce51" office:value-type="float" office:value="0.702" calcext:value-type="float">
            <text:p>0,702</text:p>
          </table:table-cell>
          <table:table-cell table:style-name="ce56" office:value-type="float" office:value="0.779" calcext:value-type="float">
            <text:p>0,77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51" office:value-type="float" office:value="0.755" calcext:value-type="float">
            <text:p>0,755</text:p>
          </table:table-cell>
          <table:table-cell table:style-name="ce56" office:value-type="float" office:value="0.743" calcext:value-type="float">
            <text:p>0,743</text:p>
          </table:table-cell>
          <table:table-cell table:style-name="ce51" office:value-type="float" office:value="0.746" calcext:value-type="float">
            <text:p>0,746</text:p>
          </table:table-cell>
          <table:table-cell table:style-name="ce56" office:value-type="float" office:value="0.786" calcext:value-type="float">
            <text:p>0,786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51" office:value-type="float" office:value="0.712" calcext:value-type="float">
            <text:p>0,712</text:p>
          </table:table-cell>
          <table:table-cell table:style-name="ce56" office:value-type="float" office:value="0.722" calcext:value-type="float">
            <text:p>0,722</text:p>
          </table:table-cell>
          <table:table-cell table:style-name="ce51" office:value-type="float" office:value="0.709" calcext:value-type="float">
            <text:p>0,709</text:p>
          </table:table-cell>
          <table:table-cell table:style-name="ce56" office:value-type="float" office:value="0.8006" calcext:value-type="float">
            <text:p>0,801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3" office:value-type="string" calcext:value-type="string">
            <text:p>Moyenne</text:p>
          </table:table-cell>
          <table:table-cell table:style-name="ce52" table:formula="of:=AVERAGE([.E43:.E45])" office:value-type="float" office:value="0.738666666666667" calcext:value-type="float">
            <text:p>0,739</text:p>
          </table:table-cell>
          <table:table-cell table:style-name="ce58" table:formula="of:=AVERAGE([.F43:.F45])" office:value-type="float" office:value="0.739333333333333" calcext:value-type="float">
            <text:p>0,739</text:p>
          </table:table-cell>
          <table:table-cell table:style-name="ce52" table:formula="of:=AVERAGE([.G43:.G45])" office:value-type="float" office:value="0.719" calcext:value-type="float">
            <text:p>0,719</text:p>
          </table:table-cell>
          <table:table-cell table:style-name="ce58" table:formula="of:=AVERAGE([.H43:.H45])" office:value-type="float" office:value="0.788533333333333" calcext:value-type="float">
            <text:p>0,789</text:p>
          </table:table-cell>
          <table:table-cell table:style-name="ce26" table:number-columns-repeated="1016"/>
        </table:table-row>
        <table:table-row table:style-name="ro1">
          <table:covered-table-cell table:number-columns-repeated="2" table:style-name="ce26"/>
          <table:table-cell table:style-name="ce35" office:value-type="string" calcext:value-type="string" table:number-columns-spanned="1" table:number-rows-spanned="4">
            <text:p>F1</text:p>
          </table:table-cell>
          <table:table-cell table:style-name="ce41" office:value-type="string" calcext:value-type="string">
            <text:p>test1</text:p>
          </table:table-cell>
          <table:table-cell table:style-name="ce53" office:value-type="float" office:value="0.804" calcext:value-type="float">
            <text:p>0,804</text:p>
          </table:table-cell>
          <table:table-cell table:style-name="ce59" office:value-type="float" office:value="0.795" calcext:value-type="float">
            <text:p>0,795</text:p>
          </table:table-cell>
          <table:table-cell table:style-name="ce64" office:value-type="float" office:value="0.7" calcext:value-type="float">
            <text:p>0,700</text:p>
          </table:table-cell>
          <table:table-cell table:style-name="ce59" office:value-type="float" office:value="0.806" calcext:value-type="float">
            <text:p>0,806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54" office:value-type="float" office:value="0.82" calcext:value-type="float">
            <text:p>0,820</text:p>
          </table:table-cell>
          <table:table-cell table:style-name="ce60" office:value-type="float" office:value="0.806" calcext:value-type="float">
            <text:p>0,806</text:p>
          </table:table-cell>
          <table:table-cell table:style-name="ce65" office:value-type="float" office:value="0.736" calcext:value-type="float">
            <text:p>0,736</text:p>
          </table:table-cell>
          <table:table-cell table:style-name="ce60" office:value-type="float" office:value="0.835" calcext:value-type="float">
            <text:p>0,835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54" office:value-type="float" office:value="0.778" calcext:value-type="float">
            <text:p>0,778</text:p>
          </table:table-cell>
          <table:table-cell table:style-name="ce60" office:value-type="float" office:value="0.79" calcext:value-type="float">
            <text:p>0,790</text:p>
          </table:table-cell>
          <table:table-cell table:style-name="ce65" office:value-type="float" office:value="0.694" calcext:value-type="float">
            <text:p>0,694</text:p>
          </table:table-cell>
          <table:table-cell table:style-name="ce60" office:value-type="float" office:value="0.8515" calcext:value-type="float">
            <text:p>0,852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4" office:value-type="string" calcext:value-type="string">
            <text:p>Moyenne</text:p>
          </table:table-cell>
          <table:table-cell table:style-name="ce50" table:formula="of:=AVERAGE([.E47:.E49])" office:value-type="float" office:value="0.800666666666667" calcext:value-type="float">
            <text:p>0,801</text:p>
          </table:table-cell>
          <table:table-cell table:style-name="ce57" table:formula="of:=AVERAGE([.F47:.F49])" office:value-type="float" office:value="0.797" calcext:value-type="float">
            <text:p>0,797</text:p>
          </table:table-cell>
          <table:table-cell table:style-name="ce63" table:formula="of:=AVERAGE([.G47:.G49])" office:value-type="float" office:value="0.71" calcext:value-type="float">
            <text:p>0,710</text:p>
          </table:table-cell>
          <table:table-cell table:style-name="ce57" table:formula="of:=AVERAGE([.H47:.H49])" office:value-type="float" office:value="0.830833333333333" calcext:value-type="float">
            <text:p>0,831</text:p>
          </table:table-cell>
          <table:table-cell table:style-name="ce26" table:number-columns-repeated="1016"/>
        </table:table-row>
        <table:table-row table:style-name="ro1">
          <table:covered-table-cell table:style-name="ce26"/>
          <table:covered-table-cell table:style-name="ce30"/>
          <table:table-cell table:style-name="ce30"/>
          <table:table-cell table:style-name="ce45"/>
          <table:table-cell table:style-name="ce26"/>
          <table:table-cell table:style-name="ce61"/>
          <table:table-cell table:style-name="ce26"/>
          <table:table-cell table:style-name="ce61"/>
          <table:table-cell table:style-name="ce26" table:number-columns-repeated="1016"/>
        </table:table-row>
        <table:table-row table:style-name="ro1">
          <table:covered-table-cell table:style-name="ce26"/>
          <table:table-cell table:style-name="ce29" office:value-type="string" calcext:value-type="string" table:number-columns-spanned="1" table:number-rows-spanned="12">
            <text:p>B3</text:p>
          </table:table-cell>
          <table:table-cell table:style-name="ce34" office:value-type="string" calcext:value-type="string" table:number-columns-spanned="1" table:number-rows-spanned="4">
            <text:p>Recall</text:p>
          </table:table-cell>
          <table:table-cell table:style-name="ce41" office:value-type="string" calcext:value-type="string">
            <text:p>test1</text:p>
          </table:table-cell>
          <table:table-cell table:style-name="ce48" office:value-type="float" office:value="0.848" calcext:value-type="float">
            <text:p>0,848</text:p>
          </table:table-cell>
          <table:table-cell table:style-name="ce41" office:value-type="float" office:value="0.867" calcext:value-type="float">
            <text:p>0,867</text:p>
          </table:table-cell>
          <table:table-cell table:style-name="ce62" office:value-type="float" office:value="0.876" calcext:value-type="float">
            <text:p>0,876</text:p>
          </table:table-cell>
          <table:table-cell table:style-name="ce41" office:value-type="float" office:value="0.889" calcext:value-type="float">
            <text:p>0,88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55" office:value-type="float" office:value="0.853" calcext:value-type="float">
            <text:p>0,853</text:p>
          </table:table-cell>
          <table:table-cell table:style-name="ce42" office:value-type="float" office:value="0.857" calcext:value-type="float">
            <text:p>0,857</text:p>
          </table:table-cell>
          <table:table-cell table:style-name="ce26" office:value-type="float" office:value="0.876" calcext:value-type="float">
            <text:p>0,876</text:p>
          </table:table-cell>
          <table:table-cell table:style-name="ce42" office:value-type="float" office:value="0.919" calcext:value-type="float">
            <text:p>0,91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55" office:value-type="float" office:value="0.888" calcext:value-type="float">
            <text:p>0,888</text:p>
          </table:table-cell>
          <table:table-cell table:style-name="ce42" office:value-type="float" office:value="0.856" calcext:value-type="float">
            <text:p>0,856</text:p>
          </table:table-cell>
          <table:table-cell table:style-name="ce26" office:value-type="float" office:value="0.8" calcext:value-type="float">
            <text:p>0,800</text:p>
          </table:table-cell>
          <table:table-cell table:style-name="ce42" office:value-type="float" office:value="0.947" calcext:value-type="float">
            <text:p>0,947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3" office:value-type="string" calcext:value-type="string">
            <text:p>Moyenne</text:p>
          </table:table-cell>
          <table:table-cell table:style-name="ce50" table:formula="of:=AVERAGE([.E52:.E54])" office:value-type="float" office:value="0.863" calcext:value-type="float">
            <text:p>0,863</text:p>
          </table:table-cell>
          <table:table-cell table:style-name="ce57" table:formula="of:=AVERAGE([.F52:.F54])" office:value-type="float" office:value="0.86" calcext:value-type="float">
            <text:p>0,860</text:p>
          </table:table-cell>
          <table:table-cell table:style-name="ce63" table:formula="of:=AVERAGE([.G52:.G54])" office:value-type="float" office:value="0.850666666666667" calcext:value-type="float">
            <text:p>0,851</text:p>
          </table:table-cell>
          <table:table-cell table:style-name="ce57" table:formula="of:=AVERAGE([.H52:.H54])" office:value-type="float" office:value="0.918333333333333" calcext:value-type="float">
            <text:p>0,918</text:p>
          </table:table-cell>
          <table:table-cell table:style-name="ce26" table:number-columns-repeated="1016"/>
        </table:table-row>
        <table:table-row table:style-name="ro1">
          <table:covered-table-cell table:number-columns-repeated="2" table:style-name="ce26"/>
          <table:table-cell table:style-name="ce34" office:value-type="string" calcext:value-type="string" table:number-columns-spanned="1" table:number-rows-spanned="4">
            <text:p>Precision</text:p>
          </table:table-cell>
          <table:table-cell table:style-name="ce41" office:value-type="string" calcext:value-type="string">
            <text:p>test1</text:p>
          </table:table-cell>
          <table:table-cell table:style-name="ce26" office:value-type="float" office:value="0.83" calcext:value-type="float">
            <text:p>0,830</text:p>
          </table:table-cell>
          <table:table-cell table:style-name="ce42" office:value-type="float" office:value="0.848" calcext:value-type="float">
            <text:p>0,848</text:p>
          </table:table-cell>
          <table:table-cell table:style-name="ce26" office:value-type="float" office:value="0.883" calcext:value-type="float">
            <text:p>0,883</text:p>
          </table:table-cell>
          <table:table-cell table:style-name="ce42" office:value-type="float" office:value="0.873" calcext:value-type="float">
            <text:p>0,873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26" office:value-type="float" office:value="0.805" calcext:value-type="float">
            <text:p>0,805</text:p>
          </table:table-cell>
          <table:table-cell table:style-name="ce42" office:value-type="float" office:value="0.8103" calcext:value-type="float">
            <text:p>0,810</text:p>
          </table:table-cell>
          <table:table-cell table:style-name="ce26" office:value-type="float" office:value="0.888" calcext:value-type="float">
            <text:p>0,888</text:p>
          </table:table-cell>
          <table:table-cell table:style-name="ce42" office:value-type="float" office:value="0.885" calcext:value-type="float">
            <text:p>0,885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26" office:value-type="float" office:value="0.832" calcext:value-type="float">
            <text:p>0,832</text:p>
          </table:table-cell>
          <table:table-cell table:style-name="ce42" office:value-type="float" office:value="0.803" calcext:value-type="float">
            <text:p>0,803</text:p>
          </table:table-cell>
          <table:table-cell table:style-name="ce26" office:value-type="float" office:value="0.8998" calcext:value-type="float">
            <text:p>0,900</text:p>
          </table:table-cell>
          <table:table-cell table:style-name="ce42" office:value-type="float" office:value="0.909" calcext:value-type="float">
            <text:p>0,909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3" office:value-type="string" calcext:value-type="string">
            <text:p>Moyenne</text:p>
          </table:table-cell>
          <table:table-cell table:style-name="ce52" table:formula="of:=AVERAGE([.E56:.E58])" office:value-type="float" office:value="0.822333333333333" calcext:value-type="float">
            <text:p>0,822</text:p>
          </table:table-cell>
          <table:table-cell table:style-name="ce58" table:formula="of:=AVERAGE([.F56:.F58])" office:value-type="float" office:value="0.820433333333333" calcext:value-type="float">
            <text:p>0,820</text:p>
          </table:table-cell>
          <table:table-cell table:style-name="ce52" table:formula="of:=AVERAGE([.G56:.G58])" office:value-type="float" office:value="0.890266666666667" calcext:value-type="float">
            <text:p>0,890</text:p>
          </table:table-cell>
          <table:table-cell table:style-name="ce58" table:formula="of:=AVERAGE([.H56:.H58])" office:value-type="float" office:value="0.889" calcext:value-type="float">
            <text:p>0,889</text:p>
          </table:table-cell>
          <table:table-cell table:style-name="ce26" table:number-columns-repeated="1016"/>
        </table:table-row>
        <table:table-row table:style-name="ro1">
          <table:covered-table-cell table:number-columns-repeated="2" table:style-name="ce26"/>
          <table:table-cell table:style-name="ce35" office:value-type="string" calcext:value-type="string" table:number-columns-spanned="1" table:number-rows-spanned="4">
            <text:p>F1</text:p>
          </table:table-cell>
          <table:table-cell table:style-name="ce41" office:value-type="string" calcext:value-type="string">
            <text:p>test1</text:p>
          </table:table-cell>
          <table:table-cell table:style-name="ce48" office:value-type="float" office:value="0.839" calcext:value-type="float">
            <text:p>0,839</text:p>
          </table:table-cell>
          <table:table-cell table:style-name="ce41" office:value-type="float" office:value="0.857" calcext:value-type="float">
            <text:p>0,857</text:p>
          </table:table-cell>
          <table:table-cell table:style-name="ce62" office:value-type="float" office:value="0.88" calcext:value-type="float">
            <text:p>0,880</text:p>
          </table:table-cell>
          <table:table-cell table:style-name="ce41" office:value-type="float" office:value="0.881" calcext:value-type="float">
            <text:p>0,881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2</text:p>
          </table:table-cell>
          <table:table-cell table:style-name="ce55" office:value-type="float" office:value="0.828" calcext:value-type="float">
            <text:p>0,828</text:p>
          </table:table-cell>
          <table:table-cell table:style-name="ce42" office:value-type="float" office:value="0.8329" calcext:value-type="float">
            <text:p>0,833</text:p>
          </table:table-cell>
          <table:table-cell table:style-name="ce26" office:value-type="float" office:value="0.882" calcext:value-type="float">
            <text:p>0,882</text:p>
          </table:table-cell>
          <table:table-cell table:style-name="ce42" office:value-type="float" office:value="0.902" calcext:value-type="float">
            <text:p>0,902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2" office:value-type="string" calcext:value-type="string">
            <text:p>test3</text:p>
          </table:table-cell>
          <table:table-cell table:style-name="ce55" office:value-type="float" office:value="0.859" calcext:value-type="float">
            <text:p>0,859</text:p>
          </table:table-cell>
          <table:table-cell table:style-name="ce42" office:value-type="float" office:value="0.829" calcext:value-type="float">
            <text:p>0,829</text:p>
          </table:table-cell>
          <table:table-cell table:style-name="ce26" office:value-type="float" office:value="0.8898" calcext:value-type="float">
            <text:p>0,890</text:p>
          </table:table-cell>
          <table:table-cell table:style-name="ce42" office:value-type="float" office:value="0.928" calcext:value-type="float">
            <text:p>0,928</text:p>
          </table:table-cell>
          <table:table-cell table:style-name="ce26" table:number-columns-repeated="1016"/>
        </table:table-row>
        <table:table-row table:style-name="ro1">
          <table:covered-table-cell table:number-columns-repeated="3" table:style-name="ce26"/>
          <table:table-cell table:style-name="ce44" office:value-type="string" calcext:value-type="string">
            <text:p>Moyenne</text:p>
          </table:table-cell>
          <table:table-cell table:style-name="ce50" table:formula="of:=AVERAGE([.E60:.E62])" office:value-type="float" office:value="0.842" calcext:value-type="float">
            <text:p>0,842</text:p>
          </table:table-cell>
          <table:table-cell table:style-name="ce57" table:formula="of:=AVERAGE([.F60:.F62])" office:value-type="float" office:value="0.839633333333333" calcext:value-type="float">
            <text:p>0,840</text:p>
          </table:table-cell>
          <table:table-cell table:style-name="ce63" table:formula="of:=AVERAGE([.G60:.G62])" office:value-type="float" office:value="0.883933333333333" calcext:value-type="float">
            <text:p>0,884</text:p>
          </table:table-cell>
          <table:table-cell table:style-name="ce57" table:formula="of:=AVERAGE([.H60:.H62])" office:value-type="float" office:value="0.903666666666667" calcext:value-type="float">
            <text:p>0,904</text:p>
          </table:table-cell>
          <table:table-cell table:style-name="ce26"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7" table:style-name="ta1">
        <table:table-column table:style-name="co2" table:number-columns-repeated="3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2" table:number-columns-repeated="3" table:default-cell-style-name="ce23"/>
        <table:table-column table:style-name="co12" table:default-cell-style-name="ce23"/>
        <table:table-column table:style-name="co2" table:number-columns-repeated="3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number-columns-repeated="1009" table:default-cell-style-name="ce23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70" office:value-type="string" calcext:value-type="string">
            <text:p>J48</text:p>
          </table:table-cell>
          <table:table-cell table:style-name="ce74" table:number-columns-repeated="3"/>
          <table:table-cell table:style-name="ce74" office:value-type="string" calcext:value-type="string">
            <text:p>MUC</text:p>
          </table:table-cell>
          <table:table-cell table:style-name="ce74" office:value-type="string" calcext:value-type="string">
            <text:p>B3</text:p>
          </table:table-cell>
          <table:table-cell table:style-name="ce74"/>
          <table:table-cell table:style-name="ce102" office:value-type="string" calcext:value-type="string">
            <text:p>nb mentions</text:p>
          </table:table-cell>
          <table:table-cell table:number-columns-repeated="2"/>
          <table:table-cell table:style-name="ce70" office:value-type="string" calcext:value-type="string">
            <text:p>SMO</text:p>
          </table:table-cell>
          <table:table-cell table:style-name="ce74" table:number-columns-repeated="3"/>
          <table:table-cell table:style-name="ce74" office:value-type="string" calcext:value-type="string">
            <text:p>MUC</text:p>
          </table:table-cell>
          <table:table-cell table:style-name="ce74" office:value-type="string" calcext:value-type="string">
            <text:p>B3</text:p>
          </table:table-cell>
          <table:table-cell table:style-name="ce74"/>
          <table:table-cell table:style-name="ce102" office:value-type="string" calcext:value-type="string">
            <text:p>nb mentions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1" table:number-rows-spanned="40">
            <text:p>Modèle Général</text:p>
          </table:table-cell>
          <table:table-cell office:value-type="string" calcext:value-type="string" table:number-columns-spanned="1" table:number-rows-spanned="12">
            <text:p>Medium → OTG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901" calcext:value-type="float">
            <text:p>0,901</text:p>
          </table:table-cell>
          <table:table-cell office:value-type="float" office:value="0.862" calcext:value-type="float">
            <text:p>0,862</text:p>
          </table:table-cell>
          <table:table-cell/>
          <table:table-cell table:style-name="ce103" office:value-type="float" office:value="966" calcext:value-type="float">
            <text:p>966</text:p>
          </table:table-cell>
          <table:table-cell table:number-columns-repeated="2"/>
          <table:table-cell table:style-name="ce71" office:value-type="string" calcext:value-type="string" table:number-columns-spanned="1" table:number-rows-spanned="40">
            <text:p>Modèle Général</text:p>
          </table:table-cell>
          <table:table-cell office:value-type="string" calcext:value-type="string" table:number-columns-spanned="1" table:number-rows-spanned="12">
            <text:p>Medium → OTG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883" calcext:value-type="float">
            <text:p>0,883</text:p>
          </table:table-cell>
          <table:table-cell office:value-type="float" office:value="0.844" calcext:value-type="float">
            <text:p>0,844</text:p>
          </table:table-cell>
          <table:table-cell/>
          <table:table-cell table:style-name="ce103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86" calcext:value-type="float">
            <text:p>0,886</text:p>
          </table:table-cell>
          <table:table-cell/>
          <table:table-cell table:style-name="ce103" office:value-type="float" office:value="967" calcext:value-type="float">
            <text:p>967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72" calcext:value-type="float">
            <text:p>0,872</text:p>
          </table:table-cell>
          <table:table-cell/>
          <table:table-cell table:style-name="ce103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63" calcext:value-type="float">
            <text:p>0,863</text:p>
          </table:table-cell>
          <table:table-cell office:value-type="float" office:value="0.875" calcext:value-type="float">
            <text:p>0,875</text:p>
          </table:table-cell>
          <table:table-cell/>
          <table:table-cell table:style-name="ce103" office:value-type="float" office:value="1031" calcext:value-type="float">
            <text:p>1031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54" calcext:value-type="float">
            <text:p>0,854</text:p>
          </table:table-cell>
          <table:table-cell/>
          <table:table-cell table:style-name="ce103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16]*['Table 7+'.$S16]+['Table 7+'.F17]*['Table 7+'.$S17]+['Table 7+'.F18]*['Table 7+'.$S18])/SUM(['Table 7+'.$S16:.$S18])" office:value-type="float" office:value="0.887782051282051" calcext:value-type="float">
            <text:p>0,888</text:p>
          </table:table-cell>
          <table:table-cell table:style-name="ce88" table:formula="of:=(['Table 7+'.L16]*['Table 7+'.$S16]+['Table 7+'.L17]*['Table 7+'.$S17]+['Table 7+'.L18]*['Table 7+'.$S18])/SUM(['Table 7+'.$S16:.$S18])" office:value-type="float" office:value="0.874351889338731" calcext:value-type="float">
            <text:p>0,874</text:p>
          </table:table-cell>
          <table:table-cell table:style-name="ce83"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10]*[.$U10]+[.R11]*[.$U11]+[.R12]*[.$U12])/SUM([.$U10:.$U12])" office:value-type="float" office:value="0.888176788124157" calcext:value-type="float">
            <text:p>0,888</text:p>
          </table:table-cell>
          <table:table-cell table:style-name="ce88" table:formula="of:=([.S10]*[.$U10]+[.S11]*[.$U11]+[.S12]*[.$U12])/SUM([.$U10:.$U12])" office:value-type="float" office:value="0.856613360323887" calcext:value-type="float">
            <text:p>0,857</text:p>
          </table:table-cell>
          <table:table-cell table:style-name="ce83"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" calcext:value-type="float">
            <text:p>0,868</text:p>
          </table:table-cell>
          <table:table-cell/>
          <table:table-cell table:style-name="ce103" table:formula="of:=['Table 7+'.S16]" office:value-type="float" office:value="966" calcext:value-type="float">
            <text:p>966</text:p>
          </table:table-cell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829" calcext:value-type="float">
            <text:p>0,829</text:p>
          </table:table-cell>
          <table:table-cell office:value-type="float" office:value="0.845" calcext:value-type="float">
            <text:p>0,845</text:p>
          </table:table-cell>
          <table:table-cell/>
          <table:table-cell table:style-name="ce103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66" calcext:value-type="float">
            <text:p>0,866</text:p>
          </table:table-cell>
          <table:table-cell office:value-type="float" office:value="0.885" calcext:value-type="float">
            <text:p>0,885</text:p>
          </table:table-cell>
          <table:table-cell/>
          <table:table-cell table:style-name="ce103" table:formula="of:=['Table 7+'.S17]" office:value-type="float" office:value="967" calcext:value-type="float">
            <text:p>967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41" calcext:value-type="float">
            <text:p>0,841</text:p>
          </table:table-cell>
          <table:table-cell office:value-type="float" office:value="0.867" calcext:value-type="float">
            <text:p>0,867</text:p>
          </table:table-cell>
          <table:table-cell/>
          <table:table-cell table:style-name="ce103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31" calcext:value-type="float">
            <text:p>0,831</text:p>
          </table:table-cell>
          <table:table-cell office:value-type="float" office:value="0.882" calcext:value-type="float">
            <text:p>0,882</text:p>
          </table:table-cell>
          <table:table-cell/>
          <table:table-cell table:style-name="ce103" table:formula="of:=['Table 7+'.S18]" office:value-type="float" office:value="1031" calcext:value-type="float">
            <text:p>1031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91" calcext:value-type="float">
            <text:p>0,791</text:p>
          </table:table-cell>
          <table:table-cell office:value-type="float" office:value="0.83" calcext:value-type="float">
            <text:p>0,83</text:p>
          </table:table-cell>
          <table:table-cell/>
          <table:table-cell table:style-name="ce103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20]*['Table 7+'.$S20]+['Table 7+'.F21]*['Table 7+'.$S21]+['Table 7+'.F22]*['Table 7+'.$S22])/SUM(['Table 7+'.$S20:.$S22])" office:value-type="float" office:value="0.85317375168691" calcext:value-type="float">
            <text:p>0,853</text:p>
          </table:table-cell>
          <table:table-cell table:style-name="ce88" table:formula="of:=(['Table 7+'.L20]*['Table 7+'.$S20]+['Table 7+'.L21]*['Table 7+'.$S21]+['Table 7+'.L22]*['Table 7+'.$S22])/SUM(['Table 7+'.$S20:.$S22])" office:value-type="float" office:value="0.878415991902834" calcext:value-type="float">
            <text:p>0,878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14]*[.$U14]+[.R15]*[.$U15]+[.R16]*[.$U16])/SUM([.$U14:.$U16])" office:value-type="float" office:value="0.819697031039136" calcext:value-type="float">
            <text:p>0,820</text:p>
          </table:table-cell>
          <table:table-cell table:style-name="ce88" table:formula="of:=([.S14]*[.$U14]+[.S15]*[.$U15]+[.S16]*[.$U16])/SUM([.$U14:.$U16])" office:value-type="float" office:value="0.846959851551957" calcext:value-type="float">
            <text:p>0,847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882" calcext:value-type="float">
            <text:p>0,882</text:p>
          </table:table-cell>
          <table:table-cell office:value-type="float" office:value="0.865" calcext:value-type="float">
            <text:p>0,865</text:p>
          </table:table-cell>
          <table:table-cell/>
          <table:table-cell table:style-name="ce103" table:formula="of:=['Table 7+'.S20]" office:value-type="float" office:value="966" calcext:value-type="float">
            <text:p>966</text:p>
          </table:table-cell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855" calcext:value-type="float">
            <text:p>0,855</text:p>
          </table:table-cell>
          <table:table-cell office:value-type="float" office:value="0.845" calcext:value-type="float">
            <text:p>0,845</text:p>
          </table:table-cell>
          <table:table-cell/>
          <table:table-cell table:style-name="ce103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5" calcext:value-type="float">
            <text:p>0,885</text:p>
          </table:table-cell>
          <table:table-cell/>
          <table:table-cell table:style-name="ce103" table:formula="of:=['Table 7+'.S21]" office:value-type="float" office:value="967" calcext:value-type="float">
            <text:p>967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number-columns-repeated="2" office:value-type="float" office:value="0.87" calcext:value-type="float">
            <text:p>0,87</text:p>
          </table:table-cell>
          <table:table-cell/>
          <table:table-cell table:style-name="ce103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79" calcext:value-type="float">
            <text:p>0,879</text:p>
          </table:table-cell>
          <table:table-cell/>
          <table:table-cell table:style-name="ce103" table:formula="of:=['Table 7+'.S22]" office:value-type="float" office:value="1031" calcext:value-type="float">
            <text:p>1031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33" calcext:value-type="float">
            <text:p>0,833</text:p>
          </table:table-cell>
          <table:table-cell office:value-type="float" office:value="0.842" calcext:value-type="float">
            <text:p>0,842</text:p>
          </table:table-cell>
          <table:table-cell/>
          <table:table-cell table:style-name="ce103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24]*['Table 7+'.$S24]+['Table 7+'.F25]*['Table 7+'.$S25]+['Table 7+'.F26]*['Table 7+'.$S26])/SUM(['Table 7+'.$S24:.$S26])" office:value-type="float" office:value="0.870151821862348" calcext:value-type="float">
            <text:p>0,870</text:p>
          </table:table-cell>
          <table:table-cell table:style-name="ce88" table:formula="of:=(['Table 7+'.L24]*['Table 7+'.$S24]+['Table 7+'.L25]*['Table 7+'.$S25]+['Table 7+'.L26]*['Table 7+'.$S26])/SUM(['Table 7+'.$S24:.$S26])" office:value-type="float" office:value="0.876394736842105" calcext:value-type="float">
            <text:p>0,876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18]*[.$U18]+[.R19]*[.$U19]+[.R20]*[.$U20])/SUM([.$U18:.$U20])" office:value-type="float" office:value="0.852241228070175" calcext:value-type="float">
            <text:p>0,852</text:p>
          </table:table-cell>
          <table:table-cell table:style-name="ce88" table:formula="of:=([.S18]*[.$U18]+[.S19]*[.$U19]+[.S20]*[.$U20])/SUM([.$U18:.$U20])" office:value-type="float" office:value="0.852112685560054" calcext:value-type="float">
            <text:p>0,852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office:value-type="string" calcext:value-type="string" table:number-columns-spanned="1" table:number-rows-spanned="12">
            <text:p>Medium → UBS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33" calcext:value-type="float">
            <text:p>0,833</text:p>
          </table:table-cell>
          <table:table-cell office:value-type="float" office:value="0.895" calcext:value-type="float">
            <text:p>0,895</text:p>
          </table:table-cell>
          <table:table-cell/>
          <table:table-cell table:style-name="ce103" office:value-type="float" office:value="836" calcext:value-type="float">
            <text:p>836</text:p>
          </table:table-cell>
          <table:table-cell table:number-columns-repeated="2"/>
          <table:covered-table-cell table:style-name="ce71"/>
          <table:table-cell office:value-type="string" calcext:value-type="string" table:number-columns-spanned="1" table:number-rows-spanned="12">
            <text:p>Medium → UBS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94" calcext:value-type="float">
            <text:p>0,894</text:p>
          </table:table-cell>
          <table:table-cell office:value-type="float" office:value="0.907" calcext:value-type="float">
            <text:p>0,907</text:p>
          </table:table-cell>
          <table:table-cell/>
          <table:table-cell table:style-name="ce103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88" calcext:value-type="float">
            <text:p>0,888</text:p>
          </table:table-cell>
          <table:table-cell office:value-type="float" office:value="0.913" calcext:value-type="float">
            <text:p>0,913</text:p>
          </table:table-cell>
          <table:table-cell/>
          <table:table-cell table:style-name="ce103" office:value-type="float" office:value="837" calcext:value-type="float">
            <text:p>837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65" calcext:value-type="float">
            <text:p>0,865</text:p>
          </table:table-cell>
          <table:table-cell office:value-type="float" office:value="0.877" calcext:value-type="float">
            <text:p>0,877</text:p>
          </table:table-cell>
          <table:table-cell/>
          <table:table-cell table:style-name="ce103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87" calcext:value-type="float">
            <text:p>0,887</text:p>
          </table:table-cell>
          <table:table-cell office:value-type="float" office:value="0.873" calcext:value-type="float">
            <text:p>0,873</text:p>
          </table:table-cell>
          <table:table-cell/>
          <table:table-cell table:style-name="ce103" office:value-type="float" office:value="840" calcext:value-type="float">
            <text:p>840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75" calcext:value-type="float">
            <text:p>0,875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03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28]*['Table 7+'.$S28]+['Table 7+'.F29]*['Table 7+'.$S29]+['Table 7+'.F30]*['Table 7+'.$S30])/SUM(['Table 7+'.$S28:.$S30])" office:value-type="float" office:value="0.869368881814564" calcext:value-type="float">
            <text:p>0,869</text:p>
          </table:table-cell>
          <table:table-cell table:style-name="ce88" table:formula="of:=(['Table 7+'.L28]*['Table 7+'.$S28]+['Table 7+'.L29]*['Table 7+'.$S29]+['Table 7+'.L30]*['Table 7+'.$S30])/SUM(['Table 7+'.$S28:.$S30])" office:value-type="float" office:value="0.893641464385197" calcext:value-type="float">
            <text:p>0,894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22]*[.$U22]+[.R23]*[.$U23]+[.R24]*[.$U24])/SUM([.$U22:.$U24])" office:value-type="float" office:value="0.877990051730999" calcext:value-type="float">
            <text:p>0,878</text:p>
          </table:table-cell>
          <table:table-cell table:style-name="ce88" table:formula="of:=([.S22]*[.$U22]+[.S23]*[.$U23]+[.S24]*[.$U24])/SUM([.$U22:.$U24])" office:value-type="float" office:value="0.89466812574612" calcext:value-type="float">
            <text:p>0,895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798" calcext:value-type="float">
            <text:p>0,798</text:p>
          </table:table-cell>
          <table:table-cell office:value-type="float" office:value="0.891" calcext:value-type="float">
            <text:p>0,891</text:p>
          </table:table-cell>
          <table:table-cell/>
          <table:table-cell table:style-name="ce103" table:formula="of:=['Table 7+'.S28]" office:value-type="float" office:value="836" calcext:value-type="float">
            <text:p>836</text:p>
          </table:table-cell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18" calcext:value-type="float">
            <text:p>0,818</text:p>
          </table:table-cell>
          <table:table-cell office:value-type="float" office:value="0.887" calcext:value-type="float">
            <text:p>0,887</text:p>
          </table:table-cell>
          <table:table-cell/>
          <table:table-cell table:style-name="ce103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19" calcext:value-type="float">
            <text:p>0,819</text:p>
          </table:table-cell>
          <table:table-cell office:value-type="float" office:value="0.892" calcext:value-type="float">
            <text:p>0,892</text:p>
          </table:table-cell>
          <table:table-cell/>
          <table:table-cell table:style-name="ce103" table:formula="of:=['Table 7+'.S29]" office:value-type="float" office:value="837" calcext:value-type="float">
            <text:p>837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794" calcext:value-type="float">
            <text:p>0,794</text:p>
          </table:table-cell>
          <table:table-cell office:value-type="float" office:value="0.866" calcext:value-type="float">
            <text:p>0,866</text:p>
          </table:table-cell>
          <table:table-cell/>
          <table:table-cell table:style-name="ce103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8" calcext:value-type="float">
            <text:p>0,88</text:p>
          </table:table-cell>
          <table:table-cell office:value-type="float" office:value="0.883" calcext:value-type="float">
            <text:p>0,883</text:p>
          </table:table-cell>
          <table:table-cell/>
          <table:table-cell table:style-name="ce103" table:formula="of:=['Table 7+'.S30]" office:value-type="float" office:value="840" calcext:value-type="float">
            <text:p>840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03" calcext:value-type="float">
            <text:p>0,803</text:p>
          </table:table-cell>
          <table:table-cell office:value-type="float" office:value="0.883" calcext:value-type="float">
            <text:p>0,883</text:p>
          </table:table-cell>
          <table:table-cell/>
          <table:table-cell table:style-name="ce103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32]*['Table 7+'.$S32]+['Table 7+'.F33]*['Table 7+'.$S33]+['Table 7+'.F34]*['Table 7+'.$S34])/SUM(['Table 7+'.$S32:.$S34])" office:value-type="float" office:value="0.832403899721449" calcext:value-type="float">
            <text:p>0,832</text:p>
          </table:table-cell>
          <table:table-cell table:style-name="ce88" table:formula="of:=(['Table 7+'.L32]*['Table 7+'.$S32]+['Table 7+'.L33]*['Table 7+'.$S33]+['Table 7+'.L34]*['Table 7+'.$S34])/SUM(['Table 7+'.$S32:.$S34])" office:value-type="float" office:value="0.888658973338639" calcext:value-type="float">
            <text:p>0,889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26]*[.$U26]+[.R27]*[.$U27]+[.R28]*[.$U28])/SUM([.$U26:.$U28])" office:value-type="float" office:value="0.804992439315559" calcext:value-type="float">
            <text:p>0,805</text:p>
          </table:table-cell>
          <table:table-cell table:style-name="ce88" table:formula="of:=([.S26]*[.$U26]+[.S27]*[.$U27]+[.S28]*[.$U28])/SUM([.$U26:.$U28])" office:value-type="float" office:value="0.87866852367688" calcext:value-type="float">
            <text:p>0,879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15" calcext:value-type="float">
            <text:p>0,815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103" table:formula="of:=['Table 7+'.S32]" office:value-type="float" office:value="836" calcext:value-type="float">
            <text:p>836</text:p>
          </table:table-cell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54" calcext:value-type="float">
            <text:p>0,854</text:p>
          </table:table-cell>
          <table:table-cell office:value-type="float" office:value="0.897" calcext:value-type="float">
            <text:p>0,897</text:p>
          </table:table-cell>
          <table:table-cell/>
          <table:table-cell table:style-name="ce103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52" calcext:value-type="float">
            <text:p>0,852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103" table:formula="of:=['Table 7+'.S33]" office:value-type="float" office:value="837" calcext:value-type="float">
            <text:p>837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28" calcext:value-type="float">
            <text:p>0,828</text:p>
          </table:table-cell>
          <table:table-cell office:value-type="float" office:value="0.871" calcext:value-type="float">
            <text:p>0,871</text:p>
          </table:table-cell>
          <table:table-cell/>
          <table:table-cell table:style-name="ce103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83" calcext:value-type="float">
            <text:p>0,883</text:p>
          </table:table-cell>
          <table:table-cell office:value-type="float" office:value="0.878" calcext:value-type="float">
            <text:p>0,878</text:p>
          </table:table-cell>
          <table:table-cell/>
          <table:table-cell table:style-name="ce103" table:formula="of:=['Table 7+'.S34]" office:value-type="float" office:value="840" calcext:value-type="float">
            <text:p>840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38" calcext:value-type="float">
            <text:p>0,838</text:p>
          </table:table-cell>
          <table:table-cell office:value-type="float" office:value="0.892" calcext:value-type="float">
            <text:p>0,892</text:p>
          </table:table-cell>
          <table:table-cell/>
          <table:table-cell table:style-name="ce103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36]*['Table 7+'.$S36]+['Table 7+'.F37]*['Table 7+'.$S37]+['Table 7+'.F38]*['Table 7+'.$S38])/SUM(['Table 7+'.$S36:.$S38])" office:value-type="float" office:value="0.850053322721847" calcext:value-type="float">
            <text:p>0,850</text:p>
          </table:table-cell>
          <table:table-cell table:style-name="ce88" table:formula="of:=(['Table 7+'.L36]*['Table 7+'.$S36]+['Table 7+'.L37]*['Table 7+'.$S37]+['Table 7+'.L38]*['Table 7+'.$S38])/SUM(['Table 7+'.$S36:.$S38])" office:value-type="float" office:value="0.890983684838838" calcext:value-type="float">
            <text:p>0,891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30]*[.$U30]+[.R31]*[.$U31]+[.R32]*[.$U32])/SUM([.$U30:.$U32])" office:value-type="float" office:value="0.839992041384799" calcext:value-type="float">
            <text:p>0,840</text:p>
          </table:table-cell>
          <table:table-cell table:style-name="ce88" table:formula="of:=([.S30]*[.$U30]+[.S31]*[.$U31]+[.S32]*[.$U32])/SUM([.$U30:.$U32])" office:value-type="float" office:value="0.88666892160764" calcext:value-type="float">
            <text:p>0,887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table:style-name="ce75" office:value-type="string" calcext:value-type="string" table:number-columns-spanned="1" table:number-rows-spanned="3">
            <text:p>Medium → OTG + 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89" table:formula="of:=(['Table 7+'.F19]*SUM(['Table 7+'.$S16:.$S18])+['Table 7+'.F31]*SUM(['Table 7+'.$S28:.$S30]))/(SUM(['Table 7+'.$S16:.$S18])+SUM(['Table 7+'.$S28:.$S30]))" office:value-type="float" office:value="0.879333576775607" calcext:value-type="float">
            <text:p>0,879</text:p>
          </table:table-cell>
          <table:table-cell table:style-name="ce97" table:formula="of:=(['Table 7+'.L19]*SUM(['Table 7+'.$S16:.$S18])+['Table 7+'.L31]*SUM(['Table 7+'.$S28:.$S30]))/(SUM(['Table 7+'.$S16:.$S18])+SUM(['Table 7+'.$S28:.$S30]))" office:value-type="float" office:value="0.883202483111192" calcext:value-type="float">
            <text:p>0,883</text:p>
          </table:table-cell>
          <table:table-cell/>
          <table:table-cell table:style-name="ce103"/>
          <table:table-cell table:number-columns-repeated="2"/>
          <table:covered-table-cell table:style-name="ce71"/>
          <table:table-cell table:style-name="ce75" office:value-type="string" calcext:value-type="string" table:number-columns-spanned="1" table:number-rows-spanned="3">
            <text:p>Medium → OTG + 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89" table:formula="of:=([.R13]*SUM([.$U10:.$U12])+[.R25]*SUM([.$U22:.$U24]))/SUM([.$U10:.$U12];[.$U22:.$U24])" office:value-type="float" office:value="0.883502830016432" calcext:value-type="float">
            <text:p>0,884</text:p>
          </table:table-cell>
          <table:table-cell table:style-name="ce89" table:formula="of:=([.S13]*SUM([.$U10:.$U12])+[.S25]*SUM([.$U22:.$U24]))/SUM([.$U10:.$U12];[.$U22:.$U24])" office:value-type="float" office:value="0.874073945590652" calcext:value-type="float">
            <text:p>0,874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number-columns-repeated="2" table:style-name="ce71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90" table:formula="of:=(['Table 7+'.F23]*SUM(['Table 7+'.$S16:.$S18])+['Table 7+'.F35]*SUM(['Table 7+'.$S28:.$S30]))/(SUM(['Table 7+'.$S16:.$S18])+SUM(['Table 7+'.$S28:.$S30]))" office:value-type="float" office:value="0.843643965674639" calcext:value-type="float">
            <text:p>0,844</text:p>
          </table:table-cell>
          <table:table-cell table:style-name="ce98" table:formula="of:=(['Table 7+'.L23]*SUM(['Table 7+'.$S16:.$S18])+['Table 7+'.L35]*SUM(['Table 7+'.$S28:.$S30]))/(SUM(['Table 7+'.$S16:.$S18])+SUM(['Table 7+'.$S28:.$S30]))" office:value-type="float" office:value="0.883115756801169" calcext:value-type="float">
            <text:p>0,883</text:p>
          </table:table-cell>
          <table:table-cell/>
          <table:table-cell table:style-name="ce103"/>
          <table:table-cell table:number-columns-repeated="2"/>
          <table:covered-table-cell table:number-columns-repeated="2" table:style-name="ce71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89" table:formula="of:=([.R17]*SUM([.$U14:.$U16])+[.R29]*SUM([.$U26:.$U28]))/SUM([.$U14:.$U16];[.$U26:.$U28])" office:value-type="float" office:value="0.81295015519445" calcext:value-type="float">
            <text:p>0,813</text:p>
          </table:table-cell>
          <table:table-cell table:style-name="ce89" table:formula="of:=([.S17]*SUM([.$U14:.$U16])+[.S29]*SUM([.$U26:.$U28]))/SUM([.$U14:.$U16];[.$U26:.$U28])" office:value-type="float" office:value="0.861508672631002" calcext:value-type="float">
            <text:p>0,862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style-name="ce76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91" table:formula="of:=(['Table 7+'.F27]*SUM(['Table 7+'.$S16:.$S18])+['Table 7+'.F39]*SUM(['Table 7+'.$S28:.$S30]))/(SUM(['Table 7+'.$S16:.$S18])+SUM(['Table 7+'.$S28:.$S30]))" office:value-type="float" office:value="0.860930071206865" calcext:value-type="float">
            <text:p>0,861</text:p>
          </table:table-cell>
          <table:table-cell table:style-name="ce99" table:formula="of:=(['Table 7+'.L27]*SUM(['Table 7+'.$S16:.$S18])+['Table 7+'.L39]*SUM(['Table 7+'.$S28:.$S30]))/(SUM(['Table 7+'.$S16:.$S18])+SUM(['Table 7+'.$S28:.$S30]))" office:value-type="float" office:value="0.883088552127077" calcext:value-type="float">
            <text:p>0,883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style-name="ce76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105" table:formula="of:=([.R21]*SUM([.$U18:.$U20])+[.R33]*SUM([.$U30:.$U32]))/SUM([.$U18:.$U20];[.$U30:.$U32])" office:value-type="float" office:value="0.84662096037977" calcext:value-type="float">
            <text:p>0,847</text:p>
          </table:table-cell>
          <table:table-cell table:style-name="ce105" table:formula="of:=([.S21]*SUM([.$U18:.$U20])+[.S33]*SUM([.$U30:.$U32]))/SUM([.$U18:.$U20];[.$U30:.$U32])" office:value-type="float" office:value="0.86796804820157" calcext:value-type="float">
            <text:p>0,868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table:style-name="ce77" table:number-columns-spanned="4" table:number-rows-spanned="1"/>
          <table:covered-table-cell table:number-columns-repeated="3"/>
          <table:table-cell table:style-name="ce77"/>
          <table:table-cell/>
          <table:table-cell table:style-name="ce103"/>
          <table:table-cell table:number-columns-repeated="2"/>
          <table:covered-table-cell table:style-name="ce71"/>
          <table:table-cell table:style-name="ce77" table:number-columns-spanned="4" table:number-rows-spanned="1"/>
          <table:covered-table-cell table:number-columns-repeated="3"/>
          <table:table-cell table:style-name="ce77"/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table:style-name="ce32" office:value-type="string" calcext:value-type="string" table:number-columns-spanned="1" table:number-rows-spanned="12">
            <text:p>Medium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757" calcext:value-type="float">
            <text:p>0,757</text:p>
          </table:table-cell>
          <table:table-cell office:value-type="float" office:value="0.906" calcext:value-type="float">
            <text:p>0,906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2"/>
          <table:covered-table-cell table:style-name="ce71"/>
          <table:table-cell table:style-name="ce32" office:value-type="string" calcext:value-type="string" table:number-columns-spanned="1" table:number-rows-spanned="12">
            <text:p>Medium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702" calcext:value-type="float">
            <text:p>0,702</text:p>
          </table:table-cell>
          <table:table-cell office:value-type="float" office:value="0.886" calcext:value-type="float">
            <text:p>0,886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18" calcext:value-type="float">
            <text:p>0,718</text:p>
          </table:table-cell>
          <table:table-cell office:value-type="float" office:value="0.887" calcext:value-type="float">
            <text:p>0,887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53" calcext:value-type="float">
            <text:p>0,753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3" calcext:value-type="float">
            <text:p>0,73</text:p>
          </table:table-cell>
          <table:table-cell office:value-type="float" office:value="0.897" calcext:value-type="float">
            <text:p>0,897</text:p>
          </table:table-cell>
          <table:table-cell/>
          <table:table-cell table:style-name="ce103" office:value-type="float" office:value="2988" calcext:value-type="float">
            <text:p>2988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43" calcext:value-type="float">
            <text:p>0,743</text:p>
          </table:table-cell>
          <table:table-cell office:value-type="float" office:value="0.894" calcext:value-type="float">
            <text:p>0,894</text:p>
          </table:table-cell>
          <table:table-cell/>
          <table:table-cell table:style-name="ce103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92" table:formula="of:=(['Table 7+'.F44]*['Table 7+'.$S$44]+['Table 7+'.F45]*['Table 7+'.$S$45]+['Table 7+'.F46]*['Table 7+'.$S$46])/SUM(['Table 7+'.$S$44:.$S$46])" office:value-type="float" office:value="0.734428453947368" calcext:value-type="float">
            <text:p>0,734</text:p>
          </table:table-cell>
          <table:table-cell table:style-name="ce100" table:formula="of:=(['Table 7+'.L44]*['Table 7+'.$S$44]+['Table 7+'.L45]*['Table 7+'.$S$45]+['Table 7+'.L46]*['Table 7+'.$S$46])/SUM(['Table 7+'.$S$44:.$S$46])" office:value-type="float" office:value="0.896704769736842" calcext:value-type="float">
            <text:p>0,897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38]*[.$U38]+[.R39]*[.$U39]+[.R40]*[.$U40])/SUM([.$U38:.$U40])" office:value-type="float" office:value="0.733847861842105" calcext:value-type="float">
            <text:p>0,734</text:p>
          </table:table-cell>
          <table:table-cell table:style-name="ce88" table:formula="of:=([.S38]*[.$U38]+[.S39]*[.$U39]+[.S40]*[.$U40])/SUM([.$U38:.$U40])" office:value-type="float" office:value="0.891342927631579" calcext:value-type="float">
            <text:p>0,891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76" calcext:value-type="float">
            <text:p>0,76</text:p>
          </table:table-cell>
          <table:table-cell office:value-type="float" office:value="0.911" calcext:value-type="float">
            <text:p>0,911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683" calcext:value-type="float">
            <text:p>0,683</text:p>
          </table:table-cell>
          <table:table-cell office:value-type="float" office:value="0.881" calcext:value-type="float">
            <text:p>0,881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24" calcext:value-type="float">
            <text:p>0,724</text:p>
          </table:table-cell>
          <table:table-cell office:value-type="float" office:value="0.892" calcext:value-type="float">
            <text:p>0,892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37" calcext:value-type="float">
            <text:p>0,737</text:p>
          </table:table-cell>
          <table:table-cell office:value-type="float" office:value="0.894" calcext:value-type="float">
            <text:p>0,894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45" calcext:value-type="float">
            <text:p>0,745</text:p>
          </table:table-cell>
          <table:table-cell office:value-type="float" office:value="0.906" calcext:value-type="float">
            <text:p>0,906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46" calcext:value-type="float">
            <text:p>0,746</text:p>
          </table:table-cell>
          <table:table-cell office:value-type="float" office:value="0.899" calcext:value-type="float">
            <text:p>0,899</text:p>
          </table:table-cell>
          <table:table-cell/>
          <table:table-cell table:style-name="ce103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92" table:formula="of:=(['Table 7+'.F48]*['Table 7+'.$S$44]+['Table 7+'.F49]*['Table 7+'.$S$45]+['Table 7+'.F50]*['Table 7+'.$S$46])/SUM(['Table 7+'.$S$44:.$S$46])" office:value-type="float" office:value="0.743228618421053" calcext:value-type="float">
            <text:p>0,743</text:p>
          </table:table-cell>
          <table:table-cell table:style-name="ce100" table:formula="of:=(['Table 7+'.L48]*['Table 7+'.$S$44]+['Table 7+'.L49]*['Table 7+'.$S$45]+['Table 7+'.L50]*['Table 7+'.$S$46])/SUM(['Table 7+'.$S$44:.$S$46])" office:value-type="float" office:value="0.903342927631579" calcext:value-type="float">
            <text:p>0,903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42]*[.$U42]+[.R43]*[.$U43]+[.R44]*[.$U44])/SUM([.$U42:.$U44])" office:value-type="float" office:value="0.724743421052632" calcext:value-type="float">
            <text:p>0,725</text:p>
          </table:table-cell>
          <table:table-cell table:style-name="ce88" table:formula="of:=([.S42]*[.$U42]+[.S43]*[.$U43]+[.S44]*[.$U44])/SUM([.$U42:.$U44])" office:value-type="float" office:value="0.892209703947368" calcext:value-type="float">
            <text:p>0,892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758" calcext:value-type="float">
            <text:p>0,758</text:p>
          </table:table-cell>
          <table:table-cell office:value-type="float" office:value="0.908" calcext:value-type="float">
            <text:p>0,908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692" calcext:value-type="float">
            <text:p>0,692</text:p>
          </table:table-cell>
          <table:table-cell office:value-type="float" office:value="0.884" calcext:value-type="float">
            <text:p>0,884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21" calcext:value-type="float">
            <text:p>0,721</text:p>
          </table:table-cell>
          <table:table-cell office:value-type="float" office:value="0.89" calcext:value-type="float">
            <text:p>0,89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45" calcext:value-type="float">
            <text:p>0,745</text:p>
          </table:table-cell>
          <table:table-cell office:value-type="float" office:value="0.894" calcext:value-type="float">
            <text:p>0,894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37" calcext:value-type="float">
            <text:p>0,737</text:p>
          </table:table-cell>
          <table:table-cell office:value-type="float" office:value="0.901" calcext:value-type="float">
            <text:p>0,901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45" calcext:value-type="float">
            <text:p>0,745</text:p>
          </table:table-cell>
          <table:table-cell office:value-type="float" office:value="0.896" calcext:value-type="float">
            <text:p>0,896</text:p>
          </table:table-cell>
          <table:table-cell/>
          <table:table-cell table:style-name="ce103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92" table:formula="of:=(['Table 7+'.F52]*['Table 7+'.$S$44]+['Table 7+'.F53]*['Table 7+'.$S$45]+['Table 7+'.F54]*['Table 7+'.$S$46])/SUM(['Table 7+'.$S$44:.$S$46])" office:value-type="float" office:value="0.738476151315789" calcext:value-type="float">
            <text:p>0,738</text:p>
          </table:table-cell>
          <table:table-cell table:style-name="ce100" table:formula="of:=(['Table 7+'.L52]*['Table 7+'.$S$44]+['Table 7+'.L53]*['Table 7+'.$S$45]+['Table 7+'.L54]*['Table 7+'.$S$46])/SUM(['Table 7+'.$S$44:.$S$46])" office:value-type="float" office:value="0.899819078947368" calcext:value-type="float">
            <text:p>0,900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46]*[.$U46]+[.R47]*[.$U47]+[.R48]*[.$U48])/SUM([.$U46:.$U48])" office:value-type="float" office:value="0.729352796052632" calcext:value-type="float">
            <text:p>0,729</text:p>
          </table:table-cell>
          <table:table-cell table:style-name="ce88" table:formula="of:=([.S46]*[.$U46]+[.S47]*[.$U47]+[.S48]*[.$U48])/SUM([.$U46:.$U48])" office:value-type="float" office:value="0.891866776315789" calcext:value-type="float">
            <text:p>0,892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table-cell table:style-name="ce72"/>
          <table:table-cell table:style-name="ce78" table:number-columns-repeated="3"/>
          <table:table-cell table:style-name="ce77" table:number-columns-repeated="2"/>
          <table:table-cell/>
          <table:table-cell table:style-name="ce103"/>
          <table:table-cell table:number-columns-repeated="2"/>
          <table:table-cell table:style-name="ce72"/>
          <table:table-cell table:style-name="ce78" table:number-columns-repeated="3"/>
          <table:table-cell table:style-name="ce77" table:number-columns-repeated="2"/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1" table:number-rows-spanned="40">
            <text:p>Adaptation du modèle</text:p>
          </table:table-cell>
          <table:table-cell office:value-type="string" calcext:value-type="string" table:number-columns-spanned="1" table:number-rows-spanned="12">
            <text:p>OTG→ UBS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846" calcext:value-type="float">
            <text:p>0,846</text:p>
          </table:table-cell>
          <table:table-cell office:value-type="float" office:value="0.87" calcext:value-type="float">
            <text:p>0,87</text:p>
          </table:table-cell>
          <table:table-cell/>
          <table:table-cell table:style-name="ce103" office:value-type="float" office:value="836" calcext:value-type="float">
            <text:p>836</text:p>
          </table:table-cell>
          <table:table-cell table:number-columns-repeated="2"/>
          <table:table-cell table:style-name="ce71" office:value-type="string" calcext:value-type="string" table:number-columns-spanned="1" table:number-rows-spanned="40">
            <text:p>Adaptation du modèle</text:p>
          </table:table-cell>
          <table:table-cell office:value-type="string" calcext:value-type="string" table:number-columns-spanned="1" table:number-rows-spanned="12">
            <text:p>OTG→ UBS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office:value-type="float" office:value="0.841" calcext:value-type="float">
            <text:p>0,841</text:p>
          </table:table-cell>
          <table:table-cell office:value-type="float" office:value="0.884" calcext:value-type="float">
            <text:p>0,884</text:p>
          </table:table-cell>
          <table:table-cell/>
          <table:table-cell table:style-name="ce103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76" calcext:value-type="float">
            <text:p>0,876</text:p>
          </table:table-cell>
          <table:table-cell office:value-type="float" office:value="0.853" calcext:value-type="float">
            <text:p>0,853</text:p>
          </table:table-cell>
          <table:table-cell/>
          <table:table-cell table:style-name="ce103" office:value-type="float" office:value="837" calcext:value-type="float">
            <text:p>837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9" calcext:value-type="float">
            <text:p>0,9</text:p>
          </table:table-cell>
          <table:table-cell office:value-type="float" office:value="0.885" calcext:value-type="float">
            <text:p>0,885</text:p>
          </table:table-cell>
          <table:table-cell/>
          <table:table-cell table:style-name="ce103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91" calcext:value-type="float">
            <text:p>0,891</text:p>
          </table:table-cell>
          <table:table-cell office:value-type="float" office:value="0.898" calcext:value-type="float">
            <text:p>0,898</text:p>
          </table:table-cell>
          <table:table-cell/>
          <table:table-cell table:style-name="ce103" office:value-type="float" office:value="840" calcext:value-type="float">
            <text:p>840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913" calcext:value-type="float">
            <text:p>0,913</text:p>
          </table:table-cell>
          <table:table-cell office:value-type="float" office:value="0.934" calcext:value-type="float">
            <text:p>0,934</text:p>
          </table:table-cell>
          <table:table-cell/>
          <table:table-cell table:style-name="ce103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57]*['Table 7+'.$S$57]+['Table 7+'.F58]*['Table 7+'.$S$58]+['Table 7+'.F59]*['Table 7+'.$S$59])/SUM(['Table 7+'.$S$57:.$S$59])" office:value-type="float" office:value="0.871033824114604" calcext:value-type="float">
            <text:p>0,871</text:p>
          </table:table-cell>
          <table:table-cell table:style-name="ce88" table:formula="of:=(['Table 7+'.L57]*['Table 7+'.$S$57]+['Table 7+'.L58]*['Table 7+'.$S$58]+['Table 7+'.L59]*['Table 7+'.$S$59])/SUM(['Table 7+'.$S$57:.$S$59])" office:value-type="float" office:value="0.873697174691604" calcext:value-type="float">
            <text:p>0,874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51]*[.$U51]+[.R52]*[.$U52]+[.R53]*[.$U53])/SUM([.$U51:.$U53])" office:value-type="float" office:value="0.884717867091126" calcext:value-type="float">
            <text:p>0,885</text:p>
          </table:table-cell>
          <table:table-cell table:style-name="ce88" table:formula="of:=([.S51]*[.$U51]+[.S52]*[.$U52]+[.S53]*[.$U53])/SUM([.$U51:.$U53])" office:value-type="float" office:value="0.901046159968166" calcext:value-type="float">
            <text:p>0,901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8" calcext:value-type="float">
            <text:p>0,8</text:p>
          </table:table-cell>
          <table:table-cell office:value-type="float" office:value="0.864" calcext:value-type="float">
            <text:p>0,864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office:value-type="float" office:value="0.758" calcext:value-type="float">
            <text:p>0,758</text:p>
          </table:table-cell>
          <table:table-cell office:value-type="float" office:value="0.856" calcext:value-type="float">
            <text:p>0,856</text:p>
          </table:table-cell>
          <table:table-cell/>
          <table:table-cell table:style-name="ce103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5" calcext:value-type="float">
            <text:p>0,85</text:p>
          </table:table-cell>
          <table:table-cell office:value-type="float" office:value="0.867" calcext:value-type="float">
            <text:p>0,867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15" calcext:value-type="float">
            <text:p>0,815</text:p>
          </table:table-cell>
          <table:table-cell office:value-type="float" office:value="0.864" calcext:value-type="float">
            <text:p>0,864</text:p>
          </table:table-cell>
          <table:table-cell/>
          <table:table-cell table:style-name="ce103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64" calcext:value-type="float">
            <text:p>0,864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34" calcext:value-type="float">
            <text:p>0,834</text:p>
          </table:table-cell>
          <table:table-cell office:value-type="float" office:value="0.91" calcext:value-type="float">
            <text:p>0,91</text:p>
          </table:table-cell>
          <table:table-cell/>
          <table:table-cell table:style-name="ce103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61]*['Table 7+'.$S$57]+['Table 7+'.F62]*['Table 7+'.$S$58]+['Table 7+'.F63]*['Table 7+'.$S$59])/SUM(['Table 7+'.$S$57:.$S$59])" office:value-type="float" office:value="0.838046159968166" calcext:value-type="float">
            <text:p>0,838</text:p>
          </table:table-cell>
          <table:table-cell table:style-name="ce88" table:formula="of:=(['Table 7+'.L61]*['Table 7+'.$S$57]+['Table 7+'.L62]*['Table 7+'.$S$58]+['Table 7+'.L63]*['Table 7+'.$S$59])/SUM(['Table 7+'.$S$57:.$S$59])" office:value-type="float" office:value="0.877701153999204" calcext:value-type="float">
            <text:p>0,878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55]*[.$U55]+[.R56]*[.$U56]+[.R57]*[.$U57])/SUM([.$U55:.$U57])" office:value-type="float" office:value="0.802388778352567" calcext:value-type="float">
            <text:p>0,802</text:p>
          </table:table-cell>
          <table:table-cell table:style-name="ce88" table:formula="of:=([.S55]*[.$U55]+[.S56]*[.$U56]+[.S57]*[.$U57])/SUM([.$U55:.$U57])" office:value-type="float" office:value="0.876714683645046" calcext:value-type="float">
            <text:p>0,877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822" calcext:value-type="float">
            <text:p>0,822</text:p>
          </table:table-cell>
          <table:table-cell office:value-type="float" office:value="0.867" calcext:value-type="float">
            <text:p>0,867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798" calcext:value-type="float">
            <text:p>0,798</text:p>
          </table:table-cell>
          <table:table-cell office:value-type="float" office:value="0.87" calcext:value-type="float">
            <text:p>0,87</text:p>
          </table:table-cell>
          <table:table-cell/>
          <table:table-cell table:style-name="ce103" office:value-type="float" office:value="836" calcext:value-type="float">
            <text:p>83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63" calcext:value-type="float">
            <text:p>0,863</text:p>
          </table:table-cell>
          <table:table-cell office:value-type="float" office:value="0.86" calcext:value-type="float">
            <text:p>0,86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855" calcext:value-type="float">
            <text:p>0,855</text:p>
          </table:table-cell>
          <table:table-cell office:value-type="float" office:value="0.874" calcext:value-type="float">
            <text:p>0,874</text:p>
          </table:table-cell>
          <table:table-cell/>
          <table:table-cell table:style-name="ce103" office:value-type="float" office:value="837" calcext:value-type="float">
            <text:p>83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77" calcext:value-type="float">
            <text:p>0,877</text:p>
          </table:table-cell>
          <table:table-cell table:style-name="Default" office:value-type="float" office:value="0.9" calcext:value-type="float">
            <text:p>0,9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72" calcext:value-type="float">
            <text:p>0,872</text:p>
          </table:table-cell>
          <table:table-cell table:style-name="Default" office:value-type="float" office:value="0.922" calcext:value-type="float">
            <text:p>0,922</text:p>
          </table:table-cell>
          <table:table-cell/>
          <table:table-cell table:style-name="ce103" office:value-type="float" office:value="840" calcext:value-type="float">
            <text:p>840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65]*['Table 7+'.$S$57]+['Table 7+'.F66]*['Table 7+'.$S$58]+['Table 7+'.F67]*['Table 7+'.$S$59])/SUM(['Table 7+'.$S$57:.$S$59])" office:value-type="float" office:value="0.854040191006765" calcext:value-type="float">
            <text:p>0,854</text:p>
          </table:table-cell>
          <table:table-cell table:style-name="ce88" table:formula="of:=(['Table 7+'.L65]*['Table 7+'.$S$57]+['Table 7+'.L66]*['Table 7+'.$S$58]+['Table 7+'.L67]*['Table 7+'.$S$59])/SUM(['Table 7+'.$S$57:.$S$59])" office:value-type="float" office:value="0.875699164345404" calcext:value-type="float">
            <text:p>0,876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59]*[.$U59]+[.R60]*[.$U60]+[.R61]*[.$U61])/SUM([.$U59:.$U61])" office:value-type="float" office:value="0.841720254675686" calcext:value-type="float">
            <text:p>0,842</text:p>
          </table:table-cell>
          <table:table-cell table:style-name="ce88" table:formula="of:=([.S59]*[.$U59]+[.S60]*[.$U60]+[.S61]*[.$U61])/SUM([.$U59:.$U61])" office:value-type="float" office:value="0.888713887783526" calcext:value-type="float">
            <text:p>0,889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office:value-type="string" calcext:value-type="string" table:number-columns-spanned="1" table:number-rows-spanned="12">
            <text:p>OTG → OTG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98" calcext:value-type="float">
            <text:p>0,898</text:p>
          </table:table-cell>
          <table:table-cell table:style-name="Default" office:value-type="float" office:value="0.868" calcext:value-type="float">
            <text:p>0,868</text:p>
          </table:table-cell>
          <table:table-cell/>
          <table:table-cell table:style-name="ce103" office:value-type="float" office:value="966" calcext:value-type="float">
            <text:p>966</text:p>
          </table:table-cell>
          <table:table-cell table:number-columns-repeated="2"/>
          <table:covered-table-cell table:style-name="ce71"/>
          <table:table-cell office:value-type="string" calcext:value-type="string" table:number-columns-spanned="1" table:number-rows-spanned="12">
            <text:p>OTG → OTG</text:p>
          </table:table-cell>
          <table:table-cell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932" calcext:value-type="float">
            <text:p>0,932</text:p>
          </table:table-cell>
          <table:table-cell table:style-name="Default" office:value-type="float" office:value="0.911" calcext:value-type="float">
            <text:p>0,911</text:p>
          </table:table-cell>
          <table:table-cell/>
          <table:table-cell table:style-name="ce103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897" calcext:value-type="float">
            <text:p>0,897</text:p>
          </table:table-cell>
          <table:table-cell/>
          <table:table-cell table:style-name="ce103" office:value-type="float" office:value="967" calcext:value-type="float">
            <text:p>967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21" calcext:value-type="float">
            <text:p>0,921</text:p>
          </table:table-cell>
          <table:table-cell/>
          <table:table-cell table:style-name="ce103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0.922" calcext:value-type="float">
            <text:p>0,922</text:p>
          </table:table-cell>
          <table:table-cell/>
          <table:table-cell table:style-name="ce103" office:value-type="float" office:value="1031" calcext:value-type="float">
            <text:p>1031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96" calcext:value-type="float">
            <text:p>0,896</text:p>
          </table:table-cell>
          <table:table-cell table:style-name="Default" office:value-type="float" office:value="0.921" calcext:value-type="float">
            <text:p>0,921</text:p>
          </table:table-cell>
          <table:table-cell/>
          <table:table-cell table:style-name="ce103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69]*['Table 7+'.$S$69]+['Table 7+'.F70]*['Table 7+'.$S$70]+['Table 7+'.F71]*['Table 7+'.$S$71])/SUM(['Table 7+'.$S$69:.$S$71])" office:value-type="float" office:value="0.893914642375169" calcext:value-type="float">
            <text:p>0,894</text:p>
          </table:table-cell>
          <table:table-cell table:style-name="ce88" table:formula="of:=(['Table 7+'.L69]*['Table 7+'.$S$69]+['Table 7+'.L70]*['Table 7+'.$S$70]+['Table 7+'.L71]*['Table 7+'.$S$71])/SUM(['Table 7+'.$S$69:.$S$71])" office:value-type="float" office:value="0.896244601889339" calcext:value-type="float">
            <text:p>0,896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63]*[.$U63]+[.R64]*[.$U64]+[.R65]*[.$U65])/SUM([.$U63:.$U65])" office:value-type="float" office:value="0.912300269905533" calcext:value-type="float">
            <text:p>0,912</text:p>
          </table:table-cell>
          <table:table-cell table:style-name="ce88" table:formula="of:=([.S63]*[.$U63]+[.S64]*[.$U64]+[.S65]*[.$U65])/SUM([.$U63:.$U65])" office:value-type="float" office:value="0.917740890688259" calcext:value-type="float">
            <text:p>0,918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34" calcext:value-type="float">
            <text:p>0,834</text:p>
          </table:table-cell>
          <table:table-cell table:style-name="Default" office:value-type="float" office:value="0.857" calcext:value-type="float">
            <text:p>0,857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07" calcext:value-type="float">
            <text:p>0,807</text:p>
          </table:table-cell>
          <table:table-cell table:style-name="Default" office:value-type="float" office:value="0.869" calcext:value-type="float">
            <text:p>0,869</text:p>
          </table:table-cell>
          <table:table-cell/>
          <table:table-cell table:style-name="ce103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65" calcext:value-type="float">
            <text:p>0,865</text:p>
          </table:table-cell>
          <table:table-cell table:style-name="Default" office:value-type="float" office:value="0.892" calcext:value-type="float">
            <text:p>0,892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35" calcext:value-type="float">
            <text:p>0,835</text:p>
          </table:table-cell>
          <table:table-cell table:style-name="Default" office:value-type="float" office:value="0.9" calcext:value-type="float">
            <text:p>0,9</text:p>
          </table:table-cell>
          <table:table-cell/>
          <table:table-cell table:style-name="ce103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792" calcext:value-type="float">
            <text:p>0,792</text:p>
          </table:table-cell>
          <table:table-cell table:style-name="Default" office:value-type="float" office:value="0.898" calcext:value-type="float">
            <text:p>0,898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741" calcext:value-type="float">
            <text:p>0,741</text:p>
          </table:table-cell>
          <table:table-cell table:style-name="Default" office:value-type="float" office:value="0.855" calcext:value-type="float">
            <text:p>0,855</text:p>
          </table:table-cell>
          <table:table-cell/>
          <table:table-cell table:style-name="ce103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73]*['Table 7+'.$S$69]+['Table 7+'.F74]*['Table 7+'.$S$70]+['Table 7+'.F75]*['Table 7+'.$S$71])/SUM(['Table 7+'.$S$69:.$S$71])" office:value-type="float" office:value="0.829504385964912" calcext:value-type="float">
            <text:p>0,830</text:p>
          </table:table-cell>
          <table:table-cell table:style-name="ce88" table:formula="of:=(['Table 7+'.L73]*['Table 7+'.$S$69]+['Table 7+'.L74]*['Table 7+'.$S$70]+['Table 7+'.L75]*['Table 7+'.$S$71])/SUM(['Table 7+'.$S$69:.$S$71])" office:value-type="float" office:value="0.88268016194332" calcext:value-type="float">
            <text:p>0,883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67]*[.$U67]+[.R68]*[.$U68]+[.R69]*[.$U69])/SUM([.$U67:.$U69])" office:value-type="float" office:value="0.793177462887989" calcext:value-type="float">
            <text:p>0,793</text:p>
          </table:table-cell>
          <table:table-cell table:style-name="ce88" table:formula="of:=([.S67]*[.$U67]+[.S68]*[.$U68]+[.S69]*[.$U69])/SUM([.$U67:.$U69])" office:value-type="float" office:value="0.874243927125506" calcext:value-type="float">
            <text:p>0,874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65" calcext:value-type="float">
            <text:p>0,865</text:p>
          </table:table-cell>
          <table:table-cell table:style-name="Default" office:value-type="float" office:value="0.863" calcext:value-type="float">
            <text:p>0,863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/>
          <table:table-cell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table:style-name="Default" office:value-type="float" office:value="0.865" calcext:value-type="float">
            <text:p>0,865</text:p>
          </table:table-cell>
          <table:table-cell table:style-name="Default" office:value-type="float" office:value="0.89" calcext:value-type="float">
            <text:p>0,89</text:p>
          </table:table-cell>
          <table:table-cell/>
          <table:table-cell table:style-name="ce103" office:value-type="float" office:value="966" calcext:value-type="float">
            <text:p>966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87" calcext:value-type="float">
            <text:p>0,887</text:p>
          </table:table-cell>
          <table:table-cell table:style-name="Default" office:value-type="float" office:value="0.894" calcext:value-type="float">
            <text:p>0,894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Default" office:value-type="float" office:value="0.871" calcext:value-type="float">
            <text:p>0,871</text:p>
          </table:table-cell>
          <table:table-cell table:style-name="Default" office:value-type="float" office:value="0.911" calcext:value-type="float">
            <text:p>0,911</text:p>
          </table:table-cell>
          <table:table-cell/>
          <table:table-cell table:style-name="ce103" office:value-type="float" office:value="967" calcext:value-type="float">
            <text:p>967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31" calcext:value-type="float">
            <text:p>0,831</text:p>
          </table:table-cell>
          <table:table-cell table:style-name="Default" office:value-type="float" office:value="0.91" calcext:value-type="float">
            <text:p>0,91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Default" office:value-type="float" office:value="0.811" calcext:value-type="float">
            <text:p>0,811</text:p>
          </table:table-cell>
          <table:table-cell table:style-name="Default" office:value-type="float" office:value="0.887" calcext:value-type="float">
            <text:p>0,887</text:p>
          </table:table-cell>
          <table:table-cell/>
          <table:table-cell table:style-name="ce103" office:value-type="float" office:value="1031" calcext:value-type="float">
            <text:p>1031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'Table 7+'.F76]*['Table 7+'.$S$69]+['Table 7+'.F78]*['Table 7+'.$S$70]+['Table 7+'.F79]*['Table 7+'.$S$71])/SUM(['Table 7+'.$S$69:.$S$71])" office:value-type="float" office:value="0.848782468570211" calcext:value-type="float">
            <text:p>0,849</text:p>
          </table:table-cell>
          <table:table-cell table:style-name="ce88" table:formula="of:=(['Table 7+'.L77]*['Table 7+'.$S$69]+['Table 7+'.L78]*['Table 7+'.$S$70]+['Table 7+'.L79]*['Table 7+'.$S$71])/SUM(['Table 7+'.$S$69:.$S$71])" office:value-type="float" office:value="0.889462213225371" calcext:value-type="float">
            <text:p>0,889</text:p>
          </table:table-cell>
          <table:table-cell/>
          <table:table-cell table:style-name="ce104"/>
          <table:table-cell table:number-columns-repeated="2"/>
          <table:covered-table-cell table:style-name="ce71"/>
          <table:covered-table-cell table:number-columns-repeated="2"/>
          <table:table-cell table:style-name="ce83" office:value-type="string" calcext:value-type="string">
            <text:p>Moy.</text:p>
          </table:table-cell>
          <table:table-cell table:style-name="ce88" table:formula="of:=([.R71]*[.$U71]+[.R72]*[.$U72]+[.R73]*[.$U73])/SUM([.$U71:.$U73])" office:value-type="float" office:value="0.848174089068826" calcext:value-type="float">
            <text:p>0,848</text:p>
          </table:table-cell>
          <table:table-cell table:style-name="ce88" table:formula="of:=([.S71]*[.$U71]+[.S72]*[.$U72]+[.S73]*[.$U73])/SUM([.$U71:.$U73])" office:value-type="float" office:value="0.895807692307692" calcext:value-type="float">
            <text:p>0,896</text:p>
          </table:table-cell>
          <table:table-cell/>
          <table:table-cell table:style-name="ce104"/>
          <table:table-cell table:number-columns-repeated="1003"/>
        </table:table-row>
        <table:table-row table:style-name="ro1">
          <table:table-cell table:number-columns-repeated="3"/>
          <table:covered-table-cell table:style-name="ce73"/>
          <table:table-cell table:style-name="ce79" office:value-type="string" calcext:value-type="string" table:number-columns-spanned="1" table:number-rows-spanned="3">
            <text:p>OTG → OTG+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89" table:formula="of:=(['Table 7+'.F60]*SUM(['Table 7+'.$S57:.$S59])+['Table 7+'.F72]*SUM(['Table 7+'.$S69:.$S71]))/(SUM(['Table 7+'.$S57:.$S59])+SUM(['Table 7+'.$S69:.$S71]))" office:value-type="float" office:value="0.883416286288114" calcext:value-type="float">
            <text:p>0,883</text:p>
          </table:table-cell>
          <table:table-cell table:style-name="ce97" table:formula="of:=(['Table 7+'.L60]*SUM(['Table 7+'.$S57:.$S59])+['Table 7+'.L72]*SUM(['Table 7+'.$S69:.$S71]))/(SUM(['Table 7+'.$S57:.$S59])+SUM(['Table 7+'.$S69:.$S71]))" office:value-type="float" office:value="0.885899214898667" calcext:value-type="float">
            <text:p>0,886</text:p>
          </table:table-cell>
          <table:table-cell/>
          <table:table-cell table:style-name="ce103"/>
          <table:table-cell table:number-columns-repeated="2"/>
          <table:covered-table-cell table:style-name="ce73"/>
          <table:table-cell table:style-name="ce79" office:value-type="string" calcext:value-type="string" table:number-columns-spanned="1" table:number-rows-spanned="3">
            <text:p>OTG → OTG+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89" table:formula="of:=([.R54]*SUM([.$U51:.$U53])+[.R66]*SUM([.$U63:.$U65]))/SUM([.$U51:.$U53];[.$U63:.$U65])" office:value-type="float" office:value="0.899644696001461" calcext:value-type="float">
            <text:p>0,900</text:p>
          </table:table-cell>
          <table:table-cell table:style-name="ce89" table:formula="of:=([.S54]*SUM([.$U51:.$U53])+[.S66]*SUM([.$U63:.$U65]))/SUM([.$U51:.$U53];[.$U63:.$U65])" office:value-type="float" office:value="0.910080883695454" calcext:value-type="float">
            <text:p>0,910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3"/>
          <table:covered-table-cell table:style-name="ce79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90" table:formula="of:=(['Table 7+'.F64]*SUM(['Table 7+'.$S57:.$S59])+['Table 7+'.F76]*SUM(['Table 7+'.$S69:.$S71]))/(SUM(['Table 7+'.$S57:.$S59])+SUM(['Table 7+'.$S69:.$S71]))" office:value-type="float" office:value="0.833423589556326" calcext:value-type="float">
            <text:p>0,833</text:p>
          </table:table-cell>
          <table:table-cell table:style-name="ce98" table:formula="of:=(['Table 7+'.L64]*SUM(['Table 7+'.$S57:.$S59])+['Table 7+'.L76]*SUM(['Table 7+'.$S69:.$S71]))/(SUM(['Table 7+'.$S57:.$S59])+SUM(['Table 7+'.$S69:.$S71]))" office:value-type="float" office:value="0.880395654555413" calcext:value-type="float">
            <text:p>0,880</text:p>
          </table:table-cell>
          <table:table-cell/>
          <table:table-cell table:style-name="ce103"/>
          <table:table-cell table:number-columns-repeated="2"/>
          <table:covered-table-cell table:style-name="ce73"/>
          <table:covered-table-cell table:style-name="ce79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89" table:formula="of:=([.R58]*SUM([.$U55:.$U57])+[.R70]*SUM([.$U67:.$U69]))/SUM([.$U55:.$U57];[.$U67:.$U69])" office:value-type="float" office:value="0.797403870732153" calcext:value-type="float">
            <text:p>0,797</text:p>
          </table:table-cell>
          <table:table-cell table:style-name="ce89" table:formula="of:=([.S58]*SUM([.$U55:.$U57])+[.S70]*SUM([.$U67:.$U69]))/SUM([.$U55:.$U57];[.$U67:.$U69])" office:value-type="float" office:value="0.875377578966588" calcext:value-type="float">
            <text:p>0,875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3"/>
          <table:covered-table-cell table:style-name="ce79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93" table:formula="of:=(['Table 7+'.F68]*SUM(['Table 7+'.$S57:.$S59])+['Table 7+'.F80]*SUM(['Table 7+'.$S69:.$S71]))/(SUM(['Table 7+'.$S57:.$S59])+SUM(['Table 7+'.$S69:.$S71]))" office:value-type="float" office:value="0.857455358773051" calcext:value-type="float">
            <text:p>0,857</text:p>
          </table:table-cell>
          <table:table-cell table:style-name="ce101" table:formula="of:=(['Table 7+'.L68]*SUM(['Table 7+'.$S57:.$S59])+['Table 7+'.L80]*SUM(['Table 7+'.$S69:.$S71]))/(SUM(['Table 7+'.$S57:.$S59])+SUM(['Table 7+'.$S69:.$S71]))" office:value-type="float" office:value="0.883147343436188" calcext:value-type="float">
            <text:p>0,883</text:p>
          </table:table-cell>
          <table:table-cell/>
          <table:table-cell table:style-name="ce103"/>
          <table:table-cell table:number-columns-repeated="2"/>
          <table:covered-table-cell table:style-name="ce73"/>
          <table:covered-table-cell table:style-name="ce79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105" table:formula="of:=([.R62]*SUM([.$U59:.$U61])+[.R74]*SUM([.$U71:.$U73]))/SUM([.$U59:.$U61];[.$U71:.$U73])" office:value-type="float" office:value="0.845212890268395" calcext:value-type="float">
            <text:p>0,845</text:p>
          </table:table-cell>
          <table:table-cell table:style-name="ce105" table:formula="of:=([.S62]*SUM([.$U59:.$U61])+[.S74]*SUM([.$U71:.$U73]))/SUM([.$U59:.$U61];[.$U71:.$U73])" office:value-type="float" office:value="0.892552857403688" calcext:value-type="float">
            <text:p>0,893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table:style-name="ce78" table:number-columns-repeated="3"/>
          <table:table-cell table:style-name="ce94"/>
          <table:table-cell table:style-name="ce78"/>
          <table:table-cell/>
          <table:table-cell table:style-name="ce103"/>
          <table:table-cell table:number-columns-repeated="2"/>
          <table:covered-table-cell table:style-name="ce71"/>
          <table:table-cell table:style-name="ce78" table:number-columns-repeated="3"/>
          <table:table-cell table:style-name="ce94"/>
          <table:table-cell table:style-name="ce78"/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table-cell office:value-type="string" calcext:value-type="string" table:number-columns-spanned="1" table:number-rows-spanned="12">
            <text:p>ESLO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ce95" office:value-type="float" office:value="0.738" calcext:value-type="float">
            <text:p>0,738</text:p>
          </table:table-cell>
          <table:table-cell table:style-name="Default" office:value-type="float" office:value="0.9" calcext:value-type="float">
            <text:p>0,9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2"/>
          <table:covered-table-cell table:style-name="ce71"/>
          <table:table-cell office:value-type="string" calcext:value-type="string" table:number-columns-spanned="1" table:number-rows-spanned="12">
            <text:p>ESLO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office:value-type="string" calcext:value-type="string">
            <text:p>Test 1</text:p>
          </table:table-cell>
          <table:table-cell table:style-name="ce95" office:value-type="float" office:value="0.716" calcext:value-type="float">
            <text:p>0,716</text:p>
          </table:table-cell>
          <table:table-cell table:style-name="Default" office:value-type="float" office:value="0.893" calcext:value-type="float">
            <text:p>0,893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ce95" office:value-type="float" office:value="0.764" calcext:value-type="float">
            <text:p>0,764</text:p>
          </table:table-cell>
          <table:table-cell table:style-name="Default" office:value-type="float" office:value="0.904" calcext:value-type="float">
            <text:p>0,904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ce95" office:value-type="float" office:value="0.761" calcext:value-type="float">
            <text:p>0,761</text:p>
          </table:table-cell>
          <table:table-cell table:style-name="Default" office:value-type="float" office:value="0.907" calcext:value-type="float">
            <text:p>0,907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ce96" office:value-type="float" office:value="0.814" calcext:value-type="float">
            <text:p>0,814</text:p>
          </table:table-cell>
          <table:table-cell table:style-name="Default" office:value-type="float" office:value="0.926" calcext:value-type="float">
            <text:p>0,926</text:p>
          </table:table-cell>
          <table:table-cell/>
          <table:table-cell table:style-name="ce103" office:value-type="float" office:value="2988" calcext:value-type="float">
            <text:p>2988</text:p>
          </table:table-cell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ce96" office:value-type="float" office:value="0.728" calcext:value-type="float">
            <text:p>0,728</text:p>
          </table:table-cell>
          <table:table-cell table:style-name="Default" office:value-type="float" office:value="0.903" calcext:value-type="float">
            <text:p>0,903</text:p>
          </table:table-cell>
          <table:table-cell/>
          <table:table-cell table:style-name="ce103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92" table:formula="of:=(['Table 7+'.F85]*['Table 7+'.$S$85]+['Table 7+'.F86]*['Table 7+'.$S$86]+['Table 7+'.F87]*['Table 7+'.$S$87])/SUM(['Table 7+'.$S$85:.$S$87])" office:value-type="float" office:value="0.776800986842105" calcext:value-type="float">
            <text:p>0,777</text:p>
          </table:table-cell>
          <table:table-cell table:style-name="ce100" table:formula="of:=(['Table 7+'.L85]*['Table 7+'.$S$85]+['Table 7+'.L86]*['Table 7+'.$S$86]+['Table 7+'.L87]*['Table 7+'.$S$87])/SUM(['Table 7+'.$S$85:.$S$87])" office:value-type="float" office:value="0.911828947368421" calcext:value-type="float">
            <text:p>0,912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79]*[.$U79]+[.R80]*[.$U80]+[.R81]*[.$U81])/SUM([.$U79:.$U81])" office:value-type="float" office:value="0.734199835526316" calcext:value-type="float">
            <text:p>0,734</text:p>
          </table:table-cell>
          <table:table-cell table:style-name="ce88" table:formula="of:=([.S79]*[.$U79]+[.S80]*[.$U80]+[.S81]*[.$U81])/SUM([.$U79:.$U81])" office:value-type="float" office:value="0.901228618421053" calcext:value-type="float">
            <text:p>0,901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ce95" office:value-type="float" office:value="0.711" calcext:value-type="float">
            <text:p>0,711</text:p>
          </table:table-cell>
          <table:table-cell table:style-name="Default" office:value-type="float" office:value="0.893" calcext:value-type="float">
            <text:p>0,893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Precision</text:p>
          </table:table-cell>
          <table:table-cell office:value-type="string" calcext:value-type="string">
            <text:p>Test 1</text:p>
          </table:table-cell>
          <table:table-cell table:style-name="ce95" office:value-type="float" office:value="0.681" calcext:value-type="float">
            <text:p>0,681</text:p>
          </table:table-cell>
          <table:table-cell table:style-name="Default" office:value-type="float" office:value="0.884" calcext:value-type="float">
            <text:p>0,884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ce95" office:value-type="float" office:value="0.741" calcext:value-type="float">
            <text:p>0,741</text:p>
          </table:table-cell>
          <table:table-cell table:style-name="Default" office:value-type="float" office:value="0.899" calcext:value-type="float">
            <text:p>0,899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table:style-name="ce95" office:value-type="float" office:value="0.701" calcext:value-type="float">
            <text:p>0,701</text:p>
          </table:table-cell>
          <table:table-cell table:style-name="Default" office:value-type="float" office:value="0.89" calcext:value-type="float">
            <text:p>0,89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ce95" office:value-type="float" office:value="0.81" calcext:value-type="float">
            <text:p>0,81</text:p>
          </table:table-cell>
          <table:table-cell office:value-type="float" office:value="0.926" calcext:value-type="float">
            <text:p>0,926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table:style-name="ce95" office:value-type="float" office:value="0.714" calcext:value-type="float">
            <text:p>0,714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103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92" table:formula="of:=(['Table 7+'.F89]*['Table 7+'.$S$85]+['Table 7+'.F90]*['Table 7+'.$S$86]+['Table 7+'.F91]*['Table 7+'.$S$87])/SUM(['Table 7+'.$S$85:.$S$87])" office:value-type="float" office:value="0.760401315789474" calcext:value-type="float">
            <text:p>0,760</text:p>
          </table:table-cell>
          <table:table-cell table:style-name="ce100" table:formula="of:=(['Table 7+'.L89]*['Table 7+'.$S$85]+['Table 7+'.L90]*['Table 7+'.$S$86]+['Table 7+'.L91]*['Table 7+'.$S$87])/SUM(['Table 7+'.$S$85:.$S$87])" office:value-type="float" office:value="0.908286184210526" calcext:value-type="float">
            <text:p>0,908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83]*[.$U83]+[.R84]*[.$U84]+[.R85]*[.$U85])/SUM([.$U83:.$U85])" office:value-type="float" office:value="0.700419407894737" calcext:value-type="float">
            <text:p>0,700</text:p>
          </table:table-cell>
          <table:table-cell table:style-name="ce88" table:formula="of:=([.S83]*[.$U83]+[.S84]*[.$U84]+[.S85]*[.$U85])/SUM([.$U83:.$U85])" office:value-type="float" office:value="0.893143092105263" calcext:value-type="float">
            <text:p>0,893</text:p>
          </table:table-cell>
          <table:table-cell/>
          <table:table-cell table:style-name="ce103"/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724" calcext:value-type="float">
            <text:p>0,724</text:p>
          </table:table-cell>
          <table:table-cell office:value-type="float" office:value="0.897" calcext:value-type="float">
            <text:p>0,897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/>
          <table:table-cell table:style-name="ce32" office:value-type="string" calcext:value-type="string" table:number-columns-spanned="1" table:number-rows-spanned="4">
            <text:p>F1</text:p>
          </table:table-cell>
          <table:table-cell office:value-type="string" calcext:value-type="string">
            <text:p>Test 1</text:p>
          </table:table-cell>
          <table:table-cell office:value-type="float" office:value="0.698" calcext:value-type="float">
            <text:p>0,698</text:p>
          </table:table-cell>
          <table:table-cell office:value-type="float" office:value="0.889" calcext:value-type="float">
            <text:p>0,889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52" calcext:value-type="float">
            <text:p>0,752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2</text:p>
          </table:table-cell>
          <table:table-cell office:value-type="float" office:value="0.73" calcext:value-type="float">
            <text:p>0,73</text:p>
          </table:table-cell>
          <table:table-cell office:value-type="float" office:value="0.898" calcext:value-type="float">
            <text:p>0,898</text:p>
          </table:table-cell>
          <table:table-cell/>
          <table:table-cell table:style-name="ce103" office:value-type="float" office:value="2154" calcext:value-type="float">
            <text:p>2154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812" calcext:value-type="float">
            <text:p>0,812</text:p>
          </table:table-cell>
          <table:table-cell office:value-type="float" office:value="0.926" calcext:value-type="float">
            <text:p>0,926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office:value-type="string" calcext:value-type="string">
            <text:p>Test 3</text:p>
          </table:table-cell>
          <table:table-cell office:value-type="float" office:value="0.721" calcext:value-type="float">
            <text:p>0,721</text:p>
          </table:table-cell>
          <table:table-cell office:value-type="float" office:value="0.902" calcext:value-type="float">
            <text:p>0,902</text:p>
          </table:table-cell>
          <table:table-cell/>
          <table:table-cell table:style-name="ce103" office:value-type="float" office:value="2988" calcext:value-type="float">
            <text:p>2988</text:p>
          </table:table-cell>
          <table:table-cell table:number-columns-repeated="1003"/>
        </table:table-row>
        <table:table-row table:style-name="ro1">
          <table:table-cell table:number-columns-repeated="3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92" table:formula="of:=(['Table 7+'.F93]*['Table 7+'.$S$85]+['Table 7+'.F94]*['Table 7+'.$S$86]+['Table 7+'.F95]*['Table 7+'.$S$87])/SUM(['Table 7+'.$S$85:.$S$87])" office:value-type="float" office:value="0.768305921052632" calcext:value-type="float">
            <text:p>0,768</text:p>
          </table:table-cell>
          <table:table-cell table:style-name="ce100" table:formula="of:=(['Table 7+'.L93]*['Table 7+'.$S$85]+['Table 7+'.L94]*['Table 7+'.$S$86]+['Table 7+'.L95]*['Table 7+'.$S$87])/SUM(['Table 7+'.$S$85:.$S$87])" office:value-type="float" office:value="0.910352796052632" calcext:value-type="float">
            <text:p>0,910</text:p>
          </table:table-cell>
          <table:table-cell/>
          <table:table-cell table:style-name="ce103"/>
          <table:table-cell table:number-columns-repeated="2"/>
          <table:covered-table-cell table:style-name="ce71"/>
          <table:covered-table-cell table:number-columns-repeated="2"/>
          <table:table-cell table:style-name="ce87" office:value-type="string" calcext:value-type="string">
            <text:p>Moy.</text:p>
          </table:table-cell>
          <table:table-cell table:style-name="ce88" table:formula="of:=([.R87]*[.$U87]+[.R88]*[.$U88]+[.R89]*[.$U89])/SUM([.$U87:.$U89])" office:value-type="float" office:value="0.71686677631579" calcext:value-type="float">
            <text:p>0,717</text:p>
          </table:table-cell>
          <table:table-cell table:style-name="ce88" table:formula="of:=([.S87]*[.$U87]+[.S88]*[.$U88]+[.S89]*[.$U89])/SUM([.$U87:.$U89])" office:value-type="float" office:value="0.896981085526316" calcext:value-type="float">
            <text:p>0,897</text:p>
          </table:table-cell>
          <table:table-cell/>
          <table:table-cell table:style-name="ce103"/>
          <table:table-cell table:number-columns-repeated="1003"/>
        </table:table-row>
        <table:table-row table:style-name="ro1" table:number-rows-repeated="13">
          <table:table-cell table:number-columns-repeated="3"/>
          <table:table-cell table:style-name="Default" table:number-columns-repeated="18"/>
          <table:table-cell table:number-columns-repeated="100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7+" table:style-name="ta1"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6" table:default-cell-style-name="Default"/>
        <table:table-column table:style-name="co2" table:default-cell-style-name="ce129"/>
        <table:table-column table:style-name="co2" table:default-cell-style-name="ce130"/>
        <table:table-column table:style-name="co2" table:number-columns-repeated="4" table:default-cell-style-name="Default"/>
        <table:table-column table:style-name="co2" table:number-columns-repeated="2" table:default-cell-style-name="ce130"/>
        <table:table-column table:style-name="co2" table:number-columns-repeated="1007" table:default-cell-style-name="Default"/>
        <table:table-row table:style-name="ro1">
          <table:table-cell table:number-columns-repeated="9"/>
          <table:table-cell table:style-name="ce122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124"/>
          <table:table-cell table:number-columns-repeated="1014"/>
        </table:table-row>
        <table:table-row table:style-name="ro1">
          <table:table-cell table:number-columns-repeated="2"/>
          <table:table-cell table:style-name="ce23"/>
          <table:table-cell table:style-name="ce23" office:value-type="string" calcext:value-type="string">
            <text:p>marge</text:p>
          </table:table-cell>
          <table:table-cell table:style-name="ce23" office:value-type="float" office:value="0.05" calcext:value-type="float">
            <text:p>0,05</text:p>
          </table:table-cell>
          <table:table-cell table:style-name="ce23"/>
          <table:table-cell table:number-columns-repeated="3"/>
          <table:table-cell table:style-name="ce124"/>
          <table:table-cell/>
          <table:table-cell table:style-name="ce23"/>
          <table:table-cell/>
          <table:table-cell table:style-name="ce23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 table:number-columns-repeated="2"/>
          <table:table-cell table:style-name="ce23" table:number-columns-repeated="4"/>
          <table:table-cell table:number-columns-repeated="3"/>
          <table:table-cell table:style-name="ce124"/>
          <table:table-cell/>
          <table:table-cell table:style-name="ce23"/>
          <table:table-cell/>
          <table:table-cell table:style-name="ce23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 table:number-columns-repeated="3"/>
          <table:table-cell table:style-name="ce111" office:value-type="string" calcext:value-type="string" table:number-columns-spanned="5" table:number-rows-spanned="1">
            <text:p>MUC</text:p>
          </table:table-cell>
          <table:covered-table-cell table:number-columns-repeated="3" table:style-name="ce79"/>
          <table:covered-table-cell table:style-name="ce125"/>
          <table:table-cell table:style-name="ce131"/>
          <table:table-cell table:style-name="ce132" office:value-type="string" calcext:value-type="string">
            <text:p>B3</text:p>
          </table:table-cell>
          <table:table-cell table:style-name="ce133"/>
          <table:table-cell table:style-name="ce132"/>
          <table:table-cell table:style-name="ce133"/>
          <table:table-cell table:style-name="ce148" table:number-columns-repeated="2"/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 table:number-columns-repeated="3"/>
          <table:table-cell table:style-name="ce79" office:value-type="string" calcext:value-type="string">
            <text:p>Run 1</text:p>
          </table:table-cell>
          <table:table-cell table:style-name="ce79" office:value-type="string" calcext:value-type="string">
            <text:p>Run 2</text:p>
          </table:table-cell>
          <table:table-cell table:style-name="ce79" office:value-type="string" calcext:value-type="string">
            <text:p>Run 3</text:p>
          </table:table-cell>
          <table:table-cell table:style-name="ce79" office:value-type="string" calcext:value-type="string">
            <text:p>Run 4</text:p>
          </table:table-cell>
          <table:table-cell table:style-name="ce126" office:value-type="string" calcext:value-type="string">
            <text:p>Moy</text:p>
          </table:table-cell>
          <table:table-cell table:style-name="ce125" office:value-type="string" calcext:value-type="string">
            <text:p>Ecart Type</text:p>
          </table:table-cell>
          <table:table-cell table:style-name="ce133" office:value-type="string" calcext:value-type="string">
            <text:p>Run 1</text:p>
          </table:table-cell>
          <table:table-cell table:style-name="ce133" office:value-type="string" calcext:value-type="string">
            <text:p>Run 2</text:p>
          </table:table-cell>
          <table:table-cell table:style-name="ce132" office:value-type="string" calcext:value-type="string">
            <text:p>Run 3</text:p>
          </table:table-cell>
          <table:table-cell table:style-name="ce133" office:value-type="string" calcext:value-type="string">
            <text:p>Run 4</text:p>
          </table:table-cell>
          <table:table-cell table:style-name="ce148" office:value-type="string" calcext:value-type="string">
            <text:p>Moy</text:p>
          </table:table-cell>
          <table:table-cell table:style-name="ce148" office:value-type="string" calcext:value-type="string">
            <text:p>Ecart type</text:p>
          </table:table-cell>
          <table:table-cell/>
          <table:table-cell table:style-name="ce23" office:value-type="string" calcext:value-type="string">
            <text:p>nb mentions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" table:number-rows-spanned="12">
            <text:p>Medium → OTG</text:p>
          </table:table-cell>
          <table:table-cell table:style-name="ce23" office:value-type="string" calcext:value-type="string" table:number-columns-spanned="1" table:number-rows-spanned="4">
            <text:p>Recall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901" calcext:value-type="float">
            <text:p>0,901</text:p>
          </table:table-cell>
          <table:table-cell table:style-name="ce120" office:value-type="float" office:value="0.898" calcext:value-type="float">
            <text:p>0,898</text:p>
          </table:table-cell>
          <table:table-cell table:style-name="ce112" office:value-type="float" office:value="0.904" calcext:value-type="float">
            <text:p>0,904</text:p>
          </table:table-cell>
          <table:table-cell table:style-name="ce112" office:value-type="float" office:value="0.907" calcext:value-type="float">
            <text:p>0,907</text:p>
          </table:table-cell>
          <table:table-cell table:style-name="ce125" table:formula="of:=AVERAGE([.F16:.I16])" office:value-type="float" office:value="0.9025" calcext:value-type="float">
            <text:p>0,9025</text:p>
          </table:table-cell>
          <table:table-cell table:style-name="ce125" table:formula="of:=STDEV([.F16:.I16])" office:value-type="float" office:value="0.00387298334620742" calcext:value-type="float">
            <text:p>0,0039</text:p>
          </table:table-cell>
          <table:table-cell table:style-name="ce134" office:value-type="float" office:value="0.862" calcext:value-type="float">
            <text:p>0,862</text:p>
          </table:table-cell>
          <table:table-cell table:style-name="ce142" office:value-type="float" office:value="0.874" calcext:value-type="float">
            <text:p>0,874</text:p>
          </table:table-cell>
          <table:table-cell table:style-name="ce145" office:value-type="float" office:value="0.87" calcext:value-type="float">
            <text:p>0,87</text:p>
          </table:table-cell>
          <table:table-cell table:style-name="ce142" office:value-type="float" office:value="0.882" calcext:value-type="float">
            <text:p>0,882</text:p>
          </table:table-cell>
          <table:table-cell table:style-name="ce149" table:formula="of:=AVERAGE([.L16:.O16])" office:value-type="float" office:value="0.872" calcext:value-type="float">
            <text:p>0,8720</text:p>
          </table:table-cell>
          <table:table-cell table:style-name="ce149" table:formula="of:=STDEV([.L16:.O16])" office:value-type="float" office:value="0.00832666399786454" calcext:value-type="float">
            <text:p>0,0083</text:p>
          </table:table-cell>
          <table:table-cell/>
          <table:table-cell table:style-name="ce23" office:value-type="float" office:value="966" calcext:value-type="float">
            <text:p>96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901" calcext:value-type="float">
            <text:p>0,901</text:p>
          </table:table-cell>
          <table:table-cell table:style-name="ce79" office:value-type="float" office:value="0.907" calcext:value-type="float">
            <text:p>0,907</text:p>
          </table:table-cell>
          <table:table-cell table:style-name="ce79" office:value-type="float" office:value="0.904" calcext:value-type="float">
            <text:p>0,904</text:p>
          </table:table-cell>
          <table:table-cell table:style-name="ce79" office:value-type="float" office:value="0.898" calcext:value-type="float">
            <text:p>0,898</text:p>
          </table:table-cell>
          <table:table-cell table:style-name="ce126" table:formula="of:=AVERAGE([.F17:.I17])" office:value-type="float" office:value="0.9025" calcext:value-type="float">
            <text:p>0,9025</text:p>
          </table:table-cell>
          <table:table-cell table:style-name="ce126" table:formula="of:=STDEV([.F17:.I17])" office:value-type="float" office:value="0.00387298334620742" calcext:value-type="float">
            <text:p>0,0039</text:p>
          </table:table-cell>
          <table:table-cell table:style-name="ce135" office:value-type="float" office:value="0.886" calcext:value-type="float">
            <text:p>0,886</text:p>
          </table:table-cell>
          <table:table-cell table:style-name="ce133" office:value-type="float" office:value="0.872" calcext:value-type="float">
            <text:p>0,872</text:p>
          </table:table-cell>
          <table:table-cell table:style-name="ce132" office:value-type="float" office:value="0.882" calcext:value-type="float">
            <text:p>0,882</text:p>
          </table:table-cell>
          <table:table-cell table:style-name="ce133" office:value-type="float" office:value="0.881" calcext:value-type="float">
            <text:p>0,881</text:p>
          </table:table-cell>
          <table:table-cell table:style-name="ce150" table:formula="of:=AVERAGE([.L17:.O17])" office:value-type="float" office:value="0.88025" calcext:value-type="float">
            <text:p>0,8803</text:p>
          </table:table-cell>
          <table:table-cell table:style-name="ce150" table:formula="of:=STDEV([.L17:.O17])" office:value-type="float" office:value="0.00590903263374528" calcext:value-type="float">
            <text:p>0,0059</text:p>
          </table:table-cell>
          <table:table-cell/>
          <table:table-cell table:style-name="ce23" office:value-type="float" office:value="967" calcext:value-type="float">
            <text:p>96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863" calcext:value-type="float">
            <text:p>0,863</text:p>
          </table:table-cell>
          <table:table-cell table:style-name="ce79" office:value-type="float" office:value="0.884" calcext:value-type="float">
            <text:p>0,884</text:p>
          </table:table-cell>
          <table:table-cell table:style-name="ce79" office:value-type="float" office:value="0.887" calcext:value-type="float">
            <text:p>0,887</text:p>
          </table:table-cell>
          <table:table-cell table:style-name="ce79" office:value-type="float" office:value="0.857" calcext:value-type="float">
            <text:p>0,857</text:p>
          </table:table-cell>
          <table:table-cell table:style-name="ce126" table:formula="of:=AVERAGE([.F18:.I18])" office:value-type="float" office:value="0.87275" calcext:value-type="float">
            <text:p>0,8728</text:p>
          </table:table-cell>
          <table:table-cell table:style-name="ce126" table:formula="of:=STDEV([.F18:.I18])" office:value-type="float" office:value="0.014974979131872" calcext:value-type="float">
            <text:p>0,0150</text:p>
          </table:table-cell>
          <table:table-cell table:style-name="ce135" office:value-type="float" office:value="0.875" calcext:value-type="float">
            <text:p>0,875</text:p>
          </table:table-cell>
          <table:table-cell table:style-name="ce133" office:value-type="float" office:value="0.872" calcext:value-type="float">
            <text:p>0,872</text:p>
          </table:table-cell>
          <table:table-cell table:style-name="ce132" office:value-type="float" office:value="0.87" calcext:value-type="float">
            <text:p>0,87</text:p>
          </table:table-cell>
          <table:table-cell table:style-name="ce133" office:value-type="float" office:value="0.858" calcext:value-type="float">
            <text:p>0,858</text:p>
          </table:table-cell>
          <table:table-cell table:style-name="ce150" table:formula="of:=AVERAGE([.L18:.O18])" office:value-type="float" office:value="0.86875" calcext:value-type="float">
            <text:p>0,8688</text:p>
          </table:table-cell>
          <table:table-cell table:style-name="ce150" table:formula="of:=STDEV([.L18:.O18])" office:value-type="float" office:value="0.00745542308211502" calcext:value-type="float">
            <text:p>0,0075</text:p>
          </table:table-cell>
          <table:table-cell/>
          <table:table-cell table:style-name="ce23" office:value-type="float" office:value="1031" calcext:value-type="float">
            <text:p>1031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16]*[.$S16]+[.F17]*[.$S17]+[.F18]*[.$S18])/SUM([.$S16:.$S18])" office:value-type="float" office:value="0.887782051282051" calcext:value-type="float">
            <text:p>0,888</text:p>
          </table:table-cell>
          <table:table-cell table:style-name="ce93" table:formula="of:=([.G16]*[.$S16]+[.G17]*[.$S17]+[.G18]*[.$S18])/SUM([.$S16:.$S18])" office:value-type="float" office:value="0.896066464237517" calcext:value-type="float">
            <text:p>0,896</text:p>
          </table:table-cell>
          <table:table-cell table:style-name="ce93" table:formula="of:=([.H16]*[.$S16]+[.H17]*[.$S17]+[.H18]*[.$S18])/SUM([.$S16:.$S18])" office:value-type="float" office:value="0.898086707152497" calcext:value-type="float">
            <text:p>0,898</text:p>
          </table:table-cell>
          <table:table-cell table:style-name="ce93" table:formula="of:=([.I16]*[.$S16]+[.I17]*[.$S17]+[.I18]*[.$S18])/SUM([.$S16:.$S18])" office:value-type="float" office:value="0.886671727395412" calcext:value-type="float">
            <text:p>0,887</text:p>
          </table:table-cell>
          <table:table-cell table:style-name="ce127" table:formula="of:=AVERAGE([.F19:.I19])" office:value-type="float" office:value="0.892151737516869" calcext:value-type="float">
            <text:p>0,8922</text:p>
          </table:table-cell>
          <table:table-cell table:style-name="ce127" table:formula="of:=STDEV([.F19:.I19])" office:value-type="float" office:value="0.00576407317196231" calcext:value-type="float">
            <text:p>0,0058</text:p>
          </table:table-cell>
          <table:table-cell table:style-name="ce136" table:formula="of:=([.L16]*[.$S16]+[.L17]*[.$S17]+[.L18]*[.$S18])/SUM([.$S16:.$S18])" office:value-type="float" office:value="0.874351889338731" calcext:value-type="float">
            <text:p>0,874</text:p>
          </table:table-cell>
          <table:table-cell table:style-name="ce136" table:formula="of:=([.M16]*[.$S16]+[.M17]*[.$S17]+[.M18]*[.$S18])/SUM([.$S16:.$S18])" office:value-type="float" office:value="0.872651821862348" calcext:value-type="float">
            <text:p>0,873</text:p>
          </table:table-cell>
          <table:table-cell table:style-name="ce136" table:formula="of:=([.N16]*[.$S16]+[.N17]*[.$S17]+[.N18]*[.$S18])/SUM([.$S16:.$S18])" office:value-type="float" office:value="0.873914979757085" calcext:value-type="float">
            <text:p>0,874</text:p>
          </table:table-cell>
          <table:table-cell table:style-name="ce136" table:formula="of:=([.O16]*[.$S16]+[.O17]*[.$S17]+[.O18]*[.$S18])/SUM([.$S16:.$S18])" office:value-type="float" office:value="0.873325573549258" calcext:value-type="float">
            <text:p>0,873</text:p>
          </table:table-cell>
          <table:table-cell table:style-name="ce151" table:formula="of:=AVERAGE([.L19:.O19])" office:value-type="float" office:value="0.873561066126856" calcext:value-type="float">
            <text:p>0,8736</text:p>
          </table:table-cell>
          <table:table-cell table:style-name="ce151" table:formula="of:=STDEV([.L19:.O19])" office:value-type="float" office:value="0.000737752916349636" calcext:value-type="float">
            <text:p>0,0007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23" office:value-type="string" calcext:value-type="string" table:number-columns-spanned="1" table:number-rows-spanned="4">
            <text:p>Precision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864" calcext:value-type="float">
            <text:p>0,864</text:p>
          </table:table-cell>
          <table:table-cell table:style-name="ce112" office:value-type="float" office:value="0.848" calcext:value-type="float">
            <text:p>0,848</text:p>
          </table:table-cell>
          <table:table-cell table:style-name="ce112" office:value-type="float" office:value="0.862" calcext:value-type="float">
            <text:p>0,862</text:p>
          </table:table-cell>
          <table:table-cell table:style-name="ce112" office:value-type="float" office:value="0.855" calcext:value-type="float">
            <text:p>0,855</text:p>
          </table:table-cell>
          <table:table-cell table:style-name="ce126" table:formula="of:=AVERAGE([.F20:.I20])" office:value-type="float" office:value="0.85725" calcext:value-type="float">
            <text:p>0,8573</text:p>
          </table:table-cell>
          <table:table-cell table:style-name="ce126" table:formula="of:=STDEV([.F20:.I20])" office:value-type="float" office:value="0.00727438428093174" calcext:value-type="float">
            <text:p>0,0073</text:p>
          </table:table-cell>
          <table:table-cell table:style-name="ce132" office:value-type="float" office:value="0.868" calcext:value-type="float">
            <text:p>0,868</text:p>
          </table:table-cell>
          <table:table-cell table:style-name="ce133" office:value-type="float" office:value="0.9" calcext:value-type="float">
            <text:p>0,9</text:p>
          </table:table-cell>
          <table:table-cell table:style-name="ce132" office:value-type="float" office:value="0.87" calcext:value-type="float">
            <text:p>0,87</text:p>
          </table:table-cell>
          <table:table-cell table:style-name="ce133" office:value-type="float" office:value="0.878" calcext:value-type="float">
            <text:p>0,878</text:p>
          </table:table-cell>
          <table:table-cell table:style-name="ce150" table:formula="of:=AVERAGE([.L20:.O20])" office:value-type="float" office:value="0.879" calcext:value-type="float">
            <text:p>0,8790</text:p>
          </table:table-cell>
          <table:table-cell table:style-name="ce150" table:formula="of:=STDEV([.L20:.O20])" office:value-type="float" office:value="0.014651507317224" calcext:value-type="float">
            <text:p>0,0147</text:p>
          </table:table-cell>
          <table:table-cell/>
          <table:table-cell table:style-name="ce23" table:formula="of:=['Table 7+'.S16]" office:value-type="float" office:value="966" calcext:value-type="float">
            <text:p>96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866" calcext:value-type="float">
            <text:p>0,866</text:p>
          </table:table-cell>
          <table:table-cell table:style-name="ce79" office:value-type="float" office:value="0.885" calcext:value-type="float">
            <text:p>0,885</text:p>
          </table:table-cell>
          <table:table-cell table:style-name="ce79" office:value-type="float" office:value="0.896" calcext:value-type="float">
            <text:p>0,896</text:p>
          </table:table-cell>
          <table:table-cell table:style-name="ce79" office:value-type="float" office:value="0.876" calcext:value-type="float">
            <text:p>0,876</text:p>
          </table:table-cell>
          <table:table-cell table:style-name="ce126" table:formula="of:=AVERAGE([.F21:.I21])" office:value-type="float" office:value="0.88075" calcext:value-type="float">
            <text:p>0,8808</text:p>
          </table:table-cell>
          <table:table-cell table:style-name="ce126" table:formula="of:=STDEV([.F21:.I21])" office:value-type="float" office:value="0.0127899700286331" calcext:value-type="float">
            <text:p>0,0128</text:p>
          </table:table-cell>
          <table:table-cell table:style-name="ce132" office:value-type="float" office:value="0.885" calcext:value-type="float">
            <text:p>0,885</text:p>
          </table:table-cell>
          <table:table-cell table:style-name="ce133" office:value-type="float" office:value="0.885" calcext:value-type="float">
            <text:p>0,885</text:p>
          </table:table-cell>
          <table:table-cell table:style-name="ce132" office:value-type="float" office:value="0.895" calcext:value-type="float">
            <text:p>0,895</text:p>
          </table:table-cell>
          <table:table-cell table:style-name="ce133" office:value-type="float" office:value="0.892" calcext:value-type="float">
            <text:p>0,892</text:p>
          </table:table-cell>
          <table:table-cell table:style-name="ce150" table:formula="of:=AVERAGE([.L21:.O21])" office:value-type="float" office:value="0.88925" calcext:value-type="float">
            <text:p>0,8893</text:p>
          </table:table-cell>
          <table:table-cell table:style-name="ce150" table:formula="of:=STDEV([.L21:.O21])" office:value-type="float" office:value="0.00505799696849784" calcext:value-type="float">
            <text:p>0,0051</text:p>
          </table:table-cell>
          <table:table-cell/>
          <table:table-cell table:style-name="ce23" table:formula="of:=['Table 7+'.S17]" office:value-type="float" office:value="967" calcext:value-type="float">
            <text:p>96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831" calcext:value-type="float">
            <text:p>0,831</text:p>
          </table:table-cell>
          <table:table-cell table:style-name="ce79" office:value-type="float" office:value="0.851" calcext:value-type="float">
            <text:p>0,851</text:p>
          </table:table-cell>
          <table:table-cell table:style-name="ce79" office:value-type="float" office:value="0.81" calcext:value-type="float">
            <text:p>0,81</text:p>
          </table:table-cell>
          <table:table-cell table:style-name="ce79" office:value-type="float" office:value="0.828" calcext:value-type="float">
            <text:p>0,828</text:p>
          </table:table-cell>
          <table:table-cell table:style-name="ce126" table:formula="of:=AVERAGE([.F22:.I22])" office:value-type="float" office:value="0.83" calcext:value-type="float">
            <text:p>0,8300</text:p>
          </table:table-cell>
          <table:table-cell table:style-name="ce126" table:formula="of:=STDEV([.F22:.I22])" office:value-type="float" office:value="0.0167928556237466" calcext:value-type="float">
            <text:p>0,0168</text:p>
          </table:table-cell>
          <table:table-cell table:style-name="ce132" office:value-type="float" office:value="0.882" calcext:value-type="float">
            <text:p>0,882</text:p>
          </table:table-cell>
          <table:table-cell table:style-name="ce133" office:value-type="float" office:value="0.871" calcext:value-type="float">
            <text:p>0,871</text:p>
          </table:table-cell>
          <table:table-cell table:style-name="ce132" office:value-type="float" office:value="0.851" calcext:value-type="float">
            <text:p>0,851</text:p>
          </table:table-cell>
          <table:table-cell table:style-name="ce133" office:value-type="float" office:value="0.86" calcext:value-type="float">
            <text:p>0,86</text:p>
          </table:table-cell>
          <table:table-cell table:style-name="ce150" table:formula="of:=AVERAGE([.L22:.O22])" office:value-type="float" office:value="0.866" calcext:value-type="float">
            <text:p>0,8660</text:p>
          </table:table-cell>
          <table:table-cell table:style-name="ce150" table:formula="of:=STDEV([.L22:.O22])" office:value-type="float" office:value="0.0134412301024373" calcext:value-type="float">
            <text:p>0,0134</text:p>
          </table:table-cell>
          <table:table-cell/>
          <table:table-cell table:style-name="ce23" table:formula="of:=['Table 7+'.S18]" office:value-type="float" office:value="1031" calcext:value-type="float">
            <text:p>1031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20]*[.$S20]+[.F21]*[.$S21]+[.F22]*[.$S22])/SUM([.$S20:.$S22])" office:value-type="float" office:value="0.85317375168691" calcext:value-type="float">
            <text:p>0,853</text:p>
          </table:table-cell>
          <table:table-cell table:style-name="ce93" table:formula="of:=([.G20]*[.$S20]+[.G21]*[.$S21]+[.G22]*[.$S22])/SUM([.$S20:.$S22])" office:value-type="float" office:value="0.861114709851552" calcext:value-type="float">
            <text:p>0,861</text:p>
          </table:table-cell>
          <table:table-cell table:style-name="ce93" table:formula="of:=([.H20]*[.$S20]+[.H21]*[.$S21]+[.H22]*[.$S22])/SUM([.$S20:.$S22])" office:value-type="float" office:value="0.855004723346828" calcext:value-type="float">
            <text:p>0,855</text:p>
          </table:table-cell>
          <table:table-cell table:style-name="ce93" table:formula="of:=([.I20]*[.$S20]+[.I21]*[.$S21]+[.I22]*[.$S22])/SUM([.$S20:.$S22])" office:value-type="float" office:value="0.85245951417004" calcext:value-type="float">
            <text:p>0,852</text:p>
          </table:table-cell>
          <table:table-cell table:style-name="ce126" table:formula="of:=AVERAGE([.F23:.I23])" office:value-type="float" office:value="0.855438174763833" calcext:value-type="float">
            <text:p>0,8554</text:p>
          </table:table-cell>
          <table:table-cell table:style-name="ce126" table:formula="of:=STDEV([.F23:.I23])" office:value-type="float" office:value="0.00393323283221845" calcext:value-type="float">
            <text:p>0,0039</text:p>
          </table:table-cell>
          <table:table-cell table:style-name="ce136" table:formula="of:=([.L20]*[.$S20]+[.L21]*[.$S21]+[.L22]*[.$S22])/SUM([.$S20:.$S22])" office:value-type="float" office:value="0.878415991902834" calcext:value-type="float">
            <text:p>0,878</text:p>
          </table:table-cell>
          <table:table-cell table:style-name="ce136" table:formula="of:=([.M20]*[.$S20]+[.M21]*[.$S21]+[.M22]*[.$S22])/SUM([.$S20:.$S22])" office:value-type="float" office:value="0.885018893387314" calcext:value-type="float">
            <text:p>0,885</text:p>
          </table:table-cell>
          <table:table-cell table:style-name="ce136" table:formula="of:=([.N20]*[.$S20]+[.N21]*[.$S21]+[.N22]*[.$S22])/SUM([.$S20:.$S22])" office:value-type="float" office:value="0.871547233468286" calcext:value-type="float">
            <text:p>0,872</text:p>
          </table:table-cell>
          <table:table-cell table:style-name="ce136" table:formula="of:=([.O20]*[.$S20]+[.O21]*[.$S21]+[.O22]*[.$S22])/SUM([.$S20:.$S22])" office:value-type="float" office:value="0.876306342780027" calcext:value-type="float">
            <text:p>0,876</text:p>
          </table:table-cell>
          <table:table-cell table:style-name="ce150" table:formula="of:=AVERAGE([.L23:.O23])" office:value-type="float" office:value="0.877822115384615" calcext:value-type="float">
            <text:p>0,8778</text:p>
          </table:table-cell>
          <table:table-cell table:style-name="ce150" table:formula="of:=STDEV([.L23:.O23])" office:value-type="float" office:value="0.0055921973198294" calcext:value-type="float">
            <text:p>0,0056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23" office:value-type="string" calcext:value-type="string" table:number-columns-spanned="1" table:number-rows-spanned="4">
            <text:p>F1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882" calcext:value-type="float">
            <text:p>0,882</text:p>
          </table:table-cell>
          <table:table-cell table:style-name="ce112" office:value-type="float" office:value="0.873" calcext:value-type="float">
            <text:p>0,873</text:p>
          </table:table-cell>
          <table:table-cell table:style-name="ce112" office:value-type="float" office:value="0.883" calcext:value-type="float">
            <text:p>0,883</text:p>
          </table:table-cell>
          <table:table-cell table:style-name="ce112" office:value-type="float" office:value="0.88" calcext:value-type="float">
            <text:p>0,88</text:p>
          </table:table-cell>
          <table:table-cell table:style-name="ce125" table:formula="of:=AVERAGE([.F24:.I24])" office:value-type="float" office:value="0.8795" calcext:value-type="float">
            <text:p>0,8795</text:p>
          </table:table-cell>
          <table:table-cell table:style-name="ce125" table:formula="of:=STDEV([.F24:.I24])" office:value-type="float" office:value="0.0045092497528229" calcext:value-type="float">
            <text:p>0,0045</text:p>
          </table:table-cell>
          <table:table-cell table:style-name="ce134" office:value-type="float" office:value="0.865" calcext:value-type="float">
            <text:p>0,865</text:p>
          </table:table-cell>
          <table:table-cell table:style-name="ce142" office:value-type="float" office:value="0.872" calcext:value-type="float">
            <text:p>0,872</text:p>
          </table:table-cell>
          <table:table-cell table:style-name="ce145" office:value-type="float" office:value="0.87" calcext:value-type="float">
            <text:p>0,87</text:p>
          </table:table-cell>
          <table:table-cell table:style-name="ce142" office:value-type="float" office:value="0.88" calcext:value-type="float">
            <text:p>0,88</text:p>
          </table:table-cell>
          <table:table-cell table:style-name="ce149" table:formula="of:=AVERAGE([.L24:.O24])" office:value-type="float" office:value="0.87175" calcext:value-type="float">
            <text:p>0,8718</text:p>
          </table:table-cell>
          <table:table-cell table:style-name="ce149" table:formula="of:=STDEV([.L24:.O24])" office:value-type="float" office:value="0.00623832242407097" calcext:value-type="float">
            <text:p>0,0062</text:p>
          </table:table-cell>
          <table:table-cell/>
          <table:table-cell table:style-name="ce23" table:formula="of:=['Table 7+'.S20]" office:value-type="float" office:value="966" calcext:value-type="float">
            <text:p>96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883" calcext:value-type="float">
            <text:p>0,883</text:p>
          </table:table-cell>
          <table:table-cell table:style-name="ce79" office:value-type="float" office:value="0.896" calcext:value-type="float">
            <text:p>0,896</text:p>
          </table:table-cell>
          <table:table-cell table:style-name="ce79" office:value-type="float" office:value="0.9" calcext:value-type="float">
            <text:p>0,9</text:p>
          </table:table-cell>
          <table:table-cell table:style-name="ce79" office:value-type="float" office:value="0.887" calcext:value-type="float">
            <text:p>0,887</text:p>
          </table:table-cell>
          <table:table-cell table:style-name="ce126" table:formula="of:=AVERAGE([.F25:.I25])" office:value-type="float" office:value="0.8915" calcext:value-type="float">
            <text:p>0,8915</text:p>
          </table:table-cell>
          <table:table-cell table:style-name="ce126" table:formula="of:=STDEV([.F25:.I25])" office:value-type="float" office:value="0.00785281265959317" calcext:value-type="float">
            <text:p>0,0079</text:p>
          </table:table-cell>
          <table:table-cell table:style-name="ce135" office:value-type="float" office:value="0.885" calcext:value-type="float">
            <text:p>0,885</text:p>
          </table:table-cell>
          <table:table-cell table:style-name="ce133" office:value-type="float" office:value="0.878" calcext:value-type="float">
            <text:p>0,878</text:p>
          </table:table-cell>
          <table:table-cell table:style-name="ce132" office:value-type="float" office:value="0.888" calcext:value-type="float">
            <text:p>0,888</text:p>
          </table:table-cell>
          <table:table-cell table:style-name="ce133" office:value-type="float" office:value="0.887" calcext:value-type="float">
            <text:p>0,887</text:p>
          </table:table-cell>
          <table:table-cell table:style-name="ce150" table:formula="of:=AVERAGE([.L25:.O25])" office:value-type="float" office:value="0.8845" calcext:value-type="float">
            <text:p>0,8845</text:p>
          </table:table-cell>
          <table:table-cell table:style-name="ce150" table:formula="of:=STDEV([.L25:.O25])" office:value-type="float" office:value="0.0045092497528229" calcext:value-type="float">
            <text:p>0,0045</text:p>
          </table:table-cell>
          <table:table-cell/>
          <table:table-cell table:style-name="ce23" table:formula="of:=['Table 7+'.S21]" office:value-type="float" office:value="967" calcext:value-type="float">
            <text:p>96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847" calcext:value-type="float">
            <text:p>0,847</text:p>
          </table:table-cell>
          <table:table-cell table:style-name="ce79" office:value-type="float" office:value="0.867" calcext:value-type="float">
            <text:p>0,867</text:p>
          </table:table-cell>
          <table:table-cell table:style-name="ce79" office:value-type="float" office:value="0.847" calcext:value-type="float">
            <text:p>0,847</text:p>
          </table:table-cell>
          <table:table-cell table:style-name="ce79" office:value-type="float" office:value="0.842" calcext:value-type="float">
            <text:p>0,842</text:p>
          </table:table-cell>
          <table:table-cell table:style-name="ce126" table:formula="of:=AVERAGE([.F26:.I26])" office:value-type="float" office:value="0.85075" calcext:value-type="float">
            <text:p>0,8508</text:p>
          </table:table-cell>
          <table:table-cell table:style-name="ce126" table:formula="of:=STDEV([.F26:.I26])" office:value-type="float" office:value="0.0110867789130417" calcext:value-type="float">
            <text:p>0,0111</text:p>
          </table:table-cell>
          <table:table-cell table:style-name="ce135" office:value-type="float" office:value="0.879" calcext:value-type="float">
            <text:p>0,879</text:p>
          </table:table-cell>
          <table:table-cell table:style-name="ce133" office:value-type="float" office:value="0.872" calcext:value-type="float">
            <text:p>0,872</text:p>
          </table:table-cell>
          <table:table-cell table:style-name="ce132" office:value-type="float" office:value="0.861" calcext:value-type="float">
            <text:p>0,861</text:p>
          </table:table-cell>
          <table:table-cell table:style-name="ce133" office:value-type="float" office:value="0.859" calcext:value-type="float">
            <text:p>0,859</text:p>
          </table:table-cell>
          <table:table-cell table:style-name="ce150" table:formula="of:=AVERAGE([.L26:.O26])" office:value-type="float" office:value="0.86775" calcext:value-type="float">
            <text:p>0,8678</text:p>
          </table:table-cell>
          <table:table-cell table:style-name="ce150" table:formula="of:=STDEV([.L26:.O26])" office:value-type="float" office:value="0.0094295634398771" calcext:value-type="float">
            <text:p>0,0094</text:p>
          </table:table-cell>
          <table:table-cell/>
          <table:table-cell table:style-name="ce23" table:formula="of:=['Table 7+'.S22]" office:value-type="float" office:value="1031" calcext:value-type="float">
            <text:p>1031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24]*[.$S24]+[.F25]*[.$S25]+[.F26]*[.$S26])/SUM([.$S24:.$S26])" office:value-type="float" office:value="0.870151821862348" calcext:value-type="float">
            <text:p>0,870</text:p>
          </table:table-cell>
          <table:table-cell table:style-name="ce93" table:formula="of:=([.G24]*[.$S24]+[.G25]*[.$S25]+[.G26]*[.$S26])/SUM([.$S24:.$S26])" office:value-type="float" office:value="0.878416666666667" calcext:value-type="float">
            <text:p>0,878</text:p>
          </table:table-cell>
          <table:table-cell table:style-name="ce93" table:formula="of:=([.H24]*[.$S24]+[.H25]*[.$S25]+[.H26]*[.$S26])/SUM([.$S24:.$S26])" office:value-type="float" office:value="0.876023954116059" calcext:value-type="float">
            <text:p>0,876</text:p>
          </table:table-cell>
          <table:table-cell table:style-name="ce93" table:formula="of:=([.I24]*[.$S24]+[.I25]*[.$S25]+[.I26]*[.$S26])/SUM([.$S24:.$S26])" office:value-type="float" office:value="0.869065789473684" calcext:value-type="float">
            <text:p>0,869</text:p>
          </table:table-cell>
          <table:table-cell table:style-name="ce127" table:formula="of:=AVERAGE([.F27:.I27])" office:value-type="float" office:value="0.87341455802969" calcext:value-type="float">
            <text:p>0,8734</text:p>
          </table:table-cell>
          <table:table-cell table:style-name="ce127" table:formula="of:=STDEV([.F27:.I27])" office:value-type="float" office:value="0.00452354116458412" calcext:value-type="float">
            <text:p>0,0045</text:p>
          </table:table-cell>
          <table:table-cell table:style-name="ce136" table:formula="of:=([.L24]*[.$S24]+[.L25]*[.$S25]+[.L26]*[.$S26])/SUM([.$S24:.$S26])" office:value-type="float" office:value="0.876394736842105" calcext:value-type="float">
            <text:p>0,876</text:p>
          </table:table-cell>
          <table:table-cell table:style-name="ce136" table:formula="of:=([.M24]*[.$S24]+[.M25]*[.$S25]+[.M26]*[.$S26])/SUM([.$S24:.$S26])" office:value-type="float" office:value="0.873957489878542" calcext:value-type="float">
            <text:p>0,874</text:p>
          </table:table-cell>
          <table:table-cell table:style-name="ce136" table:formula="of:=([.N24]*[.$S24]+[.N25]*[.$S25]+[.N26]*[.$S26])/SUM([.$S24:.$S26])" office:value-type="float" office:value="0.872741902834008" calcext:value-type="float">
            <text:p>0,873</text:p>
          </table:table-cell>
          <table:table-cell table:style-name="ce136" table:formula="of:=([.O24]*[.$S24]+[.O25]*[.$S25]+[.O26]*[.$S26])/SUM([.$S24:.$S26])" office:value-type="float" office:value="0.874979082321187" calcext:value-type="float">
            <text:p>0,875</text:p>
          </table:table-cell>
          <table:table-cell table:style-name="ce151" table:formula="of:=AVERAGE([.L27:.O27])" office:value-type="float" office:value="0.874518302968961" calcext:value-type="float">
            <text:p>0,8745</text:p>
          </table:table-cell>
          <table:table-cell table:style-name="ce151" table:formula="of:=STDEV([.L27:.O27])" office:value-type="float" office:value="0.0015495623525765" calcext:value-type="float">
            <text:p>0,0015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" table:number-rows-spanned="12">
            <text:p>Medium → UBS</text:p>
          </table:table-cell>
          <table:table-cell table:style-name="ce23" office:value-type="string" calcext:value-type="string" table:number-columns-spanned="1" table:number-rows-spanned="4">
            <text:p>Recall</text:p>
          </table:table-cell>
          <table:table-cell table:style-name="ce70" office:value-type="string" calcext:value-type="string">
            <text:p>Test 1</text:p>
          </table:table-cell>
          <table:table-cell table:number-columns-repeated="2" table:style-name="ce112" office:value-type="float" office:value="0.833" calcext:value-type="float">
            <text:p>0,833</text:p>
          </table:table-cell>
          <table:table-cell table:style-name="ce112" office:value-type="float" office:value="0.858" calcext:value-type="float">
            <text:p>0,858</text:p>
          </table:table-cell>
          <table:table-cell table:style-name="ce112" office:value-type="float" office:value="0.821" calcext:value-type="float">
            <text:p>0,821</text:p>
          </table:table-cell>
          <table:table-cell table:style-name="ce126" table:formula="of:=AVERAGE([.F28:.I28])" office:value-type="float" office:value="0.83625" calcext:value-type="float">
            <text:p>0,8363</text:p>
          </table:table-cell>
          <table:table-cell table:style-name="ce126" table:formula="of:=STDEV([.F28:.I28])" office:value-type="float" office:value="0.0155643824162734" calcext:value-type="float">
            <text:p>0,0156</text:p>
          </table:table-cell>
          <table:table-cell table:style-name="ce132" office:value-type="float" office:value="0.895" calcext:value-type="float">
            <text:p>0,895</text:p>
          </table:table-cell>
          <table:table-cell table:style-name="ce133" office:value-type="float" office:value="0.892" calcext:value-type="float">
            <text:p>0,892</text:p>
          </table:table-cell>
          <table:table-cell table:style-name="ce132" office:value-type="float" office:value="0.908" calcext:value-type="float">
            <text:p>0,908</text:p>
          </table:table-cell>
          <table:table-cell table:style-name="ce133" office:value-type="float" office:value="0.872" calcext:value-type="float">
            <text:p>0,872</text:p>
          </table:table-cell>
          <table:table-cell table:style-name="ce150" table:formula="of:=AVERAGE([.L28:.O28])" office:value-type="float" office:value="0.89175" calcext:value-type="float">
            <text:p>0,8918</text:p>
          </table:table-cell>
          <table:table-cell table:style-name="ce150" table:formula="of:=STDEV([.L28:.O28])" office:value-type="float" office:value="0.0148856754409511" calcext:value-type="float">
            <text:p>0,0149</text:p>
          </table:table-cell>
          <table:table-cell/>
          <table:table-cell table:style-name="ce23" office:value-type="float" office:value="836" calcext:value-type="float">
            <text:p>83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79" office:value-type="float" office:value="0.888" calcext:value-type="float">
            <text:p>0,888</text:p>
          </table:table-cell>
          <table:table-cell table:style-name="ce79" office:value-type="float" office:value="0.876" calcext:value-type="float">
            <text:p>0,876</text:p>
          </table:table-cell>
          <table:table-cell table:style-name="ce79" office:value-type="float" office:value="0.919" calcext:value-type="float">
            <text:p>0,919</text:p>
          </table:table-cell>
          <table:table-cell table:style-name="ce79" office:value-type="float" office:value="0.88" calcext:value-type="float">
            <text:p>0,88</text:p>
          </table:table-cell>
          <table:table-cell table:style-name="ce126" table:formula="of:=AVERAGE([.F29:.I29])" office:value-type="float" office:value="0.89075" calcext:value-type="float">
            <text:p>0,8908</text:p>
          </table:table-cell>
          <table:table-cell table:style-name="ce126" table:formula="of:=STDEV([.F29:.I29])" office:value-type="float" office:value="0.0194828984838841" calcext:value-type="float">
            <text:p>0,0195</text:p>
          </table:table-cell>
          <table:table-cell table:style-name="ce132" office:value-type="float" office:value="0.913" calcext:value-type="float">
            <text:p>0,913</text:p>
          </table:table-cell>
          <table:table-cell table:style-name="ce133" office:value-type="float" office:value="0.902" calcext:value-type="float">
            <text:p>0,902</text:p>
          </table:table-cell>
          <table:table-cell table:style-name="ce132" office:value-type="float" office:value="0.945" calcext:value-type="float">
            <text:p>0,945</text:p>
          </table:table-cell>
          <table:table-cell table:style-name="ce133" office:value-type="float" office:value="0.896" calcext:value-type="float">
            <text:p>0,896</text:p>
          </table:table-cell>
          <table:table-cell table:style-name="ce150" table:formula="of:=AVERAGE([.L29:.O29])" office:value-type="float" office:value="0.914" calcext:value-type="float">
            <text:p>0,9140</text:p>
          </table:table-cell>
          <table:table-cell table:style-name="ce150" table:formula="of:=STDEV([.L29:.O29])" office:value-type="float" office:value="0.0218326971917504" calcext:value-type="float">
            <text:p>0,0218</text:p>
          </table:table-cell>
          <table:table-cell/>
          <table:table-cell table:style-name="ce23" office:value-type="float" office:value="837" calcext:value-type="float">
            <text:p>83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79" office:value-type="float" office:value="0.887" calcext:value-type="float">
            <text:p>0,887</text:p>
          </table:table-cell>
          <table:table-cell table:style-name="ce79" office:value-type="float" office:value="0.883" calcext:value-type="float">
            <text:p>0,883</text:p>
          </table:table-cell>
          <table:table-cell table:number-columns-repeated="2" table:style-name="ce79" office:value-type="float" office:value="0.875" calcext:value-type="float">
            <text:p>0,875</text:p>
          </table:table-cell>
          <table:table-cell table:style-name="ce126" table:formula="of:=AVERAGE([.F30:.I30])" office:value-type="float" office:value="0.88" calcext:value-type="float">
            <text:p>0,8800</text:p>
          </table:table-cell>
          <table:table-cell table:style-name="ce126" table:formula="of:=STDEV([.F30:.I30])" office:value-type="float" office:value="0.00600000000000001" calcext:value-type="float">
            <text:p>0,0060</text:p>
          </table:table-cell>
          <table:table-cell table:style-name="ce132" office:value-type="float" office:value="0.873" calcext:value-type="float">
            <text:p>0,873</text:p>
          </table:table-cell>
          <table:table-cell table:style-name="ce133" office:value-type="float" office:value="0.872" calcext:value-type="float">
            <text:p>0,872</text:p>
          </table:table-cell>
          <table:table-cell table:style-name="ce132" office:value-type="float" office:value="0.876" calcext:value-type="float">
            <text:p>0,876</text:p>
          </table:table-cell>
          <table:table-cell table:style-name="ce133" office:value-type="float" office:value="0.87" calcext:value-type="float">
            <text:p>0,87</text:p>
          </table:table-cell>
          <table:table-cell table:style-name="ce150" table:formula="of:=AVERAGE([.L30:.O30])" office:value-type="float" office:value="0.87275" calcext:value-type="float">
            <text:p>0,8728</text:p>
          </table:table-cell>
          <table:table-cell table:style-name="ce150" table:formula="of:=STDEV([.L30:.O30])" office:value-type="float" office:value="0.0025" calcext:value-type="float">
            <text:p>0,0025</text:p>
          </table:table-cell>
          <table:table-cell/>
          <table:table-cell table:style-name="ce23" office:value-type="float" office:value="840" calcext:value-type="float">
            <text:p>840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'Table 7+'.F28]*['Table 7+'.$S28]+['Table 7+'.F29]*['Table 7+'.$S29]+['Table 7+'.F30]*['Table 7+'.$S30])/SUM(['Table 7+'.$S28:.$S30])" office:value-type="float" office:value="0.869368881814564" calcext:value-type="float">
            <text:p>0,869</text:p>
          </table:table-cell>
          <table:table-cell table:style-name="ce93" table:formula="of:=(['Table 7+'.G28]*['Table 7+'.$S28]+['Table 7+'.G29]*['Table 7+'.$S29]+['Table 7+'.G30]*['Table 7+'.$S30])/SUM(['Table 7+'.$S28:.$S30])" office:value-type="float" office:value="0.864035017906884" calcext:value-type="float">
            <text:p>0,864</text:p>
          </table:table-cell>
          <table:table-cell table:style-name="ce93" table:formula="of:=(['Table 7+'.H28]*['Table 7+'.$S28]+['Table 7+'.H29]*['Table 7+'.$S29]+['Table 7+'.H30]*['Table 7+'.$S30])/SUM(['Table 7+'.$S28:.$S30])" office:value-type="float" office:value="0.88399960206924" calcext:value-type="float">
            <text:p>0,884</text:p>
          </table:table-cell>
          <table:table-cell table:style-name="ce93" table:formula="of:=(['Table 7+'.I28]*['Table 7+'.$S28]+['Table 7+'.I29]*['Table 7+'.$S29]+['Table 7+'.I30]*['Table 7+'.$S30])/SUM(['Table 7+'.$S28:.$S30])" office:value-type="float" office:value="0.858701153999204" calcext:value-type="float">
            <text:p>0,859</text:p>
          </table:table-cell>
          <table:table-cell table:style-name="ce126" table:formula="of:=AVERAGE([.F31:.I31])" office:value-type="float" office:value="0.869026163947473" calcext:value-type="float">
            <text:p>0,8690</text:p>
          </table:table-cell>
          <table:table-cell table:style-name="ce126" table:formula="of:=STDEV([.F31:.I31])" office:value-type="float" office:value="0.0108909545641195" calcext:value-type="float">
            <text:p>0,0109</text:p>
          </table:table-cell>
          <table:table-cell table:style-name="ce136" table:formula="of:=([.L28]*[.$S28]+[.L29]*[.$S29]+[.L30]*[.$S30])/SUM([.$S28:.$S30])" office:value-type="float" office:value="0.893641464385197" calcext:value-type="float">
            <text:p>0,894</text:p>
          </table:table-cell>
          <table:table-cell table:style-name="ce136" table:formula="of:=([.M28]*[.$S28]+[.M29]*[.$S29]+[.M30]*[.$S30])/SUM([.$S28:.$S30])" office:value-type="float" office:value="0.888645443692798" calcext:value-type="float">
            <text:p>0,889</text:p>
          </table:table-cell>
          <table:table-cell table:style-name="ce136" table:formula="of:=([.N28]*[.$S28]+[.N29]*[.$S29]+[.N30]*[.$S30])/SUM([.$S28:.$S30])" office:value-type="float" office:value="0.909627138877835" calcext:value-type="float">
            <text:p>0,910</text:p>
          </table:table-cell>
          <table:table-cell table:style-name="ce136" table:formula="of:=([.O28]*[.$S28]+[.O29]*[.$S29]+[.O30]*[.$S30])/SUM([.$S28:.$S30])" office:value-type="float" office:value="0.879325109430959" calcext:value-type="float">
            <text:p>0,879</text:p>
          </table:table-cell>
          <table:table-cell table:style-name="ce150" table:formula="of:=AVERAGE([.L31:.O31])" office:value-type="float" office:value="0.892809789096697" calcext:value-type="float">
            <text:p>0,8928</text:p>
          </table:table-cell>
          <table:table-cell table:style-name="ce150" table:formula="of:=STDEV([.L31:.O31])" office:value-type="float" office:value="0.0126845482875453" calcext:value-type="float">
            <text:p>0,0127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23" office:value-type="string" calcext:value-type="string" table:number-columns-spanned="1" table:number-rows-spanned="4">
            <text:p>Precision</text:p>
          </table:table-cell>
          <table:table-cell table:style-name="ce70" office:value-type="string" calcext:value-type="string">
            <text:p>Test 1</text:p>
          </table:table-cell>
          <table:table-cell table:style-name="ce112" office:value-type="float" office:value="0.798" calcext:value-type="float">
            <text:p>0,798</text:p>
          </table:table-cell>
          <table:table-cell table:style-name="ce112" office:value-type="float" office:value="0.827" calcext:value-type="float">
            <text:p>0,827</text:p>
          </table:table-cell>
          <table:table-cell table:style-name="ce112" office:value-type="float" office:value="0.844" calcext:value-type="float">
            <text:p>0,844</text:p>
          </table:table-cell>
          <table:table-cell table:style-name="ce112" office:value-type="float" office:value="0.798" calcext:value-type="float">
            <text:p>0,798</text:p>
          </table:table-cell>
          <table:table-cell table:style-name="ce125" table:formula="of:=AVERAGE([.F32:.I32])" office:value-type="float" office:value="0.81675" calcext:value-type="float">
            <text:p>0,8168</text:p>
          </table:table-cell>
          <table:table-cell table:style-name="ce125" table:formula="of:=STDEV([.F32:.I32])" office:value-type="float" office:value="0.02273580143005" calcext:value-type="float">
            <text:p>0,0227</text:p>
          </table:table-cell>
          <table:table-cell table:style-name="ce134" office:value-type="float" office:value="0.891" calcext:value-type="float">
            <text:p>0,891</text:p>
          </table:table-cell>
          <table:table-cell table:style-name="ce142" office:value-type="float" office:value="0.9" calcext:value-type="float">
            <text:p>0,9</text:p>
          </table:table-cell>
          <table:table-cell table:style-name="ce145" office:value-type="float" office:value="0.914" calcext:value-type="float">
            <text:p>0,914</text:p>
          </table:table-cell>
          <table:table-cell table:style-name="ce142" office:value-type="float" office:value="0.872" calcext:value-type="float">
            <text:p>0,872</text:p>
          </table:table-cell>
          <table:table-cell table:style-name="ce150" table:formula="of:=AVERAGE([.L32:.O32])" office:value-type="float" office:value="0.89425" calcext:value-type="float">
            <text:p>0,8943</text:p>
          </table:table-cell>
          <table:table-cell table:style-name="ce150" table:formula="of:=STDEV([.L32:.O32])" office:value-type="float" office:value="0.017594980344784" calcext:value-type="float">
            <text:p>0,0176</text:p>
          </table:table-cell>
          <table:table-cell/>
          <table:table-cell table:style-name="ce23" table:formula="of:=['Table 7+'.S28]" office:value-type="float" office:value="836" calcext:value-type="float">
            <text:p>83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79" office:value-type="float" office:value="0.819" calcext:value-type="float">
            <text:p>0,819</text:p>
          </table:table-cell>
          <table:table-cell table:style-name="ce79" office:value-type="float" office:value="0.808" calcext:value-type="float">
            <text:p>0,808</text:p>
          </table:table-cell>
          <table:table-cell table:style-name="ce79" office:value-type="float" office:value="0.872" calcext:value-type="float">
            <text:p>0,872</text:p>
          </table:table-cell>
          <table:table-cell table:style-name="ce79" office:value-type="float" office:value="0.823" calcext:value-type="float">
            <text:p>0,823</text:p>
          </table:table-cell>
          <table:table-cell table:style-name="ce126" table:formula="of:=AVERAGE([.F33:.I33])" office:value-type="float" office:value="0.8305" calcext:value-type="float">
            <text:p>0,8305</text:p>
          </table:table-cell>
          <table:table-cell table:style-name="ce126" table:formula="of:=STDEV([.F33:.I33])" office:value-type="float" office:value="0.0283842679431171" calcext:value-type="float">
            <text:p>0,0284</text:p>
          </table:table-cell>
          <table:table-cell table:style-name="ce135" office:value-type="float" office:value="0.892" calcext:value-type="float">
            <text:p>0,892</text:p>
          </table:table-cell>
          <table:table-cell table:style-name="ce133" office:value-type="float" office:value="0.88" calcext:value-type="float">
            <text:p>0,88</text:p>
          </table:table-cell>
          <table:table-cell table:style-name="ce132" office:value-type="float" office:value="0.935" calcext:value-type="float">
            <text:p>0,935</text:p>
          </table:table-cell>
          <table:table-cell table:style-name="ce133" office:value-type="float" office:value="0.881" calcext:value-type="float">
            <text:p>0,881</text:p>
          </table:table-cell>
          <table:table-cell table:style-name="ce150" table:formula="of:=AVERAGE([.L33:.O33])" office:value-type="float" office:value="0.897" calcext:value-type="float">
            <text:p>0,8970</text:p>
          </table:table-cell>
          <table:table-cell table:style-name="ce150" table:formula="of:=STDEV([.L33:.O33])" office:value-type="float" office:value="0.0259101009904117" calcext:value-type="float">
            <text:p>0,0259</text:p>
          </table:table-cell>
          <table:table-cell/>
          <table:table-cell table:style-name="ce23" table:formula="of:=['Table 7+'.S29]" office:value-type="float" office:value="837" calcext:value-type="float">
            <text:p>83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79" office:value-type="float" office:value="0.88" calcext:value-type="float">
            <text:p>0,88</text:p>
          </table:table-cell>
          <table:table-cell table:style-name="ce79" office:value-type="float" office:value="0.863" calcext:value-type="float">
            <text:p>0,863</text:p>
          </table:table-cell>
          <table:table-cell table:style-name="ce79" office:value-type="float" office:value="0.853" calcext:value-type="float">
            <text:p>0,853</text:p>
          </table:table-cell>
          <table:table-cell table:style-name="ce79" office:value-type="float" office:value="0.859" calcext:value-type="float">
            <text:p>0,859</text:p>
          </table:table-cell>
          <table:table-cell table:style-name="ce126" table:formula="of:=AVERAGE([.F34:.I34])" office:value-type="float" office:value="0.86375" calcext:value-type="float">
            <text:p>0,8638</text:p>
          </table:table-cell>
          <table:table-cell table:style-name="ce126" table:formula="of:=STDEV([.F34:.I34])" office:value-type="float" office:value="0.0115866302262565" calcext:value-type="float">
            <text:p>0,0116</text:p>
          </table:table-cell>
          <table:table-cell table:style-name="ce135" office:value-type="float" office:value="0.883" calcext:value-type="float">
            <text:p>0,883</text:p>
          </table:table-cell>
          <table:table-cell table:style-name="ce133" office:value-type="float" office:value="0.879" calcext:value-type="float">
            <text:p>0,879</text:p>
          </table:table-cell>
          <table:table-cell table:style-name="ce132" office:value-type="float" office:value="0.883" calcext:value-type="float">
            <text:p>0,883</text:p>
          </table:table-cell>
          <table:table-cell table:style-name="ce133" office:value-type="float" office:value="0.877" calcext:value-type="float">
            <text:p>0,877</text:p>
          </table:table-cell>
          <table:table-cell table:style-name="ce150" table:formula="of:=AVERAGE([.L34:.O34])" office:value-type="float" office:value="0.8805" calcext:value-type="float">
            <text:p>0,8805</text:p>
          </table:table-cell>
          <table:table-cell table:style-name="ce150" table:formula="of:=STDEV([.L34:.O34])" office:value-type="float" office:value="0.003" calcext:value-type="float">
            <text:p>0,0030</text:p>
          </table:table-cell>
          <table:table-cell/>
          <table:table-cell table:style-name="ce23" table:formula="of:=['Table 7+'.S30]" office:value-type="float" office:value="840" calcext:value-type="float">
            <text:p>840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32]*[.$S32]+[.F33]*[.$S33]+[.F34]*[.$S34])/SUM([.$S32:.$S34])" office:value-type="float" office:value="0.832403899721449" calcext:value-type="float">
            <text:p>0,832</text:p>
          </table:table-cell>
          <table:table-cell table:style-name="ce93" table:formula="of:=([.G32]*[.$S32]+[.G33]*[.$S33]+[.G34]*[.$S34])/SUM([.$S32:.$S34])" office:value-type="float" office:value="0.832705133306805" calcext:value-type="float">
            <text:p>0,833</text:p>
          </table:table-cell>
          <table:table-cell table:style-name="ce93" table:formula="of:=([.H32]*[.$S32]+[.H33]*[.$S33]+[.H34]*[.$S34])/SUM([.$S32:.$S34])" office:value-type="float" office:value="0.85633426183844" calcext:value-type="float">
            <text:p>0,856</text:p>
          </table:table-cell>
          <table:table-cell table:style-name="ce93" table:formula="of:=([.I32]*[.$S32]+[.I33]*[.$S33]+[.I34]*[.$S34])/SUM([.$S32:.$S34])" office:value-type="float" office:value="0.826716673298846" calcext:value-type="float">
            <text:p>0,827</text:p>
          </table:table-cell>
          <table:table-cell table:style-name="ce127" table:formula="of:=AVERAGE([.F35:.I35])" office:value-type="float" office:value="0.837039992041385" calcext:value-type="float">
            <text:p>0,8370</text:p>
          </table:table-cell>
          <table:table-cell table:style-name="ce127" table:formula="of:=STDEV([.F35:.I35])" office:value-type="float" office:value="0.0131545189841027" calcext:value-type="float">
            <text:p>0,0132</text:p>
          </table:table-cell>
          <table:table-cell table:style-name="ce136" table:formula="of:=([.L32]*[.$S32]+[.L33]*[.$S33]+[.L34]*[.$S34])/SUM([.$S32:.$S34])" office:value-type="float" office:value="0.888658973338639" calcext:value-type="float">
            <text:p>0,889</text:p>
          </table:table-cell>
          <table:table-cell table:style-name="ce136" table:formula="of:=([.M32]*[.$S32]+[.M33]*[.$S33]+[.M34]*[.$S34])/SUM([.$S32:.$S34])" office:value-type="float" office:value="0.886319140469558" calcext:value-type="float">
            <text:p>0,886</text:p>
          </table:table-cell>
          <table:table-cell table:style-name="ce136" table:formula="of:=([.N32]*[.$S32]+[.N33]*[.$S33]+[.N34]*[.$S34])/SUM([.$S32:.$S34])" office:value-type="float" office:value="0.910632311977716" calcext:value-type="float">
            <text:p>0,911</text:p>
          </table:table-cell>
          <table:table-cell table:style-name="ce136" table:formula="of:=([.O32]*[.$S32]+[.O33]*[.$S33]+[.O34]*[.$S34])/SUM([.$S32:.$S34])" office:value-type="float" office:value="0.87666892160764" calcext:value-type="float">
            <text:p>0,877</text:p>
          </table:table-cell>
          <table:table-cell table:style-name="ce150" table:formula="of:=AVERAGE([.L35:.O35])" office:value-type="float" office:value="0.890569836848388" calcext:value-type="float">
            <text:p>0,8906</text:p>
          </table:table-cell>
          <table:table-cell table:style-name="ce150" table:formula="of:=STDEV([.L35:.O35])" office:value-type="float" office:value="0.0143464068893369" calcext:value-type="float">
            <text:p>0,0143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23" office:value-type="string" calcext:value-type="string" table:number-columns-spanned="1" table:number-rows-spanned="4">
            <text:p>F1</text:p>
          </table:table-cell>
          <table:table-cell table:style-name="ce70" office:value-type="string" calcext:value-type="string">
            <text:p>Test 1</text:p>
          </table:table-cell>
          <table:table-cell table:style-name="ce112" office:value-type="float" office:value="0.815" calcext:value-type="float">
            <text:p>0,815</text:p>
          </table:table-cell>
          <table:table-cell table:style-name="ce112" office:value-type="float" office:value="0.83" calcext:value-type="float">
            <text:p>0,83</text:p>
          </table:table-cell>
          <table:table-cell table:style-name="ce112" office:value-type="float" office:value="0.851" calcext:value-type="float">
            <text:p>0,851</text:p>
          </table:table-cell>
          <table:table-cell table:style-name="ce112" office:value-type="float" office:value="0.81" calcext:value-type="float">
            <text:p>0,81</text:p>
          </table:table-cell>
          <table:table-cell table:style-name="ce126" table:formula="of:=AVERAGE([.F36:.I36])" office:value-type="float" office:value="0.8265" calcext:value-type="float">
            <text:p>0,8265</text:p>
          </table:table-cell>
          <table:table-cell table:style-name="ce126" table:formula="of:=STDEV([.F36:.I36])" office:value-type="float" office:value="0.0184119526395219" calcext:value-type="float">
            <text:p>0,0184</text:p>
          </table:table-cell>
          <table:table-cell table:style-name="ce132" office:value-type="float" office:value="0.893" calcext:value-type="float">
            <text:p>0,893</text:p>
          </table:table-cell>
          <table:table-cell table:style-name="ce133" office:value-type="float" office:value="0.896" calcext:value-type="float">
            <text:p>0,896</text:p>
          </table:table-cell>
          <table:table-cell table:style-name="ce132" office:value-type="float" office:value="0.911" calcext:value-type="float">
            <text:p>0,911</text:p>
          </table:table-cell>
          <table:table-cell table:style-name="ce133" office:value-type="float" office:value="0.872" calcext:value-type="float">
            <text:p>0,872</text:p>
          </table:table-cell>
          <table:table-cell table:style-name="ce150" table:formula="of:=AVERAGE([.L36:.O36])" office:value-type="float" office:value="0.893" calcext:value-type="float">
            <text:p>0,8930</text:p>
          </table:table-cell>
          <table:table-cell table:style-name="ce150" table:formula="of:=STDEV([.L36:.O36])" office:value-type="float" office:value="0.016062378404209" calcext:value-type="float">
            <text:p>0,0161</text:p>
          </table:table-cell>
          <table:table-cell/>
          <table:table-cell table:style-name="ce23" table:formula="of:=['Table 7+'.S32]" office:value-type="float" office:value="836" calcext:value-type="float">
            <text:p>83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852" calcext:value-type="float">
            <text:p>0,852</text:p>
          </table:table-cell>
          <table:table-cell table:style-name="ce79" office:value-type="float" office:value="0.841" calcext:value-type="float">
            <text:p>0,841</text:p>
          </table:table-cell>
          <table:table-cell table:style-name="ce79" office:value-type="float" office:value="0.895" calcext:value-type="float">
            <text:p>0,895</text:p>
          </table:table-cell>
          <table:table-cell table:style-name="ce79" office:value-type="float" office:value="0.851" calcext:value-type="float">
            <text:p>0,851</text:p>
          </table:table-cell>
          <table:table-cell table:style-name="ce126" table:formula="of:=AVERAGE([.F37:.I37])" office:value-type="float" office:value="0.85975" calcext:value-type="float">
            <text:p>0,8598</text:p>
          </table:table-cell>
          <table:table-cell table:style-name="ce126" table:formula="of:=STDEV([.F37:.I37])" office:value-type="float" office:value="0.0240190896302642" calcext:value-type="float">
            <text:p>0,0240</text:p>
          </table:table-cell>
          <table:table-cell table:style-name="ce132" office:value-type="float" office:value="0.902" calcext:value-type="float">
            <text:p>0,902</text:p>
          </table:table-cell>
          <table:table-cell table:style-name="ce133" office:value-type="float" office:value="0.891" calcext:value-type="float">
            <text:p>0,891</text:p>
          </table:table-cell>
          <table:table-cell table:style-name="ce132" office:value-type="float" office:value="0.94" calcext:value-type="float">
            <text:p>0,94</text:p>
          </table:table-cell>
          <table:table-cell table:style-name="ce133" office:value-type="float" office:value="0.888" calcext:value-type="float">
            <text:p>0,888</text:p>
          </table:table-cell>
          <table:table-cell table:style-name="ce150" table:formula="of:=AVERAGE([.L37:.O37])" office:value-type="float" office:value="0.90525" calcext:value-type="float">
            <text:p>0,9053</text:p>
          </table:table-cell>
          <table:table-cell table:style-name="ce150" table:formula="of:=STDEV([.L37:.O37])" office:value-type="float" office:value="0.0239356776939085" calcext:value-type="float">
            <text:p>0,0239</text:p>
          </table:table-cell>
          <table:table-cell/>
          <table:table-cell table:style-name="ce23" table:formula="of:=['Table 7+'.S33]" office:value-type="float" office:value="837" calcext:value-type="float">
            <text:p>83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883" calcext:value-type="float">
            <text:p>0,883</text:p>
          </table:table-cell>
          <table:table-cell table:style-name="ce79" office:value-type="float" office:value="0.873" calcext:value-type="float">
            <text:p>0,873</text:p>
          </table:table-cell>
          <table:table-cell table:style-name="ce79" office:value-type="float" office:value="0.864" calcext:value-type="float">
            <text:p>0,864</text:p>
          </table:table-cell>
          <table:table-cell table:style-name="ce79" office:value-type="float" office:value="0.867" calcext:value-type="float">
            <text:p>0,867</text:p>
          </table:table-cell>
          <table:table-cell table:style-name="ce126" table:formula="of:=AVERAGE([.F38:.I38])" office:value-type="float" office:value="0.87175" calcext:value-type="float">
            <text:p>0,8718</text:p>
          </table:table-cell>
          <table:table-cell table:style-name="ce126" table:formula="of:=STDEV([.F38:.I38])" office:value-type="float" office:value="0.00838152730712011" calcext:value-type="float">
            <text:p>0,0084</text:p>
          </table:table-cell>
          <table:table-cell table:style-name="ce132" office:value-type="float" office:value="0.878" calcext:value-type="float">
            <text:p>0,878</text:p>
          </table:table-cell>
          <table:table-cell table:style-name="ce133" office:value-type="float" office:value="0.875" calcext:value-type="float">
            <text:p>0,875</text:p>
          </table:table-cell>
          <table:table-cell table:style-name="ce132" office:value-type="float" office:value="0.88" calcext:value-type="float">
            <text:p>0,88</text:p>
          </table:table-cell>
          <table:table-cell table:style-name="ce133" office:value-type="float" office:value="0.873" calcext:value-type="float">
            <text:p>0,873</text:p>
          </table:table-cell>
          <table:table-cell table:style-name="ce150" table:formula="of:=AVERAGE([.L38:.O38])" office:value-type="float" office:value="0.8765" calcext:value-type="float">
            <text:p>0,8765</text:p>
          </table:table-cell>
          <table:table-cell table:style-name="ce150" table:formula="of:=STDEV([.L38:.O38])" office:value-type="float" office:value="0.00310912635102961" calcext:value-type="float">
            <text:p>0,0031</text:p>
          </table:table-cell>
          <table:table-cell/>
          <table:table-cell table:style-name="ce23" table:formula="of:=['Table 7+'.S34]" office:value-type="float" office:value="840" calcext:value-type="float">
            <text:p>840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36]*[.$S36]+[.F37]*[.$S37]+[.F38]*[.$S38])/SUM([.$S36:.$S38])" office:value-type="float" office:value="0.850053322721847" calcext:value-type="float">
            <text:p>0,850</text:p>
          </table:table-cell>
          <table:table-cell table:style-name="ce93" table:formula="of:=([.G36]*[.$S36]+[.G37]*[.$S37]+[.G38]*[.$S38])/SUM([.$S36:.$S38])" office:value-type="float" office:value="0.848037007560685" calcext:value-type="float">
            <text:p>0,848</text:p>
          </table:table-cell>
          <table:table-cell table:style-name="ce93" table:formula="of:=([.H36]*[.$S36]+[.H37]*[.$S37]+[.H38]*[.$S38])/SUM([.$S36:.$S38])" office:value-type="float" office:value="0.87000039793076" calcext:value-type="float">
            <text:p>0,870</text:p>
          </table:table-cell>
          <table:table-cell table:style-name="ce93" table:formula="of:=([.I36]*[.$S36]+[.I37]*[.$S37]+[.I38]*[.$S38])/SUM([.$S36:.$S38])" office:value-type="float" office:value="0.842708714683645" calcext:value-type="float">
            <text:p>0,843</text:p>
          </table:table-cell>
          <table:table-cell table:style-name="ce126" table:formula="of:=AVERAGE([.F39:.I39])" office:value-type="float" office:value="0.852699860724234" calcext:value-type="float">
            <text:p>0,8527</text:p>
          </table:table-cell>
          <table:table-cell table:style-name="ce126" table:formula="of:=STDEV([.F39:.I39])" office:value-type="float" office:value="0.011942612079743" calcext:value-type="float">
            <text:p>0,0119</text:p>
          </table:table-cell>
          <table:table-cell table:style-name="ce136" table:formula="of:=([.L36]*[.$S36]+[.L37]*[.$S37]+[.L38]*[.$S38])/SUM([.$S36:.$S38])" office:value-type="float" office:value="0.890983684838838" calcext:value-type="float">
            <text:p>0,891</text:p>
          </table:table-cell>
          <table:table-cell table:style-name="ce136" table:formula="of:=([.M36]*[.$S36]+[.M37]*[.$S37]+[.M38]*[.$S38])/SUM([.$S36:.$S38])" office:value-type="float" office:value="0.887315161161958" calcext:value-type="float">
            <text:p>0,887</text:p>
          </table:table-cell>
          <table:table-cell table:style-name="ce136" table:formula="of:=([.N36]*[.$S36]+[.N37]*[.$S37]+[.N38]*[.$S38])/SUM([.$S36:.$S38])" office:value-type="float" office:value="0.910296856346996" calcext:value-type="float">
            <text:p>0,910</text:p>
          </table:table-cell>
          <table:table-cell table:style-name="ce136" table:formula="of:=([.O36]*[.$S36]+[.O37]*[.$S37]+[.O38]*[.$S38])/SUM([.$S36:.$S38])" office:value-type="float" office:value="0.877663350577" calcext:value-type="float">
            <text:p>0,878</text:p>
          </table:table-cell>
          <table:table-cell table:style-name="ce150" table:formula="of:=AVERAGE([.L39:.O39])" office:value-type="float" office:value="0.891564763231198" calcext:value-type="float">
            <text:p>0,8916</text:p>
          </table:table-cell>
          <table:table-cell table:style-name="ce150" table:formula="of:=STDEV([.L39:.O39])" office:value-type="float" office:value="0.0136935186143685" calcext:value-type="float">
            <text:p>0,0137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75" office:value-type="string" calcext:value-type="string" table:number-columns-spanned="1" table:number-rows-spanned="3">
            <text:p>Medium → OTG + 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113" table:formula="of:=([.F19]*SUM([.$S16:.$S18])+[.F31]*SUM([.$S28:.$S30]))/(SUM([.$S16:.$S18])+SUM([.$S28:.$S30]))" office:value-type="float" office:value="0.879333576775607" calcext:value-type="float">
            <text:p>0,879</text:p>
          </table:table-cell>
          <table:table-cell table:style-name="ce89" table:formula="of:=([.G19]*SUM([.$S16:.$S18])+[.G31]*SUM([.$S28:.$S30]))/(SUM([.$S16:.$S18])+SUM([.$S28:.$S30]))" office:value-type="float" office:value="0.881369545371554" calcext:value-type="float">
            <text:p>0,881</text:p>
          </table:table-cell>
          <table:table-cell table:style-name="ce89" table:formula="of:=([.H19]*SUM([.$S16:.$S18])+[.H31]*SUM([.$S28:.$S30]))/(SUM([.$S16:.$S18])+SUM([.$S28:.$S30]))" office:value-type="float" office:value="0.891623151360234" calcext:value-type="float">
            <text:p>0,892</text:p>
          </table:table-cell>
          <table:table-cell table:style-name="ce97" table:formula="of:=([.I19]*SUM([.$S16:.$S18])+[.I31]*SUM([.$S28:.$S30]))/(SUM([.$S16:.$S18])+SUM([.$S28:.$S30]))" office:value-type="float" office:value="0.873838050027387" calcext:value-type="float">
            <text:p>0,874</text:p>
          </table:table-cell>
          <table:table-cell table:style-name="ce125" table:formula="of:=AVERAGE([.F40:.I40])" office:value-type="float" office:value="0.881541080883695" calcext:value-type="float">
            <text:p>0,8815</text:p>
          </table:table-cell>
          <table:table-cell table:style-name="ce125" table:formula="of:=STDEV([.F40:.I40])" office:value-type="float" office:value="0.00743611296951736" calcext:value-type="float">
            <text:p>0,0074</text:p>
          </table:table-cell>
          <table:table-cell table:style-name="ce137" table:formula="of:=([.L19]*SUM([.$S16:.$S18])+[.L31]*SUM([.$S28:.$S30]))/(SUM([.$S16:.$S18])+SUM([.$S28:.$S30]))" office:value-type="float" office:value="0.883202483111192" calcext:value-type="float">
            <text:p>0,883</text:p>
          </table:table-cell>
          <table:table-cell table:style-name="ce143" table:formula="of:=([.M19]*SUM([.$S16:.$S18])+[.M31]*SUM([.$S28:.$S30]))/(SUM([.$S16:.$S18])+SUM([.$S28:.$S30]))" office:value-type="float" office:value="0.879990140587913" calcext:value-type="float">
            <text:p>0,880</text:p>
          </table:table-cell>
          <table:table-cell table:style-name="ce143" table:formula="of:=([.N19]*SUM([.$S16:.$S18])+[.N31]*SUM([.$S28:.$S30]))/(SUM([.$S16:.$S18])+SUM([.$S28:.$S30]))" office:value-type="float" office:value="0.890300712068651" calcext:value-type="float">
            <text:p>0,890</text:p>
          </table:table-cell>
          <table:table-cell table:style-name="ce146" table:formula="of:=([.O19]*SUM([.$S16:.$S18])+[.O31]*SUM([.$S28:.$S30]))/(SUM([.$S16:.$S18])+SUM([.$S28:.$S30]))" office:value-type="float" office:value="0.876078327551579" calcext:value-type="float">
            <text:p>0,876</text:p>
          </table:table-cell>
          <table:table-cell table:style-name="ce149" table:formula="of:=AVERAGE([.L40:.O40])" office:value-type="float" office:value="0.882392915829834" calcext:value-type="float">
            <text:p>0,8824</text:p>
          </table:table-cell>
          <table:table-cell table:style-name="ce149" table:formula="of:=STDEV([.L40:.O40])" office:value-type="float" office:value="0.00602317730451153" calcext:value-type="float">
            <text:p>0,0060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71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114" table:formula="of:=([.F23]*SUM([.$S20:.$S22])+[.F35]*SUM([.$S32:.$S34]))/(SUM([.$S20:.$S22])+SUM([.$S32:.$S34]))" office:value-type="float" office:value="0.843643965674639" calcext:value-type="float">
            <text:p>0,844</text:p>
          </table:table-cell>
          <table:table-cell table:style-name="ce90" table:formula="of:=([.G23]*SUM([.$S20:.$S22])+[.G35]*SUM([.$S32:.$S34]))/(SUM([.$S20:.$S22])+SUM([.$S32:.$S34]))" office:value-type="float" office:value="0.848079605623517" calcext:value-type="float">
            <text:p>0,848</text:p>
          </table:table-cell>
          <table:table-cell table:style-name="ce90" table:formula="of:=([.H23]*SUM([.$S20:.$S22])+[.H35]*SUM([.$S32:.$S34]))/(SUM([.$S20:.$S22])+SUM([.$S32:.$S34]))" office:value-type="float" office:value="0.855614752601789" calcext:value-type="float">
            <text:p>0,856</text:p>
          </table:table-cell>
          <table:table-cell table:style-name="ce98" table:formula="of:=([.I23]*SUM([.$S20:.$S22])+[.I35]*SUM([.$S32:.$S34]))/(SUM([.$S20:.$S22])+SUM([.$S32:.$S34]))" office:value-type="float" office:value="0.840647982472156" calcext:value-type="float">
            <text:p>0,841</text:p>
          </table:table-cell>
          <table:table-cell table:style-name="ce126" table:formula="of:=AVERAGE([.F41:.I41])" office:value-type="float" office:value="0.846996576593025" calcext:value-type="float">
            <text:p>0,8470</text:p>
          </table:table-cell>
          <table:table-cell table:style-name="ce126" table:formula="of:=STDEV([.F41:.I41])" office:value-type="float" office:value="0.00650616520131826" calcext:value-type="float">
            <text:p>0,0065</text:p>
          </table:table-cell>
          <table:table-cell table:style-name="ce138" table:formula="of:=([.L23]*SUM([.$S20:.$S22])+[.L35]*SUM([.$S32:.$S34]))/(SUM([.$S20:.$S22])+SUM([.$S32:.$S34]))" office:value-type="float" office:value="0.883115756801169" calcext:value-type="float">
            <text:p>0,883</text:p>
          </table:table-cell>
          <table:table-cell table:style-name="ce144" table:formula="of:=([.M23]*SUM([.$S20:.$S22])+[.M35]*SUM([.$S32:.$S34]))/(SUM([.$S20:.$S22])+SUM([.$S32:.$S34]))" office:value-type="float" office:value="0.885615482928611" calcext:value-type="float">
            <text:p>0,886</text:p>
          </table:table-cell>
          <table:table-cell table:style-name="ce144" table:formula="of:=([.N23]*SUM([.$S20:.$S22])+[.N35]*SUM([.$S32:.$S34]))/(SUM([.$S20:.$S22])+SUM([.$S32:.$S34]))" office:value-type="float" office:value="0.889480555048384" calcext:value-type="float">
            <text:p>0,889</text:p>
          </table:table-cell>
          <table:table-cell table:style-name="ce147" table:formula="of:=([.O23]*SUM([.$S20:.$S22])+[.O35]*SUM([.$S32:.$S34]))/(SUM([.$S20:.$S22])+SUM([.$S32:.$S34]))" office:value-type="float" office:value="0.876472704035056" calcext:value-type="float">
            <text:p>0,876</text:p>
          </table:table-cell>
          <table:table-cell table:style-name="ce150" table:formula="of:=AVERAGE([.L41:.O41])" office:value-type="float" office:value="0.883671124703305" calcext:value-type="float">
            <text:p>0,8837</text:p>
          </table:table-cell>
          <table:table-cell table:style-name="ce150" table:formula="of:=STDEV([.L41:.O41])" office:value-type="float" office:value="0.00546673892634485" calcext:value-type="float">
            <text:p>0,0055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76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115" table:formula="of:=([.F27]*SUM([.$S24:.$S26])+[.F39]*SUM([.$S36:.$S38]))/(SUM([.$S24:.$S26])+SUM([.$S36:.$S38]))" office:value-type="float" office:value="0.860930071206865" calcext:value-type="float">
            <text:p>0,861</text:p>
          </table:table-cell>
          <table:table-cell table:style-name="ce115" table:formula="of:=([.G27]*SUM([.$S24:.$S26])+[.G39]*SUM([.$S36:.$S38]))/(SUM([.$S24:.$S26])+SUM([.$S36:.$S38]))" office:value-type="float" office:value="0.864477633741099" calcext:value-type="float">
            <text:p>0,864</text:p>
          </table:table-cell>
          <table:table-cell table:style-name="ce115" table:formula="of:=([.H27]*SUM([.$S24:.$S26])+[.H39]*SUM([.$S36:.$S38]))/(SUM([.$S24:.$S26])+SUM([.$S36:.$S38]))" office:value-type="float" office:value="0.873260178930071" calcext:value-type="float">
            <text:p>0,873</text:p>
          </table:table-cell>
          <table:table-cell table:style-name="ce115" table:formula="of:=([.I27]*SUM([.$S24:.$S26])+[.I39]*SUM([.$S36:.$S38]))/(SUM([.$S24:.$S26])+SUM([.$S36:.$S38]))" office:value-type="float" office:value="0.856972430162498" calcext:value-type="float">
            <text:p>0,857</text:p>
          </table:table-cell>
          <table:table-cell table:style-name="ce127" table:formula="of:=AVERAGE([.F42:.I42])" office:value-type="float" office:value="0.863910078510133" calcext:value-type="float">
            <text:p>0,8639</text:p>
          </table:table-cell>
          <table:table-cell table:style-name="ce127" table:formula="of:=STDEV([.F42:.I42])" office:value-type="float" office:value="0.00694641166181266" calcext:value-type="float">
            <text:p>0,0069</text:p>
          </table:table-cell>
          <table:table-cell table:style-name="ce139" table:formula="of:=([.L27]*SUM([.$S24:.$S26])+[.L39]*SUM([.$S36:.$S38]))/(SUM([.$S24:.$S26])+SUM([.$S36:.$S38]))" office:value-type="float" office:value="0.883088552127077" calcext:value-type="float">
            <text:p>0,883</text:p>
          </table:table-cell>
          <table:table-cell table:style-name="ce139" table:formula="of:=([.M27]*SUM([.$S24:.$S26])+[.M39]*SUM([.$S36:.$S38]))/(SUM([.$S24:.$S26])+SUM([.$S36:.$S38]))" office:value-type="float" office:value="0.880086361146613" calcext:value-type="float">
            <text:p>0,880</text:p>
          </table:table-cell>
          <table:table-cell table:style-name="ce139" table:formula="of:=([.N27]*SUM([.$S24:.$S26])+[.N39]*SUM([.$S36:.$S38]))/(SUM([.$S24:.$S26])+SUM([.$S36:.$S38]))" office:value-type="float" office:value="0.889973160489319" calcext:value-type="float">
            <text:p>0,890</text:p>
          </table:table-cell>
          <table:table-cell table:style-name="ce139" table:formula="of:=([.O27]*SUM([.$S24:.$S26])+[.O39]*SUM([.$S36:.$S38]))/(SUM([.$S24:.$S26])+SUM([.$S36:.$S38]))" office:value-type="float" office:value="0.876210699287931" calcext:value-type="float">
            <text:p>0,876</text:p>
          </table:table-cell>
          <table:table-cell table:style-name="ce151" table:formula="of:=AVERAGE([.L42:.O42])" office:value-type="float" office:value="0.882339693262735" calcext:value-type="float">
            <text:p>0,8823</text:p>
          </table:table-cell>
          <table:table-cell table:style-name="ce151" table:formula="of:=STDEV([.L42:.O42])" office:value-type="float" office:value="0.00581586004722604" calcext:value-type="float">
            <text:p>0,0058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style-name="ce106" table:number-columns-repeated="2"/>
          <table:table-cell table:style-name="ce108" table:number-columns-spanned="4" table:number-rows-spanned="1"/>
          <table:covered-table-cell table:number-columns-repeated="3" table:style-name="ce108"/>
          <table:table-cell table:style-name="ce106" table:number-columns-repeated="3"/>
          <table:table-cell table:style-name="ce128" table:number-columns-repeated="2"/>
          <table:table-cell table:style-name="ce108"/>
          <table:table-cell table:style-name="ce106"/>
          <table:table-cell table:style-name="ce108"/>
          <table:table-cell table:style-name="ce106"/>
          <table:table-cell table:style-name="ce128" table:number-columns-repeated="2"/>
          <table:table-cell table:style-name="ce106"/>
          <table:table-cell table:style-name="ce108"/>
          <table:table-cell table:style-name="ce106" table:number-columns-repeated="1005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1" table:number-rows-spanned="12">
            <text:p>Medium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757" calcext:value-type="float">
            <text:p>0,757</text:p>
          </table:table-cell>
          <table:table-cell table:style-name="ce112" office:value-type="float" office:value="0.73" calcext:value-type="float">
            <text:p>0,73</text:p>
          </table:table-cell>
          <table:table-cell table:style-name="ce112" office:value-type="float" office:value="0.687" calcext:value-type="float">
            <text:p>0,687</text:p>
          </table:table-cell>
          <table:table-cell table:style-name="ce112" office:value-type="float" office:value="0.705" calcext:value-type="float">
            <text:p>0,705</text:p>
          </table:table-cell>
          <table:table-cell table:style-name="ce125" table:formula="of:=AVERAGE([.F44:.I44])" office:value-type="float" office:value="0.71975" calcext:value-type="float">
            <text:p>0,7198</text:p>
          </table:table-cell>
          <table:table-cell table:style-name="ce125" table:formula="of:=STDEV([.F44:.I44])" office:value-type="float" office:value="0.0304562527789177" calcext:value-type="float">
            <text:p>0,0305</text:p>
          </table:table-cell>
          <table:table-cell table:style-name="ce134" office:value-type="float" office:value="0.906" calcext:value-type="float">
            <text:p>0,906</text:p>
          </table:table-cell>
          <table:table-cell table:style-name="ce142" office:value-type="float" office:value="0.901" calcext:value-type="float">
            <text:p>0,901</text:p>
          </table:table-cell>
          <table:table-cell table:style-name="ce145" office:value-type="float" office:value="0.881" calcext:value-type="float">
            <text:p>0,881</text:p>
          </table:table-cell>
          <table:table-cell table:style-name="ce142" office:value-type="float" office:value="0.878" calcext:value-type="float">
            <text:p>0,878</text:p>
          </table:table-cell>
          <table:table-cell table:style-name="ce149" table:formula="of:=AVERAGE([.L44:.O44])" office:value-type="float" office:value="0.8915" calcext:value-type="float">
            <text:p>0,8915</text:p>
          </table:table-cell>
          <table:table-cell table:style-name="ce149" table:formula="of:=STDEV([.L44:.O44])" office:value-type="float" office:value="0.0140593978059754" calcext:value-type="float">
            <text:p>0,0141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718" calcext:value-type="float">
            <text:p>0,718</text:p>
          </table:table-cell>
          <table:table-cell table:style-name="ce79" office:value-type="float" office:value="0.713" calcext:value-type="float">
            <text:p>0,713</text:p>
          </table:table-cell>
          <table:table-cell table:style-name="ce79" office:value-type="float" office:value="0.729" calcext:value-type="float">
            <text:p>0,729</text:p>
          </table:table-cell>
          <table:table-cell table:style-name="ce79" office:value-type="float" office:value="0.733" calcext:value-type="float">
            <text:p>0,733</text:p>
          </table:table-cell>
          <table:table-cell table:style-name="ce126" table:formula="of:=AVERAGE([.F45:.I45])" office:value-type="float" office:value="0.72325" calcext:value-type="float">
            <text:p>0,7233</text:p>
          </table:table-cell>
          <table:table-cell table:style-name="ce126" table:formula="of:=STDEV([.F45:.I45])" office:value-type="float" office:value="0.00932291084729801" calcext:value-type="float">
            <text:p>0,0093</text:p>
          </table:table-cell>
          <table:table-cell table:style-name="ce135" office:value-type="float" office:value="0.887" calcext:value-type="float">
            <text:p>0,887</text:p>
          </table:table-cell>
          <table:table-cell table:style-name="ce133" office:value-type="float" office:value="0.885" calcext:value-type="float">
            <text:p>0,885</text:p>
          </table:table-cell>
          <table:table-cell table:style-name="ce132" office:value-type="float" office:value="0.89" calcext:value-type="float">
            <text:p>0,89</text:p>
          </table:table-cell>
          <table:table-cell table:style-name="ce133" office:value-type="float" office:value="0.897" calcext:value-type="float">
            <text:p>0,897</text:p>
          </table:table-cell>
          <table:table-cell table:style-name="ce150" table:formula="of:=AVERAGE([.L45:.O45])" office:value-type="float" office:value="0.88975" calcext:value-type="float">
            <text:p>0,8898</text:p>
          </table:table-cell>
          <table:table-cell table:style-name="ce150" table:formula="of:=STDEV([.L45:.O45])" office:value-type="float" office:value="0.00525198375219625" calcext:value-type="float">
            <text:p>0,0053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73" calcext:value-type="float">
            <text:p>0,73</text:p>
          </table:table-cell>
          <table:table-cell table:style-name="ce79" office:value-type="float" office:value="0.749" calcext:value-type="float">
            <text:p>0,749</text:p>
          </table:table-cell>
          <table:table-cell table:style-name="ce79" office:value-type="float" office:value="0.73" calcext:value-type="float">
            <text:p>0,73</text:p>
          </table:table-cell>
          <table:table-cell table:style-name="ce79" office:value-type="float" office:value="0.774" calcext:value-type="float">
            <text:p>0,774</text:p>
          </table:table-cell>
          <table:table-cell table:style-name="ce126" table:formula="of:=AVERAGE([.F46:.I46])" office:value-type="float" office:value="0.74575" calcext:value-type="float">
            <text:p>0,7458</text:p>
          </table:table-cell>
          <table:table-cell table:style-name="ce126" table:formula="of:=STDEV([.F46:.I46])" office:value-type="float" office:value="0.0208546557551705" calcext:value-type="float">
            <text:p>0,0209</text:p>
          </table:table-cell>
          <table:table-cell table:style-name="ce135" office:value-type="float" office:value="0.897" calcext:value-type="float">
            <text:p>0,897</text:p>
          </table:table-cell>
          <table:table-cell table:style-name="ce133" office:value-type="float" office:value="0.904" calcext:value-type="float">
            <text:p>0,904</text:p>
          </table:table-cell>
          <table:table-cell table:style-name="ce132" office:value-type="float" office:value="0.892" calcext:value-type="float">
            <text:p>0,892</text:p>
          </table:table-cell>
          <table:table-cell table:style-name="ce133" office:value-type="float" office:value="0.907" calcext:value-type="float">
            <text:p>0,907</text:p>
          </table:table-cell>
          <table:table-cell table:style-name="ce150" table:formula="of:=AVERAGE([.L46:.O46])" office:value-type="float" office:value="0.9" calcext:value-type="float">
            <text:p>0,9000</text:p>
          </table:table-cell>
          <table:table-cell table:style-name="ce150" table:formula="of:=STDEV([.L46:.O46])" office:value-type="float" office:value="0.00678232998312527" calcext:value-type="float">
            <text:p>0,0068</text:p>
          </table:table-cell>
          <table:table-cell/>
          <table:table-cell table:style-name="ce23" office:value-type="float" office:value="2988" calcext:value-type="float">
            <text:p>2988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87" office:value-type="string" calcext:value-type="string">
            <text:p>Moy.</text:p>
          </table:table-cell>
          <table:table-cell table:style-name="ce93" table:formula="of:=([.F44]*[.$S44]+[.F45]*[.$S45]+[.F46]*[.$S46])/SUM([.$S44:.$S46])" office:value-type="float" office:value="0.734428453947368" calcext:value-type="float">
            <text:p>0,734</text:p>
          </table:table-cell>
          <table:table-cell table:style-name="ce93" table:formula="of:=([.G44]*[.$S44]+[.G45]*[.$S45]+[.G46]*[.$S46])/SUM([.$S44:.$S46])" office:value-type="float" office:value="0.732762335526316" calcext:value-type="float">
            <text:p>0,733</text:p>
          </table:table-cell>
          <table:table-cell table:style-name="ce93" table:formula="of:=([.H44]*[.$S44]+[.H45]*[.$S45]+[.H46]*[.$S46])/SUM([.$S44:.$S46])" office:value-type="float" office:value="0.717009868421053" calcext:value-type="float">
            <text:p>0,717</text:p>
          </table:table-cell>
          <table:table-cell table:style-name="ce93" table:formula="of:=([.I44]*[.$S44]+[.I45]*[.$S45]+[.I46]*[.$S46])/SUM([.$S44:.$S46])" office:value-type="float" office:value="0.741524671052632" calcext:value-type="float">
            <text:p>0,742</text:p>
          </table:table-cell>
          <table:table-cell table:style-name="ce127" table:formula="of:=AVERAGE([.F47:.I47])" office:value-type="float" office:value="0.731431332236842" calcext:value-type="float">
            <text:p>0,7314</text:p>
          </table:table-cell>
          <table:table-cell table:style-name="ce127" table:formula="of:=STDEV([.F47:.I47])" office:value-type="float" office:value="0.0103377691878655" calcext:value-type="float">
            <text:p>0,0103</text:p>
          </table:table-cell>
          <table:table-cell table:style-name="ce136" table:formula="of:=([.L44]*[.$S44]+[.L45]*[.$S45]+[.L46]*[.$S46])/SUM([.$S44:.$S46])" office:value-type="float" office:value="0.896704769736842" calcext:value-type="float">
            <text:p>0,897</text:p>
          </table:table-cell>
          <table:table-cell table:style-name="ce136" table:formula="of:=([.M44]*[.$S44]+[.M45]*[.$S45]+[.M46]*[.$S46])/SUM([.$S44:.$S46])" office:value-type="float" office:value="0.897504934210526" calcext:value-type="float">
            <text:p>0,898</text:p>
          </table:table-cell>
          <table:table-cell table:style-name="ce136" table:formula="of:=([.N44]*[.$S44]+[.N45]*[.$S45]+[.N46]*[.$S46])/SUM([.$S44:.$S46])" office:value-type="float" office:value="0.888162006578947" calcext:value-type="float">
            <text:p>0,888</text:p>
          </table:table-cell>
          <table:table-cell table:style-name="ce136" table:formula="of:=([.O44]*[.$S44]+[.O45]*[.$S45]+[.O46]*[.$S46])/SUM([.$S44:.$S46])" office:value-type="float" office:value="0.895486019736842" calcext:value-type="float">
            <text:p>0,895</text:p>
          </table:table-cell>
          <table:table-cell table:style-name="ce151" table:formula="of:=AVERAGE([.L47:.O47])" office:value-type="float" office:value="0.894464432565789" calcext:value-type="float">
            <text:p>0,8945</text:p>
          </table:table-cell>
          <table:table-cell table:style-name="ce151" table:formula="of:=STDEV([.L47:.O47])" office:value-type="float" office:value="0.0042828329627063" calcext:value-type="float">
            <text:p>0,0043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32" office:value-type="string" calcext:value-type="string" table:number-columns-spanned="1" table:number-rows-spanned="4">
            <text:p>Precision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76" calcext:value-type="float">
            <text:p>0,76</text:p>
          </table:table-cell>
          <table:table-cell table:style-name="ce112" office:value-type="float" office:value="0.731" calcext:value-type="float">
            <text:p>0,731</text:p>
          </table:table-cell>
          <table:table-cell table:style-name="ce112" office:value-type="float" office:value="0.684" calcext:value-type="float">
            <text:p>0,684</text:p>
          </table:table-cell>
          <table:table-cell table:style-name="ce112" office:value-type="float" office:value="0.698" calcext:value-type="float">
            <text:p>0,698</text:p>
          </table:table-cell>
          <table:table-cell table:style-name="ce126" table:formula="of:=AVERAGE([.F48:.I48])" office:value-type="float" office:value="0.71825" calcext:value-type="float">
            <text:p>0,7183</text:p>
          </table:table-cell>
          <table:table-cell table:style-name="ce126" table:formula="of:=STDEV([.F48:.I48])" office:value-type="float" office:value="0.0341015639915043" calcext:value-type="float">
            <text:p>0,0341</text:p>
          </table:table-cell>
          <table:table-cell table:style-name="ce132" office:value-type="float" office:value="0.911" calcext:value-type="float">
            <text:p>0,911</text:p>
          </table:table-cell>
          <table:table-cell table:style-name="ce133" office:value-type="float" office:value="0.905" calcext:value-type="float">
            <text:p>0,905</text:p>
          </table:table-cell>
          <table:table-cell table:style-name="ce132" office:value-type="float" office:value="0.883" calcext:value-type="float">
            <text:p>0,883</text:p>
          </table:table-cell>
          <table:table-cell table:style-name="ce133" office:value-type="float" office:value="0.877" calcext:value-type="float">
            <text:p>0,877</text:p>
          </table:table-cell>
          <table:table-cell table:style-name="ce150" table:formula="of:=AVERAGE([.L48:.O48])" office:value-type="float" office:value="0.894" calcext:value-type="float">
            <text:p>0,8940</text:p>
          </table:table-cell>
          <table:table-cell table:style-name="ce150" table:formula="of:=STDEV([.L48:.O48])" office:value-type="float" office:value="0.016532795690183" calcext:value-type="float">
            <text:p>0,0165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724" calcext:value-type="float">
            <text:p>0,724</text:p>
          </table:table-cell>
          <table:table-cell table:style-name="ce79" office:value-type="float" office:value="0.815" calcext:value-type="float">
            <text:p>0,815</text:p>
          </table:table-cell>
          <table:table-cell table:style-name="ce79" office:value-type="float" office:value="0.735" calcext:value-type="float">
            <text:p>0,735</text:p>
          </table:table-cell>
          <table:table-cell table:style-name="ce79" office:value-type="float" office:value="0.725" calcext:value-type="float">
            <text:p>0,725</text:p>
          </table:table-cell>
          <table:table-cell table:style-name="ce126" table:formula="of:=AVERAGE([.F49:.I49])" office:value-type="float" office:value="0.74975" calcext:value-type="float">
            <text:p>0,7498</text:p>
          </table:table-cell>
          <table:table-cell table:style-name="ce126" table:formula="of:=STDEV([.F49:.I49])" office:value-type="float" office:value="0.043782606896651" calcext:value-type="float">
            <text:p>0,0438</text:p>
          </table:table-cell>
          <table:table-cell table:style-name="ce132" office:value-type="float" office:value="0.892" calcext:value-type="float">
            <text:p>0,892</text:p>
          </table:table-cell>
          <table:table-cell table:style-name="ce133" office:value-type="float" office:value="0.889" calcext:value-type="float">
            <text:p>0,889</text:p>
          </table:table-cell>
          <table:table-cell table:style-name="ce132" office:value-type="float" office:value="0.894" calcext:value-type="float">
            <text:p>0,894</text:p>
          </table:table-cell>
          <table:table-cell table:style-name="ce133" office:value-type="float" office:value="0.897" calcext:value-type="float">
            <text:p>0,897</text:p>
          </table:table-cell>
          <table:table-cell table:style-name="ce150" table:formula="of:=AVERAGE([.L49:.O49])" office:value-type="float" office:value="0.893" calcext:value-type="float">
            <text:p>0,8930</text:p>
          </table:table-cell>
          <table:table-cell table:style-name="ce150" table:formula="of:=STDEV([.L49:.O49])" office:value-type="float" office:value="0.0033665016461207" calcext:value-type="float">
            <text:p>0,0034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745" calcext:value-type="float">
            <text:p>0,745</text:p>
          </table:table-cell>
          <table:table-cell table:style-name="ce79" office:value-type="float" office:value="0.759" calcext:value-type="float">
            <text:p>0,759</text:p>
          </table:table-cell>
          <table:table-cell table:style-name="ce79" office:value-type="float" office:value="0.74" calcext:value-type="float">
            <text:p>0,74</text:p>
          </table:table-cell>
          <table:table-cell table:style-name="ce79" office:value-type="float" office:value="0.785" calcext:value-type="float">
            <text:p>0,785</text:p>
          </table:table-cell>
          <table:table-cell table:style-name="ce126" table:formula="of:=AVERAGE([.F50:.I50])" office:value-type="float" office:value="0.75725" calcext:value-type="float">
            <text:p>0,7573</text:p>
          </table:table-cell>
          <table:table-cell table:style-name="ce126" table:formula="of:=STDEV([.F50:.I50])" office:value-type="float" office:value="0.0201721755561136" calcext:value-type="float">
            <text:p>0,0202</text:p>
          </table:table-cell>
          <table:table-cell table:style-name="ce132" office:value-type="float" office:value="0.906" calcext:value-type="float">
            <text:p>0,906</text:p>
          </table:table-cell>
          <table:table-cell table:style-name="ce133" office:value-type="float" office:value="0.914" calcext:value-type="float">
            <text:p>0,914</text:p>
          </table:table-cell>
          <table:table-cell table:style-name="ce132" office:value-type="float" office:value="0.899" calcext:value-type="float">
            <text:p>0,899</text:p>
          </table:table-cell>
          <table:table-cell table:style-name="ce133" office:value-type="float" office:value="0.914" calcext:value-type="float">
            <text:p>0,914</text:p>
          </table:table-cell>
          <table:table-cell table:style-name="ce150" table:formula="of:=AVERAGE([.L50:.O50])" office:value-type="float" office:value="0.90825" calcext:value-type="float">
            <text:p>0,9083</text:p>
          </table:table-cell>
          <table:table-cell table:style-name="ce150" table:formula="of:=STDEV([.L50:.O50])" office:value-type="float" office:value="0.00722841614740049" calcext:value-type="float">
            <text:p>0,0072</text:p>
          </table:table-cell>
          <table:table-cell/>
          <table:table-cell table:style-name="ce23" office:value-type="float" office:value="2988" calcext:value-type="float">
            <text:p>2988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87" office:value-type="string" calcext:value-type="string">
            <text:p>Moy.</text:p>
          </table:table-cell>
          <table:table-cell table:style-name="ce93" table:formula="of:=([.F48]*[.$S48]+[.F49]*[.$S49]+[.F50]*[.$S50])/SUM([.$S48:.$S50])" office:value-type="float" office:value="0.743228618421053" calcext:value-type="float">
            <text:p>0,743</text:p>
          </table:table-cell>
          <table:table-cell table:style-name="ce93" table:formula="of:=([.G48]*[.$S48]+[.G49]*[.$S49]+[.G50]*[.$S50])/SUM([.$S48:.$S50])" office:value-type="float" office:value="0.767266447368421" calcext:value-type="float">
            <text:p>0,767</text:p>
          </table:table-cell>
          <table:table-cell table:style-name="ce93" table:formula="of:=([.H48]*[.$S48]+[.H49]*[.$S49]+[.H50]*[.$S50])/SUM([.$S48:.$S50])" office:value-type="float" office:value="0.721990953947368" calcext:value-type="float">
            <text:p>0,722</text:p>
          </table:table-cell>
          <table:table-cell table:style-name="ce93" table:formula="of:=([.I48]*[.$S48]+[.I49]*[.$S49]+[.I50]*[.$S50])/SUM([.$S48:.$S50])" office:value-type="float" office:value="0.741601151315789" calcext:value-type="float">
            <text:p>0,742</text:p>
          </table:table-cell>
          <table:table-cell table:style-name="ce126" table:formula="of:=AVERAGE([.F51:.I51])" office:value-type="float" office:value="0.743521792763158" calcext:value-type="float">
            <text:p>0,7435</text:p>
          </table:table-cell>
          <table:table-cell table:style-name="ce126" table:formula="of:=STDEV([.F51:.I51])" office:value-type="float" office:value="0.0185396912703437" calcext:value-type="float">
            <text:p>0,0185</text:p>
          </table:table-cell>
          <table:table-cell table:style-name="ce136" table:formula="of:=([.L48]*[.$S48]+[.L49]*[.$S49]+[.L50]*[.$S50])/SUM([.$S48:.$S50])" office:value-type="float" office:value="0.903342927631579" calcext:value-type="float">
            <text:p>0,903</text:p>
          </table:table-cell>
          <table:table-cell table:style-name="ce136" table:formula="of:=([.M48]*[.$S48]+[.M49]*[.$S49]+[.M50]*[.$S50])/SUM([.$S48:.$S50])" office:value-type="float" office:value="0.903962171052632" calcext:value-type="float">
            <text:p>0,904</text:p>
          </table:table-cell>
          <table:table-cell table:style-name="ce136" table:formula="of:=([.N48]*[.$S48]+[.N49]*[.$S49]+[.N50]*[.$S50])/SUM([.$S48:.$S50])" office:value-type="float" office:value="0.892800164473684" calcext:value-type="float">
            <text:p>0,893</text:p>
          </table:table-cell>
          <table:table-cell table:style-name="ce136" table:formula="of:=([.O48]*[.$S48]+[.O49]*[.$S49]+[.O50]*[.$S50])/SUM([.$S48:.$S50])" office:value-type="float" office:value="0.898057565789474" calcext:value-type="float">
            <text:p>0,898</text:p>
          </table:table-cell>
          <table:table-cell table:style-name="ce150" table:formula="of:=AVERAGE([.L51:.O51])" office:value-type="float" office:value="0.899540707236842" calcext:value-type="float">
            <text:p>0,8995</text:p>
          </table:table-cell>
          <table:table-cell table:style-name="ce150" table:formula="of:=STDEV([.L51:.O51])" office:value-type="float" office:value="0.00521666711925511" calcext:value-type="float">
            <text:p>0,0052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32" office:value-type="string" calcext:value-type="string" table:number-columns-spanned="1" table:number-rows-spanned="4">
            <text:p>F1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758" calcext:value-type="float">
            <text:p>0,758</text:p>
          </table:table-cell>
          <table:table-cell table:style-name="ce112" office:value-type="float" office:value="0.73" calcext:value-type="float">
            <text:p>0,73</text:p>
          </table:table-cell>
          <table:table-cell table:style-name="ce112" office:value-type="float" office:value="0.686" calcext:value-type="float">
            <text:p>0,686</text:p>
          </table:table-cell>
          <table:table-cell table:style-name="ce112" office:value-type="float" office:value="0.701" calcext:value-type="float">
            <text:p>0,701</text:p>
          </table:table-cell>
          <table:table-cell table:style-name="ce125" table:formula="of:=AVERAGE([.F52:.I52])" office:value-type="float" office:value="0.71875" calcext:value-type="float">
            <text:p>0,7188</text:p>
          </table:table-cell>
          <table:table-cell table:style-name="ce125" table:formula="of:=STDEV([.F52:.I52])" office:value-type="float" office:value="0.0319100297712177" calcext:value-type="float">
            <text:p>0,0319</text:p>
          </table:table-cell>
          <table:table-cell table:style-name="ce134" office:value-type="float" office:value="0.908" calcext:value-type="float">
            <text:p>0,908</text:p>
          </table:table-cell>
          <table:table-cell table:style-name="ce142" office:value-type="float" office:value="0.903" calcext:value-type="float">
            <text:p>0,903</text:p>
          </table:table-cell>
          <table:table-cell table:style-name="ce145" office:value-type="float" office:value="0.882" calcext:value-type="float">
            <text:p>0,882</text:p>
          </table:table-cell>
          <table:table-cell table:style-name="ce142" office:value-type="float" office:value="0.878" calcext:value-type="float">
            <text:p>0,878</text:p>
          </table:table-cell>
          <table:table-cell table:style-name="ce149" table:formula="of:=AVERAGE([.L52:.O52])" office:value-type="float" office:value="0.89275" calcext:value-type="float">
            <text:p>0,8928</text:p>
          </table:table-cell>
          <table:table-cell table:style-name="ce149" table:formula="of:=STDEV([.L52:.O52])" office:value-type="float" office:value="0.0149527032115713" calcext:value-type="float">
            <text:p>0,0150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721" calcext:value-type="float">
            <text:p>0,721</text:p>
          </table:table-cell>
          <table:table-cell table:style-name="ce79" office:value-type="float" office:value="0.714" calcext:value-type="float">
            <text:p>0,714</text:p>
          </table:table-cell>
          <table:table-cell table:style-name="ce79" office:value-type="float" office:value="0.732" calcext:value-type="float">
            <text:p>0,732</text:p>
          </table:table-cell>
          <table:table-cell table:style-name="ce79" office:value-type="float" office:value="0.729" calcext:value-type="float">
            <text:p>0,729</text:p>
          </table:table-cell>
          <table:table-cell table:style-name="ce126" table:formula="of:=AVERAGE([.F53:.I53])" office:value-type="float" office:value="0.724" calcext:value-type="float">
            <text:p>0,7240</text:p>
          </table:table-cell>
          <table:table-cell table:style-name="ce126" table:formula="of:=STDEV([.F53:.I53])" office:value-type="float" office:value="0.00812403840463597" calcext:value-type="float">
            <text:p>0,0081</text:p>
          </table:table-cell>
          <table:table-cell table:style-name="ce135" office:value-type="float" office:value="0.89" calcext:value-type="float">
            <text:p>0,89</text:p>
          </table:table-cell>
          <table:table-cell table:style-name="ce133" office:value-type="float" office:value="0.887" calcext:value-type="float">
            <text:p>0,887</text:p>
          </table:table-cell>
          <table:table-cell table:style-name="ce132" office:value-type="float" office:value="0.892" calcext:value-type="float">
            <text:p>0,892</text:p>
          </table:table-cell>
          <table:table-cell table:style-name="ce133" office:value-type="float" office:value="0.897" calcext:value-type="float">
            <text:p>0,897</text:p>
          </table:table-cell>
          <table:table-cell table:style-name="ce150" table:formula="of:=AVERAGE([.L53:.O53])" office:value-type="float" office:value="0.8915" calcext:value-type="float">
            <text:p>0,8915</text:p>
          </table:table-cell>
          <table:table-cell table:style-name="ce150" table:formula="of:=STDEV([.L53:.O53])" office:value-type="float" office:value="0.00420317340430617" calcext:value-type="float">
            <text:p>0,0042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737" calcext:value-type="float">
            <text:p>0,737</text:p>
          </table:table-cell>
          <table:table-cell table:style-name="ce79" office:value-type="float" office:value="0.754" calcext:value-type="float">
            <text:p>0,754</text:p>
          </table:table-cell>
          <table:table-cell table:style-name="ce79" office:value-type="float" office:value="0.735" calcext:value-type="float">
            <text:p>0,735</text:p>
          </table:table-cell>
          <table:table-cell table:style-name="ce79" office:value-type="float" office:value="0.78" calcext:value-type="float">
            <text:p>0,78</text:p>
          </table:table-cell>
          <table:table-cell table:style-name="ce126" table:formula="of:=AVERAGE([.F54:.I54])" office:value-type="float" office:value="0.7515" calcext:value-type="float">
            <text:p>0,7515</text:p>
          </table:table-cell>
          <table:table-cell table:style-name="ce126" table:formula="of:=STDEV([.F54:.I54])" office:value-type="float" office:value="0.0208246648632497" calcext:value-type="float">
            <text:p>0,0208</text:p>
          </table:table-cell>
          <table:table-cell table:style-name="ce135" office:value-type="float" office:value="0.901" calcext:value-type="float">
            <text:p>0,901</text:p>
          </table:table-cell>
          <table:table-cell table:style-name="ce133" office:value-type="float" office:value="0.909" calcext:value-type="float">
            <text:p>0,909</text:p>
          </table:table-cell>
          <table:table-cell table:style-name="ce132" office:value-type="float" office:value="0.896" calcext:value-type="float">
            <text:p>0,896</text:p>
          </table:table-cell>
          <table:table-cell table:style-name="ce133" office:value-type="float" office:value="0.91" calcext:value-type="float">
            <text:p>0,91</text:p>
          </table:table-cell>
          <table:table-cell table:style-name="ce150" table:formula="of:=AVERAGE([.L54:.O54])" office:value-type="float" office:value="0.904" calcext:value-type="float">
            <text:p>0,9040</text:p>
          </table:table-cell>
          <table:table-cell table:style-name="ce150" table:formula="of:=STDEV([.L54:.O54])" office:value-type="float" office:value="0.00668331255192115" calcext:value-type="float">
            <text:p>0,0067</text:p>
          </table:table-cell>
          <table:table-cell/>
          <table:table-cell table:style-name="ce23" office:value-type="float" office:value="2988" calcext:value-type="float">
            <text:p>2988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87" office:value-type="string" calcext:value-type="string">
            <text:p>Moy.</text:p>
          </table:table-cell>
          <table:table-cell table:style-name="ce93" table:formula="of:=([.F52]*[.$S52]+[.F53]*[.$S53]+[.F54]*[.$S54])/SUM([.$S52:.$S54])" office:value-type="float" office:value="0.738476151315789" calcext:value-type="float">
            <text:p>0,738</text:p>
          </table:table-cell>
          <table:table-cell table:style-name="ce93" table:formula="of:=([.G52]*[.$S52]+[.G53]*[.$S53]+[.G54]*[.$S54])/SUM([.$S52:.$S54])" office:value-type="float" office:value="0.735105263157895" calcext:value-type="float">
            <text:p>0,735</text:p>
          </table:table-cell>
          <table:table-cell table:style-name="ce93" table:formula="of:=([.H52]*[.$S52]+[.H53]*[.$S53]+[.H54]*[.$S54])/SUM([.$S52:.$S54])" office:value-type="float" office:value="0.719648026315789" calcext:value-type="float">
            <text:p>0,720</text:p>
          </table:table-cell>
          <table:table-cell table:style-name="ce93" table:formula="of:=([.I52]*[.$S52]+[.I53]*[.$S53]+[.I54]*[.$S54])/SUM([.$S52:.$S54])" office:value-type="float" office:value="0.741620065789474" calcext:value-type="float">
            <text:p>0,742</text:p>
          </table:table-cell>
          <table:table-cell table:style-name="ce127" table:formula="of:=AVERAGE([.F55:.I55])" office:value-type="float" office:value="0.733712376644737" calcext:value-type="float">
            <text:p>0,7337</text:p>
          </table:table-cell>
          <table:table-cell table:style-name="ce127" table:formula="of:=STDEV([.F55:.I55])" office:value-type="float" office:value="0.00974630151630614" calcext:value-type="float">
            <text:p>0,0097</text:p>
          </table:table-cell>
          <table:table-cell table:style-name="ce136" table:formula="of:=([.L52]*[.$S52]+[.L53]*[.$S53]+[.L54]*[.$S54])/SUM([.$S52:.$S54])" office:value-type="float" office:value="0.899819078947368" calcext:value-type="float">
            <text:p>0,900</text:p>
          </table:table-cell>
          <table:table-cell table:style-name="ce136" table:formula="of:=([.M52]*[.$S52]+[.M53]*[.$S53]+[.M54]*[.$S54])/SUM([.$S52:.$S54])" office:value-type="float" office:value="0.900733552631579" calcext:value-type="float">
            <text:p>0,901</text:p>
          </table:table-cell>
          <table:table-cell table:style-name="ce136" table:formula="of:=([.N52]*[.$S52]+[.N53]*[.$S53]+[.N54]*[.$S54])/SUM([.$S52:.$S54])" office:value-type="float" office:value="0.890685855263158" calcext:value-type="float">
            <text:p>0,891</text:p>
          </table:table-cell>
          <table:table-cell table:style-name="ce136" table:formula="of:=([.O52]*[.$S52]+[.O53]*[.$S53]+[.O54]*[.$S54])/SUM([.$S52:.$S54])" office:value-type="float" office:value="0.896714638157895" calcext:value-type="float">
            <text:p>0,897</text:p>
          </table:table-cell>
          <table:table-cell table:style-name="ce151" table:formula="of:=AVERAGE([.L55:.O55])" office:value-type="float" office:value="0.89698828125" calcext:value-type="float">
            <text:p>0,8970</text:p>
          </table:table-cell>
          <table:table-cell table:style-name="ce151" table:formula="of:=STDEV([.L55:.O55])" office:value-type="float" office:value="0.00454004137964188" calcext:value-type="float">
            <text:p>0,0045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style-name="ce106" table:number-columns-repeated="5"/>
          <table:table-cell table:style-name="ce108"/>
          <table:table-cell table:style-name="ce106" table:number-columns-repeated="3"/>
          <table:table-cell table:style-name="ce128" table:number-columns-repeated="2"/>
          <table:table-cell table:style-name="ce108"/>
          <table:table-cell table:style-name="ce106"/>
          <table:table-cell table:style-name="ce108"/>
          <table:table-cell table:style-name="ce106"/>
          <table:table-cell table:style-name="ce128" table:number-columns-repeated="2"/>
          <table:table-cell table:style-name="ce106"/>
          <table:table-cell table:style-name="ce108"/>
          <table:table-cell table:style-name="ce106" table:number-columns-repeated="100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" table:number-rows-spanned="12">
            <text:p>OTG→ UBS</text:p>
          </table:table-cell>
          <table:table-cell table:style-name="ce23" office:value-type="string" calcext:value-type="string" table:number-columns-spanned="1" table:number-rows-spanned="4">
            <text:p>Recall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846" calcext:value-type="float">
            <text:p>0,846</text:p>
          </table:table-cell>
          <table:table-cell table:style-name="ce112" office:value-type="float" office:value="0.858" calcext:value-type="float">
            <text:p>0,858</text:p>
          </table:table-cell>
          <table:table-cell table:style-name="ce112" office:value-type="float" office:value="0.862" calcext:value-type="float">
            <text:p>0,862</text:p>
          </table:table-cell>
          <table:table-cell table:style-name="ce112" office:value-type="float" office:value="0.837" calcext:value-type="float">
            <text:p>0,837</text:p>
          </table:table-cell>
          <table:table-cell table:style-name="ce125" table:formula="of:=AVERAGE([.F57:.I57])" office:value-type="float" office:value="0.85075" calcext:value-type="float">
            <text:p>0,8508</text:p>
          </table:table-cell>
          <table:table-cell table:style-name="ce125" table:formula="of:=STDEV([.F57:.I57])" office:value-type="float" office:value="0.0114127122105133" calcext:value-type="float">
            <text:p>0,0114</text:p>
          </table:table-cell>
          <table:table-cell table:style-name="ce134" office:value-type="float" office:value="0.87" calcext:value-type="float">
            <text:p>0,87</text:p>
          </table:table-cell>
          <table:table-cell table:style-name="ce142" office:value-type="float" office:value="0.88" calcext:value-type="float">
            <text:p>0,88</text:p>
          </table:table-cell>
          <table:table-cell table:style-name="ce145" office:value-type="float" office:value="0.927" calcext:value-type="float">
            <text:p>0,927</text:p>
          </table:table-cell>
          <table:table-cell table:style-name="ce142" office:value-type="float" office:value="0.905" calcext:value-type="float">
            <text:p>0,905</text:p>
          </table:table-cell>
          <table:table-cell table:style-name="ce149" table:formula="of:=AVERAGE([.L57:.O57])" office:value-type="float" office:value="0.8955" calcext:value-type="float">
            <text:p>0,8955</text:p>
          </table:table-cell>
          <table:table-cell table:style-name="ce149" table:formula="of:=STDEV([.L57:.O57])" office:value-type="float" office:value="0.0256450125105578" calcext:value-type="float">
            <text:p>0,0256</text:p>
          </table:table-cell>
          <table:table-cell/>
          <table:table-cell table:style-name="ce23" office:value-type="float" office:value="836" calcext:value-type="float">
            <text:p>83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876" calcext:value-type="float">
            <text:p>0,876</text:p>
          </table:table-cell>
          <table:table-cell table:style-name="ce79" office:value-type="float" office:value="0.865" calcext:value-type="float">
            <text:p>0,865</text:p>
          </table:table-cell>
          <table:table-cell table:style-name="ce79" office:value-type="float" office:value="0.869" calcext:value-type="float">
            <text:p>0,869</text:p>
          </table:table-cell>
          <table:table-cell table:style-name="ce79" office:value-type="float" office:value="0.903" calcext:value-type="float">
            <text:p>0,903</text:p>
          </table:table-cell>
          <table:table-cell table:style-name="ce126" table:formula="of:=AVERAGE([.F58:.I58])" office:value-type="float" office:value="0.87825" calcext:value-type="float">
            <text:p>0,8783</text:p>
          </table:table-cell>
          <table:table-cell table:style-name="ce126" table:formula="of:=STDEV([.F58:.I58])" office:value-type="float" office:value="0.0171148084028618" calcext:value-type="float">
            <text:p>0,0171</text:p>
          </table:table-cell>
          <table:table-cell table:style-name="ce135" office:value-type="float" office:value="0.853" calcext:value-type="float">
            <text:p>0,853</text:p>
          </table:table-cell>
          <table:table-cell table:style-name="ce133" office:value-type="float" office:value="0.871" calcext:value-type="float">
            <text:p>0,871</text:p>
          </table:table-cell>
          <table:table-cell table:style-name="ce132" office:value-type="float" office:value="0.877" calcext:value-type="float">
            <text:p>0,877</text:p>
          </table:table-cell>
          <table:table-cell table:style-name="ce133" office:value-type="float" office:value="0.916" calcext:value-type="float">
            <text:p>0,916</text:p>
          </table:table-cell>
          <table:table-cell table:style-name="ce150" table:formula="of:=AVERAGE([.L58:.O58])" office:value-type="float" office:value="0.87925" calcext:value-type="float">
            <text:p>0,8793</text:p>
          </table:table-cell>
          <table:table-cell table:style-name="ce150" table:formula="of:=STDEV([.L58:.O58])" office:value-type="float" office:value="0.0265377090194312" calcext:value-type="float">
            <text:p>0,0265</text:p>
          </table:table-cell>
          <table:table-cell/>
          <table:table-cell table:style-name="ce23" office:value-type="float" office:value="837" calcext:value-type="float">
            <text:p>83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891" calcext:value-type="float">
            <text:p>0,891</text:p>
          </table:table-cell>
          <table:table-cell table:style-name="ce79" office:value-type="float" office:value="0.906" calcext:value-type="float">
            <text:p>0,906</text:p>
          </table:table-cell>
          <table:table-cell table:style-name="ce79" office:value-type="float" office:value="0.887" calcext:value-type="float">
            <text:p>0,887</text:p>
          </table:table-cell>
          <table:table-cell table:style-name="ce79" office:value-type="float" office:value="0.864" calcext:value-type="float">
            <text:p>0,864</text:p>
          </table:table-cell>
          <table:table-cell table:style-name="ce126" table:formula="of:=AVERAGE([.F59:.I59])" office:value-type="float" office:value="0.887" calcext:value-type="float">
            <text:p>0,8870</text:p>
          </table:table-cell>
          <table:table-cell table:style-name="ce126" table:formula="of:=STDEV([.F59:.I59])" office:value-type="float" office:value="0.0173781471969828" calcext:value-type="float">
            <text:p>0,0174</text:p>
          </table:table-cell>
          <table:table-cell table:style-name="ce135" office:value-type="float" office:value="0.898" calcext:value-type="float">
            <text:p>0,898</text:p>
          </table:table-cell>
          <table:table-cell table:style-name="ce133" office:value-type="float" office:value="0.893" calcext:value-type="float">
            <text:p>0,893</text:p>
          </table:table-cell>
          <table:table-cell table:style-name="ce132" office:value-type="float" office:value="0.88" calcext:value-type="float">
            <text:p>0,88</text:p>
          </table:table-cell>
          <table:table-cell table:style-name="ce133" office:value-type="float" office:value="0.859" calcext:value-type="float">
            <text:p>0,859</text:p>
          </table:table-cell>
          <table:table-cell table:style-name="ce150" table:formula="of:=AVERAGE([.L59:.O59])" office:value-type="float" office:value="0.8825" calcext:value-type="float">
            <text:p>0,8825</text:p>
          </table:table-cell>
          <table:table-cell table:style-name="ce150" table:formula="of:=STDEV([.L59:.O59])" office:value-type="float" office:value="0.0174068951855292" calcext:value-type="float">
            <text:p>0,0174</text:p>
          </table:table-cell>
          <table:table-cell/>
          <table:table-cell table:style-name="ce23" office:value-type="float" office:value="840" calcext:value-type="float">
            <text:p>840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'Table 7+'.F57]*['Table 7+'.$S$57]+['Table 7+'.F58]*['Table 7+'.$S$58]+['Table 7+'.F59]*['Table 7+'.$S$59])/SUM(['Table 7+'.$S$57:.$S$59])" office:value-type="float" office:value="0.871033824114604" calcext:value-type="float">
            <text:p>0,871</text:p>
          </table:table-cell>
          <table:table-cell table:style-name="ce93" table:formula="of:=(['Table 7+'.G57]*['Table 7+'.$S$57]+['Table 7+'.G58]*['Table 7+'.$S$58]+['Table 7+'.G59]*['Table 7+'.$S$59])/SUM(['Table 7+'.$S$57:.$S$59])" office:value-type="float" office:value="0.876376044568245" calcext:value-type="float">
            <text:p>0,876</text:p>
          </table:table-cell>
          <table:table-cell table:style-name="ce93" table:formula="of:=(['Table 7+'.H57]*['Table 7+'.$S$57]+['Table 7+'.H58]*['Table 7+'.$S$58]+['Table 7+'.H59]*['Table 7+'.$S$59])/SUM(['Table 7+'.$S$57:.$S$59])" office:value-type="float" office:value="0.872688022284123" calcext:value-type="float">
            <text:p>0,873</text:p>
          </table:table-cell>
          <table:table-cell table:style-name="ce93" table:formula="of:=(['Table 7+'.I57]*['Table 7+'.$S$57]+['Table 7+'.I58]*['Table 7+'.$S$58]+['Table 7+'.I59]*['Table 7+'.$S$59])/SUM(['Table 7+'.$S$57:.$S$59])" office:value-type="float" office:value="0.868007560684441" calcext:value-type="float">
            <text:p>0,868</text:p>
          </table:table-cell>
          <table:table-cell table:style-name="ce127" table:formula="of:=AVERAGE([.F60:.I60])" office:value-type="float" office:value="0.872026362912853" calcext:value-type="float">
            <text:p>0,8720</text:p>
          </table:table-cell>
          <table:table-cell table:style-name="ce127" table:formula="of:=STDEV([.F60:.I60])" office:value-type="float" office:value="0.00348776089795749" calcext:value-type="float">
            <text:p>0,0035</text:p>
          </table:table-cell>
          <table:table-cell table:style-name="ce136" table:formula="of:=([.L57]*[.$S57]+[.L58]*[.$S58]+[.L59]*[.$S59])/SUM([.$S57:.$S59])" office:value-type="float" office:value="0.873697174691604" calcext:value-type="float">
            <text:p>0,874</text:p>
          </table:table-cell>
          <table:table-cell table:style-name="ce136" table:formula="of:=([.M57]*[.$S57]+[.M58]*[.$S58]+[.M59]*[.$S59])/SUM([.$S57:.$S59])" office:value-type="float" office:value="0.881347791484282" calcext:value-type="float">
            <text:p>0,881</text:p>
          </table:table-cell>
          <table:table-cell table:style-name="ce136" table:formula="of:=([.N57]*[.$S57]+[.N58]*[.$S58]+[.N59]*[.$S59])/SUM([.$S57:.$S59])" office:value-type="float" office:value="0.894636291285316" calcext:value-type="float">
            <text:p>0,895</text:p>
          </table:table-cell>
          <table:table-cell table:style-name="ce136" table:formula="of:=([.O57]*[.$S57]+[.O58]*[.$S58]+[.O59]*[.$S59])/SUM([.$S57:.$S59])" office:value-type="float" office:value="0.893287703939514" calcext:value-type="float">
            <text:p>0,893</text:p>
          </table:table-cell>
          <table:table-cell table:style-name="ce151" table:formula="of:=AVERAGE([.L60:.O60])" office:value-type="float" office:value="0.885742240350179" calcext:value-type="float">
            <text:p>0,8857</text:p>
          </table:table-cell>
          <table:table-cell table:style-name="ce151" table:formula="of:=STDEV([.L60:.O60])" office:value-type="float" office:value="0.0100072132379463" calcext:value-type="float">
            <text:p>0,0100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23" office:value-type="string" calcext:value-type="string" table:number-columns-spanned="1" table:number-rows-spanned="4">
            <text:p>Precision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8" calcext:value-type="float">
            <text:p>0,8</text:p>
          </table:table-cell>
          <table:table-cell table:style-name="ce112" office:value-type="float" office:value="0.812" calcext:value-type="float">
            <text:p>0,812</text:p>
          </table:table-cell>
          <table:table-cell table:style-name="ce112" office:value-type="float" office:value="0.845" calcext:value-type="float">
            <text:p>0,845</text:p>
          </table:table-cell>
          <table:table-cell table:style-name="ce112" office:value-type="float" office:value="0.802" calcext:value-type="float">
            <text:p>0,802</text:p>
          </table:table-cell>
          <table:table-cell table:style-name="ce126" table:formula="of:=AVERAGE([.F61:.I61])" office:value-type="float" office:value="0.81475" calcext:value-type="float">
            <text:p>0,8148</text:p>
          </table:table-cell>
          <table:table-cell table:style-name="ce126" table:formula="of:=STDEV([.F61:.I61])" office:value-type="float" office:value="0.0208386659841747" calcext:value-type="float">
            <text:p>0,0208</text:p>
          </table:table-cell>
          <table:table-cell table:style-name="ce132" office:value-type="float" office:value="0.864" calcext:value-type="float">
            <text:p>0,864</text:p>
          </table:table-cell>
          <table:table-cell table:style-name="ce133" office:value-type="float" office:value="0.874" calcext:value-type="float">
            <text:p>0,874</text:p>
          </table:table-cell>
          <table:table-cell table:style-name="ce132" office:value-type="float" office:value="0.927" calcext:value-type="float">
            <text:p>0,927</text:p>
          </table:table-cell>
          <table:table-cell table:style-name="ce133" office:value-type="float" office:value="0.899" calcext:value-type="float">
            <text:p>0,899</text:p>
          </table:table-cell>
          <table:table-cell table:style-name="ce150" table:formula="of:=AVERAGE([.L61:.O61])" office:value-type="float" office:value="0.891" calcext:value-type="float">
            <text:p>0,8910</text:p>
          </table:table-cell>
          <table:table-cell table:style-name="ce150" table:formula="of:=STDEV([.L61:.O61])" office:value-type="float" office:value="0.0281543365517049" calcext:value-type="float">
            <text:p>0,0282</text:p>
          </table:table-cell>
          <table:table-cell/>
          <table:table-cell table:style-name="ce23" office:value-type="float" office:value="836" calcext:value-type="float">
            <text:p>83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85" calcext:value-type="float">
            <text:p>0,85</text:p>
          </table:table-cell>
          <table:table-cell table:style-name="ce79" office:value-type="float" office:value="0.833" calcext:value-type="float">
            <text:p>0,833</text:p>
          </table:table-cell>
          <table:table-cell table:style-name="ce79" office:value-type="float" office:value="0.865" calcext:value-type="float">
            <text:p>0,865</text:p>
          </table:table-cell>
          <table:table-cell table:style-name="ce79" office:value-type="float" office:value="0.883" calcext:value-type="float">
            <text:p>0,883</text:p>
          </table:table-cell>
          <table:table-cell table:style-name="ce126" table:formula="of:=AVERAGE([.F62:.I62])" office:value-type="float" office:value="0.85775" calcext:value-type="float">
            <text:p>0,8578</text:p>
          </table:table-cell>
          <table:table-cell table:style-name="ce126" table:formula="of:=STDEV([.F62:.I62])" office:value-type="float" office:value="0.0213131414859471" calcext:value-type="float">
            <text:p>0,0213</text:p>
          </table:table-cell>
          <table:table-cell table:style-name="ce132" office:value-type="float" office:value="0.867" calcext:value-type="float">
            <text:p>0,867</text:p>
          </table:table-cell>
          <table:table-cell table:style-name="ce133" office:value-type="float" office:value="0.873" calcext:value-type="float">
            <text:p>0,873</text:p>
          </table:table-cell>
          <table:table-cell table:style-name="ce132" office:value-type="float" office:value="0.865" calcext:value-type="float">
            <text:p>0,865</text:p>
          </table:table-cell>
          <table:table-cell table:style-name="ce133" office:value-type="float" office:value="0.925" calcext:value-type="float">
            <text:p>0,925</text:p>
          </table:table-cell>
          <table:table-cell table:style-name="ce150" table:formula="of:=AVERAGE([.L62:.O62])" office:value-type="float" office:value="0.8825" calcext:value-type="float">
            <text:p>0,8825</text:p>
          </table:table-cell>
          <table:table-cell table:style-name="ce150" table:formula="of:=STDEV([.L62:.O62])" office:value-type="float" office:value="0.0285365263010993" calcext:value-type="float">
            <text:p>0,0285</text:p>
          </table:table-cell>
          <table:table-cell/>
          <table:table-cell table:style-name="ce23" office:value-type="float" office:value="837" calcext:value-type="float">
            <text:p>83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864" calcext:value-type="float">
            <text:p>0,864</text:p>
          </table:table-cell>
          <table:table-cell table:style-name="ce79" office:value-type="float" office:value="0.889" calcext:value-type="float">
            <text:p>0,889</text:p>
          </table:table-cell>
          <table:table-cell table:style-name="ce79" office:value-type="float" office:value="0.805" calcext:value-type="float">
            <text:p>0,805</text:p>
          </table:table-cell>
          <table:table-cell table:style-name="ce79" office:value-type="float" office:value="0.848" calcext:value-type="float">
            <text:p>0,848</text:p>
          </table:table-cell>
          <table:table-cell table:style-name="ce126" table:formula="of:=AVERAGE([.F63:.I63])" office:value-type="float" office:value="0.8515" calcext:value-type="float">
            <text:p>0,8515</text:p>
          </table:table-cell>
          <table:table-cell table:style-name="ce126" table:formula="of:=STDEV([.F63:.I63])" office:value-type="float" office:value="0.0352940032677885" calcext:value-type="float">
            <text:p>0,0353</text:p>
          </table:table-cell>
          <table:table-cell table:style-name="ce132" office:value-type="float" office:value="0.902" calcext:value-type="float">
            <text:p>0,902</text:p>
          </table:table-cell>
          <table:table-cell table:style-name="ce133" office:value-type="float" office:value="0.906" calcext:value-type="float">
            <text:p>0,906</text:p>
          </table:table-cell>
          <table:table-cell table:style-name="ce132" office:value-type="float" office:value="0.858" calcext:value-type="float">
            <text:p>0,858</text:p>
          </table:table-cell>
          <table:table-cell table:style-name="ce133" office:value-type="float" office:value="0.866" calcext:value-type="float">
            <text:p>0,866</text:p>
          </table:table-cell>
          <table:table-cell table:style-name="ce150" table:formula="of:=AVERAGE([.L63:.O63])" office:value-type="float" office:value="0.883" calcext:value-type="float">
            <text:p>0,8830</text:p>
          </table:table-cell>
          <table:table-cell table:style-name="ce150" table:formula="of:=STDEV([.L63:.O63])" office:value-type="float" office:value="0.0245220988769994" calcext:value-type="float">
            <text:p>0,0245</text:p>
          </table:table-cell>
          <table:table-cell/>
          <table:table-cell table:style-name="ce23" office:value-type="float" office:value="840" calcext:value-type="float">
            <text:p>840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61]*[.$S61]+[.F62]*[.$S62]+[.F63]*[.$S63])/SUM([.$S61:.$S63])" office:value-type="float" office:value="0.838046159968166" calcext:value-type="float">
            <text:p>0,838</text:p>
          </table:table-cell>
          <table:table-cell table:style-name="ce93" table:formula="of:=([.G61]*[.$S61]+[.G62]*[.$S62]+[.G63]*[.$S63])/SUM([.$S61:.$S63])" office:value-type="float" office:value="0.844732590529248" calcext:value-type="float">
            <text:p>0,845</text:p>
          </table:table-cell>
          <table:table-cell table:style-name="ce93" table:formula="of:=([.H61]*[.$S61]+[.H62]*[.$S62]+[.H63]*[.$S63])/SUM([.$S61:.$S63])" office:value-type="float" office:value="0.838290887385595" calcext:value-type="float">
            <text:p>0,838</text:p>
          </table:table-cell>
          <table:table-cell table:style-name="ce93" table:formula="of:=([.I61]*[.$S61]+[.I62]*[.$S62]+[.I63]*[.$S63])/SUM([.$S61:.$S63])" office:value-type="float" office:value="0.844354556307203" calcext:value-type="float">
            <text:p>0,844</text:p>
          </table:table-cell>
          <table:table-cell table:style-name="ce126" table:formula="of:=AVERAGE([.F64:.I64])" office:value-type="float" office:value="0.841356048547553" calcext:value-type="float">
            <text:p>0,8414</text:p>
          </table:table-cell>
          <table:table-cell table:style-name="ce126" table:formula="of:=STDEV([.F64:.I64])" office:value-type="float" office:value="0.00368522545197094" calcext:value-type="float">
            <text:p>0,0037</text:p>
          </table:table-cell>
          <table:table-cell table:style-name="ce136" table:formula="of:=([.L61]*[.$S61]+[.L62]*[.$S62]+[.L63]*[.$S63])/SUM([.$S61:.$S63])" office:value-type="float" office:value="0.877701153999204" calcext:value-type="float">
            <text:p>0,878</text:p>
          </table:table-cell>
          <table:table-cell table:style-name="ce136" table:formula="of:=([.M61]*[.$S61]+[.M62]*[.$S62]+[.M63]*[.$S63])/SUM([.$S61:.$S63])" office:value-type="float" office:value="0.884363310783924" calcext:value-type="float">
            <text:p>0,884</text:p>
          </table:table-cell>
          <table:table-cell table:style-name="ce136" table:formula="of:=([.N61]*[.$S61]+[.N62]*[.$S62]+[.N63]*[.$S63])/SUM([.$S61:.$S63])" office:value-type="float" office:value="0.883285714285714" calcext:value-type="float">
            <text:p>0,883</text:p>
          </table:table-cell>
          <table:table-cell table:style-name="ce136" table:formula="of:=([.O61]*[.$S61]+[.O62]*[.$S62]+[.O63]*[.$S63])/SUM([.$S61:.$S63])" office:value-type="float" office:value="0.896629128531635" calcext:value-type="float">
            <text:p>0,897</text:p>
          </table:table-cell>
          <table:table-cell table:style-name="ce150" table:formula="of:=AVERAGE([.L64:.O64])" office:value-type="float" office:value="0.885494826900119" calcext:value-type="float">
            <text:p>0,8855</text:p>
          </table:table-cell>
          <table:table-cell table:style-name="ce150" table:formula="of:=STDEV([.L64:.O64])" office:value-type="float" office:value="0.00797651798243604" calcext:value-type="float">
            <text:p>0,0080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23" office:value-type="string" calcext:value-type="string" table:number-columns-spanned="1" table:number-rows-spanned="4">
            <text:p>F1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822" calcext:value-type="float">
            <text:p>0,822</text:p>
          </table:table-cell>
          <table:table-cell table:style-name="ce112" office:value-type="float" office:value="0.834" calcext:value-type="float">
            <text:p>0,834</text:p>
          </table:table-cell>
          <table:table-cell table:style-name="ce112" office:value-type="float" office:value="0.853" calcext:value-type="float">
            <text:p>0,853</text:p>
          </table:table-cell>
          <table:table-cell table:style-name="ce112" office:value-type="float" office:value="0.819" calcext:value-type="float">
            <text:p>0,819</text:p>
          </table:table-cell>
          <table:table-cell table:style-name="ce125" table:formula="of:=AVERAGE([.F65:.I65])" office:value-type="float" office:value="0.832" calcext:value-type="float">
            <text:p>0,8320</text:p>
          </table:table-cell>
          <table:table-cell table:style-name="ce125" table:formula="of:=STDEV([.F65:.I65])" office:value-type="float" office:value="0.0154272486205415" calcext:value-type="float">
            <text:p>0,0154</text:p>
          </table:table-cell>
          <table:table-cell table:style-name="ce134" office:value-type="float" office:value="0.867" calcext:value-type="float">
            <text:p>0,867</text:p>
          </table:table-cell>
          <table:table-cell table:style-name="ce142" office:value-type="float" office:value="0.877" calcext:value-type="float">
            <text:p>0,877</text:p>
          </table:table-cell>
          <table:table-cell table:style-name="ce145" office:value-type="float" office:value="0.927" calcext:value-type="float">
            <text:p>0,927</text:p>
          </table:table-cell>
          <table:table-cell table:style-name="ce142" office:value-type="float" office:value="0.902" calcext:value-type="float">
            <text:p>0,902</text:p>
          </table:table-cell>
          <table:table-cell table:style-name="ce149" table:formula="of:=AVERAGE([.L65:.O65])" office:value-type="float" office:value="0.89325" calcext:value-type="float">
            <text:p>0,8933</text:p>
          </table:table-cell>
          <table:table-cell table:style-name="ce149" table:formula="of:=STDEV([.L65:.O65])" office:value-type="float" office:value="0.0268871096748362" calcext:value-type="float">
            <text:p>0,0269</text:p>
          </table:table-cell>
          <table:table-cell/>
          <table:table-cell table:style-name="ce23" office:value-type="float" office:value="836" calcext:value-type="float">
            <text:p>83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863" calcext:value-type="float">
            <text:p>0,863</text:p>
          </table:table-cell>
          <table:table-cell table:style-name="ce79" office:value-type="float" office:value="0.848" calcext:value-type="float">
            <text:p>0,848</text:p>
          </table:table-cell>
          <table:table-cell table:style-name="ce79" office:value-type="float" office:value="0.867" calcext:value-type="float">
            <text:p>0,867</text:p>
          </table:table-cell>
          <table:table-cell table:style-name="ce79" office:value-type="float" office:value="0.893" calcext:value-type="float">
            <text:p>0,893</text:p>
          </table:table-cell>
          <table:table-cell table:style-name="ce126" table:formula="of:=AVERAGE([.F66:.I66])" office:value-type="float" office:value="0.86775" calcext:value-type="float">
            <text:p>0,8678</text:p>
          </table:table-cell>
          <table:table-cell table:style-name="ce126" table:formula="of:=STDEV([.F66:.I66])" office:value-type="float" office:value="0.0187149672722129" calcext:value-type="float">
            <text:p>0,0187</text:p>
          </table:table-cell>
          <table:table-cell table:style-name="ce135" office:value-type="float" office:value="0.86" calcext:value-type="float">
            <text:p>0,86</text:p>
          </table:table-cell>
          <table:table-cell table:style-name="ce133" office:value-type="float" office:value="0.872" calcext:value-type="float">
            <text:p>0,872</text:p>
          </table:table-cell>
          <table:table-cell table:style-name="ce132" office:value-type="float" office:value="0.867" calcext:value-type="float">
            <text:p>0,867</text:p>
          </table:table-cell>
          <table:table-cell table:style-name="ce133" office:value-type="float" office:value="0.92" calcext:value-type="float">
            <text:p>0,92</text:p>
          </table:table-cell>
          <table:table-cell table:style-name="ce150" table:formula="of:=AVERAGE([.L66:.O66])" office:value-type="float" office:value="0.87975" calcext:value-type="float">
            <text:p>0,8798</text:p>
          </table:table-cell>
          <table:table-cell table:style-name="ce150" table:formula="of:=STDEV([.L66:.O66])" office:value-type="float" office:value="0.0272809457314075" calcext:value-type="float">
            <text:p>0,0273</text:p>
          </table:table-cell>
          <table:table-cell/>
          <table:table-cell table:style-name="ce23" office:value-type="float" office:value="837" calcext:value-type="float">
            <text:p>83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79" office:value-type="float" office:value="0.877" calcext:value-type="float">
            <text:p>0,877</text:p>
          </table:table-cell>
          <table:table-cell table:style-name="ce79" office:value-type="float" office:value="0.897" calcext:value-type="float">
            <text:p>0,897</text:p>
          </table:table-cell>
          <table:table-cell table:style-name="ce79" office:value-type="float" office:value="0.844" calcext:value-type="float">
            <text:p>0,844</text:p>
          </table:table-cell>
          <table:table-cell table:style-name="ce79" office:value-type="float" office:value="0.856" calcext:value-type="float">
            <text:p>0,856</text:p>
          </table:table-cell>
          <table:table-cell table:style-name="ce126" table:formula="of:=AVERAGE([.F67:.I67])" office:value-type="float" office:value="0.8685" calcext:value-type="float">
            <text:p>0,8685</text:p>
          </table:table-cell>
          <table:table-cell table:style-name="ce126" table:formula="of:=STDEV([.F67:.I67])" office:value-type="float" office:value="0.023388031127053" calcext:value-type="float">
            <text:p>0,0234</text:p>
          </table:table-cell>
          <table:table-cell table:style-name="ce140" office:value-type="float" office:value="0.9" calcext:value-type="float">
            <text:p>0,9</text:p>
          </table:table-cell>
          <table:table-cell table:style-name="ce133" office:value-type="float" office:value="0.899" calcext:value-type="float">
            <text:p>0,899</text:p>
          </table:table-cell>
          <table:table-cell table:style-name="ce132" office:value-type="float" office:value="0.869" calcext:value-type="float">
            <text:p>0,869</text:p>
          </table:table-cell>
          <table:table-cell table:style-name="ce133" office:value-type="float" office:value="0.863" calcext:value-type="float">
            <text:p>0,863</text:p>
          </table:table-cell>
          <table:table-cell table:style-name="ce150" table:formula="of:=AVERAGE([.L67:.O67])" office:value-type="float" office:value="0.88275" calcext:value-type="float">
            <text:p>0,8828</text:p>
          </table:table-cell>
          <table:table-cell table:style-name="ce150" table:formula="of:=STDEV([.L67:.O67])" office:value-type="float" office:value="0.0195" calcext:value-type="float">
            <text:p>0,0195</text:p>
          </table:table-cell>
          <table:table-cell/>
          <table:table-cell table:style-name="ce23" office:value-type="float" office:value="840" calcext:value-type="float">
            <text:p>840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65]*[.$S65]+[.F66]*[.$S66]+[.F67]*[.$S67])/SUM([.$S65:.$S67])" office:value-type="float" office:value="0.854040191006765" calcext:value-type="float">
            <text:p>0,854</text:p>
          </table:table-cell>
          <table:table-cell table:style-name="ce93" table:formula="of:=([.G65]*[.$S65]+[.G66]*[.$S66]+[.G67]*[.$S67])/SUM([.$S65:.$S67])" office:value-type="float" office:value="0.859721448467967" calcext:value-type="float">
            <text:p>0,860</text:p>
          </table:table-cell>
          <table:table-cell table:style-name="ce93" table:formula="of:=([.H65]*[.$S65]+[.H66]*[.$S66]+[.H67]*[.$S67])/SUM([.$S65:.$S67])" office:value-type="float" office:value="0.854654596100279" calcext:value-type="float">
            <text:p>0,855</text:p>
          </table:table-cell>
          <table:table-cell table:style-name="ce93" table:formula="of:=([.I65]*[.$S65]+[.I66]*[.$S66]+[.I67]*[.$S67])/SUM([.$S65:.$S67])" office:value-type="float" office:value="0.856014723438122" calcext:value-type="float">
            <text:p>0,856</text:p>
          </table:table-cell>
          <table:table-cell table:style-name="ce127" table:formula="of:=AVERAGE([.F68:.I68])" office:value-type="float" office:value="0.856107739753283" calcext:value-type="float">
            <text:p>0,8561</text:p>
          </table:table-cell>
          <table:table-cell table:style-name="ce127" table:formula="of:=STDEV([.F68:.I68])" office:value-type="float" office:value="0.00254649608972557" calcext:value-type="float">
            <text:p>0,0025</text:p>
          </table:table-cell>
          <table:table-cell table:style-name="ce136" table:formula="of:=([.L65]*[.$S65]+[.L66]*[.$S66]+[.L67]*[.$S67])/SUM([.$S65:.$S67])" office:value-type="float" office:value="0.875699164345404" calcext:value-type="float">
            <text:p>0,876</text:p>
          </table:table-cell>
          <table:table-cell table:style-name="ce136" table:formula="of:=([.M65]*[.$S65]+[.M66]*[.$S66]+[.M67]*[.$S67])/SUM([.$S65:.$S67])" office:value-type="float" office:value="0.882688420214883" calcext:value-type="float">
            <text:p>0,883</text:p>
          </table:table-cell>
          <table:table-cell table:style-name="ce136" table:formula="of:=([.N65]*[.$S65]+[.N66]*[.$S66]+[.N67]*[.$S67])/SUM([.$S65:.$S67])" office:value-type="float" office:value="0.887628730600875" calcext:value-type="float">
            <text:p>0,888</text:p>
          </table:table-cell>
          <table:table-cell table:style-name="ce136" table:formula="of:=([.O65]*[.$S65]+[.O66]*[.$S66]+[.O67]*[.$S67])/SUM([.$S65:.$S67])" office:value-type="float" office:value="0.894959013131715" calcext:value-type="float">
            <text:p>0,895</text:p>
          </table:table-cell>
          <table:table-cell table:style-name="ce151" table:formula="of:=AVERAGE([.L68:.O68])" office:value-type="float" office:value="0.885243832073219" calcext:value-type="float">
            <text:p>0,8852</text:p>
          </table:table-cell>
          <table:table-cell table:style-name="ce151" table:formula="of:=STDEV([.L68:.O68])" office:value-type="float" office:value="0.00811794916192302" calcext:value-type="float">
            <text:p>0,0081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" table:number-rows-spanned="12">
            <text:p>OTG → OTG</text:p>
          </table:table-cell>
          <table:table-cell table:style-name="ce23" office:value-type="string" calcext:value-type="string" table:number-columns-spanned="1" table:number-rows-spanned="4">
            <text:p>Recall</text:p>
          </table:table-cell>
          <table:table-cell table:style-name="ce70" office:value-type="string" calcext:value-type="string">
            <text:p>Test 1</text:p>
          </table:table-cell>
          <table:table-cell table:style-name="ce112" office:value-type="float" office:value="0.898" calcext:value-type="float">
            <text:p>0,898</text:p>
          </table:table-cell>
          <table:table-cell table:style-name="ce112" office:value-type="float" office:value="0.91" calcext:value-type="float">
            <text:p>0,91</text:p>
          </table:table-cell>
          <table:table-cell table:style-name="ce112" office:value-type="float" office:value="0.904" calcext:value-type="float">
            <text:p>0,904</text:p>
          </table:table-cell>
          <table:table-cell table:style-name="ce112" office:value-type="float" office:value="0.914" calcext:value-type="float">
            <text:p>0,914</text:p>
          </table:table-cell>
          <table:table-cell table:style-name="ce126" table:formula="of:=AVERAGE([.F69:.I69])" office:value-type="float" office:value="0.9065" calcext:value-type="float">
            <text:p>0,9065</text:p>
          </table:table-cell>
          <table:table-cell table:style-name="ce126" table:formula="of:=STDEV([.F69:.I69])" office:value-type="float" office:value="0.00700000000000001" calcext:value-type="float">
            <text:p>0,0070</text:p>
          </table:table-cell>
          <table:table-cell table:style-name="ce133" office:value-type="float" office:value="0.868" calcext:value-type="float">
            <text:p>0,868</text:p>
          </table:table-cell>
          <table:table-cell table:style-name="ce133" office:value-type="float" office:value="0.881" calcext:value-type="float">
            <text:p>0,881</text:p>
          </table:table-cell>
          <table:table-cell table:style-name="ce132" office:value-type="float" office:value="0.872" calcext:value-type="float">
            <text:p>0,872</text:p>
          </table:table-cell>
          <table:table-cell table:style-name="ce133" office:value-type="float" office:value="0.899" calcext:value-type="float">
            <text:p>0,899</text:p>
          </table:table-cell>
          <table:table-cell table:style-name="ce150" table:formula="of:=AVERAGE([.L69:.O69])" office:value-type="float" office:value="0.88" calcext:value-type="float">
            <text:p>0,8800</text:p>
          </table:table-cell>
          <table:table-cell table:style-name="ce150" table:formula="of:=STDEV([.L69:.O69])" office:value-type="float" office:value="0.0137840487520902" calcext:value-type="float">
            <text:p>0,0138</text:p>
          </table:table-cell>
          <table:table-cell/>
          <table:table-cell table:style-name="ce23" office:value-type="float" office:value="966" calcext:value-type="float">
            <text:p>96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79" office:value-type="float" office:value="0.91" calcext:value-type="float">
            <text:p>0,91</text:p>
          </table:table-cell>
          <table:table-cell table:style-name="ce79" office:value-type="float" office:value="0.901" calcext:value-type="float">
            <text:p>0,901</text:p>
          </table:table-cell>
          <table:table-cell table:style-name="ce79" office:value-type="float" office:value="0.895" calcext:value-type="float">
            <text:p>0,895</text:p>
          </table:table-cell>
          <table:table-cell table:style-name="ce79" office:value-type="float" office:value="0.898" calcext:value-type="float">
            <text:p>0,898</text:p>
          </table:table-cell>
          <table:table-cell table:style-name="ce126" table:formula="of:=AVERAGE([.F70:.I70])" office:value-type="float" office:value="0.901" calcext:value-type="float">
            <text:p>0,9010</text:p>
          </table:table-cell>
          <table:table-cell table:style-name="ce126" table:formula="of:=STDEV([.F70:.I70])" office:value-type="float" office:value="0.00648074069840787" calcext:value-type="float">
            <text:p>0,0065</text:p>
          </table:table-cell>
          <table:table-cell table:style-name="ce133" office:value-type="float" office:value="0.897" calcext:value-type="float">
            <text:p>0,897</text:p>
          </table:table-cell>
          <table:table-cell table:style-name="ce133" office:value-type="float" office:value="0.875" calcext:value-type="float">
            <text:p>0,875</text:p>
          </table:table-cell>
          <table:table-cell table:style-name="ce132" office:value-type="float" office:value="0.861" calcext:value-type="float">
            <text:p>0,861</text:p>
          </table:table-cell>
          <table:table-cell table:style-name="ce133" office:value-type="float" office:value="0.88" calcext:value-type="float">
            <text:p>0,88</text:p>
          </table:table-cell>
          <table:table-cell table:style-name="ce150" table:formula="of:=AVERAGE([.L70:.O70])" office:value-type="float" office:value="0.87825" calcext:value-type="float">
            <text:p>0,8783</text:p>
          </table:table-cell>
          <table:table-cell table:style-name="ce150" table:formula="of:=STDEV([.L70:.O70])" office:value-type="float" office:value="0.0148632656797444" calcext:value-type="float">
            <text:p>0,0149</text:p>
          </table:table-cell>
          <table:table-cell/>
          <table:table-cell table:style-name="ce23" office:value-type="float" office:value="967" calcext:value-type="float">
            <text:p>96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79" office:value-type="float" office:value="0.875" calcext:value-type="float">
            <text:p>0,875</text:p>
          </table:table-cell>
          <table:table-cell table:style-name="ce79" office:value-type="float" office:value="0.881" calcext:value-type="float">
            <text:p>0,881</text:p>
          </table:table-cell>
          <table:table-cell table:style-name="ce79" office:value-type="float" office:value="0.863" calcext:value-type="float">
            <text:p>0,863</text:p>
          </table:table-cell>
          <table:table-cell table:style-name="ce79" office:value-type="float" office:value="0.893" calcext:value-type="float">
            <text:p>0,893</text:p>
          </table:table-cell>
          <table:table-cell table:style-name="ce126" table:formula="of:=AVERAGE([.F71:.I71])" office:value-type="float" office:value="0.878" calcext:value-type="float">
            <text:p>0,8780</text:p>
          </table:table-cell>
          <table:table-cell table:style-name="ce126" table:formula="of:=STDEV([.F71:.I71])" office:value-type="float" office:value="0.0124899959967968" calcext:value-type="float">
            <text:p>0,0125</text:p>
          </table:table-cell>
          <table:table-cell table:style-name="ce133" office:value-type="float" office:value="0.922" calcext:value-type="float">
            <text:p>0,922</text:p>
          </table:table-cell>
          <table:table-cell table:style-name="ce133" office:value-type="float" office:value="0.911" calcext:value-type="float">
            <text:p>0,911</text:p>
          </table:table-cell>
          <table:table-cell table:style-name="ce132" office:value-type="float" office:value="0.91" calcext:value-type="float">
            <text:p>0,91</text:p>
          </table:table-cell>
          <table:table-cell table:style-name="ce133" office:value-type="float" office:value="0.874" calcext:value-type="float">
            <text:p>0,874</text:p>
          </table:table-cell>
          <table:table-cell table:style-name="ce150" table:formula="of:=AVERAGE([.L71:.O71])" office:value-type="float" office:value="0.90425" calcext:value-type="float">
            <text:p>0,9043</text:p>
          </table:table-cell>
          <table:table-cell table:style-name="ce150" table:formula="of:=STDEV([.L71:.O71])" office:value-type="float" office:value="0.0208865985742054" calcext:value-type="float">
            <text:p>0,0209</text:p>
          </table:table-cell>
          <table:table-cell/>
          <table:table-cell table:style-name="ce23" office:value-type="float" office:value="1031" calcext:value-type="float">
            <text:p>1031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69]*[.$S69]+[.F70]*[.$S70]+[.F71]*[.$S71])/SUM([.$S69:.$S71])" office:value-type="float" office:value="0.893914642375169" calcext:value-type="float">
            <text:p>0,894</text:p>
          </table:table-cell>
          <table:table-cell table:style-name="ce93" table:formula="of:=(['Table 7+'.G69]*['Table 7+'.$S$69]+['Table 7+'.G70]*['Table 7+'.$S$70]+['Table 7+'.G71]*['Table 7+'.$S$71])/SUM(['Table 7+'.$S$69:.$S$71])" office:value-type="float" office:value="0.896976383265857" calcext:value-type="float">
            <text:p>0,897</text:p>
          </table:table-cell>
          <table:table-cell table:style-name="ce93" table:formula="of:=(['Table 7+'.H69]*['Table 7+'.$S$69]+['Table 7+'.H70]*['Table 7+'.$S$70]+['Table 7+'.H71]*['Table 7+'.$S$71])/SUM(['Table 7+'.$S$69:.$S$71])" office:value-type="float" office:value="0.886802294197031" calcext:value-type="float">
            <text:p>0,887</text:p>
          </table:table-cell>
          <table:table-cell table:style-name="ce93" table:formula="of:=(['Table 7+'.I69]*['Table 7+'.$S$69]+['Table 7+'.I70]*['Table 7+'.$S$70]+['Table 7+'.I71]*['Table 7+'.$S$71])/SUM(['Table 7+'.$S$69:.$S$71])" office:value-type="float" office:value="0.901475371120108" calcext:value-type="float">
            <text:p>0,901</text:p>
          </table:table-cell>
          <table:table-cell table:style-name="ce126" table:formula="of:=AVERAGE([.F72:.I72])" office:value-type="float" office:value="0.894792172739541" calcext:value-type="float">
            <text:p>0,8948</text:p>
          </table:table-cell>
          <table:table-cell table:style-name="ce126" table:formula="of:=STDEV([.F72:.I72])" office:value-type="float" office:value="0.00616560715803773" calcext:value-type="float">
            <text:p>0,0062</text:p>
          </table:table-cell>
          <table:table-cell table:style-name="ce136" table:formula="of:=([.L69]*[.$S69]+[.L70]*[.$S70]+[.L71]*[.$S71])/SUM([.$S69:.$S71])" office:value-type="float" office:value="0.896244601889339" calcext:value-type="float">
            <text:p>0,896</text:p>
          </table:table-cell>
          <table:table-cell table:style-name="ce136" table:formula="of:=([.M69]*[.$S69]+[.M70]*[.$S70]+[.M71]*[.$S71])/SUM([.$S69:.$S71])" office:value-type="float" office:value="0.889477732793522" calcext:value-type="float">
            <text:p>0,889</text:p>
          </table:table-cell>
          <table:table-cell table:style-name="ce136" table:formula="of:=([.N69]*[.$S69]+[.N70]*[.$S70]+[.N71]*[.$S71])/SUM([.$S69:.$S71])" office:value-type="float" office:value="0.881629217273954" calcext:value-type="float">
            <text:p>0,882</text:p>
          </table:table-cell>
          <table:table-cell table:style-name="ce136" table:formula="of:=([.O69]*[.$S69]+[.O70]*[.$S70]+[.O71]*[.$S71])/SUM([.$S69:.$S71])" office:value-type="float" office:value="0.884105263157895" calcext:value-type="float">
            <text:p>0,884</text:p>
          </table:table-cell>
          <table:table-cell table:style-name="ce150" table:formula="of:=AVERAGE([.L72:.O72])" office:value-type="float" office:value="0.887864203778677" calcext:value-type="float">
            <text:p>0,8879</text:p>
          </table:table-cell>
          <table:table-cell table:style-name="ce150" table:formula="of:=STDEV([.L72:.O72])" office:value-type="float" office:value="0.00647660506951943" calcext:value-type="float">
            <text:p>0,0065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23" office:value-type="string" calcext:value-type="string" table:number-columns-spanned="1" table:number-rows-spanned="4">
            <text:p>Precision</text:p>
          </table:table-cell>
          <table:table-cell table:style-name="ce70" office:value-type="string" calcext:value-type="string">
            <text:p>Test 1</text:p>
          </table:table-cell>
          <table:table-cell table:style-name="ce112" office:value-type="float" office:value="0.834" calcext:value-type="float">
            <text:p>0,834</text:p>
          </table:table-cell>
          <table:table-cell table:style-name="ce112" office:value-type="float" office:value="0.813" calcext:value-type="float">
            <text:p>0,813</text:p>
          </table:table-cell>
          <table:table-cell table:style-name="ce112" office:value-type="float" office:value="0.867" calcext:value-type="float">
            <text:p>0,867</text:p>
          </table:table-cell>
          <table:table-cell table:style-name="ce112" office:value-type="float" office:value="0.836" calcext:value-type="float">
            <text:p>0,836</text:p>
          </table:table-cell>
          <table:table-cell table:style-name="ce125" table:formula="of:=AVERAGE([.F73:.I73])" office:value-type="float" office:value="0.8375" calcext:value-type="float">
            <text:p>0,8375</text:p>
          </table:table-cell>
          <table:table-cell table:style-name="ce125" table:formula="of:=STDEV([.F73:.I73])" office:value-type="float" office:value="0.022248595461287" calcext:value-type="float">
            <text:p>0,0222</text:p>
          </table:table-cell>
          <table:table-cell table:style-name="ce141" office:value-type="float" office:value="0.857" calcext:value-type="float">
            <text:p>0,857</text:p>
          </table:table-cell>
          <table:table-cell table:style-name="ce142" office:value-type="float" office:value="0.853" calcext:value-type="float">
            <text:p>0,853</text:p>
          </table:table-cell>
          <table:table-cell table:style-name="ce145" office:value-type="float" office:value="0.873" calcext:value-type="float">
            <text:p>0,873</text:p>
          </table:table-cell>
          <table:table-cell table:style-name="ce142" office:value-type="float" office:value="0.884" calcext:value-type="float">
            <text:p>0,884</text:p>
          </table:table-cell>
          <table:table-cell table:style-name="ce149" table:formula="of:=AVERAGE([.L73:.O73])" office:value-type="float" office:value="0.86675" calcext:value-type="float">
            <text:p>0,8668</text:p>
          </table:table-cell>
          <table:table-cell table:style-name="ce149" table:formula="of:=STDEV([.L73:.O73])" office:value-type="float" office:value="0.0143845982448822" calcext:value-type="float">
            <text:p>0,0144</text:p>
          </table:table-cell>
          <table:table-cell/>
          <table:table-cell table:style-name="ce23" office:value-type="float" office:value="966" calcext:value-type="float">
            <text:p>96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6" office:value-type="float" office:value="0.865" calcext:value-type="float">
            <text:p>0,865</text:p>
          </table:table-cell>
          <table:table-cell table:style-name="ce116" office:value-type="float" office:value="0.882" calcext:value-type="float">
            <text:p>0,882</text:p>
          </table:table-cell>
          <table:table-cell table:style-name="ce116" office:value-type="float" office:value="0.865" calcext:value-type="float">
            <text:p>0,865</text:p>
          </table:table-cell>
          <table:table-cell table:style-name="ce116" office:value-type="float" office:value="0.866" calcext:value-type="float">
            <text:p>0,866</text:p>
          </table:table-cell>
          <table:table-cell table:style-name="ce126" table:formula="of:=AVERAGE([.F74:.I74])" office:value-type="float" office:value="0.8695" calcext:value-type="float">
            <text:p>0,8695</text:p>
          </table:table-cell>
          <table:table-cell table:style-name="ce126" table:formula="of:=STDEV([.F74:.I74])" office:value-type="float" office:value="0.00834665601703262" calcext:value-type="float">
            <text:p>0,0083</text:p>
          </table:table-cell>
          <table:table-cell table:style-name="ce140" office:value-type="float" office:value="0.892" calcext:value-type="float">
            <text:p>0,892</text:p>
          </table:table-cell>
          <table:table-cell table:style-name="ce133" office:value-type="float" office:value="0.892" calcext:value-type="float">
            <text:p>0,892</text:p>
          </table:table-cell>
          <table:table-cell table:style-name="ce132" office:value-type="float" office:value="0.864" calcext:value-type="float">
            <text:p>0,864</text:p>
          </table:table-cell>
          <table:table-cell table:style-name="ce133" office:value-type="float" office:value="0.892" calcext:value-type="float">
            <text:p>0,892</text:p>
          </table:table-cell>
          <table:table-cell table:style-name="ce150" table:formula="of:=AVERAGE([.L74:.O74])" office:value-type="float" office:value="0.885" calcext:value-type="float">
            <text:p>0,8850</text:p>
          </table:table-cell>
          <table:table-cell table:style-name="ce150" table:formula="of:=STDEV([.L74:.O74])" office:value-type="float" office:value="0.014" calcext:value-type="float">
            <text:p>0,0140</text:p>
          </table:table-cell>
          <table:table-cell/>
          <table:table-cell table:style-name="ce23" office:value-type="float" office:value="967" calcext:value-type="float">
            <text:p>96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6" office:value-type="float" office:value="0.792" calcext:value-type="float">
            <text:p>0,792</text:p>
          </table:table-cell>
          <table:table-cell table:style-name="ce116" office:value-type="float" office:value="0.778" calcext:value-type="float">
            <text:p>0,778</text:p>
          </table:table-cell>
          <table:table-cell table:style-name="ce116" office:value-type="float" office:value="0.792" calcext:value-type="float">
            <text:p>0,792</text:p>
          </table:table-cell>
          <table:table-cell table:style-name="ce116" office:value-type="float" office:value="0.827" calcext:value-type="float">
            <text:p>0,827</text:p>
          </table:table-cell>
          <table:table-cell table:style-name="ce126" table:formula="of:=AVERAGE([.F75:.I75])" office:value-type="float" office:value="0.79725" calcext:value-type="float">
            <text:p>0,7973</text:p>
          </table:table-cell>
          <table:table-cell table:style-name="ce126" table:formula="of:=STDEV([.F75:.I75])" office:value-type="float" office:value="0.0209025516783638" calcext:value-type="float">
            <text:p>0,0209</text:p>
          </table:table-cell>
          <table:table-cell table:style-name="ce140" office:value-type="float" office:value="0.898" calcext:value-type="float">
            <text:p>0,898</text:p>
          </table:table-cell>
          <table:table-cell table:style-name="ce133" office:value-type="float" office:value="0.871" calcext:value-type="float">
            <text:p>0,871</text:p>
          </table:table-cell>
          <table:table-cell table:style-name="ce132" office:value-type="float" office:value="0.889" calcext:value-type="float">
            <text:p>0,889</text:p>
          </table:table-cell>
          <table:table-cell table:style-name="ce133" office:value-type="float" office:value="0.869" calcext:value-type="float">
            <text:p>0,869</text:p>
          </table:table-cell>
          <table:table-cell table:style-name="ce150" table:formula="of:=AVERAGE([.L75:.O75])" office:value-type="float" office:value="0.88175" calcext:value-type="float">
            <text:p>0,8818</text:p>
          </table:table-cell>
          <table:table-cell table:style-name="ce150" table:formula="of:=STDEV([.L75:.O75])" office:value-type="float" office:value="0.0140801278403287" calcext:value-type="float">
            <text:p>0,0141</text:p>
          </table:table-cell>
          <table:table-cell/>
          <table:table-cell table:style-name="ce23" office:value-type="float" office:value="1031" calcext:value-type="float">
            <text:p>1031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73]*[.$S73]+[.F74]*[.$S74]+[.F75]*[.$S75])/SUM([.$S73:.$S75])" office:value-type="float" office:value="0.829504385964912" calcext:value-type="float">
            <text:p>0,830</text:p>
          </table:table-cell>
          <table:table-cell table:style-name="ce93" table:formula="of:=([.G73]*[.$S73]+[.G74]*[.$S74]+[.G75]*[.$S75])/SUM([.$S73:.$S75])" office:value-type="float" office:value="0.823336707152497" calcext:value-type="float">
            <text:p>0,823</text:p>
          </table:table-cell>
          <table:table-cell table:style-name="ce93" table:formula="of:=([.H73]*[.$S73]+[.H74]*[.$S74]+[.H75]*[.$S75])/SUM([.$S73:.$S75])" office:value-type="float" office:value="0.840259446693657" calcext:value-type="float">
            <text:p>0,840</text:p>
          </table:table-cell>
          <table:table-cell table:style-name="ce93" table:formula="of:=([.I73]*[.$S73]+[.I74]*[.$S74]+[.I75]*[.$S75])/SUM([.$S73:.$S75])" office:value-type="float" office:value="0.842656882591093" calcext:value-type="float">
            <text:p>0,843</text:p>
          </table:table-cell>
          <table:table-cell table:style-name="ce127" table:formula="of:=AVERAGE([.F76:.I76])" office:value-type="float" office:value="0.83393935560054" calcext:value-type="float">
            <text:p>0,8339</text:p>
          </table:table-cell>
          <table:table-cell table:style-name="ce127" table:formula="of:=STDEV([.F76:.I76])" office:value-type="float" office:value="0.00909255992626313" calcext:value-type="float">
            <text:p>0,0091</text:p>
          </table:table-cell>
          <table:table-cell table:style-name="ce136" table:formula="of:=([.L73]*[.$S73]+[.L74]*[.$S74]+[.L75]*[.$S75])/SUM([.$S73:.$S75])" office:value-type="float" office:value="0.88268016194332" calcext:value-type="float">
            <text:p>0,883</text:p>
          </table:table-cell>
          <table:table-cell table:style-name="ce136" table:formula="of:=([.M73]*[.$S73]+[.M74]*[.$S74]+[.M75]*[.$S75])/SUM([.$S73:.$S75])" office:value-type="float" office:value="0.871984817813765" calcext:value-type="float">
            <text:p>0,872</text:p>
          </table:table-cell>
          <table:table-cell table:style-name="ce136" table:formula="of:=([.N73]*[.$S73]+[.N74]*[.$S74]+[.N75]*[.$S75])/SUM([.$S73:.$S75])" office:value-type="float" office:value="0.875629217273954" calcext:value-type="float">
            <text:p>0,876</text:p>
          </table:table-cell>
          <table:table-cell table:style-name="ce136" table:formula="of:=([.O73]*[.$S73]+[.O74]*[.$S74]+[.O75]*[.$S75])/SUM([.$S73:.$S75])" office:value-type="float" office:value="0.881392375168691" calcext:value-type="float">
            <text:p>0,881</text:p>
          </table:table-cell>
          <table:table-cell table:style-name="ce151" table:formula="of:=AVERAGE([.L76:.O76])" office:value-type="float" office:value="0.877921643049933" calcext:value-type="float">
            <text:p>0,8779</text:p>
          </table:table-cell>
          <table:table-cell table:style-name="ce151" table:formula="of:=STDEV([.L76:.O76])" office:value-type="float" office:value="0.00500634907965437" calcext:value-type="float">
            <text:p>0,0050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23" office:value-type="string" calcext:value-type="string" table:number-columns-spanned="1" table:number-rows-spanned="4">
            <text:p>F1</text:p>
          </table:table-cell>
          <table:table-cell table:style-name="ce70" office:value-type="string" calcext:value-type="string">
            <text:p>Test 1</text:p>
          </table:table-cell>
          <table:table-cell table:style-name="ce112" office:value-type="float" office:value="0.865" calcext:value-type="float">
            <text:p>0,865</text:p>
          </table:table-cell>
          <table:table-cell table:style-name="ce112" office:value-type="float" office:value="0.859" calcext:value-type="float">
            <text:p>0,859</text:p>
          </table:table-cell>
          <table:table-cell table:style-name="ce112" office:value-type="float" office:value="0.885" calcext:value-type="float">
            <text:p>0,885</text:p>
          </table:table-cell>
          <table:table-cell table:style-name="ce112" office:value-type="float" office:value="0.873" calcext:value-type="float">
            <text:p>0,873</text:p>
          </table:table-cell>
          <table:table-cell table:style-name="ce126" table:formula="of:=AVERAGE([.F77:.I77])" office:value-type="float" office:value="0.8705" calcext:value-type="float">
            <text:p>0,8705</text:p>
          </table:table-cell>
          <table:table-cell table:style-name="ce126" table:formula="of:=STDEV([.F77:.I77])" office:value-type="float" office:value="0.0112398102000583" calcext:value-type="float">
            <text:p>0,0112</text:p>
          </table:table-cell>
          <table:table-cell table:style-name="ce133" office:value-type="float" office:value="0.863" calcext:value-type="float">
            <text:p>0,863</text:p>
          </table:table-cell>
          <table:table-cell table:style-name="ce133" office:value-type="float" office:value="0.867" calcext:value-type="float">
            <text:p>0,867</text:p>
          </table:table-cell>
          <table:table-cell table:style-name="ce132" office:value-type="float" office:value="0.873" calcext:value-type="float">
            <text:p>0,873</text:p>
          </table:table-cell>
          <table:table-cell table:style-name="ce133" office:value-type="float" office:value="0.892" calcext:value-type="float">
            <text:p>0,892</text:p>
          </table:table-cell>
          <table:table-cell table:style-name="ce150" table:formula="of:=AVERAGE([.L77:.O77])" office:value-type="float" office:value="0.87375" calcext:value-type="float">
            <text:p>0,8738</text:p>
          </table:table-cell>
          <table:table-cell table:style-name="ce150" table:formula="of:=STDEV([.L77:.O77])" office:value-type="float" office:value="0.0128419884233972" calcext:value-type="float">
            <text:p>0,0128</text:p>
          </table:table-cell>
          <table:table-cell/>
          <table:table-cell table:style-name="ce23" office:value-type="float" office:value="966" calcext:value-type="float">
            <text:p>96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79" office:value-type="float" office:value="0.887" calcext:value-type="float">
            <text:p>0,887</text:p>
          </table:table-cell>
          <table:table-cell table:style-name="ce79" office:value-type="float" office:value="0.891" calcext:value-type="float">
            <text:p>0,891</text:p>
          </table:table-cell>
          <table:table-cell table:style-name="ce79" office:value-type="float" office:value="0.88" calcext:value-type="float">
            <text:p>0,88</text:p>
          </table:table-cell>
          <table:table-cell table:style-name="ce79" office:value-type="float" office:value="0.881" calcext:value-type="float">
            <text:p>0,881</text:p>
          </table:table-cell>
          <table:table-cell table:style-name="ce126" table:formula="of:=AVERAGE([.F78:.I78])" office:value-type="float" office:value="0.88475" calcext:value-type="float">
            <text:p>0,8848</text:p>
          </table:table-cell>
          <table:table-cell table:style-name="ce126" table:formula="of:=STDEV([.F78:.I78])" office:value-type="float" office:value="0.00518812747209113" calcext:value-type="float">
            <text:p>0,0052</text:p>
          </table:table-cell>
          <table:table-cell table:style-name="ce133" office:value-type="float" office:value="0.894" calcext:value-type="float">
            <text:p>0,894</text:p>
          </table:table-cell>
          <table:table-cell table:style-name="ce133" office:value-type="float" office:value="0.883" calcext:value-type="float">
            <text:p>0,883</text:p>
          </table:table-cell>
          <table:table-cell table:style-name="ce132" office:value-type="float" office:value="0.863" calcext:value-type="float">
            <text:p>0,863</text:p>
          </table:table-cell>
          <table:table-cell table:style-name="ce133" office:value-type="float" office:value="0.886" calcext:value-type="float">
            <text:p>0,886</text:p>
          </table:table-cell>
          <table:table-cell table:style-name="ce150" table:formula="of:=AVERAGE([.L78:.O78])" office:value-type="float" office:value="0.8815" calcext:value-type="float">
            <text:p>0,8815</text:p>
          </table:table-cell>
          <table:table-cell table:style-name="ce150" table:formula="of:=STDEV([.L78:.O78])" office:value-type="float" office:value="0.0131782649338472" calcext:value-type="float">
            <text:p>0,0132</text:p>
          </table:table-cell>
          <table:table-cell/>
          <table:table-cell table:style-name="ce23" office:value-type="float" office:value="967" calcext:value-type="float">
            <text:p>96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79" office:value-type="float" office:value="0.831" calcext:value-type="float">
            <text:p>0,831</text:p>
          </table:table-cell>
          <table:table-cell table:number-columns-repeated="2" table:style-name="ce79" office:value-type="float" office:value="0.826" calcext:value-type="float">
            <text:p>0,826</text:p>
          </table:table-cell>
          <table:table-cell table:style-name="ce79" office:value-type="float" office:value="0.859" calcext:value-type="float">
            <text:p>0,859</text:p>
          </table:table-cell>
          <table:table-cell table:style-name="ce126" table:formula="of:=AVERAGE([.F79:.I79])" office:value-type="float" office:value="0.8355" calcext:value-type="float">
            <text:p>0,8355</text:p>
          </table:table-cell>
          <table:table-cell table:style-name="ce126" table:formula="of:=STDEV([.F79:.I79])" office:value-type="float" office:value="0.0158429795177548" calcext:value-type="float">
            <text:p>0,0158</text:p>
          </table:table-cell>
          <table:table-cell table:style-name="ce133" office:value-type="float" office:value="0.91" calcext:value-type="float">
            <text:p>0,91</text:p>
          </table:table-cell>
          <table:table-cell table:style-name="ce133" office:value-type="float" office:value="0.891" calcext:value-type="float">
            <text:p>0,891</text:p>
          </table:table-cell>
          <table:table-cell table:style-name="ce132" office:value-type="float" office:value="0.899" calcext:value-type="float">
            <text:p>0,899</text:p>
          </table:table-cell>
          <table:table-cell table:style-name="ce133" office:value-type="float" office:value="0.871" calcext:value-type="float">
            <text:p>0,871</text:p>
          </table:table-cell>
          <table:table-cell table:style-name="ce150" table:formula="of:=AVERAGE([.L79:.O79])" office:value-type="float" office:value="0.89275" calcext:value-type="float">
            <text:p>0,8928</text:p>
          </table:table-cell>
          <table:table-cell table:style-name="ce150" table:formula="of:=STDEV([.L79:.O79])" office:value-type="float" office:value="0.0164595463687997" calcext:value-type="float">
            <text:p>0,0165</text:p>
          </table:table-cell>
          <table:table-cell/>
          <table:table-cell table:style-name="ce23" office:value-type="float" office:value="1031" calcext:value-type="float">
            <text:p>1031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109" office:value-type="string" calcext:value-type="string">
            <text:p>Moy.</text:p>
          </table:table-cell>
          <table:table-cell table:style-name="ce93" table:formula="of:=([.F77]*[.$S77]+[.F78]*[.$S78]+[.F79]*[.$S79])/SUM([.$S77:.$S79])" office:value-type="float" office:value="0.860350877192982" calcext:value-type="float">
            <text:p>0,860</text:p>
          </table:table-cell>
          <table:table-cell table:style-name="ce93" table:formula="of:=([.G77]*[.$S77]+[.G78]*[.$S78]+[.G79]*[.$S79])/SUM([.$S77:.$S79])" office:value-type="float" office:value="0.857961201079622" calcext:value-type="float">
            <text:p>0,858</text:p>
          </table:table-cell>
          <table:table-cell table:style-name="ce93" table:formula="of:=([.H77]*[.$S77]+[.H78]*[.$S78]+[.H79]*[.$S79])/SUM([.$S77:.$S79])" office:value-type="float" office:value="0.862846153846154" calcext:value-type="float">
            <text:p>0,863</text:p>
          </table:table-cell>
          <table:table-cell table:style-name="ce93" table:formula="of:=([.I77]*[.$S77]+[.I78]*[.$S78]+[.I79]*[.$S79])/SUM([.$S77:.$S79])" office:value-type="float" office:value="0.870740215924426" calcext:value-type="float">
            <text:p>0,871</text:p>
          </table:table-cell>
          <table:table-cell table:style-name="ce126" table:formula="of:=AVERAGE([.F80:.I80])" office:value-type="float" office:value="0.862974612010796" calcext:value-type="float">
            <text:p>0,8630</text:p>
          </table:table-cell>
          <table:table-cell table:style-name="ce126" table:formula="of:=STDEV([.F80:.I80])" office:value-type="float" office:value="0.00554795395325985" calcext:value-type="float">
            <text:p>0,0055</text:p>
          </table:table-cell>
          <table:table-cell table:style-name="ce136" table:formula="of:=([.L77]*[.$S77]+[.L78]*[.$S78]+[.L79]*[.$S79])/SUM([.$S77:.$S79])" office:value-type="float" office:value="0.889462213225371" calcext:value-type="float">
            <text:p>0,889</text:p>
          </table:table-cell>
          <table:table-cell table:style-name="ce136" table:formula="of:=([.M77]*[.$S77]+[.M78]*[.$S78]+[.M79]*[.$S79])/SUM([.$S77:.$S79])" office:value-type="float" office:value="0.880568151147098" calcext:value-type="float">
            <text:p>0,881</text:p>
          </table:table-cell>
          <table:table-cell table:style-name="ce136" table:formula="of:=([.N77]*[.$S77]+[.N78]*[.$S78]+[.N79]*[.$S79])/SUM([.$S77:.$S79])" office:value-type="float" office:value="0.878781376518219" calcext:value-type="float">
            <text:p>0,879</text:p>
          </table:table-cell>
          <table:table-cell table:style-name="ce136" table:formula="of:=([.O77]*[.$S77]+[.O78]*[.$S78]+[.O79]*[.$S79])/SUM([.$S77:.$S79])" office:value-type="float" office:value="0.882737854251012" calcext:value-type="float">
            <text:p>0,883</text:p>
          </table:table-cell>
          <table:table-cell table:style-name="ce150" table:formula="of:=AVERAGE([.L80:.O80])" office:value-type="float" office:value="0.882887398785425" calcext:value-type="float">
            <text:p>0,8829</text:p>
          </table:table-cell>
          <table:table-cell table:style-name="ce150" table:formula="of:=STDEV([.L80:.O80])" office:value-type="float" office:value="0.00467221849354152" calcext:value-type="float">
            <text:p>0,0047</text:p>
          </table:table-cell>
          <table:table-cell/>
          <table:table-cell table:style-name="ce2"/>
          <table:table-cell table:number-columns-repeated="1005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" table:number-rows-spanned="3">
            <text:p>OTG → OTG+UBS</text:p>
          </table:table-cell>
          <table:table-cell table:style-name="ce80" office:value-type="string" calcext:value-type="string" table:number-columns-spanned="2" table:number-rows-spanned="1">
            <text:p>Recall Moy.</text:p>
          </table:table-cell>
          <table:covered-table-cell table:style-name="ce84"/>
          <table:table-cell table:style-name="ce113" table:formula="of:=([.F60]*SUM([.$S57:.$S59])+[.F72]*SUM([.$S69:.$S71]))/(SUM([.$S57:.$S59])+SUM([.$S69:.$S71]))" office:value-type="float" office:value="0.883416286288114" calcext:value-type="float">
            <text:p>0,883</text:p>
          </table:table-cell>
          <table:table-cell table:style-name="ce89" table:formula="of:=([.G60]*SUM([.$S57:.$S59])+[.G72]*SUM([.$S69:.$S71]))/(SUM([.$S57:.$S59])+SUM([.$S69:.$S71]))" office:value-type="float" office:value="0.887524374657659" calcext:value-type="float">
            <text:p>0,888</text:p>
          </table:table-cell>
          <table:table-cell table:style-name="ce89" table:formula="of:=([.H60]*SUM([.$S57:.$S59])+[.H72]*SUM([.$S69:.$S71]))/(SUM([.$S57:.$S59])+SUM([.$S69:.$S71]))" office:value-type="float" office:value="0.880326273507395" calcext:value-type="float">
            <text:p>0,880</text:p>
          </table:table-cell>
          <table:table-cell table:style-name="ce97" table:formula="of:=([.I60]*SUM([.$S57:.$S59])+[.I72]*SUM([.$S69:.$S71]))/(SUM([.$S57:.$S59])+SUM([.$S69:.$S71]))" office:value-type="float" office:value="0.886119408435275" calcext:value-type="float">
            <text:p>0,886</text:p>
          </table:table-cell>
          <table:table-cell table:style-name="ce125" table:formula="of:=AVERAGE([.F81:.I81])" office:value-type="float" office:value="0.884346585722111" calcext:value-type="float">
            <text:p>0,8843</text:p>
          </table:table-cell>
          <table:table-cell table:style-name="ce125" table:formula="of:=STDEV([.F81:.I81])" office:value-type="float" office:value="0.00317645558402736" calcext:value-type="float">
            <text:p>0,0032</text:p>
          </table:table-cell>
          <table:table-cell table:style-name="ce137" table:formula="of:=([.L60]*SUM([.$S57:.$S59])+[.L72]*SUM([.$S69:.$S71]))/(SUM([.$S57:.$S59])+SUM([.$S69:.$S71]))" office:value-type="float" office:value="0.885899214898667" calcext:value-type="float">
            <text:p>0,886</text:p>
          </table:table-cell>
          <table:table-cell table:style-name="ce143" table:formula="of:=([.M60]*SUM([.$S57:.$S59])+[.M72]*SUM([.$S69:.$S71]))/(SUM([.$S57:.$S59])+SUM([.$S69:.$S71]))" office:value-type="float" office:value="0.885747489501552" calcext:value-type="float">
            <text:p>0,886</text:p>
          </table:table-cell>
          <table:table-cell table:style-name="ce143" table:formula="of:=([.N60]*SUM([.$S57:.$S59])+[.N72]*SUM([.$S69:.$S71]))/(SUM([.$S57:.$S59])+SUM([.$S69:.$S71]))" office:value-type="float" office:value="0.887597224758079" calcext:value-type="float">
            <text:p>0,888</text:p>
          </table:table-cell>
          <table:table-cell table:style-name="ce146" table:formula="of:=([.O60]*SUM([.$S57:.$S59])+[.O72]*SUM([.$S69:.$S71]))/(SUM([.$S57:.$S59])+SUM([.$S69:.$S71]))" office:value-type="float" office:value="0.888318422494066" calcext:value-type="float">
            <text:p>0,888</text:p>
          </table:table-cell>
          <table:table-cell table:style-name="ce149" table:formula="of:=AVERAGE([.L81:.O81])" office:value-type="float" office:value="0.886890587913091" calcext:value-type="float">
            <text:p>0,8869</text:p>
          </table:table-cell>
          <table:table-cell table:style-name="ce149" table:formula="of:=STDEV([.L81:.O81])" office:value-type="float" office:value="0.00126853480487192" calcext:value-type="float">
            <text:p>0,0013</text:p>
          </table:table-cell>
          <table:table-cell/>
          <table:table-cell table:style-name="ce23" office:value-type="float" office:value="966" calcext:value-type="float">
            <text:p>966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style-name="ce79"/>
          <table:table-cell table:style-name="ce81" office:value-type="string" calcext:value-type="string" table:number-columns-spanned="2" table:number-rows-spanned="1">
            <text:p>Preécision Moy.</text:p>
          </table:table-cell>
          <table:covered-table-cell table:style-name="ce85"/>
          <table:table-cell table:style-name="ce114" table:formula="of:=([.F64]*SUM([.$S61:.$S63])+[.F76]*SUM([.$S73:.$S75]))/(SUM([.$S61:.$S63])+SUM([.$S73:.$S75]))" office:value-type="float" office:value="0.833423589556326" calcext:value-type="float">
            <text:p>0,833</text:p>
          </table:table-cell>
          <table:table-cell table:style-name="ce90" table:formula="of:=([.G64]*SUM([.$S61:.$S63])+[.G76]*SUM([.$S73:.$S75]))/(SUM([.$S61:.$S63])+SUM([.$S73:.$S75]))" office:value-type="float" office:value="0.833153733795874" calcext:value-type="float">
            <text:p>0,833</text:p>
          </table:table-cell>
          <table:table-cell table:style-name="ce90" table:formula="of:=([.H64]*SUM([.$S61:.$S63])+[.H76]*SUM([.$S73:.$S75]))/(SUM([.$S61:.$S63])+SUM([.$S73:.$S75]))" office:value-type="float" office:value="0.839356216907066" calcext:value-type="float">
            <text:p>0,839</text:p>
          </table:table-cell>
          <table:table-cell table:style-name="ce98" table:formula="of:=([.I64]*SUM([.$S61:.$S63])+[.I76]*SUM([.$S73:.$S75]))/(SUM([.$S61:.$S63])+SUM([.$S73:.$S75]))" office:value-type="float" office:value="0.843435822530583" calcext:value-type="float">
            <text:p>0,843</text:p>
          </table:table-cell>
          <table:table-cell table:style-name="ce126" table:formula="of:=AVERAGE([.F82:.I82])" office:value-type="float" office:value="0.837342340697462" calcext:value-type="float">
            <text:p>0,8373</text:p>
          </table:table-cell>
          <table:table-cell table:style-name="ce126" table:formula="of:=STDEV([.F82:.I82])" office:value-type="float" office:value="0.00496948208301979" calcext:value-type="float">
            <text:p>0,0050</text:p>
          </table:table-cell>
          <table:table-cell table:style-name="ce138" table:formula="of:=([.L64]*SUM([.$S61:.$S63])+[.L76]*SUM([.$S73:.$S75]))/(SUM([.$S61:.$S63])+SUM([.$S73:.$S75]))" office:value-type="float" office:value="0.880395654555413" calcext:value-type="float">
            <text:p>0,880</text:p>
          </table:table-cell>
          <table:table-cell table:style-name="ce144" table:formula="of:=([.M64]*SUM([.$S61:.$S63])+[.M76]*SUM([.$S73:.$S75]))/(SUM([.$S61:.$S63])+SUM([.$S73:.$S75]))" office:value-type="float" office:value="0.877664414825635" calcext:value-type="float">
            <text:p>0,878</text:p>
          </table:table-cell>
          <table:table-cell table:style-name="ce144" table:formula="of:=([.N64]*SUM([.$S61:.$S63])+[.N76]*SUM([.$S73:.$S75]))/(SUM([.$S61:.$S63])+SUM([.$S73:.$S75]))" office:value-type="float" office:value="0.879142231148439" calcext:value-type="float">
            <text:p>0,879</text:p>
          </table:table-cell>
          <table:table-cell table:style-name="ce147" table:formula="of:=([.O64]*SUM([.$S61:.$S63])+[.O76]*SUM([.$S73:.$S75]))/(SUM([.$S61:.$S63])+SUM([.$S73:.$S75]))" office:value-type="float" office:value="0.888383421581157" calcext:value-type="float">
            <text:p>0,888</text:p>
          </table:table-cell>
          <table:table-cell table:style-name="ce150" table:formula="of:=AVERAGE([.L82:.O82])" office:value-type="float" office:value="0.881396430527661" calcext:value-type="float">
            <text:p>0,8814</text:p>
          </table:table-cell>
          <table:table-cell table:style-name="ce150" table:formula="of:=STDEV([.L82:.O82])" office:value-type="float" office:value="0.00478988352571418" calcext:value-type="float">
            <text:p>0,0048</text:p>
          </table:table-cell>
          <table:table-cell/>
          <table:table-cell table:style-name="ce23" office:value-type="float" office:value="967" calcext:value-type="float">
            <text:p>967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style-name="ce79"/>
          <table:table-cell table:style-name="ce82" office:value-type="string" calcext:value-type="string" table:number-columns-spanned="2" table:number-rows-spanned="1">
            <text:p>F1 Moy.</text:p>
          </table:table-cell>
          <table:covered-table-cell table:style-name="ce86"/>
          <table:table-cell table:style-name="ce115" table:formula="of:=([.F68]*SUM([.$S65:.$S67])+[.F80]*SUM([.$S77:.$S79]))/(SUM([.$S65:.$S67])+SUM([.$S77:.$S79]))" office:value-type="float" office:value="0.857455358773051" calcext:value-type="float">
            <text:p>0,857</text:p>
          </table:table-cell>
          <table:table-cell table:style-name="ce115" table:formula="of:=([.G68]*SUM([.$S65:.$S67])+[.G80]*SUM([.$S77:.$S79]))/(SUM([.$S65:.$S67])+SUM([.$S77:.$S79]))" office:value-type="float" office:value="0.858768851561074" calcext:value-type="float">
            <text:p>0,859</text:p>
          </table:table-cell>
          <table:table-cell table:style-name="ce115" table:formula="of:=([.H68]*SUM([.$S65:.$S67])+[.H80]*SUM([.$S77:.$S79]))/(SUM([.$S65:.$S67])+SUM([.$S77:.$S79]))" office:value-type="float" office:value="0.85908763921855" calcext:value-type="float">
            <text:p>0,859</text:p>
          </table:table-cell>
          <table:table-cell table:style-name="ce115" table:formula="of:=([.I68]*SUM([.$S65:.$S67])+[.I80]*SUM([.$S77:.$S79]))/(SUM([.$S65:.$S67])+SUM([.$S77:.$S79]))" office:value-type="float" office:value="0.863983750228227" calcext:value-type="float">
            <text:p>0,864</text:p>
          </table:table-cell>
          <table:table-cell table:style-name="ce127" table:formula="of:=AVERAGE([.F83:.I83])" office:value-type="float" office:value="0.859823899945225" calcext:value-type="float">
            <text:p>0,8598</text:p>
          </table:table-cell>
          <table:table-cell table:style-name="ce127" table:formula="of:=STDEV([.F83:.I83])" office:value-type="float" office:value="0.00286179131616431" calcext:value-type="float">
            <text:p>0,0029</text:p>
          </table:table-cell>
          <table:table-cell table:style-name="ce139" table:formula="of:=([.L68]*SUM([.$S65:.$S67])+[.L80]*SUM([.$S77:.$S79]))/(SUM([.$S65:.$S67])+SUM([.$S77:.$S79]))" office:value-type="float" office:value="0.883147343436188" calcext:value-type="float">
            <text:p>0,883</text:p>
          </table:table-cell>
          <table:table-cell table:style-name="ce139" table:formula="of:=([.M68]*SUM([.$S65:.$S67])+[.M80]*SUM([.$S77:.$S79]))/(SUM([.$S65:.$S67])+SUM([.$S77:.$S79]))" office:value-type="float" office:value="0.881540989592843" calcext:value-type="float">
            <text:p>0,882</text:p>
          </table:table-cell>
          <table:table-cell table:style-name="ce139" table:formula="of:=([.N68]*SUM([.$S65:.$S67])+[.N80]*SUM([.$S77:.$S79]))/(SUM([.$S65:.$S67])+SUM([.$S77:.$S79]))" office:value-type="float" office:value="0.882840788752967" calcext:value-type="float">
            <text:p>0,883</text:p>
          </table:table-cell>
          <table:table-cell table:style-name="ce139" table:formula="of:=([.O68]*SUM([.$S65:.$S67])+[.O80]*SUM([.$S77:.$S79]))/(SUM([.$S65:.$S67])+SUM([.$S77:.$S79]))" office:value-type="float" office:value="0.888345262004747" calcext:value-type="float">
            <text:p>0,888</text:p>
          </table:table-cell>
          <table:table-cell table:style-name="ce151" table:formula="of:=AVERAGE([.L83:.O83])" office:value-type="float" office:value="0.883968595946686" calcext:value-type="float">
            <text:p>0,8840</text:p>
          </table:table-cell>
          <table:table-cell table:style-name="ce151" table:formula="of:=STDEV([.L83:.O83])" office:value-type="float" office:value="0.00299971571681991" calcext:value-type="float">
            <text:p>0,0030</text:p>
          </table:table-cell>
          <table:table-cell/>
          <table:table-cell table:style-name="ce23" office:value-type="float" office:value="1031" calcext:value-type="float">
            <text:p>1031</text:p>
          </table:table-cell>
          <table:table-cell table:number-columns-repeated="1005"/>
        </table:table-row>
        <table:table-row table:style-name="ro1">
          <table:table-cell table:style-name="ce107" table:number-columns-repeated="5"/>
          <table:table-cell table:style-name="ce117"/>
          <table:table-cell table:style-name="ce107" table:number-columns-repeated="3"/>
          <table:table-cell table:style-name="ce128" table:number-columns-repeated="2"/>
          <table:table-cell table:style-name="ce107" table:number-columns-repeated="2"/>
          <table:table-cell table:style-name="ce117"/>
          <table:table-cell table:style-name="ce107"/>
          <table:table-cell table:style-name="ce128" table:number-columns-repeated="2"/>
          <table:table-cell table:style-name="ce107"/>
          <table:table-cell table:style-name="ce117"/>
          <table:table-cell table:style-name="ce107" table:number-columns-repeated="1005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" table:number-rows-spanned="12">
            <text:p>ESLO → ESLO</text:p>
          </table:table-cell>
          <table:table-cell table:style-name="ce32" office:value-type="string" calcext:value-type="string" table:number-columns-spanned="1" table:number-rows-spanned="4">
            <text:p>Recall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738" calcext:value-type="float">
            <text:p>0,738</text:p>
          </table:table-cell>
          <table:table-cell table:style-name="ce112" office:value-type="float" office:value="0.773" calcext:value-type="float">
            <text:p>0,773</text:p>
          </table:table-cell>
          <table:table-cell table:style-name="ce112" office:value-type="float" office:value="0.724" calcext:value-type="float">
            <text:p>0,724</text:p>
          </table:table-cell>
          <table:table-cell table:style-name="ce112" office:value-type="float" office:value="0.786" calcext:value-type="float">
            <text:p>0,786</text:p>
          </table:table-cell>
          <table:table-cell table:style-name="ce125" table:formula="of:=AVERAGE([.F85:.I85])" office:value-type="float" office:value="0.75525" calcext:value-type="float">
            <text:p>0,7553</text:p>
          </table:table-cell>
          <table:table-cell table:style-name="ce125" table:formula="of:=STDEV([.F85:.I85])" office:value-type="float" office:value="0.0290674502952472" calcext:value-type="float">
            <text:p>0,0291</text:p>
          </table:table-cell>
          <table:table-cell table:style-name="ce141" office:value-type="float" office:value="0.9" calcext:value-type="float">
            <text:p>0,9</text:p>
          </table:table-cell>
          <table:table-cell table:style-name="ce142" office:value-type="float" office:value="0.91" calcext:value-type="float">
            <text:p>0,91</text:p>
          </table:table-cell>
          <table:table-cell table:style-name="ce145" office:value-type="float" office:value="0.891" calcext:value-type="float">
            <text:p>0,891</text:p>
          </table:table-cell>
          <table:table-cell table:style-name="ce142" office:value-type="float" office:value="0.896" calcext:value-type="float">
            <text:p>0,896</text:p>
          </table:table-cell>
          <table:table-cell table:style-name="ce149" table:formula="of:=AVERAGE([.L85:.O85])" office:value-type="float" office:value="0.89925" calcext:value-type="float">
            <text:p>0,8993</text:p>
          </table:table-cell>
          <table:table-cell table:style-name="ce149" table:formula="of:=STDEV([.L85:.O85])" office:value-type="float" office:value="0.00805708797684789" calcext:value-type="float">
            <text:p>0,0081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85" office:value-type="float" office:value="0.764" calcext:value-type="float">
            <text:p>0,764</text:p>
          </table:table-cell>
          <table:table-cell table:style-name="ce79" office:value-type="float" office:value="0.801" calcext:value-type="float">
            <text:p>0,801</text:p>
          </table:table-cell>
          <table:table-cell table:style-name="ce79" office:value-type="float" office:value="0.707" calcext:value-type="float">
            <text:p>0,707</text:p>
          </table:table-cell>
          <table:table-cell table:style-name="ce79" office:value-type="float" office:value="0.703" calcext:value-type="float">
            <text:p>0,703</text:p>
          </table:table-cell>
          <table:table-cell table:style-name="ce126" table:formula="of:=AVERAGE([.F86:.I86])" office:value-type="float" office:value="0.74375" calcext:value-type="float">
            <text:p>0,7438</text:p>
          </table:table-cell>
          <table:table-cell table:style-name="ce126" table:formula="of:=STDEV([.F86:.I86])" office:value-type="float" office:value="0.0472537476467917" calcext:value-type="float">
            <text:p>0,0473</text:p>
          </table:table-cell>
          <table:table-cell table:style-name="ce140" office:value-type="float" office:value="0.904" calcext:value-type="float">
            <text:p>0,904</text:p>
          </table:table-cell>
          <table:table-cell table:style-name="ce133" office:value-type="float" office:value="0.911" calcext:value-type="float">
            <text:p>0,911</text:p>
          </table:table-cell>
          <table:table-cell table:style-name="ce132" office:value-type="float" office:value="0.888" calcext:value-type="float">
            <text:p>0,888</text:p>
          </table:table-cell>
          <table:table-cell table:style-name="ce133" office:value-type="float" office:value="0.891" calcext:value-type="float">
            <text:p>0,891</text:p>
          </table:table-cell>
          <table:table-cell table:style-name="ce150" table:formula="of:=AVERAGE([.L86:.O86])" office:value-type="float" office:value="0.8985" calcext:value-type="float">
            <text:p>0,8985</text:p>
          </table:table-cell>
          <table:table-cell table:style-name="ce150" table:formula="of:=STDEV([.L86:.O86])" office:value-type="float" office:value="0.010847426730182" calcext:value-type="float">
            <text:p>0,0108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8" office:value-type="float" office:value="0.814" calcext:value-type="float">
            <text:p>0,814</text:p>
          </table:table-cell>
          <table:table-cell table:style-name="ce79" office:value-type="float" office:value="0.72" calcext:value-type="float">
            <text:p>0,72</text:p>
          </table:table-cell>
          <table:table-cell table:style-name="ce79" office:value-type="float" office:value="0.747" calcext:value-type="float">
            <text:p>0,747</text:p>
          </table:table-cell>
          <table:table-cell table:style-name="ce79" office:value-type="float" office:value="0.707" calcext:value-type="float">
            <text:p>0,707</text:p>
          </table:table-cell>
          <table:table-cell table:style-name="ce126" table:formula="of:=AVERAGE([.F87:.I87])" office:value-type="float" office:value="0.747" calcext:value-type="float">
            <text:p>0,7470</text:p>
          </table:table-cell>
          <table:table-cell table:style-name="ce126" table:formula="of:=STDEV([.F87:.I87])" office:value-type="float" office:value="0.0476724938163158" calcext:value-type="float">
            <text:p>0,0477</text:p>
          </table:table-cell>
          <table:table-cell table:style-name="ce140" office:value-type="float" office:value="0.926" calcext:value-type="float">
            <text:p>0,926</text:p>
          </table:table-cell>
          <table:table-cell table:style-name="ce133" office:value-type="float" office:value="0.906" calcext:value-type="float">
            <text:p>0,906</text:p>
          </table:table-cell>
          <table:table-cell table:style-name="ce132" office:value-type="float" office:value="0.91" calcext:value-type="float">
            <text:p>0,91</text:p>
          </table:table-cell>
          <table:table-cell table:style-name="ce133" office:value-type="float" office:value="0.889" calcext:value-type="float">
            <text:p>0,889</text:p>
          </table:table-cell>
          <table:table-cell table:style-name="ce150" table:formula="of:=AVERAGE([.L87:.O87])" office:value-type="float" office:value="0.90775" calcext:value-type="float">
            <text:p>0,9078</text:p>
          </table:table-cell>
          <table:table-cell table:style-name="ce150" table:formula="of:=STDEV([.L87:.O87])" office:value-type="float" office:value="0.0151959424408842" calcext:value-type="float">
            <text:p>0,0152</text:p>
          </table:table-cell>
          <table:table-cell/>
          <table:table-cell table:style-name="ce23" office:value-type="float" office:value="2988" calcext:value-type="float">
            <text:p>2988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87" office:value-type="string" calcext:value-type="string">
            <text:p>Moy.</text:p>
          </table:table-cell>
          <table:table-cell table:style-name="ce93" table:formula="of:=([.F85]*[.$S85]+[.F86]*[.$S86]+[.F87]*[.$S87])/SUM([.$S85:.$S87])" office:value-type="float" office:value="0.776800986842105" calcext:value-type="float">
            <text:p>0,777</text:p>
          </table:table-cell>
          <table:table-cell table:style-name="ce93" table:formula="of:=([.G85]*[.$S85]+[.G86]*[.$S86]+[.G87]*[.$S87])/SUM([.$S85:.$S87])" office:value-type="float" office:value="0.759560855263158" calcext:value-type="float">
            <text:p>0,760</text:p>
          </table:table-cell>
          <table:table-cell table:style-name="ce93" table:formula="of:=([.H85]*[.$S85]+[.H86]*[.$S86]+[.H87]*[.$S87])/SUM([.$S85:.$S87])" office:value-type="float" office:value="0.728400493421053" calcext:value-type="float">
            <text:p>0,728</text:p>
          </table:table-cell>
          <table:table-cell table:style-name="ce93" table:formula="of:=([.I85]*[.$S85]+[.I86]*[.$S86]+[.I87]*[.$S87])/SUM([.$S85:.$S87])" office:value-type="float" office:value="0.729142269736842" calcext:value-type="float">
            <text:p>0,729</text:p>
          </table:table-cell>
          <table:table-cell table:style-name="ce127" table:formula="of:=AVERAGE([.F88:.I88])" office:value-type="float" office:value="0.74847615131579" calcext:value-type="float">
            <text:p>0,7485</text:p>
          </table:table-cell>
          <table:table-cell table:style-name="ce127" table:formula="of:=STDEV([.F88:.I88])" office:value-type="float" office:value="0.0238187460207915" calcext:value-type="float">
            <text:p>0,0238</text:p>
          </table:table-cell>
          <table:table-cell table:style-name="ce136" table:formula="of:=([.L85]*[.$S85]+[.L86]*[.$S86]+[.L87]*[.$S87])/SUM([.$S85:.$S87])" office:value-type="float" office:value="0.911828947368421" calcext:value-type="float">
            <text:p>0,912</text:p>
          </table:table-cell>
          <table:table-cell table:style-name="ce136" table:formula="of:=([.M85]*[.$S85]+[.M86]*[.$S86]+[.M87]*[.$S87])/SUM([.$S85:.$S87])" office:value-type="float" office:value="0.908657072368421" calcext:value-type="float">
            <text:p>0,909</text:p>
          </table:table-cell>
          <table:table-cell table:style-name="ce136" table:formula="of:=([.N85]*[.$S85]+[.N86]*[.$S86]+[.N87]*[.$S87])/SUM([.$S85:.$S87])" office:value-type="float" office:value="0.897895559210526" calcext:value-type="float">
            <text:p>0,898</text:p>
          </table:table-cell>
          <table:table-cell table:style-name="ce136" table:formula="of:=([.O85]*[.$S85]+[.O86]*[.$S86]+[.O87]*[.$S87])/SUM([.$S85:.$S87])" office:value-type="float" office:value="0.891657072368421" calcext:value-type="float">
            <text:p>0,892</text:p>
          </table:table-cell>
          <table:table-cell table:style-name="ce151" table:formula="of:=AVERAGE([.L88:.O88])" office:value-type="float" office:value="0.902509662828947" calcext:value-type="float">
            <text:p>0,9025</text:p>
          </table:table-cell>
          <table:table-cell table:style-name="ce151" table:formula="of:=STDEV([.L88:.O88])" office:value-type="float" office:value="0.00937564896027852" calcext:value-type="float">
            <text:p>0,0094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32" office:value-type="string" calcext:value-type="string" table:number-columns-spanned="1" table:number-rows-spanned="4">
            <text:p>Precision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711" calcext:value-type="float">
            <text:p>0,711</text:p>
          </table:table-cell>
          <table:table-cell table:style-name="ce112" office:value-type="float" office:value="0.768" calcext:value-type="float">
            <text:p>0,768</text:p>
          </table:table-cell>
          <table:table-cell table:style-name="ce112" office:value-type="float" office:value="0.725" calcext:value-type="float">
            <text:p>0,725</text:p>
          </table:table-cell>
          <table:table-cell table:style-name="ce112" office:value-type="float" office:value="0.775" calcext:value-type="float">
            <text:p>0,775</text:p>
          </table:table-cell>
          <table:table-cell table:style-name="ce126" table:formula="of:=AVERAGE([.F89:.I89])" office:value-type="float" office:value="0.74475" calcext:value-type="float">
            <text:p>0,7448</text:p>
          </table:table-cell>
          <table:table-cell table:style-name="ce126" table:formula="of:=STDEV([.F89:.I89])" office:value-type="float" office:value="0.0315422996413811" calcext:value-type="float">
            <text:p>0,0315</text:p>
          </table:table-cell>
          <table:table-cell table:style-name="ce133" office:value-type="float" office:value="0.893" calcext:value-type="float">
            <text:p>0,893</text:p>
          </table:table-cell>
          <table:table-cell table:style-name="ce133" office:value-type="float" office:value="0.911" calcext:value-type="float">
            <text:p>0,911</text:p>
          </table:table-cell>
          <table:table-cell table:style-name="ce132" office:value-type="float" office:value="0.896" calcext:value-type="float">
            <text:p>0,896</text:p>
          </table:table-cell>
          <table:table-cell table:style-name="ce133" office:value-type="float" office:value="0.895" calcext:value-type="float">
            <text:p>0,895</text:p>
          </table:table-cell>
          <table:table-cell table:style-name="ce150" table:formula="of:=AVERAGE([.L89:.O89])" office:value-type="float" office:value="0.89875" calcext:value-type="float">
            <text:p>0,8988</text:p>
          </table:table-cell>
          <table:table-cell table:style-name="ce150" table:formula="of:=STDEV([.L89:.O89])" office:value-type="float" office:value="0.00826135582092916" calcext:value-type="float">
            <text:p>0,0083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85" office:value-type="float" office:value="0.741" calcext:value-type="float">
            <text:p>0,741</text:p>
          </table:table-cell>
          <table:table-cell table:style-name="ce79" office:value-type="float" office:value="0.773" calcext:value-type="float">
            <text:p>0,773</text:p>
          </table:table-cell>
          <table:table-cell table:style-name="ce79" office:value-type="float" office:value="0.686" calcext:value-type="float">
            <text:p>0,686</text:p>
          </table:table-cell>
          <table:table-cell table:style-name="ce79" office:value-type="float" office:value="0.69" calcext:value-type="float">
            <text:p>0,69</text:p>
          </table:table-cell>
          <table:table-cell table:style-name="ce126" table:formula="of:=AVERAGE([.F90:.I90])" office:value-type="float" office:value="0.7225" calcext:value-type="float">
            <text:p>0,7225</text:p>
          </table:table-cell>
          <table:table-cell table:style-name="ce126" table:formula="of:=STDEV([.F90:.I90])" office:value-type="float" office:value="0.0419563264995082" calcext:value-type="float">
            <text:p>0,0420</text:p>
          </table:table-cell>
          <table:table-cell table:style-name="ce133" office:value-type="float" office:value="0.899" calcext:value-type="float">
            <text:p>0,899</text:p>
          </table:table-cell>
          <table:table-cell table:style-name="ce133" office:value-type="float" office:value="0.904" calcext:value-type="float">
            <text:p>0,904</text:p>
          </table:table-cell>
          <table:table-cell table:style-name="ce132" office:value-type="float" office:value="0.881" calcext:value-type="float">
            <text:p>0,881</text:p>
          </table:table-cell>
          <table:table-cell table:style-name="ce133" office:value-type="float" office:value="0.889" calcext:value-type="float">
            <text:p>0,889</text:p>
          </table:table-cell>
          <table:table-cell table:style-name="ce150" table:formula="of:=AVERAGE([.L90:.O90])" office:value-type="float" office:value="0.89325" calcext:value-type="float">
            <text:p>0,8933</text:p>
          </table:table-cell>
          <table:table-cell table:style-name="ce150" table:formula="of:=STDEV([.L90:.O90])" office:value-type="float" office:value="0.0102753750945322" calcext:value-type="float">
            <text:p>0,0103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85" office:value-type="float" office:value="0.81" calcext:value-type="float">
            <text:p>0,81</text:p>
          </table:table-cell>
          <table:table-cell table:style-name="ce79" office:value-type="float" office:value="0.714" calcext:value-type="float">
            <text:p>0,714</text:p>
          </table:table-cell>
          <table:table-cell table:style-name="ce79" office:value-type="float" office:value="0.728" calcext:value-type="float">
            <text:p>0,728</text:p>
          </table:table-cell>
          <table:table-cell table:style-name="ce79" office:value-type="float" office:value="0.707" calcext:value-type="float">
            <text:p>0,707</text:p>
          </table:table-cell>
          <table:table-cell table:style-name="ce126" table:formula="of:=AVERAGE([.F91:.I91])" office:value-type="float" office:value="0.73975" calcext:value-type="float">
            <text:p>0,7398</text:p>
          </table:table-cell>
          <table:table-cell table:style-name="ce126" table:formula="of:=STDEV([.F91:.I91])" office:value-type="float" office:value="0.0476401441363619" calcext:value-type="float">
            <text:p>0,0476</text:p>
          </table:table-cell>
          <table:table-cell table:style-name="ce132" office:value-type="float" office:value="0.926" calcext:value-type="float">
            <text:p>0,926</text:p>
          </table:table-cell>
          <table:table-cell table:style-name="ce133" office:value-type="float" office:value="0.906" calcext:value-type="float">
            <text:p>0,906</text:p>
          </table:table-cell>
          <table:table-cell table:style-name="ce132" office:value-type="float" office:value="0.905" calcext:value-type="float">
            <text:p>0,905</text:p>
          </table:table-cell>
          <table:table-cell table:style-name="ce133" office:value-type="float" office:value="0.891" calcext:value-type="float">
            <text:p>0,891</text:p>
          </table:table-cell>
          <table:table-cell table:style-name="ce150" table:formula="of:=AVERAGE([.L91:.O91])" office:value-type="float" office:value="0.907" calcext:value-type="float">
            <text:p>0,9070</text:p>
          </table:table-cell>
          <table:table-cell table:style-name="ce150" table:formula="of:=STDEV([.L91:.O91])" office:value-type="float" office:value="0.0143990740443035" calcext:value-type="float">
            <text:p>0,0144</text:p>
          </table:table-cell>
          <table:table-cell/>
          <table:table-cell table:style-name="ce23" office:value-type="float" office:value="2988" calcext:value-type="float">
            <text:p>2988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87" office:value-type="string" calcext:value-type="string">
            <text:p>Moy.</text:p>
          </table:table-cell>
          <table:table-cell table:style-name="ce93" table:formula="of:=([.F89]*[.$S89]+[.F90]*[.$S90]+[.F91]*[.$S91])/SUM([.$S89:.$S91])" office:value-type="float" office:value="0.760401315789474" calcext:value-type="float">
            <text:p>0,760</text:p>
          </table:table-cell>
          <table:table-cell table:style-name="ce93" table:formula="of:=([.G89]*[.$S89]+[.G90]*[.$S90]+[.G91]*[.$S91])/SUM([.$S89:.$S91])" office:value-type="float" office:value="0.747361019736842" calcext:value-type="float">
            <text:p>0,747</text:p>
          </table:table-cell>
          <table:table-cell table:style-name="ce93" table:formula="of:=([.H89]*[.$S89]+[.H90]*[.$S90]+[.H91]*[.$S91])/SUM([.$S89:.$S91])" office:value-type="float" office:value="0.714714638157895" calcext:value-type="float">
            <text:p>0,715</text:p>
          </table:table-cell>
          <table:table-cell table:style-name="ce93" table:formula="of:=([.I89]*[.$S89]+[.I90]*[.$S90]+[.I91]*[.$S91])/SUM([.$S89:.$S91])" office:value-type="float" office:value="0.722056743421053" calcext:value-type="float">
            <text:p>0,722</text:p>
          </table:table-cell>
          <table:table-cell table:style-name="ce126" table:formula="of:=AVERAGE([.F92:.I92])" office:value-type="float" office:value="0.736133429276316" calcext:value-type="float">
            <text:p>0,7361</text:p>
          </table:table-cell>
          <table:table-cell table:style-name="ce126" table:formula="of:=STDEV([.F92:.I92])" office:value-type="float" office:value="0.0213846268848063" calcext:value-type="float">
            <text:p>0,0214</text:p>
          </table:table-cell>
          <table:table-cell table:style-name="ce136" table:formula="of:=([.L89]*[.$S89]+[.L90]*[.$S90]+[.L91]*[.$S91])/SUM([.$S89:.$S91])" office:value-type="float" office:value="0.908286184210526" calcext:value-type="float">
            <text:p>0,908</text:p>
          </table:table-cell>
          <table:table-cell table:style-name="ce136" table:formula="of:=([.M89]*[.$S89]+[.M90]*[.$S90]+[.M91]*[.$S91])/SUM([.$S89:.$S91])" office:value-type="float" office:value="0.906885690789474" calcext:value-type="float">
            <text:p>0,907</text:p>
          </table:table-cell>
          <table:table-cell table:style-name="ce136" table:formula="of:=([.N89]*[.$S89]+[.N90]*[.$S90]+[.N91]*[.$S91])/SUM([.$S89:.$S91])" office:value-type="float" office:value="0.895257401315789" calcext:value-type="float">
            <text:p>0,895</text:p>
          </table:table-cell>
          <table:table-cell table:style-name="ce136" table:formula="of:=([.O89]*[.$S89]+[.O90]*[.$S90]+[.O91]*[.$S91])/SUM([.$S89:.$S91])" office:value-type="float" office:value="0.891590460526316" calcext:value-type="float">
            <text:p>0,892</text:p>
          </table:table-cell>
          <table:table-cell table:style-name="ce150" table:formula="of:=AVERAGE([.L92:.O92])" office:value-type="float" office:value="0.900504934210526" calcext:value-type="float">
            <text:p>0,9005</text:p>
          </table:table-cell>
          <table:table-cell table:style-name="ce150" table:formula="of:=STDEV([.L92:.O92])" office:value-type="float" office:value="0.00833199353156471" calcext:value-type="float">
            <text:p>0,0083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covered-table-cell table:style-name="ce23"/>
          <table:table-cell table:style-name="ce32" office:value-type="string" calcext:value-type="string" table:number-columns-spanned="1" table:number-rows-spanned="4">
            <text:p>F1</text:p>
          </table:table-cell>
          <table:table-cell table:style-name="ce70" office:value-type="string" calcext:value-type="string">
            <text:p>Test 1</text:p>
          </table:table-cell>
          <table:table-cell table:style-name="ce84" office:value-type="float" office:value="0.724" calcext:value-type="float">
            <text:p>0,724</text:p>
          </table:table-cell>
          <table:table-cell table:style-name="ce112" office:value-type="float" office:value="0.771" calcext:value-type="float">
            <text:p>0,771</text:p>
          </table:table-cell>
          <table:table-cell table:style-name="ce112" office:value-type="float" office:value="0.724" calcext:value-type="float">
            <text:p>0,724</text:p>
          </table:table-cell>
          <table:table-cell table:style-name="ce112" office:value-type="float" office:value="0.781" calcext:value-type="float">
            <text:p>0,781</text:p>
          </table:table-cell>
          <table:table-cell table:style-name="ce125" table:formula="of:=AVERAGE([.F93:.I93])" office:value-type="float" office:value="0.75" calcext:value-type="float">
            <text:p>0,7500</text:p>
          </table:table-cell>
          <table:table-cell table:style-name="ce125" table:formula="of:=STDEV([.F93:.I93])" office:value-type="float" office:value="0.0302985148150863" calcext:value-type="float">
            <text:p>0,0303</text:p>
          </table:table-cell>
          <table:table-cell table:style-name="ce134" office:value-type="float" office:value="0.897" calcext:value-type="float">
            <text:p>0,897</text:p>
          </table:table-cell>
          <table:table-cell table:style-name="ce142" office:value-type="float" office:value="0.91" calcext:value-type="float">
            <text:p>0,91</text:p>
          </table:table-cell>
          <table:table-cell table:style-name="ce145" office:value-type="float" office:value="0.894" calcext:value-type="float">
            <text:p>0,894</text:p>
          </table:table-cell>
          <table:table-cell table:style-name="ce142" office:value-type="float" office:value="0.895" calcext:value-type="float">
            <text:p>0,895</text:p>
          </table:table-cell>
          <table:table-cell table:style-name="ce149" table:formula="of:=AVERAGE([.L93:.O93])" office:value-type="float" office:value="0.899" calcext:value-type="float">
            <text:p>0,8990</text:p>
          </table:table-cell>
          <table:table-cell table:style-name="ce149" table:formula="of:=STDEV([.L93:.O93])" office:value-type="float" office:value="0.00743863786814047" calcext:value-type="float">
            <text:p>0,0074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2</text:p>
          </table:table-cell>
          <table:table-cell table:style-name="ce111" office:value-type="float" office:value="0.752" calcext:value-type="float">
            <text:p>0,752</text:p>
          </table:table-cell>
          <table:table-cell table:style-name="ce79" office:value-type="float" office:value="0.787" calcext:value-type="float">
            <text:p>0,787</text:p>
          </table:table-cell>
          <table:table-cell table:number-columns-repeated="2" table:style-name="ce79" office:value-type="float" office:value="0.696" calcext:value-type="float">
            <text:p>0,696</text:p>
          </table:table-cell>
          <table:table-cell table:style-name="ce126" table:formula="of:=AVERAGE([.F94:.I94])" office:value-type="float" office:value="0.73275" calcext:value-type="float">
            <text:p>0,7328</text:p>
          </table:table-cell>
          <table:table-cell table:style-name="ce126" table:formula="of:=STDEV([.F94:.I94])" office:value-type="float" office:value="0.0447762958122561" calcext:value-type="float">
            <text:p>0,0448</text:p>
          </table:table-cell>
          <table:table-cell table:style-name="ce135" office:value-type="float" office:value="0.902" calcext:value-type="float">
            <text:p>0,902</text:p>
          </table:table-cell>
          <table:table-cell table:style-name="ce133" office:value-type="float" office:value="0.908" calcext:value-type="float">
            <text:p>0,908</text:p>
          </table:table-cell>
          <table:table-cell table:style-name="ce132" office:value-type="float" office:value="0.885" calcext:value-type="float">
            <text:p>0,885</text:p>
          </table:table-cell>
          <table:table-cell table:style-name="ce133" office:value-type="float" office:value="0.89" calcext:value-type="float">
            <text:p>0,89</text:p>
          </table:table-cell>
          <table:table-cell table:style-name="ce150" table:formula="of:=AVERAGE([.L94:.O94])" office:value-type="float" office:value="0.89625" calcext:value-type="float">
            <text:p>0,8963</text:p>
          </table:table-cell>
          <table:table-cell table:style-name="ce150" table:formula="of:=STDEV([.L94:.O94])" office:value-type="float" office:value="0.0105948100502086" calcext:value-type="float">
            <text:p>0,0106</text:p>
          </table:table-cell>
          <table:table-cell/>
          <table:table-cell table:style-name="ce23" office:value-type="float" office:value="2154" calcext:value-type="float">
            <text:p>2154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71" office:value-type="string" calcext:value-type="string">
            <text:p>Test 3</text:p>
          </table:table-cell>
          <table:table-cell table:style-name="ce111" office:value-type="float" office:value="0.812" calcext:value-type="float">
            <text:p>0,812</text:p>
          </table:table-cell>
          <table:table-cell table:style-name="ce79" office:value-type="float" office:value="0.717" calcext:value-type="float">
            <text:p>0,717</text:p>
          </table:table-cell>
          <table:table-cell table:style-name="ce79" office:value-type="float" office:value="0.737" calcext:value-type="float">
            <text:p>0,737</text:p>
          </table:table-cell>
          <table:table-cell table:style-name="ce79" office:value-type="float" office:value="0.707" calcext:value-type="float">
            <text:p>0,707</text:p>
          </table:table-cell>
          <table:table-cell table:style-name="ce126" table:formula="of:=AVERAGE([.F95:.I95])" office:value-type="float" office:value="0.74325" calcext:value-type="float">
            <text:p>0,7433</text:p>
          </table:table-cell>
          <table:table-cell table:style-name="ce126" table:formula="of:=STDEV([.F95:.I95])" office:value-type="float" office:value="0.0475" calcext:value-type="float">
            <text:p>0,0475</text:p>
          </table:table-cell>
          <table:table-cell table:style-name="ce135" office:value-type="float" office:value="0.926" calcext:value-type="float">
            <text:p>0,926</text:p>
          </table:table-cell>
          <table:table-cell table:style-name="ce133" office:value-type="float" office:value="0.906" calcext:value-type="float">
            <text:p>0,906</text:p>
          </table:table-cell>
          <table:table-cell table:style-name="ce132" office:value-type="float" office:value="0.907" calcext:value-type="float">
            <text:p>0,907</text:p>
          </table:table-cell>
          <table:table-cell table:style-name="ce133" office:value-type="float" office:value="0.89" calcext:value-type="float">
            <text:p>0,89</text:p>
          </table:table-cell>
          <table:table-cell table:style-name="ce150" table:formula="of:=AVERAGE([.L95:.O95])" office:value-type="float" office:value="0.90725" calcext:value-type="float">
            <text:p>0,9073</text:p>
          </table:table-cell>
          <table:table-cell table:style-name="ce150" table:formula="of:=STDEV([.L95:.O95])" office:value-type="float" office:value="0.0147280910734103" calcext:value-type="float">
            <text:p>0,0147</text:p>
          </table:table-cell>
          <table:table-cell/>
          <table:table-cell table:style-name="ce23" office:value-type="float" office:value="2988" calcext:value-type="float">
            <text:p>2988</text:p>
          </table:table-cell>
          <table:table-cell table:number-columns-repeated="1005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87" office:value-type="string" calcext:value-type="string">
            <text:p>Moy.</text:p>
          </table:table-cell>
          <table:table-cell table:style-name="ce93" table:formula="of:=([.F93]*[.$S93]+[.F94]*[.$S94]+[.F95]*[.$S95])/SUM([.$S93:.$S95])" office:value-type="float" office:value="0.768305921052632" calcext:value-type="float">
            <text:p>0,768</text:p>
          </table:table-cell>
          <table:table-cell table:style-name="ce93" table:formula="of:=([.G93]*[.$S93]+[.G94]*[.$S94]+[.G95]*[.$S95])/SUM([.$S93:.$S95])" office:value-type="float" office:value="0.753608552631579" calcext:value-type="float">
            <text:p>0,754</text:p>
          </table:table-cell>
          <table:table-cell table:style-name="ce93" table:formula="of:=([.H93]*[.$S93]+[.H94]*[.$S94]+[.H95]*[.$S95])/SUM([.$S93:.$S95])" office:value-type="float" office:value="0.721057565789474" calcext:value-type="float">
            <text:p>0,721</text:p>
          </table:table-cell>
          <table:table-cell table:style-name="ce93" table:formula="of:=([.I93]*[.$S93]+[.I94]*[.$S94]+[.I95]*[.$S95])/SUM([.$S93:.$S95])" office:value-type="float" office:value="0.725599506578947" calcext:value-type="float">
            <text:p>0,726</text:p>
          </table:table-cell>
          <table:table-cell table:style-name="ce127" table:formula="of:=AVERAGE([.F96:.I96])" office:value-type="float" office:value="0.742142886513158" calcext:value-type="float">
            <text:p>0,7421</text:p>
          </table:table-cell>
          <table:table-cell table:style-name="ce127" table:formula="of:=STDEV([.F96:.I96])" office:value-type="float" office:value="0.0226144499934671" calcext:value-type="float">
            <text:p>0,0226</text:p>
          </table:table-cell>
          <table:table-cell table:style-name="ce136" table:formula="of:=([.L93]*[.$S93]+[.L94]*[.$S94]+[.L95]*[.$S95])/SUM([.$S93:.$S95])" office:value-type="float" office:value="0.910352796052632" calcext:value-type="float">
            <text:p>0,910</text:p>
          </table:table-cell>
          <table:table-cell table:style-name="ce136" table:formula="of:=([.M93]*[.$S93]+[.M94]*[.$S94]+[.M95]*[.$S95])/SUM([.$S93:.$S95])" office:value-type="float" office:value="0.907771381578947" calcext:value-type="float">
            <text:p>0,908</text:p>
          </table:table-cell>
          <table:table-cell table:style-name="ce136" table:formula="of:=([.N93]*[.$S93]+[.N94]*[.$S94]+[.N95]*[.$S95])/SUM([.$S93:.$S95])" office:value-type="float" office:value="0.896666940789474" calcext:value-type="float">
            <text:p>0,897</text:p>
          </table:table-cell>
          <table:table-cell table:style-name="ce136" table:formula="of:=([.O93]*[.$S93]+[.O94]*[.$S94]+[.O95]*[.$S95])/SUM([.$S93:.$S95])" office:value-type="float" office:value="0.89147615131579" calcext:value-type="float">
            <text:p>0,891</text:p>
          </table:table-cell>
          <table:table-cell table:style-name="ce151" table:formula="of:=AVERAGE([.L96:.O96])" office:value-type="float" office:value="0.901566817434211" calcext:value-type="float">
            <text:p>0,9016</text:p>
          </table:table-cell>
          <table:table-cell table:style-name="ce151" table:formula="of:=STDEV([.L96:.O96])" office:value-type="float" office:value="0.00897255761301453" calcext:value-type="float">
            <text:p>0,0090</text:p>
          </table:table-cell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 table:number-columns-repeated="4"/>
          <table:table-cell table:number-columns-repeated="5"/>
          <table:table-cell table:style-name="ce23"/>
          <table:table-cell/>
          <table:table-cell table:style-name="ce23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/>
          <table:table-cell table:style-name="ce95" table:number-columns-repeated="3"/>
          <table:table-cell table:style-name="ce121" table:number-columns-repeated="3"/>
          <table:table-cell/>
          <table:table-cell table:style-name="ce124"/>
          <table:table-cell table:style-name="ce95"/>
          <table:table-cell table:style-name="ce121"/>
          <table:table-cell table:style-name="ce95"/>
          <table:table-cell table:style-name="ce121"/>
          <table:table-cell table:style-name="ce124" table:number-columns-repeated="2"/>
          <table:table-cell/>
          <table:table-cell table:style-name="ce23"/>
          <table:table-cell table:number-columns-repeated="1005"/>
        </table:table-row>
        <table:table-row table:style-name="ro1" table:number-rows-repeated="2">
          <table:table-cell table:number-columns-repeated="2"/>
          <table:table-cell table:style-name="ce23" table:number-columns-repeated="2"/>
          <table:table-cell table:style-name="ce95"/>
          <table:table-cell table:style-name="ce23"/>
          <table:table-cell table:number-columns-repeated="4"/>
          <table:table-cell table:style-name="ce124"/>
          <table:table-cell table:style-name="ce95"/>
          <table:table-cell/>
          <table:table-cell table:style-name="ce23"/>
          <table:table-cell table:number-columns-repeated="2"/>
          <table:table-cell table:style-name="ce124"/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 table:number-columns-repeated="2"/>
          <table:table-cell table:style-name="ce110"/>
          <table:table-cell table:style-name="ce119"/>
          <table:table-cell table:style-name="ce121" table:number-columns-repeated="3"/>
          <table:table-cell/>
          <table:table-cell table:style-name="ce124"/>
          <table:table-cell table:style-name="ce119"/>
          <table:table-cell table:style-name="ce121"/>
          <table:table-cell table:style-name="ce95"/>
          <table:table-cell table:style-name="ce121"/>
          <table:table-cell table:style-name="ce124" table:number-columns-repeated="2"/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/>
          <table:table-cell table:style-name="ce95" table:number-columns-repeated="3"/>
          <table:table-cell table:style-name="ce121" table:number-columns-repeated="3"/>
          <table:table-cell/>
          <table:table-cell table:style-name="ce124"/>
          <table:table-cell table:style-name="ce23"/>
          <table:table-cell/>
          <table:table-cell table:style-name="ce23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2">
          <table:table-cell table:number-columns-repeated="2"/>
          <table:table-cell table:style-name="ce23" table:number-columns-repeated="2"/>
          <table:table-cell table:style-name="ce95"/>
          <table:table-cell table:style-name="ce23"/>
          <table:table-cell table:number-columns-repeated="4"/>
          <table:table-cell table:style-name="ce124"/>
          <table:table-cell table:style-name="ce23"/>
          <table:table-cell/>
          <table:table-cell table:style-name="ce23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 table:number-columns-repeated="2"/>
          <table:table-cell table:style-name="ce110"/>
          <table:table-cell table:style-name="ce119"/>
          <table:table-cell table:style-name="ce121" table:number-columns-repeated="3"/>
          <table:table-cell/>
          <table:table-cell table:style-name="ce124"/>
          <table:table-cell table:style-name="ce119"/>
          <table:table-cell/>
          <table:table-cell table:style-name="ce23"/>
          <table:table-cell table:number-columns-repeated="4"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/>
          <table:table-cell table:style-name="ce95" table:number-columns-repeated="3"/>
          <table:table-cell table:style-name="ce121" table:number-columns-repeated="3"/>
          <table:table-cell/>
          <table:table-cell table:style-name="ce124"/>
          <table:table-cell table:style-name="ce95"/>
          <table:table-cell table:style-name="ce121"/>
          <table:table-cell table:style-name="ce95"/>
          <table:table-cell table:style-name="ce121"/>
          <table:table-cell table:style-name="ce124" table:number-columns-repeated="2"/>
          <table:table-cell/>
          <table:table-cell table:style-name="ce23"/>
          <table:table-cell table:number-columns-repeated="1005"/>
        </table:table-row>
        <table:table-row table:style-name="ro1" table:number-rows-repeated="2">
          <table:table-cell table:number-columns-repeated="2"/>
          <table:table-cell table:style-name="ce23" table:number-columns-repeated="2"/>
          <table:table-cell table:style-name="ce95"/>
          <table:table-cell table:style-name="ce23"/>
          <table:table-cell table:number-columns-repeated="4"/>
          <table:table-cell table:style-name="ce124"/>
          <table:table-cell table:style-name="ce95"/>
          <table:table-cell/>
          <table:table-cell table:style-name="ce23"/>
          <table:table-cell table:number-columns-repeated="2"/>
          <table:table-cell table:style-name="ce124"/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 table:number-columns-repeated="2"/>
          <table:table-cell table:style-name="ce110"/>
          <table:table-cell table:style-name="ce119"/>
          <table:table-cell table:style-name="ce121" table:number-columns-repeated="3"/>
          <table:table-cell/>
          <table:table-cell table:style-name="ce124"/>
          <table:table-cell table:style-name="ce119"/>
          <table:table-cell table:style-name="ce121"/>
          <table:table-cell table:style-name="ce95"/>
          <table:table-cell table:style-name="ce121"/>
          <table:table-cell table:style-name="ce124" table:number-columns-repeated="2"/>
          <table:table-cell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23" table:number-columns-repeated="4"/>
          <table:table-cell table:number-columns-repeated="5"/>
          <table:table-cell table:style-name="ce23"/>
          <table:table-cell/>
          <table:table-cell table:style-name="ce23"/>
          <table:table-cell table:number-columns-repeated="4"/>
          <table:table-cell table:style-name="ce23"/>
          <table:table-cell table:number-columns-repeated="1005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</table:table>
      <table:table table:name="Exp1" table:style-name="ta1"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ubdiviser corpus par fich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005_C-1</text:p>
          </table:table-cell>
          <table:table-cell office:value-type="string" calcext:value-type="string">
            <text:p>005_C-2</text:p>
          </table:table-cell>
          <table:table-cell office:value-type="string" calcext:value-type="string">
            <text:p>005_C-3</text:p>
          </table:table-cell>
          <table:table-cell office:value-type="string" calcext:value-type="string">
            <text:p>006_C-1</text:p>
          </table:table-cell>
          <table:table-cell office:value-type="string" calcext:value-type="string">
            <text:p>006_C-2</text:p>
          </table:table-cell>
          <table:table-cell office:value-type="string" calcext:value-type="string">
            <text:p>006_C-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UC</text:p>
          </table:table-cell>
          <table:table-cell office:value-type="string" calcext:value-type="string">
            <text:p>Rec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table:number-columns-repeated="2" office:value-type="float" office:value="0.4166" calcext:value-type="float">
            <text:p>0,4166</text:p>
          </table:table-cell>
          <table:table-cell table:style-name="ce51" office:value-type="float" office:value="0.4166" calcext:value-type="float">
            <text:p>0,417</text:p>
          </table:table-cell>
          <table:table-cell table:number-columns-repeated="1016"/>
        </table:table-row>
        <table:table-row table:style-name="ro1">
          <table:table-cell table:style-name="ce152" table:number-columns-repeated="4"/>
          <table:table-cell table:style-name="ce152" office:value-type="string" calcext:value-type="string">
            <text:p>F1</text:p>
          </table:table-cell>
          <table:table-cell table:style-name="ce130" table:formula="of:=HARMEAN([.F4:.F5])" office:value-type="float" office:value="0.588168855004941" calcext:value-type="float">
            <text:p>0,5882</text:p>
          </table:table-cell>
          <table:table-cell table:style-name="ce130" table:formula="of:=HARMEAN([.G4:.G5])" office:value-type="float" office:value="0.588168855004941" calcext:value-type="float">
            <text:p>0,5882</text:p>
          </table:table-cell>
          <table:table-cell table:style-name="ce130" table:formula="of:=HARMEAN([.H4:.H5])" office:value-type="float" office:value="0.588168855004941" calcext:value-type="float">
            <text:p>0,5882</text:p>
          </table:table-cell>
          <table:table-cell table:style-name="ce130" table:formula="of:=HARMEAN([.I4:.I5])" office:value-type="string" office:string-value="" calcext:value-type="error">
            <text:p>#VALEUR !</text:p>
          </table:table-cell>
          <table:table-cell table:style-name="ce130" table:formula="of:=HARMEAN([.J4:.J5])" office:value-type="string" office:string-value="" calcext:value-type="error">
            <text:p>#VALEUR !</text:p>
          </table:table-cell>
          <table:table-cell table:style-name="ce130" table:formula="of:=HARMEAN([.K4:.K5])" office:value-type="string" office:string-value="" calcext:value-type="error">
            <text:p>#VALEUR !</text:p>
          </table:table-cell>
          <table:table-cell table:style-name="ce152"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Rec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office:value-type="float" office:value="0.6658" calcext:value-type="float">
            <text:p>0,6658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6605" calcext:value-type="float">
            <text:p>0,6605</text:p>
          </table:table-cell>
          <table:table-cell table:number-columns-repeated="1016"/>
        </table:table-row>
        <table:table-row table:style-name="ro1">
          <table:table-cell table:style-name="ce152" table:number-columns-repeated="4"/>
          <table:table-cell table:style-name="ce152" office:value-type="string" calcext:value-type="string">
            <text:p>F1</text:p>
          </table:table-cell>
          <table:table-cell table:style-name="ce130" table:formula="of:=HARMEAN([.F7:.F8])" office:value-type="float" office:value="0.799375675351183" calcext:value-type="float">
            <text:p>0,7994</text:p>
          </table:table-cell>
          <table:table-cell table:style-name="ce130" table:formula="of:=HARMEAN([.G7:.G8])" office:value-type="float" office:value="0.797643381026813" calcext:value-type="float">
            <text:p>0,7976</text:p>
          </table:table-cell>
          <table:table-cell table:style-name="ce130" table:formula="of:=HARMEAN([.H7:.H8])" office:value-type="float" office:value="0.795543510990666" calcext:value-type="float">
            <text:p>0,7955</text:p>
          </table:table-cell>
          <table:table-cell table:style-name="ce130" table:formula="of:=HARMEAN([.I7:.I8])" office:value-type="string" office:string-value="" calcext:value-type="error">
            <text:p>#VALEUR !</text:p>
          </table:table-cell>
          <table:table-cell table:style-name="ce130" table:formula="of:=HARMEAN([.J7:.J8])" office:value-type="string" office:string-value="" calcext:value-type="error">
            <text:p>#VALEUR !</text:p>
          </table:table-cell>
          <table:table-cell table:style-name="ce130" table:formula="of:=HARMEAN([.K7:.K8])" office:value-type="string" office:string-value="" calcext:value-type="error">
            <text:p>#VALEUR !</text:p>
          </table:table-cell>
          <table:table-cell table:style-name="ce152"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EAFE</text:p>
          </table:table-cell>
          <table:table-cell office:value-type="string" calcext:value-type="string">
            <text:p>Recall</text:p>
          </table:table-cell>
          <table:table-cell office:value-type="float" office:value="0.4147" calcext:value-type="float">
            <text:p>0,4147</text:p>
          </table:table-cell>
          <table:table-cell office:value-type="float" office:value="0.4092" calcext:value-type="float">
            <text:p>0,4092</text:p>
          </table:table-cell>
          <table:table-cell office:value-type="float" office:value="0.4025" calcext:value-type="float">
            <text:p>0,4025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office:value-type="float" office:value="0.7392" calcext:value-type="float">
            <text:p>0,739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293" calcext:value-type="float">
            <text:p>0,7293</text:p>
          </table:table-cell>
          <table:table-cell table:number-columns-repeated="1016"/>
        </table:table-row>
        <table:table-row table:style-name="ro1">
          <table:table-cell table:style-name="ce152" table:number-columns-repeated="4"/>
          <table:table-cell table:style-name="ce152" office:value-type="string" calcext:value-type="string">
            <text:p>F1</text:p>
          </table:table-cell>
          <table:table-cell table:style-name="ce130" table:formula="of:=HARMEAN([.F10:.F11])" office:value-type="float" office:value="0.531322020972355" calcext:value-type="float">
            <text:p>0,5313</text:p>
          </table:table-cell>
          <table:table-cell table:style-name="ce130" table:formula="of:=HARMEAN([.G10:.G11])" office:value-type="float" office:value="0.525664615384615" calcext:value-type="float">
            <text:p>0,5257</text:p>
          </table:table-cell>
          <table:table-cell table:style-name="ce130" table:formula="of:=HARMEAN([.H10:.H11])" office:value-type="float" office:value="0.518719296695529" calcext:value-type="float">
            <text:p>0,5187</text:p>
          </table:table-cell>
          <table:table-cell table:style-name="ce130" table:formula="of:=HARMEAN([.I10:.I11])" office:value-type="string" office:string-value="" calcext:value-type="error">
            <text:p>#VALEUR !</text:p>
          </table:table-cell>
          <table:table-cell table:style-name="ce130" table:formula="of:=HARMEAN([.J10:.J11])" office:value-type="string" office:string-value="" calcext:value-type="error">
            <text:p>#VALEUR !</text:p>
          </table:table-cell>
          <table:table-cell table:style-name="ce130" table:formula="of:=HARMEAN([.K10:.K11])" office:value-type="string" office:string-value="" calcext:value-type="error">
            <text:p>#VALEUR !</text:p>
          </table:table-cell>
          <table:table-cell table:style-name="ce152"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LANC</text:p>
          </table:table-cell>
          <table:table-cell office:value-type="string" calcext:value-type="string">
            <text:p>Recall</text:p>
          </table:table-cell>
          <table:table-cell table:number-columns-repeated="3" office:value-type="float" office:value="0.9998" calcext:value-type="float">
            <text:p>0,9998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578" calcext:value-type="float">
            <text:p>0,8578</text:p>
          </table:table-cell>
          <table:table-cell office:value-type="float" office:value="0.9114" calcext:value-type="float">
            <text:p>0,911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2" office:value-type="string" calcext:value-type="string">
            <text:p>F1</text:p>
          </table:table-cell>
          <table:table-cell table:style-name="ce130" office:value-type="float" office:value="0.9215" calcext:value-type="float">
            <text:p>0,9215</text:p>
          </table:table-cell>
          <table:table-cell office:value-type="float" office:value="0.917" calcext:value-type="float">
            <text:p>0,917</text:p>
          </table:table-cell>
          <table:table-cell office:value-type="float" office:value="0.9513" calcext:value-type="float">
            <text:p>0,951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08:44:09.414321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5:07:26.982475939</meta:creation-date>
    <dc:date>2018-04-24T10:53:26.152052257</dc:date>
    <meta:editing-duration>P1DT2H47M12S</meta:editing-duration>
    <meta:editing-cycles>245</meta:editing-cycles>
    <meta:generator>LibreOffice/5.1.6.2$Linux_X86_64 LibreOffice_project/10m0$Build-2</meta:generator>
    <meta:document-statistic meta:table-count="5" meta:cell-count="2180" meta:object-count="0"/>
  </office:meta>
</office:document-meta>
</file>